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2.3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9" style:family="table-cell" style:parent-style-name="Default" style:data-style-name="N10121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1">
      <style:table-cell-properties style:rotation-align="none"/>
    </style:style>
    <style:style style:name="ce28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/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63" style:family="table-cell" style:parent-style-name="Default" style:data-style-name="N111">
      <style:text-properties fo:font-size="8pt" style:font-size-asian="8pt" style:font-size-complex="8pt"/>
      <style:map style:condition="cell-content()&lt;=5%" style:apply-style-name="Untitled1" style:base-cell-address="Estatisticas.C2"/>
      <style:map style:condition="cell-content()&lt;=10%" style:apply-style-name="AlmostThere" style:base-cell-address="Estatisticas.C2"/>
      <style:map style:condition="cell-content()&lt;=&lt;15%" style:apply-style-name="Untitled2" style:base-cell-address="Estatisticas.C2"/>
      <style:map style:condition="cell-content()&gt;15%" style:apply-style-name="Cold" style:base-cell-address="Estatisticas.C2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11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778302" calcext:value-type="float">
            <text:p>12,778302</text:p>
          </table:table-cell>
          <table:table-cell office:value-type="float" office:value="12.784925" calcext:value-type="float">
            <text:p>12,784925</text:p>
          </table:table-cell>
          <table:table-cell office:value-type="float" office:value="12.787447" calcext:value-type="float">
            <text:p>12,787447</text:p>
          </table:table-cell>
          <table:table-cell office:value-type="float" office:value="12.790713" calcext:value-type="float">
            <text:p>12,790713</text:p>
          </table:table-cell>
          <table:table-cell office:value-type="float" office:value="12.790774" calcext:value-type="float">
            <text:p>12,790774</text:p>
          </table:table-cell>
          <table:table-cell office:value-type="float" office:value="12.794017" calcext:value-type="float">
            <text:p>12,794017</text:p>
          </table:table-cell>
          <table:table-cell office:value-type="float" office:value="12.799479" calcext:value-type="float">
            <text:p>12,799479</text:p>
          </table:table-cell>
          <table:table-cell office:value-type="float" office:value="12.807306" calcext:value-type="float">
            <text:p>12,807306</text:p>
          </table:table-cell>
          <table:table-cell office:value-type="float" office:value="12.818052" calcext:value-type="float">
            <text:p>12,818052</text:p>
          </table:table-cell>
          <table:table-cell office:value-type="float" office:value="12.827953" calcext:value-type="float">
            <text:p>12,827953</text:p>
          </table:table-cell>
          <table:table-cell office:value-type="float" office:value="12.83929" calcext:value-type="float">
            <text:p>12,83929</text:p>
          </table:table-cell>
          <table:table-cell office:value-type="float" office:value="12.849553" calcext:value-type="float">
            <text:p>12,849553</text:p>
          </table:table-cell>
          <table:table-cell office:value-type="float" office:value="12.859345" calcext:value-type="float">
            <text:p>12,859345</text:p>
          </table:table-cell>
          <table:table-cell office:value-type="float" office:value="12.866292" calcext:value-type="float">
            <text:p>12,866292</text:p>
          </table:table-cell>
          <table:table-cell office:value-type="float" office:value="12.870807" calcext:value-type="float">
            <text:p>12,870807</text:p>
          </table:table-cell>
          <table:table-cell office:value-type="float" office:value="12.875727" calcext:value-type="float">
            <text:p>12,875727</text:p>
          </table:table-cell>
          <table:table-cell office:value-type="float" office:value="12.876813" calcext:value-type="float">
            <text:p>12,876813</text:p>
          </table:table-cell>
          <table:table-cell office:value-type="float" office:value="12.879766" calcext:value-type="float">
            <text:p>12,879766</text:p>
          </table:table-cell>
          <table:table-cell office:value-type="float" office:value="12.885791" calcext:value-type="float">
            <text:p>12,885791</text:p>
          </table:table-cell>
          <table:table-cell office:value-type="float" office:value="12.895459" calcext:value-type="float">
            <text:p>12,895459</text:p>
          </table:table-cell>
          <table:table-cell office:value-type="float" office:value="12.907046" calcext:value-type="float">
            <text:p>12,907046</text:p>
          </table:table-cell>
          <table:table-cell office:value-type="float" office:value="12.917849" calcext:value-type="float">
            <text:p>12,917849</text:p>
          </table:table-cell>
          <table:table-cell office:value-type="float" office:value="12.930264" calcext:value-type="float">
            <text:p>12,930264</text:p>
          </table:table-cell>
          <table:table-cell office:value-type="float" office:value="12.94123" calcext:value-type="float">
            <text:p>12,94123</text:p>
          </table:table-cell>
          <table:table-cell office:value-type="float" office:value="12.953038" calcext:value-type="float">
            <text:p>12,953038</text:p>
          </table:table-cell>
          <table:table-cell office:value-type="float" office:value="12.962375" calcext:value-type="float">
            <text:p>12,962375</text:p>
          </table:table-cell>
          <table:table-cell office:value-type="float" office:value="12.967807" calcext:value-type="float">
            <text:p>12,967807</text:p>
          </table:table-cell>
          <table:table-cell office:value-type="float" office:value="12.973159" calcext:value-type="float">
            <text:p>12,973159</text:p>
          </table:table-cell>
          <table:table-cell office:value-type="float" office:value="12.97435" calcext:value-type="float">
            <text:p>12,97435</text:p>
          </table:table-cell>
          <table:table-cell office:value-type="float" office:value="12.977067" calcext:value-type="float">
            <text:p>12,977067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8.766811" calcext:value-type="float">
            <text:p>28,766811</text:p>
          </table:table-cell>
          <table:table-cell office:value-type="float" office:value="29.080059" calcext:value-type="float">
            <text:p>29,080059</text:p>
          </table:table-cell>
          <table:table-cell office:value-type="float" office:value="29.137814" calcext:value-type="float">
            <text:p>29,137814</text:p>
          </table:table-cell>
          <table:table-cell office:value-type="float" office:value="32.179306" calcext:value-type="float">
            <text:p>32,179306</text:p>
          </table:table-cell>
          <table:table-cell office:value-type="float" office:value="29.36903" calcext:value-type="float">
            <text:p>29,36903</text:p>
          </table:table-cell>
          <table:table-cell office:value-type="float" office:value="28.89106" calcext:value-type="float">
            <text:p>28,89106</text:p>
          </table:table-cell>
          <table:table-cell office:value-type="float" office:value="28.775818" calcext:value-type="float">
            <text:p>28,775818</text:p>
          </table:table-cell>
          <table:table-cell office:value-type="float" office:value="28.682919" calcext:value-type="float">
            <text:p>28,682919</text:p>
          </table:table-cell>
          <table:table-cell office:value-type="float" office:value="28.677788" calcext:value-type="float">
            <text:p>28,677788</text:p>
          </table:table-cell>
          <table:table-cell office:value-type="float" office:value="28.792164" calcext:value-type="float">
            <text:p>28,792164</text:p>
          </table:table-cell>
          <table:table-cell office:value-type="float" office:value="28.573078" calcext:value-type="float">
            <text:p>28,573078</text:p>
          </table:table-cell>
          <table:table-cell office:value-type="float" office:value="28.538183" calcext:value-type="float">
            <text:p>28,538183</text:p>
          </table:table-cell>
          <table:table-cell office:value-type="float" office:value="28.495522" calcext:value-type="float">
            <text:p>28,495522</text:p>
          </table:table-cell>
          <table:table-cell office:value-type="float" office:value="28.610611" calcext:value-type="float">
            <text:p>28,610611</text:p>
          </table:table-cell>
          <table:table-cell office:value-type="float" office:value="28.632694" calcext:value-type="float">
            <text:p>28,632694</text:p>
          </table:table-cell>
          <table:table-cell office:value-type="float" office:value="28.642448" calcext:value-type="float">
            <text:p>28,642448</text:p>
          </table:table-cell>
          <table:table-cell office:value-type="float" office:value="28.642296" calcext:value-type="float">
            <text:p>28,642296</text:p>
          </table:table-cell>
          <table:table-cell office:value-type="float" office:value="28.583534" calcext:value-type="float">
            <text:p>28,583534</text:p>
          </table:table-cell>
          <table:table-cell office:value-type="float" office:value="28.520737" calcext:value-type="float">
            <text:p>28,520737</text:p>
          </table:table-cell>
          <table:table-cell office:value-type="float" office:value="28.421949" calcext:value-type="float">
            <text:p>28,421949</text:p>
          </table:table-cell>
          <table:table-cell office:value-type="float" office:value="28.261244" calcext:value-type="float">
            <text:p>28,261244</text:p>
          </table:table-cell>
          <table:table-cell office:value-type="float" office:value="28.478764" calcext:value-type="float">
            <text:p>28,478764</text:p>
          </table:table-cell>
          <table:table-cell office:value-type="float" office:value="28.211876" calcext:value-type="float">
            <text:p>28,211876</text:p>
          </table:table-cell>
          <table:table-cell office:value-type="float" office:value="28.082222" calcext:value-type="float">
            <text:p>28,082222</text:p>
          </table:table-cell>
          <table:table-cell office:value-type="float" office:value="27.899734" calcext:value-type="float">
            <text:p>27,899734</text:p>
          </table:table-cell>
          <table:table-cell office:value-type="float" office:value="27.977077" calcext:value-type="float">
            <text:p>27,977077</text:p>
          </table:table-cell>
          <table:table-cell office:value-type="float" office:value="28.011955" calcext:value-type="float">
            <text:p>28,011955</text:p>
          </table:table-cell>
          <table:table-cell office:value-type="float" office:value="27.938482" calcext:value-type="float">
            <text:p>27,938482</text:p>
          </table:table-cell>
          <table:table-cell office:value-type="float" office:value="28.080214" calcext:value-type="float">
            <text:p>28,080214</text:p>
          </table:table-cell>
          <table:table-cell office:value-type="float" office:value="27.963825" calcext:value-type="float">
            <text:p>27,9638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955001" calcext:value-type="float">
            <text:p>12,955001</text:p>
          </table:table-cell>
          <table:table-cell office:value-type="float" office:value="13.127548" calcext:value-type="float">
            <text:p>13,127548</text:p>
          </table:table-cell>
          <table:table-cell office:value-type="float" office:value="13.26159" calcext:value-type="float">
            <text:p>13,26159</text:p>
          </table:table-cell>
          <table:table-cell office:value-type="float" office:value="13.354531" calcext:value-type="float">
            <text:p>13,354531</text:p>
          </table:table-cell>
          <table:table-cell office:value-type="float" office:value="13.435099" calcext:value-type="float">
            <text:p>13,435099</text:p>
          </table:table-cell>
          <table:table-cell office:value-type="float" office:value="13.471256" calcext:value-type="float">
            <text:p>13,471256</text:p>
          </table:table-cell>
          <table:table-cell office:value-type="float" office:value="13.437211" calcext:value-type="float">
            <text:p>13,437211</text:p>
          </table:table-cell>
          <table:table-cell office:value-type="float" office:value="13.414942" calcext:value-type="float">
            <text:p>13,414942</text:p>
          </table:table-cell>
          <table:table-cell office:value-type="float" office:value="13.50308" calcext:value-type="float">
            <text:p>13,50308</text:p>
          </table:table-cell>
          <table:table-cell office:value-type="float" office:value="13.594575" calcext:value-type="float">
            <text:p>13,594575</text:p>
          </table:table-cell>
          <table:table-cell office:value-type="float" office:value="13.759566" calcext:value-type="float">
            <text:p>13,759566</text:p>
          </table:table-cell>
          <table:table-cell office:value-type="float" office:value="13.946948" calcext:value-type="float">
            <text:p>13,946948</text:p>
          </table:table-cell>
          <table:table-cell office:value-type="float" office:value="14.133636" calcext:value-type="float">
            <text:p>14,133636</text:p>
          </table:table-cell>
          <table:table-cell office:value-type="float" office:value="14.25736" calcext:value-type="float">
            <text:p>14,25736</text:p>
          </table:table-cell>
          <table:table-cell office:value-type="float" office:value="14.281419" calcext:value-type="float">
            <text:p>14,281419</text:p>
          </table:table-cell>
          <table:table-cell office:value-type="float" office:value="14.227943" calcext:value-type="float">
            <text:p>14,227943</text:p>
          </table:table-cell>
          <table:table-cell office:value-type="float" office:value="14.154507" calcext:value-type="float">
            <text:p>14,154507</text:p>
          </table:table-cell>
          <table:table-cell office:value-type="float" office:value="14.009362" calcext:value-type="float">
            <text:p>14,009362</text:p>
          </table:table-cell>
          <table:table-cell office:value-type="float" office:value="13.785078" calcext:value-type="float">
            <text:p>13,785078</text:p>
          </table:table-cell>
          <table:table-cell office:value-type="float" office:value="13.588248" calcext:value-type="float">
            <text:p>13,588248</text:p>
          </table:table-cell>
          <table:table-cell office:value-type="float" office:value="13.493177" calcext:value-type="float">
            <text:p>13,493177</text:p>
          </table:table-cell>
          <table:table-cell office:value-type="float" office:value="13.383384" calcext:value-type="float">
            <text:p>13,383384</text:p>
          </table:table-cell>
          <table:table-cell office:value-type="float" office:value="13.319129" calcext:value-type="float">
            <text:p>13,319129</text:p>
          </table:table-cell>
          <table:table-cell office:value-type="float" office:value="13.257603" calcext:value-type="float">
            <text:p>13,257603</text:p>
          </table:table-cell>
          <table:table-cell office:value-type="float" office:value="13.174064" calcext:value-type="float">
            <text:p>13,174064</text:p>
          </table:table-cell>
          <table:table-cell office:value-type="float" office:value="13.060457" calcext:value-type="float">
            <text:p>13,060457</text:p>
          </table:table-cell>
          <table:table-cell office:value-type="float" office:value="12.907102" calcext:value-type="float">
            <text:p>12,907102</text:p>
          </table:table-cell>
          <table:table-cell office:value-type="float" office:value="12.723258" calcext:value-type="float">
            <text:p>12,723258</text:p>
          </table:table-cell>
          <table:table-cell office:value-type="float" office:value="12.533774" calcext:value-type="float">
            <text:p>12,533774</text:p>
          </table:table-cell>
          <table:table-cell office:value-type="float" office:value="12.318215" calcext:value-type="float">
            <text:p>12,3182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9.457176" calcext:value-type="float">
            <text:p>49,457176</text:p>
          </table:table-cell>
          <table:table-cell office:value-type="float" office:value="48.840664" calcext:value-type="float">
            <text:p>48,840664</text:p>
          </table:table-cell>
          <table:table-cell office:value-type="float" office:value="48.957462" calcext:value-type="float">
            <text:p>48,957462</text:p>
          </table:table-cell>
          <table:table-cell office:value-type="float" office:value="48.451351" calcext:value-type="float">
            <text:p>48,451351</text:p>
          </table:table-cell>
          <table:table-cell office:value-type="float" office:value="48.217655" calcext:value-type="float">
            <text:p>48,217655</text:p>
          </table:table-cell>
          <table:table-cell office:value-type="float" office:value="47.785603" calcext:value-type="float">
            <text:p>47,785603</text:p>
          </table:table-cell>
          <table:table-cell office:value-type="float" office:value="46.945507" calcext:value-type="float">
            <text:p>46,945507</text:p>
          </table:table-cell>
          <table:table-cell office:value-type="float" office:value="45.608036" calcext:value-type="float">
            <text:p>45,608036</text:p>
          </table:table-cell>
          <table:table-cell office:value-type="float" office:value="44.997707" calcext:value-type="float">
            <text:p>44,997707</text:p>
          </table:table-cell>
          <table:table-cell office:value-type="float" office:value="44.768341" calcext:value-type="float">
            <text:p>44,768341</text:p>
          </table:table-cell>
          <table:table-cell office:value-type="float" office:value="44.136951" calcext:value-type="float">
            <text:p>44,136951</text:p>
          </table:table-cell>
          <table:table-cell office:value-type="float" office:value="43.479687" calcext:value-type="float">
            <text:p>43,479687</text:p>
          </table:table-cell>
          <table:table-cell office:value-type="float" office:value="43.955914" calcext:value-type="float">
            <text:p>43,955914</text:p>
          </table:table-cell>
          <table:table-cell office:value-type="float" office:value="43.007465" calcext:value-type="float">
            <text:p>43,007465</text:p>
          </table:table-cell>
          <table:table-cell office:value-type="float" office:value="42.562157" calcext:value-type="float">
            <text:p>42,562157</text:p>
          </table:table-cell>
          <table:table-cell office:value-type="float" office:value="42.428391" calcext:value-type="float">
            <text:p>42,428391</text:p>
          </table:table-cell>
          <table:table-cell office:value-type="float" office:value="42.56826" calcext:value-type="float">
            <text:p>42,56826</text:p>
          </table:table-cell>
          <table:table-cell office:value-type="float" office:value="42.42577" calcext:value-type="float">
            <text:p>42,42577</text:p>
          </table:table-cell>
          <table:table-cell office:value-type="float" office:value="41.249424" calcext:value-type="float">
            <text:p>41,249424</text:p>
          </table:table-cell>
          <table:table-cell office:value-type="float" office:value="40.5117" calcext:value-type="float">
            <text:p>40,5117</text:p>
          </table:table-cell>
          <table:table-cell office:value-type="float" office:value="40.278645" calcext:value-type="float">
            <text:p>40,278645</text:p>
          </table:table-cell>
          <table:table-cell office:value-type="float" office:value="40.123531" calcext:value-type="float">
            <text:p>40,123531</text:p>
          </table:table-cell>
          <table:table-cell office:value-type="float" office:value="39.83255" calcext:value-type="float">
            <text:p>39,83255</text:p>
          </table:table-cell>
          <table:table-cell office:value-type="float" office:value="39.714821" calcext:value-type="float">
            <text:p>39,714821</text:p>
          </table:table-cell>
          <table:table-cell office:value-type="float" office:value="39.667583" calcext:value-type="float">
            <text:p>39,667583</text:p>
          </table:table-cell>
          <table:table-cell office:value-type="float" office:value="39.899181" calcext:value-type="float">
            <text:p>39,899181</text:p>
          </table:table-cell>
          <table:table-cell office:value-type="float" office:value="40.012341" calcext:value-type="float">
            <text:p>40,012341</text:p>
          </table:table-cell>
          <table:table-cell office:value-type="float" office:value="39.981007" calcext:value-type="float">
            <text:p>39,981007</text:p>
          </table:table-cell>
          <table:table-cell office:value-type="float" office:value="39.979836" calcext:value-type="float">
            <text:p>39,979836</text:p>
          </table:table-cell>
          <table:table-cell office:value-type="float" office:value="39.763287" calcext:value-type="float">
            <text:p>39,763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7.058441" calcext:value-type="float">
            <text:p>267,058441</text:p>
          </table:table-cell>
          <table:table-cell office:value-type="float" office:value="273.053833" calcext:value-type="float">
            <text:p>273,053833</text:p>
          </table:table-cell>
          <table:table-cell office:value-type="float" office:value="270.918243" calcext:value-type="float">
            <text:p>270,918243</text:p>
          </table:table-cell>
          <table:table-cell office:value-type="float" office:value="271.359009" calcext:value-type="float">
            <text:p>271,359009</text:p>
          </table:table-cell>
          <table:table-cell office:value-type="float" office:value="261.444244" calcext:value-type="float">
            <text:p>261,444244</text:p>
          </table:table-cell>
          <table:table-cell office:value-type="float" office:value="259.40802" calcext:value-type="float">
            <text:p>259,40802</text:p>
          </table:table-cell>
          <table:table-cell office:value-type="float" office:value="259.603485" calcext:value-type="float">
            <text:p>259,603485</text:p>
          </table:table-cell>
          <table:table-cell office:value-type="float" office:value="254.806015" calcext:value-type="float">
            <text:p>254,806015</text:p>
          </table:table-cell>
          <table:table-cell office:value-type="float" office:value="261.128296" calcext:value-type="float">
            <text:p>261,128296</text:p>
          </table:table-cell>
          <table:table-cell office:value-type="float" office:value="256.931427" calcext:value-type="float">
            <text:p>256,931427</text:p>
          </table:table-cell>
          <table:table-cell office:value-type="float" office:value="258.60788" calcext:value-type="float">
            <text:p>258,60788</text:p>
          </table:table-cell>
          <table:table-cell office:value-type="float" office:value="257.038483" calcext:value-type="float">
            <text:p>257,038483</text:p>
          </table:table-cell>
          <table:table-cell office:value-type="float" office:value="259.930878" calcext:value-type="float">
            <text:p>259,930878</text:p>
          </table:table-cell>
          <table:table-cell office:value-type="float" office:value="267.422394" calcext:value-type="float">
            <text:p>267,422394</text:p>
          </table:table-cell>
          <table:table-cell office:value-type="float" office:value="264.338623" calcext:value-type="float">
            <text:p>264,338623</text:p>
          </table:table-cell>
          <table:table-cell office:value-type="float" office:value="267.492096" calcext:value-type="float">
            <text:p>267,492096</text:p>
          </table:table-cell>
          <table:table-cell office:value-type="float" office:value="263.294678" calcext:value-type="float">
            <text:p>263,294678</text:p>
          </table:table-cell>
          <table:table-cell office:value-type="float" office:value="262.755859" calcext:value-type="float">
            <text:p>262,755859</text:p>
          </table:table-cell>
          <table:table-cell office:value-type="float" office:value="263.0979" calcext:value-type="float">
            <text:p>263,0979</text:p>
          </table:table-cell>
          <table:table-cell office:value-type="float" office:value="260.327911" calcext:value-type="float">
            <text:p>260,327911</text:p>
          </table:table-cell>
          <table:table-cell office:value-type="float" office:value="263.876251" calcext:value-type="float">
            <text:p>263,876251</text:p>
          </table:table-cell>
          <table:table-cell office:value-type="float" office:value="259.322693" calcext:value-type="float">
            <text:p>259,322693</text:p>
          </table:table-cell>
          <table:table-cell office:value-type="float" office:value="262.722961" calcext:value-type="float">
            <text:p>262,722961</text:p>
          </table:table-cell>
          <table:table-cell office:value-type="float" office:value="257.560669" calcext:value-type="float">
            <text:p>257,560669</text:p>
          </table:table-cell>
          <table:table-cell office:value-type="float" office:value="258.806152" calcext:value-type="float">
            <text:p>258,806152</text:p>
          </table:table-cell>
          <table:table-cell office:value-type="float" office:value="263.41748" calcext:value-type="float">
            <text:p>263,41748</text:p>
          </table:table-cell>
          <table:table-cell office:value-type="float" office:value="259.185669" calcext:value-type="float">
            <text:p>259,185669</text:p>
          </table:table-cell>
          <table:table-cell office:value-type="float" office:value="258.896667" calcext:value-type="float">
            <text:p>258,896667</text:p>
          </table:table-cell>
          <table:table-cell office:value-type="float" office:value="255.515213" calcext:value-type="float">
            <text:p>255,515213</text:p>
          </table:table-cell>
          <table:table-cell office:value-type="float" office:value="255.315643" calcext:value-type="float">
            <text:p>255,3156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8.367798" calcext:value-type="float">
            <text:p>188,367798</text:p>
          </table:table-cell>
          <table:table-cell office:value-type="float" office:value="199.365326" calcext:value-type="float">
            <text:p>199,365326</text:p>
          </table:table-cell>
          <table:table-cell office:value-type="float" office:value="193.286331" calcext:value-type="float">
            <text:p>193,286331</text:p>
          </table:table-cell>
          <table:table-cell office:value-type="float" office:value="188.708542" calcext:value-type="float">
            <text:p>188,708542</text:p>
          </table:table-cell>
          <table:table-cell office:value-type="float" office:value="185.455429" calcext:value-type="float">
            <text:p>185,455429</text:p>
          </table:table-cell>
          <table:table-cell office:value-type="float" office:value="158.124039" calcext:value-type="float">
            <text:p>158,124039</text:p>
          </table:table-cell>
          <table:table-cell office:value-type="float" office:value="148.231339" calcext:value-type="float">
            <text:p>148,231339</text:p>
          </table:table-cell>
          <table:table-cell office:value-type="float" office:value="148.231491" calcext:value-type="float">
            <text:p>148,231491</text:p>
          </table:table-cell>
          <table:table-cell office:value-type="float" office:value="148.233597" calcext:value-type="float">
            <text:p>148,233597</text:p>
          </table:table-cell>
          <table:table-cell office:value-type="float" office:value="148.233353" calcext:value-type="float">
            <text:p>148,233353</text:p>
          </table:table-cell>
          <table:table-cell office:value-type="float" office:value="148.236588" calcext:value-type="float">
            <text:p>148,236588</text:p>
          </table:table-cell>
          <table:table-cell office:value-type="float" office:value="148.245026" calcext:value-type="float">
            <text:p>148,245026</text:p>
          </table:table-cell>
          <table:table-cell office:value-type="float" office:value="151.264313" calcext:value-type="float">
            <text:p>151,264313</text:p>
          </table:table-cell>
          <table:table-cell office:value-type="float" office:value="185.67894" calcext:value-type="float">
            <text:p>185,67894</text:p>
          </table:table-cell>
          <table:table-cell office:value-type="float" office:value="185.359451" calcext:value-type="float">
            <text:p>185,359451</text:p>
          </table:table-cell>
          <table:table-cell office:value-type="float" office:value="185.205902" calcext:value-type="float">
            <text:p>185,205902</text:p>
          </table:table-cell>
          <table:table-cell office:value-type="float" office:value="181.163391" calcext:value-type="float">
            <text:p>181,163391</text:p>
          </table:table-cell>
          <table:table-cell office:value-type="float" office:value="148.3965" calcext:value-type="float">
            <text:p>148,3965</text:p>
          </table:table-cell>
          <table:table-cell office:value-type="float" office:value="148.231705" calcext:value-type="float">
            <text:p>148,231705</text:p>
          </table:table-cell>
          <table:table-cell office:value-type="float" office:value="148.231918" calcext:value-type="float">
            <text:p>148,231918</text:p>
          </table:table-cell>
          <table:table-cell office:value-type="float" office:value="148.234711" calcext:value-type="float">
            <text:p>148,234711</text:p>
          </table:table-cell>
          <table:table-cell office:value-type="float" office:value="148.236969" calcext:value-type="float">
            <text:p>148,236969</text:p>
          </table:table-cell>
          <table:table-cell office:value-type="float" office:value="148.241653" calcext:value-type="float">
            <text:p>148,241653</text:p>
          </table:table-cell>
          <table:table-cell office:value-type="float" office:value="148.245956" calcext:value-type="float">
            <text:p>148,245956</text:p>
          </table:table-cell>
          <table:table-cell office:value-type="float" office:value="154.583725" calcext:value-type="float">
            <text:p>154,583725</text:p>
          </table:table-cell>
          <table:table-cell office:value-type="float" office:value="183.627029" calcext:value-type="float">
            <text:p>183,627029</text:p>
          </table:table-cell>
          <table:table-cell office:value-type="float" office:value="183.845718" calcext:value-type="float">
            <text:p>183,845718</text:p>
          </table:table-cell>
          <table:table-cell office:value-type="float" office:value="177.671494" calcext:value-type="float">
            <text:p>177,671494</text:p>
          </table:table-cell>
          <table:table-cell office:value-type="float" office:value="149.273178" calcext:value-type="float">
            <text:p>149,273178</text:p>
          </table:table-cell>
          <table:table-cell office:value-type="float" office:value="148.242691" calcext:value-type="float">
            <text:p>148,2426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0.753025" calcext:value-type="float">
            <text:p>50,753025</text:p>
          </table:table-cell>
          <table:table-cell office:value-type="float" office:value="53.287395" calcext:value-type="float">
            <text:p>53,287395</text:p>
          </table:table-cell>
          <table:table-cell office:value-type="float" office:value="52.241547" calcext:value-type="float">
            <text:p>52,241547</text:p>
          </table:table-cell>
          <table:table-cell office:value-type="float" office:value="51.137512" calcext:value-type="float">
            <text:p>51,137512</text:p>
          </table:table-cell>
          <table:table-cell office:value-type="float" office:value="54.092079" calcext:value-type="float">
            <text:p>54,092079</text:p>
          </table:table-cell>
          <table:table-cell office:value-type="float" office:value="45.92738" calcext:value-type="float">
            <text:p>45,92738</text:p>
          </table:table-cell>
          <table:table-cell office:value-type="float" office:value="43.279797" calcext:value-type="float">
            <text:p>43,279797</text:p>
          </table:table-cell>
          <table:table-cell office:value-type="float" office:value="38.696941" calcext:value-type="float">
            <text:p>38,696941</text:p>
          </table:table-cell>
          <table:table-cell office:value-type="float" office:value="46.339031" calcext:value-type="float">
            <text:p>46,339031</text:p>
          </table:table-cell>
          <table:table-cell office:value-type="float" office:value="40.03167" calcext:value-type="float">
            <text:p>40,03167</text:p>
          </table:table-cell>
          <table:table-cell office:value-type="float" office:value="47.636246" calcext:value-type="float">
            <text:p>47,636246</text:p>
          </table:table-cell>
          <table:table-cell office:value-type="float" office:value="47.737061" calcext:value-type="float">
            <text:p>47,737061</text:p>
          </table:table-cell>
          <table:table-cell office:value-type="float" office:value="51.941929" calcext:value-type="float">
            <text:p>51,941929</text:p>
          </table:table-cell>
          <table:table-cell office:value-type="float" office:value="54.102131" calcext:value-type="float">
            <text:p>54,102131</text:p>
          </table:table-cell>
          <table:table-cell office:value-type="float" office:value="55.560646" calcext:value-type="float">
            <text:p>55,560646</text:p>
          </table:table-cell>
          <table:table-cell office:value-type="float" office:value="55.776848" calcext:value-type="float">
            <text:p>55,776848</text:p>
          </table:table-cell>
          <table:table-cell office:value-type="float" office:value="49.709877" calcext:value-type="float">
            <text:p>49,709877</text:p>
          </table:table-cell>
          <table:table-cell office:value-type="float" office:value="53.428898" calcext:value-type="float">
            <text:p>53,428898</text:p>
          </table:table-cell>
          <table:table-cell office:value-type="float" office:value="44.639904" calcext:value-type="float">
            <text:p>44,639904</text:p>
          </table:table-cell>
          <table:table-cell office:value-type="float" office:value="40.949478" calcext:value-type="float">
            <text:p>40,949478</text:p>
          </table:table-cell>
          <table:table-cell office:value-type="float" office:value="46.778572" calcext:value-type="float">
            <text:p>46,778572</text:p>
          </table:table-cell>
          <table:table-cell office:value-type="float" office:value="43.01149" calcext:value-type="float">
            <text:p>43,01149</text:p>
          </table:table-cell>
          <table:table-cell office:value-type="float" office:value="49.927086" calcext:value-type="float">
            <text:p>49,927086</text:p>
          </table:table-cell>
          <table:table-cell office:value-type="float" office:value="51.564522" calcext:value-type="float">
            <text:p>51,564522</text:p>
          </table:table-cell>
          <table:table-cell office:value-type="float" office:value="55.936356" calcext:value-type="float">
            <text:p>55,936356</text:p>
          </table:table-cell>
          <table:table-cell office:value-type="float" office:value="53.327736" calcext:value-type="float">
            <text:p>53,327736</text:p>
          </table:table-cell>
          <table:table-cell office:value-type="float" office:value="55.765373" calcext:value-type="float">
            <text:p>55,765373</text:p>
          </table:table-cell>
          <table:table-cell office:value-type="float" office:value="49.340057" calcext:value-type="float">
            <text:p>49,340057</text:p>
          </table:table-cell>
          <table:table-cell office:value-type="float" office:value="47.866714" calcext:value-type="float">
            <text:p>47,866714</text:p>
          </table:table-cell>
          <table:table-cell office:value-type="float" office:value="46.374287" calcext:value-type="float">
            <text:p>46,374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8.998077" calcext:value-type="float">
            <text:p>88,998077</text:p>
          </table:table-cell>
          <table:table-cell office:value-type="float" office:value="90.131104" calcext:value-type="float">
            <text:p>90,131104</text:p>
          </table:table-cell>
          <table:table-cell office:value-type="float" office:value="91.232147" calcext:value-type="float">
            <text:p>91,232147</text:p>
          </table:table-cell>
          <table:table-cell office:value-type="float" office:value="91.685226" calcext:value-type="float">
            <text:p>91,685226</text:p>
          </table:table-cell>
          <table:table-cell office:value-type="float" office:value="89.702164" calcext:value-type="float">
            <text:p>89,702164</text:p>
          </table:table-cell>
          <table:table-cell office:value-type="float" office:value="90.239777" calcext:value-type="float">
            <text:p>90,239777</text:p>
          </table:table-cell>
          <table:table-cell office:value-type="float" office:value="91.481842" calcext:value-type="float">
            <text:p>91,481842</text:p>
          </table:table-cell>
          <table:table-cell office:value-type="float" office:value="84.213608" calcext:value-type="float">
            <text:p>84,213608</text:p>
          </table:table-cell>
          <table:table-cell office:value-type="float" office:value="87.907951" calcext:value-type="float">
            <text:p>87,907951</text:p>
          </table:table-cell>
          <table:table-cell office:value-type="float" office:value="83.460175" calcext:value-type="float">
            <text:p>83,460175</text:p>
          </table:table-cell>
          <table:table-cell office:value-type="float" office:value="84.800705" calcext:value-type="float">
            <text:p>84,800705</text:p>
          </table:table-cell>
          <table:table-cell office:value-type="float" office:value="87.063126" calcext:value-type="float">
            <text:p>87,063126</text:p>
          </table:table-cell>
          <table:table-cell office:value-type="float" office:value="90.049683" calcext:value-type="float">
            <text:p>90,049683</text:p>
          </table:table-cell>
          <table:table-cell office:value-type="float" office:value="92.895088" calcext:value-type="float">
            <text:p>92,895088</text:p>
          </table:table-cell>
          <table:table-cell office:value-type="float" office:value="95.85025" calcext:value-type="float">
            <text:p>95,85025</text:p>
          </table:table-cell>
          <table:table-cell office:value-type="float" office:value="96.842476" calcext:value-type="float">
            <text:p>96,842476</text:p>
          </table:table-cell>
          <table:table-cell office:value-type="float" office:value="94.798233" calcext:value-type="float">
            <text:p>94,798233</text:p>
          </table:table-cell>
          <table:table-cell office:value-type="float" office:value="94.440765" calcext:value-type="float">
            <text:p>94,440765</text:p>
          </table:table-cell>
          <table:table-cell office:value-type="float" office:value="94.515434" calcext:value-type="float">
            <text:p>94,515434</text:p>
          </table:table-cell>
          <table:table-cell office:value-type="float" office:value="87.60891" calcext:value-type="float">
            <text:p>87,60891</text:p>
          </table:table-cell>
          <table:table-cell office:value-type="float" office:value="90.16539" calcext:value-type="float">
            <text:p>90,16539</text:p>
          </table:table-cell>
          <table:table-cell office:value-type="float" office:value="85.502808" calcext:value-type="float">
            <text:p>85,502808</text:p>
          </table:table-cell>
          <table:table-cell office:value-type="float" office:value="87.132721" calcext:value-type="float">
            <text:p>87,132721</text:p>
          </table:table-cell>
          <table:table-cell office:value-type="float" office:value="90.295647" calcext:value-type="float">
            <text:p>90,295647</text:p>
          </table:table-cell>
          <table:table-cell office:value-type="float" office:value="98.730629" calcext:value-type="float">
            <text:p>98,730629</text:p>
          </table:table-cell>
          <table:table-cell office:value-type="float" office:value="106.646332" calcext:value-type="float">
            <text:p>106,646332</text:p>
          </table:table-cell>
          <table:table-cell office:value-type="float" office:value="111.319496" calcext:value-type="float">
            <text:p>111,319496</text:p>
          </table:table-cell>
          <table:table-cell office:value-type="float" office:value="113.57692" calcext:value-type="float">
            <text:p>113,57692</text:p>
          </table:table-cell>
          <table:table-cell office:value-type="float" office:value="113.717606" calcext:value-type="float">
            <text:p>113,717606</text:p>
          </table:table-cell>
          <table:table-cell office:value-type="float" office:value="112.605194" calcext:value-type="float">
            <text:p>112,6051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16.317398" calcext:value-type="float">
            <text:p>216,317398</text:p>
          </table:table-cell>
          <table:table-cell office:value-type="float" office:value="214.529968" calcext:value-type="float">
            <text:p>214,529968</text:p>
          </table:table-cell>
          <table:table-cell office:value-type="float" office:value="212.359955" calcext:value-type="float">
            <text:p>212,359955</text:p>
          </table:table-cell>
          <table:table-cell office:value-type="float" office:value="208.933105" calcext:value-type="float">
            <text:p>208,933105</text:p>
          </table:table-cell>
          <table:table-cell office:value-type="float" office:value="194.046188" calcext:value-type="float">
            <text:p>194,046188</text:p>
          </table:table-cell>
          <table:table-cell office:value-type="float" office:value="189.372314" calcext:value-type="float">
            <text:p>189,372314</text:p>
          </table:table-cell>
          <table:table-cell office:value-type="float" office:value="187.16983" calcext:value-type="float">
            <text:p>187,16983</text:p>
          </table:table-cell>
          <table:table-cell office:value-type="float" office:value="183.547394" calcext:value-type="float">
            <text:p>183,547394</text:p>
          </table:table-cell>
          <table:table-cell office:value-type="float" office:value="186.269287" calcext:value-type="float">
            <text:p>186,269287</text:p>
          </table:table-cell>
          <table:table-cell office:value-type="float" office:value="191.702087" calcext:value-type="float">
            <text:p>191,702087</text:p>
          </table:table-cell>
          <table:table-cell office:value-type="float" office:value="204.724228" calcext:value-type="float">
            <text:p>204,724228</text:p>
          </table:table-cell>
          <table:table-cell office:value-type="float" office:value="210.342499" calcext:value-type="float">
            <text:p>210,342499</text:p>
          </table:table-cell>
          <table:table-cell office:value-type="float" office:value="211.25473" calcext:value-type="float">
            <text:p>211,25473</text:p>
          </table:table-cell>
          <table:table-cell office:value-type="float" office:value="206.396133" calcext:value-type="float">
            <text:p>206,396133</text:p>
          </table:table-cell>
          <table:table-cell office:value-type="float" office:value="191.67421" calcext:value-type="float">
            <text:p>191,67421</text:p>
          </table:table-cell>
          <table:table-cell office:value-type="float" office:value="192.975082" calcext:value-type="float">
            <text:p>192,975082</text:p>
          </table:table-cell>
          <table:table-cell office:value-type="float" office:value="186.696075" calcext:value-type="float">
            <text:p>186,696075</text:p>
          </table:table-cell>
          <table:table-cell office:value-type="float" office:value="186.713684" calcext:value-type="float">
            <text:p>186,713684</text:p>
          </table:table-cell>
          <table:table-cell office:value-type="float" office:value="184.247513" calcext:value-type="float">
            <text:p>184,247513</text:p>
          </table:table-cell>
          <table:table-cell office:value-type="float" office:value="181.803421" calcext:value-type="float">
            <text:p>181,803421</text:p>
          </table:table-cell>
          <table:table-cell office:value-type="float" office:value="182.719406" calcext:value-type="float">
            <text:p>182,719406</text:p>
          </table:table-cell>
          <table:table-cell office:value-type="float" office:value="185.901993" calcext:value-type="float">
            <text:p>185,901993</text:p>
          </table:table-cell>
          <table:table-cell office:value-type="float" office:value="187.479126" calcext:value-type="float">
            <text:p>187,479126</text:p>
          </table:table-cell>
          <table:table-cell office:value-type="float" office:value="190.825317" calcext:value-type="float">
            <text:p>190,825317</text:p>
          </table:table-cell>
          <table:table-cell office:value-type="float" office:value="192.723404" calcext:value-type="float">
            <text:p>192,723404</text:p>
          </table:table-cell>
          <table:table-cell office:value-type="float" office:value="182.131683" calcext:value-type="float">
            <text:p>182,131683</text:p>
          </table:table-cell>
          <table:table-cell office:value-type="float" office:value="188.604477" calcext:value-type="float">
            <text:p>188,604477</text:p>
          </table:table-cell>
          <table:table-cell office:value-type="float" office:value="190.261475" calcext:value-type="float">
            <text:p>190,261475</text:p>
          </table:table-cell>
          <table:table-cell office:value-type="float" office:value="186.299927" calcext:value-type="float">
            <text:p>186,299927</text:p>
          </table:table-cell>
          <table:table-cell office:value-type="float" office:value="170.832184" calcext:value-type="float">
            <text:p>170,8321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9.064728" calcext:value-type="float">
            <text:p>89,064728</text:p>
          </table:table-cell>
          <table:table-cell office:value-type="float" office:value="90.473953" calcext:value-type="float">
            <text:p>90,473953</text:p>
          </table:table-cell>
          <table:table-cell office:value-type="float" office:value="91.17205" calcext:value-type="float">
            <text:p>91,17205</text:p>
          </table:table-cell>
          <table:table-cell office:value-type="float" office:value="92.620659" calcext:value-type="float">
            <text:p>92,620659</text:p>
          </table:table-cell>
          <table:table-cell office:value-type="float" office:value="93.248619" calcext:value-type="float">
            <text:p>93,248619</text:p>
          </table:table-cell>
          <table:table-cell office:value-type="float" office:value="89.630066" calcext:value-type="float">
            <text:p>89,630066</text:p>
          </table:table-cell>
          <table:table-cell office:value-type="float" office:value="83.500206" calcext:value-type="float">
            <text:p>83,500206</text:p>
          </table:table-cell>
          <table:table-cell office:value-type="float" office:value="77.665031" calcext:value-type="float">
            <text:p>77,665031</text:p>
          </table:table-cell>
          <table:table-cell office:value-type="float" office:value="75.614006" calcext:value-type="float">
            <text:p>75,614006</text:p>
          </table:table-cell>
          <table:table-cell office:value-type="float" office:value="72.668373" calcext:value-type="float">
            <text:p>72,668373</text:p>
          </table:table-cell>
          <table:table-cell office:value-type="float" office:value="79.630753" calcext:value-type="float">
            <text:p>79,630753</text:p>
          </table:table-cell>
          <table:table-cell office:value-type="float" office:value="81.644623" calcext:value-type="float">
            <text:p>81,644623</text:p>
          </table:table-cell>
          <table:table-cell office:value-type="float" office:value="82.518547" calcext:value-type="float">
            <text:p>82,518547</text:p>
          </table:table-cell>
          <table:table-cell office:value-type="float" office:value="85.888824" calcext:value-type="float">
            <text:p>85,888824</text:p>
          </table:table-cell>
          <table:table-cell office:value-type="float" office:value="89.969833" calcext:value-type="float">
            <text:p>89,969833</text:p>
          </table:table-cell>
          <table:table-cell office:value-type="float" office:value="91.725151" calcext:value-type="float">
            <text:p>91,725151</text:p>
          </table:table-cell>
          <table:table-cell office:value-type="float" office:value="90.604744" calcext:value-type="float">
            <text:p>90,604744</text:p>
          </table:table-cell>
          <table:table-cell office:value-type="float" office:value="86.813423" calcext:value-type="float">
            <text:p>86,813423</text:p>
          </table:table-cell>
          <table:table-cell office:value-type="float" office:value="74.768608" calcext:value-type="float">
            <text:p>74,768608</text:p>
          </table:table-cell>
          <table:table-cell office:value-type="float" office:value="71.965919" calcext:value-type="float">
            <text:p>71,965919</text:p>
          </table:table-cell>
          <table:table-cell office:value-type="float" office:value="71.414543" calcext:value-type="float">
            <text:p>71,414543</text:p>
          </table:table-cell>
          <table:table-cell office:value-type="float" office:value="71.211769" calcext:value-type="float">
            <text:p>71,211769</text:p>
          </table:table-cell>
          <table:table-cell office:value-type="float" office:value="75.120781" calcext:value-type="float">
            <text:p>75,120781</text:p>
          </table:table-cell>
          <table:table-cell office:value-type="float" office:value="80.71402" calcext:value-type="float">
            <text:p>80,71402</text:p>
          </table:table-cell>
          <table:table-cell office:value-type="float" office:value="82.500954" calcext:value-type="float">
            <text:p>82,500954</text:p>
          </table:table-cell>
          <table:table-cell office:value-type="float" office:value="82.746941" calcext:value-type="float">
            <text:p>82,746941</text:p>
          </table:table-cell>
          <table:table-cell office:value-type="float" office:value="83.555099" calcext:value-type="float">
            <text:p>83,555099</text:p>
          </table:table-cell>
          <table:table-cell office:value-type="float" office:value="84.15963" calcext:value-type="float">
            <text:p>84,15963</text:p>
          </table:table-cell>
          <table:table-cell office:value-type="float" office:value="83.670158" calcext:value-type="float">
            <text:p>83,670158</text:p>
          </table:table-cell>
          <table:table-cell office:value-type="float" office:value="82.559547" calcext:value-type="float">
            <text:p>82,5595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6.678932" calcext:value-type="float">
            <text:p>126,678932</text:p>
          </table:table-cell>
          <table:table-cell office:value-type="float" office:value="130.327789" calcext:value-type="float">
            <text:p>130,327789</text:p>
          </table:table-cell>
          <table:table-cell office:value-type="float" office:value="126.203369" calcext:value-type="float">
            <text:p>126,203369</text:p>
          </table:table-cell>
          <table:table-cell office:value-type="float" office:value="137.491348" calcext:value-type="float">
            <text:p>137,491348</text:p>
          </table:table-cell>
          <table:table-cell office:value-type="float" office:value="119.845428" calcext:value-type="float">
            <text:p>119,845428</text:p>
          </table:table-cell>
          <table:table-cell office:value-type="float" office:value="100.112885" calcext:value-type="float">
            <text:p>100,112885</text:p>
          </table:table-cell>
          <table:table-cell office:value-type="float" office:value="94.117569" calcext:value-type="float">
            <text:p>94,117569</text:p>
          </table:table-cell>
          <table:table-cell office:value-type="float" office:value="88.421814" calcext:value-type="float">
            <text:p>88,421814</text:p>
          </table:table-cell>
          <table:table-cell office:value-type="float" office:value="102.558388" calcext:value-type="float">
            <text:p>102,558388</text:p>
          </table:table-cell>
          <table:table-cell office:value-type="float" office:value="107.485634" calcext:value-type="float">
            <text:p>107,485634</text:p>
          </table:table-cell>
          <table:table-cell office:value-type="float" office:value="120.012489" calcext:value-type="float">
            <text:p>120,012489</text:p>
          </table:table-cell>
          <table:table-cell office:value-type="float" office:value="123.296005" calcext:value-type="float">
            <text:p>123,296005</text:p>
          </table:table-cell>
          <table:table-cell office:value-type="float" office:value="135.001816" calcext:value-type="float">
            <text:p>135,001816</text:p>
          </table:table-cell>
          <table:table-cell office:value-type="float" office:value="138.367233" calcext:value-type="float">
            <text:p>138,367233</text:p>
          </table:table-cell>
          <table:table-cell office:value-type="float" office:value="133.544388" calcext:value-type="float">
            <text:p>133,544388</text:p>
          </table:table-cell>
          <table:table-cell office:value-type="float" office:value="143.353348" calcext:value-type="float">
            <text:p>143,353348</text:p>
          </table:table-cell>
          <table:table-cell office:value-type="float" office:value="124.947952" calcext:value-type="float">
            <text:p>124,947952</text:p>
          </table:table-cell>
          <table:table-cell office:value-type="float" office:value="103.350761" calcext:value-type="float">
            <text:p>103,350761</text:p>
          </table:table-cell>
          <table:table-cell office:value-type="float" office:value="101.009758" calcext:value-type="float">
            <text:p>101,009758</text:p>
          </table:table-cell>
          <table:table-cell office:value-type="float" office:value="97.775993" calcext:value-type="float">
            <text:p>97,775993</text:p>
          </table:table-cell>
          <table:table-cell office:value-type="float" office:value="112.755074" calcext:value-type="float">
            <text:p>112,755074</text:p>
          </table:table-cell>
          <table:table-cell office:value-type="float" office:value="116.282417" calcext:value-type="float">
            <text:p>116,282417</text:p>
          </table:table-cell>
          <table:table-cell office:value-type="float" office:value="131.468918" calcext:value-type="float">
            <text:p>131,468918</text:p>
          </table:table-cell>
          <table:table-cell office:value-type="float" office:value="135.586716" calcext:value-type="float">
            <text:p>135,586716</text:p>
          </table:table-cell>
          <table:table-cell office:value-type="float" office:value="150.719254" calcext:value-type="float">
            <text:p>150,719254</text:p>
          </table:table-cell>
          <table:table-cell office:value-type="float" office:value="151.760193" calcext:value-type="float">
            <text:p>151,760193</text:p>
          </table:table-cell>
          <table:table-cell office:value-type="float" office:value="144.846115" calcext:value-type="float">
            <text:p>144,846115</text:p>
          </table:table-cell>
          <table:table-cell office:value-type="float" office:value="152.62291" calcext:value-type="float">
            <text:p>152,62291</text:p>
          </table:table-cell>
          <table:table-cell office:value-type="float" office:value="134.247665" calcext:value-type="float">
            <text:p>134,247665</text:p>
          </table:table-cell>
          <table:table-cell office:value-type="float" office:value="110.050682" calcext:value-type="float">
            <text:p>110,0506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2.31839" calcext:value-type="float">
            <text:p>82,31839</text:p>
          </table:table-cell>
          <table:table-cell office:value-type="float" office:value="85.658157" calcext:value-type="float">
            <text:p>85,658157</text:p>
          </table:table-cell>
          <table:table-cell office:value-type="float" office:value="85.239609" calcext:value-type="float">
            <text:p>85,239609</text:p>
          </table:table-cell>
          <table:table-cell office:value-type="float" office:value="82.046448" calcext:value-type="float">
            <text:p>82,046448</text:p>
          </table:table-cell>
          <table:table-cell office:value-type="float" office:value="78.082893" calcext:value-type="float">
            <text:p>78,082893</text:p>
          </table:table-cell>
          <table:table-cell office:value-type="float" office:value="74.600105" calcext:value-type="float">
            <text:p>74,600105</text:p>
          </table:table-cell>
          <table:table-cell office:value-type="float" office:value="72.285606" calcext:value-type="float">
            <text:p>72,285606</text:p>
          </table:table-cell>
          <table:table-cell office:value-type="float" office:value="70.919952" calcext:value-type="float">
            <text:p>70,919952</text:p>
          </table:table-cell>
          <table:table-cell office:value-type="float" office:value="70.595482" calcext:value-type="float">
            <text:p>70,595482</text:p>
          </table:table-cell>
          <table:table-cell office:value-type="float" office:value="71.233253" calcext:value-type="float">
            <text:p>71,233253</text:p>
          </table:table-cell>
          <table:table-cell office:value-type="float" office:value="72.566002" calcext:value-type="float">
            <text:p>72,566002</text:p>
          </table:table-cell>
          <table:table-cell office:value-type="float" office:value="74.784866" calcext:value-type="float">
            <text:p>74,784866</text:p>
          </table:table-cell>
          <table:table-cell office:value-type="float" office:value="76.976799" calcext:value-type="float">
            <text:p>76,976799</text:p>
          </table:table-cell>
          <table:table-cell office:value-type="float" office:value="80.562286" calcext:value-type="float">
            <text:p>80,562286</text:p>
          </table:table-cell>
          <table:table-cell office:value-type="float" office:value="83.99247" calcext:value-type="float">
            <text:p>83,99247</text:p>
          </table:table-cell>
          <table:table-cell office:value-type="float" office:value="83.712326" calcext:value-type="float">
            <text:p>83,712326</text:p>
          </table:table-cell>
          <table:table-cell office:value-type="float" office:value="79.849884" calcext:value-type="float">
            <text:p>79,849884</text:p>
          </table:table-cell>
          <table:table-cell office:value-type="float" office:value="75.534821" calcext:value-type="float">
            <text:p>75,534821</text:p>
          </table:table-cell>
          <table:table-cell office:value-type="float" office:value="72.461975" calcext:value-type="float">
            <text:p>72,461975</text:p>
          </table:table-cell>
          <table:table-cell office:value-type="float" office:value="71.408699" calcext:value-type="float">
            <text:p>71,408699</text:p>
          </table:table-cell>
          <table:table-cell office:value-type="float" office:value="72.347588" calcext:value-type="float">
            <text:p>72,347588</text:p>
          </table:table-cell>
          <table:table-cell office:value-type="float" office:value="74.516571" calcext:value-type="float">
            <text:p>74,516571</text:p>
          </table:table-cell>
          <table:table-cell office:value-type="float" office:value="77.561996" calcext:value-type="float">
            <text:p>77,561996</text:p>
          </table:table-cell>
          <table:table-cell office:value-type="float" office:value="81.118317" calcext:value-type="float">
            <text:p>81,118317</text:p>
          </table:table-cell>
          <table:table-cell office:value-type="float" office:value="83.868599" calcext:value-type="float">
            <text:p>83,868599</text:p>
          </table:table-cell>
          <table:table-cell office:value-type="float" office:value="85.155388" calcext:value-type="float">
            <text:p>85,155388</text:p>
          </table:table-cell>
          <table:table-cell office:value-type="float" office:value="85.219711" calcext:value-type="float">
            <text:p>85,219711</text:p>
          </table:table-cell>
          <table:table-cell office:value-type="float" office:value="84.300552" calcext:value-type="float">
            <text:p>84,300552</text:p>
          </table:table-cell>
          <table:table-cell office:value-type="float" office:value="83.09314" calcext:value-type="float">
            <text:p>83,09314</text:p>
          </table:table-cell>
          <table:table-cell office:value-type="float" office:value="81.733826" calcext:value-type="float">
            <text:p>81,7338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62.781128" calcext:value-type="float">
            <text:p>562,781128</text:p>
          </table:table-cell>
          <table:table-cell office:value-type="float" office:value="491.684509" calcext:value-type="float">
            <text:p>491,684509</text:p>
          </table:table-cell>
          <table:table-cell office:value-type="float" office:value="418.977966" calcext:value-type="float">
            <text:p>418,977966</text:p>
          </table:table-cell>
          <table:table-cell office:value-type="float" office:value="418.917572" calcext:value-type="float">
            <text:p>418,917572</text:p>
          </table:table-cell>
          <table:table-cell office:value-type="float" office:value="458.077911" calcext:value-type="float">
            <text:p>458,077911</text:p>
          </table:table-cell>
          <table:table-cell office:value-type="float" office:value="452.569489" calcext:value-type="float">
            <text:p>452,569489</text:p>
          </table:table-cell>
          <table:table-cell table:number-columns-repeated="3" office:value-type="float" office:value="418.917572" calcext:value-type="float">
            <text:p>418,917572</text:p>
          </table:table-cell>
          <table:table-cell office:value-type="float" office:value="458.081055" calcext:value-type="float">
            <text:p>458,081055</text:p>
          </table:table-cell>
          <table:table-cell office:value-type="float" office:value="458.08139" calcext:value-type="float">
            <text:p>458,08139</text:p>
          </table:table-cell>
          <table:table-cell office:value-type="float" office:value="458.082092" calcext:value-type="float">
            <text:p>458,082092</text:p>
          </table:table-cell>
          <table:table-cell office:value-type="float" office:value="458.085999" calcext:value-type="float">
            <text:p>458,085999</text:p>
          </table:table-cell>
          <table:table-cell office:value-type="float" office:value="458.081329" calcext:value-type="float">
            <text:p>458,081329</text:p>
          </table:table-cell>
          <table:table-cell office:value-type="float" office:value="458.081146" calcext:value-type="float">
            <text:p>458,081146</text:p>
          </table:table-cell>
          <table:table-cell office:value-type="float" office:value="419.001831" calcext:value-type="float">
            <text:p>419,001831</text:p>
          </table:table-cell>
          <table:table-cell office:value-type="float" office:value="458.081268" calcext:value-type="float">
            <text:p>458,081268</text:p>
          </table:table-cell>
          <table:table-cell office:value-type="float" office:value="458.076965" calcext:value-type="float">
            <text:p>458,076965</text:p>
          </table:table-cell>
          <table:table-cell office:value-type="float" office:value="458.077057" calcext:value-type="float">
            <text:p>458,077057</text:p>
          </table:table-cell>
          <table:table-cell office:value-type="float" office:value="458.081268" calcext:value-type="float">
            <text:p>458,081268</text:p>
          </table:table-cell>
          <table:table-cell office:value-type="float" office:value="458.077118" calcext:value-type="float">
            <text:p>458,077118</text:p>
          </table:table-cell>
          <table:table-cell office:value-type="float" office:value="458.081299" calcext:value-type="float">
            <text:p>458,081299</text:p>
          </table:table-cell>
          <table:table-cell office:value-type="float" office:value="458.323517" calcext:value-type="float">
            <text:p>458,323517</text:p>
          </table:table-cell>
          <table:table-cell office:value-type="float" office:value="458.08139" calcext:value-type="float">
            <text:p>458,08139</text:p>
          </table:table-cell>
          <table:table-cell office:value-type="float" office:value="458.081268" calcext:value-type="float">
            <text:p>458,081268</text:p>
          </table:table-cell>
          <table:table-cell office:value-type="float" office:value="458.081482" calcext:value-type="float">
            <text:p>458,081482</text:p>
          </table:table-cell>
          <table:table-cell office:value-type="float" office:value="458.081299" calcext:value-type="float">
            <text:p>458,081299</text:p>
          </table:table-cell>
          <table:table-cell table:number-columns-repeated="2" office:value-type="float" office:value="458.081268" calcext:value-type="float">
            <text:p>458,081268</text:p>
          </table:table-cell>
          <table:table-cell office:value-type="float" office:value="418.917572" calcext:value-type="float">
            <text:p>418,91757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7.988548" calcext:value-type="float">
            <text:p>127,988548</text:p>
          </table:table-cell>
          <table:table-cell office:value-type="float" office:value="127.97995" calcext:value-type="float">
            <text:p>127,97995</text:p>
          </table:table-cell>
          <table:table-cell office:value-type="float" office:value="127.961693" calcext:value-type="float">
            <text:p>127,961693</text:p>
          </table:table-cell>
          <table:table-cell office:value-type="float" office:value="127.916405" calcext:value-type="float">
            <text:p>127,916405</text:p>
          </table:table-cell>
          <table:table-cell office:value-type="float" office:value="127.876854" calcext:value-type="float">
            <text:p>127,876854</text:p>
          </table:table-cell>
          <table:table-cell office:value-type="float" office:value="127.84214" calcext:value-type="float">
            <text:p>127,84214</text:p>
          </table:table-cell>
          <table:table-cell office:value-type="float" office:value="127.825645" calcext:value-type="float">
            <text:p>127,825645</text:p>
          </table:table-cell>
          <table:table-cell office:value-type="float" office:value="127.797005" calcext:value-type="float">
            <text:p>127,797005</text:p>
          </table:table-cell>
          <table:table-cell office:value-type="float" office:value="127.744682" calcext:value-type="float">
            <text:p>127,744682</text:p>
          </table:table-cell>
          <table:table-cell office:value-type="float" office:value="127.692398" calcext:value-type="float">
            <text:p>127,692398</text:p>
          </table:table-cell>
          <table:table-cell office:value-type="float" office:value="127.689537" calcext:value-type="float">
            <text:p>127,689537</text:p>
          </table:table-cell>
          <table:table-cell office:value-type="float" office:value="127.716278" calcext:value-type="float">
            <text:p>127,716278</text:p>
          </table:table-cell>
          <table:table-cell office:value-type="float" office:value="127.697327" calcext:value-type="float">
            <text:p>127,697327</text:p>
          </table:table-cell>
          <table:table-cell office:value-type="float" office:value="127.726471" calcext:value-type="float">
            <text:p>127,726471</text:p>
          </table:table-cell>
          <table:table-cell office:value-type="float" office:value="127.715889" calcext:value-type="float">
            <text:p>127,715889</text:p>
          </table:table-cell>
          <table:table-cell office:value-type="float" office:value="127.693512" calcext:value-type="float">
            <text:p>127,693512</text:p>
          </table:table-cell>
          <table:table-cell office:value-type="float" office:value="127.647949" calcext:value-type="float">
            <text:p>127,647949</text:p>
          </table:table-cell>
          <table:table-cell office:value-type="float" office:value="127.612335" calcext:value-type="float">
            <text:p>127,612335</text:p>
          </table:table-cell>
          <table:table-cell office:value-type="float" office:value="127.63678" calcext:value-type="float">
            <text:p>127,63678</text:p>
          </table:table-cell>
          <table:table-cell office:value-type="float" office:value="127.630577" calcext:value-type="float">
            <text:p>127,630577</text:p>
          </table:table-cell>
          <table:table-cell office:value-type="float" office:value="127.614609" calcext:value-type="float">
            <text:p>127,614609</text:p>
          </table:table-cell>
          <table:table-cell office:value-type="float" office:value="127.592339" calcext:value-type="float">
            <text:p>127,592339</text:p>
          </table:table-cell>
          <table:table-cell office:value-type="float" office:value="127.519554" calcext:value-type="float">
            <text:p>127,519554</text:p>
          </table:table-cell>
          <table:table-cell office:value-type="float" office:value="127.385574" calcext:value-type="float">
            <text:p>127,385574</text:p>
          </table:table-cell>
          <table:table-cell office:value-type="float" office:value="127.30365" calcext:value-type="float">
            <text:p>127,30365</text:p>
          </table:table-cell>
          <table:table-cell office:value-type="float" office:value="127.259888" calcext:value-type="float">
            <text:p>127,259888</text:p>
          </table:table-cell>
          <table:table-cell office:value-type="float" office:value="127.216232" calcext:value-type="float">
            <text:p>127,216232</text:p>
          </table:table-cell>
          <table:table-cell office:value-type="float" office:value="127.163834" calcext:value-type="float">
            <text:p>127,163834</text:p>
          </table:table-cell>
          <table:table-cell office:value-type="float" office:value="127.150047" calcext:value-type="float">
            <text:p>127,150047</text:p>
          </table:table-cell>
          <table:table-cell office:value-type="float" office:value="127.177498" calcext:value-type="float">
            <text:p>127,17749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5.244774" calcext:value-type="float">
            <text:p>65,244774</text:p>
          </table:table-cell>
          <table:table-cell office:value-type="float" office:value="65.204727" calcext:value-type="float">
            <text:p>65,204727</text:p>
          </table:table-cell>
          <table:table-cell office:value-type="float" office:value="65.088394" calcext:value-type="float">
            <text:p>65,088394</text:p>
          </table:table-cell>
          <table:table-cell office:value-type="float" office:value="64.857651" calcext:value-type="float">
            <text:p>64,857651</text:p>
          </table:table-cell>
          <table:table-cell office:value-type="float" office:value="64.701378" calcext:value-type="float">
            <text:p>64,701378</text:p>
          </table:table-cell>
          <table:table-cell office:value-type="float" office:value="64.703186" calcext:value-type="float">
            <text:p>64,703186</text:p>
          </table:table-cell>
          <table:table-cell office:value-type="float" office:value="64.764931" calcext:value-type="float">
            <text:p>64,764931</text:p>
          </table:table-cell>
          <table:table-cell office:value-type="float" office:value="64.852676" calcext:value-type="float">
            <text:p>64,852676</text:p>
          </table:table-cell>
          <table:table-cell office:value-type="float" office:value="64.759544" calcext:value-type="float">
            <text:p>64,759544</text:p>
          </table:table-cell>
          <table:table-cell office:value-type="float" office:value="64.792107" calcext:value-type="float">
            <text:p>64,792107</text:p>
          </table:table-cell>
          <table:table-cell office:value-type="float" office:value="64.838264" calcext:value-type="float">
            <text:p>64,838264</text:p>
          </table:table-cell>
          <table:table-cell office:value-type="float" office:value="64.93692" calcext:value-type="float">
            <text:p>64,93692</text:p>
          </table:table-cell>
          <table:table-cell office:value-type="float" office:value="65.393028" calcext:value-type="float">
            <text:p>65,393028</text:p>
          </table:table-cell>
          <table:table-cell office:value-type="float" office:value="65.547844" calcext:value-type="float">
            <text:p>65,547844</text:p>
          </table:table-cell>
          <table:table-cell office:value-type="float" office:value="64.985817" calcext:value-type="float">
            <text:p>64,985817</text:p>
          </table:table-cell>
          <table:table-cell office:value-type="float" office:value="64.256226" calcext:value-type="float">
            <text:p>64,256226</text:p>
          </table:table-cell>
          <table:table-cell office:value-type="float" office:value="63.957775" calcext:value-type="float">
            <text:p>63,957775</text:p>
          </table:table-cell>
          <table:table-cell office:value-type="float" office:value="63.638882" calcext:value-type="float">
            <text:p>63,638882</text:p>
          </table:table-cell>
          <table:table-cell office:value-type="float" office:value="63.872284" calcext:value-type="float">
            <text:p>63,872284</text:p>
          </table:table-cell>
          <table:table-cell office:value-type="float" office:value="63.904274" calcext:value-type="float">
            <text:p>63,904274</text:p>
          </table:table-cell>
          <table:table-cell office:value-type="float" office:value="64.251015" calcext:value-type="float">
            <text:p>64,251015</text:p>
          </table:table-cell>
          <table:table-cell office:value-type="float" office:value="64.372154" calcext:value-type="float">
            <text:p>64,372154</text:p>
          </table:table-cell>
          <table:table-cell office:value-type="float" office:value="64.463943" calcext:value-type="float">
            <text:p>64,463943</text:p>
          </table:table-cell>
          <table:table-cell office:value-type="float" office:value="64.57798" calcext:value-type="float">
            <text:p>64,57798</text:p>
          </table:table-cell>
          <table:table-cell office:value-type="float" office:value="64.99614" calcext:value-type="float">
            <text:p>64,99614</text:p>
          </table:table-cell>
          <table:table-cell office:value-type="float" office:value="64.801826" calcext:value-type="float">
            <text:p>64,801826</text:p>
          </table:table-cell>
          <table:table-cell office:value-type="float" office:value="64.456642" calcext:value-type="float">
            <text:p>64,456642</text:p>
          </table:table-cell>
          <table:table-cell office:value-type="float" office:value="64.362801" calcext:value-type="float">
            <text:p>64,362801</text:p>
          </table:table-cell>
          <table:table-cell office:value-type="float" office:value="64.437004" calcext:value-type="float">
            <text:p>64,437004</text:p>
          </table:table-cell>
          <table:table-cell office:value-type="float" office:value="64.318054" calcext:value-type="float">
            <text:p>64,3180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42.738403" calcext:value-type="float">
            <text:p>342,738403</text:p>
          </table:table-cell>
          <table:table-cell office:value-type="float" office:value="355.837463" calcext:value-type="float">
            <text:p>355,837463</text:p>
          </table:table-cell>
          <table:table-cell office:value-type="float" office:value="353.294342" calcext:value-type="float">
            <text:p>353,294342</text:p>
          </table:table-cell>
          <table:table-cell office:value-type="float" office:value="350.248871" calcext:value-type="float">
            <text:p>350,248871</text:p>
          </table:table-cell>
          <table:table-cell office:value-type="float" office:value="345.359161" calcext:value-type="float">
            <text:p>345,359161</text:p>
          </table:table-cell>
          <table:table-cell office:value-type="float" office:value="318.600281" calcext:value-type="float">
            <text:p>318,600281</text:p>
          </table:table-cell>
          <table:table-cell office:value-type="float" office:value="329.033844" calcext:value-type="float">
            <text:p>329,033844</text:p>
          </table:table-cell>
          <table:table-cell office:value-type="float" office:value="296.793182" calcext:value-type="float">
            <text:p>296,793182</text:p>
          </table:table-cell>
          <table:table-cell office:value-type="float" office:value="350.584259" calcext:value-type="float">
            <text:p>350,584259</text:p>
          </table:table-cell>
          <table:table-cell office:value-type="float" office:value="285.183655" calcext:value-type="float">
            <text:p>285,183655</text:p>
          </table:table-cell>
          <table:table-cell office:value-type="float" office:value="304.409393" calcext:value-type="float">
            <text:p>304,409393</text:p>
          </table:table-cell>
          <table:table-cell office:value-type="float" office:value="304.989227" calcext:value-type="float">
            <text:p>304,989227</text:p>
          </table:table-cell>
          <table:table-cell office:value-type="float" office:value="332.678192" calcext:value-type="float">
            <text:p>332,678192</text:p>
          </table:table-cell>
          <table:table-cell office:value-type="float" office:value="355.171234" calcext:value-type="float">
            <text:p>355,171234</text:p>
          </table:table-cell>
          <table:table-cell office:value-type="float" office:value="362.203003" calcext:value-type="float">
            <text:p>362,203003</text:p>
          </table:table-cell>
          <table:table-cell office:value-type="float" office:value="346.986481" calcext:value-type="float">
            <text:p>346,986481</text:p>
          </table:table-cell>
          <table:table-cell office:value-type="float" office:value="343.571106" calcext:value-type="float">
            <text:p>343,571106</text:p>
          </table:table-cell>
          <table:table-cell office:value-type="float" office:value="330.367523" calcext:value-type="float">
            <text:p>330,367523</text:p>
          </table:table-cell>
          <table:table-cell office:value-type="float" office:value="336.313934" calcext:value-type="float">
            <text:p>336,313934</text:p>
          </table:table-cell>
          <table:table-cell office:value-type="float" office:value="316.745361" calcext:value-type="float">
            <text:p>316,745361</text:p>
          </table:table-cell>
          <table:table-cell office:value-type="float" office:value="341.790314" calcext:value-type="float">
            <text:p>341,790314</text:p>
          </table:table-cell>
          <table:table-cell office:value-type="float" office:value="303.329803" calcext:value-type="float">
            <text:p>303,329803</text:p>
          </table:table-cell>
          <table:table-cell office:value-type="float" office:value="311.121277" calcext:value-type="float">
            <text:p>311,121277</text:p>
          </table:table-cell>
          <table:table-cell office:value-type="float" office:value="305.857697" calcext:value-type="float">
            <text:p>305,857697</text:p>
          </table:table-cell>
          <table:table-cell office:value-type="float" office:value="328.456268" calcext:value-type="float">
            <text:p>328,456268</text:p>
          </table:table-cell>
          <table:table-cell office:value-type="float" office:value="340.812592" calcext:value-type="float">
            <text:p>340,812592</text:p>
          </table:table-cell>
          <table:table-cell office:value-type="float" office:value="323.086365" calcext:value-type="float">
            <text:p>323,086365</text:p>
          </table:table-cell>
          <table:table-cell office:value-type="float" office:value="330.653625" calcext:value-type="float">
            <text:p>330,653625</text:p>
          </table:table-cell>
          <table:table-cell office:value-type="float" office:value="347.604034" calcext:value-type="float">
            <text:p>347,604034</text:p>
          </table:table-cell>
          <table:table-cell office:value-type="float" office:value="307.745209" calcext:value-type="float">
            <text:p>307,7452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5.979752" calcext:value-type="float">
            <text:p>145,979752</text:p>
          </table:table-cell>
          <table:table-cell office:value-type="float" office:value="186.953598" calcext:value-type="float">
            <text:p>186,953598</text:p>
          </table:table-cell>
          <table:table-cell office:value-type="float" office:value="187.351654" calcext:value-type="float">
            <text:p>187,351654</text:p>
          </table:table-cell>
          <table:table-cell office:value-type="float" office:value="185.745041" calcext:value-type="float">
            <text:p>185,745041</text:p>
          </table:table-cell>
          <table:table-cell office:value-type="float" office:value="182.802261" calcext:value-type="float">
            <text:p>182,802261</text:p>
          </table:table-cell>
          <table:table-cell office:value-type="float" office:value="178.427994" calcext:value-type="float">
            <text:p>178,427994</text:p>
          </table:table-cell>
          <table:table-cell office:value-type="float" office:value="157.557983" calcext:value-type="float">
            <text:p>157,557983</text:p>
          </table:table-cell>
          <table:table-cell office:value-type="float" office:value="147.030853" calcext:value-type="float">
            <text:p>147,030853</text:p>
          </table:table-cell>
          <table:table-cell office:value-type="float" office:value="160.168564" calcext:value-type="float">
            <text:p>160,168564</text:p>
          </table:table-cell>
          <table:table-cell office:value-type="float" office:value="146.703201" calcext:value-type="float">
            <text:p>146,703201</text:p>
          </table:table-cell>
          <table:table-cell office:value-type="float" office:value="145.089081" calcext:value-type="float">
            <text:p>145,089081</text:p>
          </table:table-cell>
          <table:table-cell office:value-type="float" office:value="144.184402" calcext:value-type="float">
            <text:p>144,184402</text:p>
          </table:table-cell>
          <table:table-cell office:value-type="float" office:value="142.862778" calcext:value-type="float">
            <text:p>142,862778</text:p>
          </table:table-cell>
          <table:table-cell office:value-type="float" office:value="147.630844" calcext:value-type="float">
            <text:p>147,630844</text:p>
          </table:table-cell>
          <table:table-cell office:value-type="float" office:value="170.031174" calcext:value-type="float">
            <text:p>170,031174</text:p>
          </table:table-cell>
          <table:table-cell office:value-type="float" office:value="171.195877" calcext:value-type="float">
            <text:p>171,195877</text:p>
          </table:table-cell>
          <table:table-cell office:value-type="float" office:value="157.742081" calcext:value-type="float">
            <text:p>157,742081</text:p>
          </table:table-cell>
          <table:table-cell office:value-type="float" office:value="154.739059" calcext:value-type="float">
            <text:p>154,739059</text:p>
          </table:table-cell>
          <table:table-cell office:value-type="float" office:value="151.874908" calcext:value-type="float">
            <text:p>151,874908</text:p>
          </table:table-cell>
          <table:table-cell office:value-type="float" office:value="150.669937" calcext:value-type="float">
            <text:p>150,669937</text:p>
          </table:table-cell>
          <table:table-cell office:value-type="float" office:value="151.942627" calcext:value-type="float">
            <text:p>151,942627</text:p>
          </table:table-cell>
          <table:table-cell office:value-type="float" office:value="151.151199" calcext:value-type="float">
            <text:p>151,151199</text:p>
          </table:table-cell>
          <table:table-cell office:value-type="float" office:value="151.687973" calcext:value-type="float">
            <text:p>151,687973</text:p>
          </table:table-cell>
          <table:table-cell office:value-type="float" office:value="150.991562" calcext:value-type="float">
            <text:p>150,991562</text:p>
          </table:table-cell>
          <table:table-cell office:value-type="float" office:value="156.647476" calcext:value-type="float">
            <text:p>156,647476</text:p>
          </table:table-cell>
          <table:table-cell office:value-type="float" office:value="157.909256" calcext:value-type="float">
            <text:p>157,909256</text:p>
          </table:table-cell>
          <table:table-cell office:value-type="float" office:value="155.471024" calcext:value-type="float">
            <text:p>155,471024</text:p>
          </table:table-cell>
          <table:table-cell office:value-type="float" office:value="157.662827" calcext:value-type="float">
            <text:p>157,662827</text:p>
          </table:table-cell>
          <table:table-cell office:value-type="float" office:value="159.905228" calcext:value-type="float">
            <text:p>159,905228</text:p>
          </table:table-cell>
          <table:table-cell office:value-type="float" office:value="159.363083" calcext:value-type="float">
            <text:p>159,36308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8.609665" calcext:value-type="float">
            <text:p>78,609665</text:p>
          </table:table-cell>
          <table:table-cell office:value-type="float" office:value="78.113464" calcext:value-type="float">
            <text:p>78,113464</text:p>
          </table:table-cell>
          <table:table-cell office:value-type="float" office:value="75.826851" calcext:value-type="float">
            <text:p>75,826851</text:p>
          </table:table-cell>
          <table:table-cell office:value-type="float" office:value="76.773918" calcext:value-type="float">
            <text:p>76,773918</text:p>
          </table:table-cell>
          <table:table-cell office:value-type="float" office:value="74.288605" calcext:value-type="float">
            <text:p>74,288605</text:p>
          </table:table-cell>
          <table:table-cell office:value-type="float" office:value="71.628761" calcext:value-type="float">
            <text:p>71,628761</text:p>
          </table:table-cell>
          <table:table-cell office:value-type="float" office:value="66.830971" calcext:value-type="float">
            <text:p>66,830971</text:p>
          </table:table-cell>
          <table:table-cell office:value-type="float" office:value="58.869698" calcext:value-type="float">
            <text:p>58,869698</text:p>
          </table:table-cell>
          <table:table-cell office:value-type="float" office:value="62.210804" calcext:value-type="float">
            <text:p>62,210804</text:p>
          </table:table-cell>
          <table:table-cell office:value-type="float" office:value="58.880825" calcext:value-type="float">
            <text:p>58,880825</text:p>
          </table:table-cell>
          <table:table-cell office:value-type="float" office:value="67.929909" calcext:value-type="float">
            <text:p>67,929909</text:p>
          </table:table-cell>
          <table:table-cell office:value-type="float" office:value="71.397675" calcext:value-type="float">
            <text:p>71,397675</text:p>
          </table:table-cell>
          <table:table-cell office:value-type="float" office:value="76.294579" calcext:value-type="float">
            <text:p>76,294579</text:p>
          </table:table-cell>
          <table:table-cell office:value-type="float" office:value="76.0653" calcext:value-type="float">
            <text:p>76,0653</text:p>
          </table:table-cell>
          <table:table-cell office:value-type="float" office:value="74.020309" calcext:value-type="float">
            <text:p>74,020309</text:p>
          </table:table-cell>
          <table:table-cell office:value-type="float" office:value="76.248604" calcext:value-type="float">
            <text:p>76,248604</text:p>
          </table:table-cell>
          <table:table-cell office:value-type="float" office:value="73.600197" calcext:value-type="float">
            <text:p>73,600197</text:p>
          </table:table-cell>
          <table:table-cell office:value-type="float" office:value="70.50811" calcext:value-type="float">
            <text:p>70,50811</text:p>
          </table:table-cell>
          <table:table-cell office:value-type="float" office:value="66.256699" calcext:value-type="float">
            <text:p>66,256699</text:p>
          </table:table-cell>
          <table:table-cell office:value-type="float" office:value="58.730755" calcext:value-type="float">
            <text:p>58,730755</text:p>
          </table:table-cell>
          <table:table-cell office:value-type="float" office:value="61.054565" calcext:value-type="float">
            <text:p>61,054565</text:p>
          </table:table-cell>
          <table:table-cell office:value-type="float" office:value="58.870724" calcext:value-type="float">
            <text:p>58,870724</text:p>
          </table:table-cell>
          <table:table-cell office:value-type="float" office:value="67.305122" calcext:value-type="float">
            <text:p>67,305122</text:p>
          </table:table-cell>
          <table:table-cell office:value-type="float" office:value="70.625664" calcext:value-type="float">
            <text:p>70,625664</text:p>
          </table:table-cell>
          <table:table-cell office:value-type="float" office:value="74.175652" calcext:value-type="float">
            <text:p>74,175652</text:p>
          </table:table-cell>
          <table:table-cell office:value-type="float" office:value="74.693245" calcext:value-type="float">
            <text:p>74,693245</text:p>
          </table:table-cell>
          <table:table-cell office:value-type="float" office:value="73.123436" calcext:value-type="float">
            <text:p>73,123436</text:p>
          </table:table-cell>
          <table:table-cell office:value-type="float" office:value="75.376534" calcext:value-type="float">
            <text:p>75,376534</text:p>
          </table:table-cell>
          <table:table-cell office:value-type="float" office:value="73.373917" calcext:value-type="float">
            <text:p>73,373917</text:p>
          </table:table-cell>
          <table:table-cell office:value-type="float" office:value="70.834465" calcext:value-type="float">
            <text:p>70,83446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5.002136" calcext:value-type="float">
            <text:p>245,002136</text:p>
          </table:table-cell>
          <table:table-cell office:value-type="float" office:value="252.806183" calcext:value-type="float">
            <text:p>252,806183</text:p>
          </table:table-cell>
          <table:table-cell office:value-type="float" office:value="216.764572" calcext:value-type="float">
            <text:p>216,764572</text:p>
          </table:table-cell>
          <table:table-cell office:value-type="float" office:value="250.687439" calcext:value-type="float">
            <text:p>250,687439</text:p>
          </table:table-cell>
          <table:table-cell office:value-type="float" office:value="248.135452" calcext:value-type="float">
            <text:p>248,135452</text:p>
          </table:table-cell>
          <table:table-cell office:value-type="float" office:value="207.36972" calcext:value-type="float">
            <text:p>207,36972</text:p>
          </table:table-cell>
          <table:table-cell office:value-type="float" office:value="205.961975" calcext:value-type="float">
            <text:p>205,961975</text:p>
          </table:table-cell>
          <table:table-cell office:value-type="float" office:value="205.55722" calcext:value-type="float">
            <text:p>205,55722</text:p>
          </table:table-cell>
          <table:table-cell office:value-type="float" office:value="233.920547" calcext:value-type="float">
            <text:p>233,920547</text:p>
          </table:table-cell>
          <table:table-cell office:value-type="float" office:value="207.39682" calcext:value-type="float">
            <text:p>207,39682</text:p>
          </table:table-cell>
          <table:table-cell office:value-type="float" office:value="215.3358" calcext:value-type="float">
            <text:p>215,3358</text:p>
          </table:table-cell>
          <table:table-cell office:value-type="float" office:value="214.990738" calcext:value-type="float">
            <text:p>214,990738</text:p>
          </table:table-cell>
          <table:table-cell office:value-type="float" office:value="222.580139" calcext:value-type="float">
            <text:p>222,580139</text:p>
          </table:table-cell>
          <table:table-cell office:value-type="float" office:value="251.101105" calcext:value-type="float">
            <text:p>251,101105</text:p>
          </table:table-cell>
          <table:table-cell office:value-type="float" office:value="225.72522" calcext:value-type="float">
            <text:p>225,72522</text:p>
          </table:table-cell>
          <table:table-cell office:value-type="float" office:value="244.702972" calcext:value-type="float">
            <text:p>244,702972</text:p>
          </table:table-cell>
          <table:table-cell office:value-type="float" office:value="242.458359" calcext:value-type="float">
            <text:p>242,458359</text:p>
          </table:table-cell>
          <table:table-cell office:value-type="float" office:value="211.730225" calcext:value-type="float">
            <text:p>211,730225</text:p>
          </table:table-cell>
          <table:table-cell office:value-type="float" office:value="209.111923" calcext:value-type="float">
            <text:p>209,111923</text:p>
          </table:table-cell>
          <table:table-cell office:value-type="float" office:value="208.348877" calcext:value-type="float">
            <text:p>208,348877</text:p>
          </table:table-cell>
          <table:table-cell office:value-type="float" office:value="213.2258" calcext:value-type="float">
            <text:p>213,2258</text:p>
          </table:table-cell>
          <table:table-cell office:value-type="float" office:value="212.620438" calcext:value-type="float">
            <text:p>212,620438</text:p>
          </table:table-cell>
          <table:table-cell office:value-type="float" office:value="214.583496" calcext:value-type="float">
            <text:p>214,583496</text:p>
          </table:table-cell>
          <table:table-cell office:value-type="float" office:value="216.383057" calcext:value-type="float">
            <text:p>216,383057</text:p>
          </table:table-cell>
          <table:table-cell office:value-type="float" office:value="222.3703" calcext:value-type="float">
            <text:p>222,3703</text:p>
          </table:table-cell>
          <table:table-cell office:value-type="float" office:value="236.145401" calcext:value-type="float">
            <text:p>236,145401</text:p>
          </table:table-cell>
          <table:table-cell office:value-type="float" office:value="234.19899" calcext:value-type="float">
            <text:p>234,19899</text:p>
          </table:table-cell>
          <table:table-cell office:value-type="float" office:value="232.904617" calcext:value-type="float">
            <text:p>232,904617</text:p>
          </table:table-cell>
          <table:table-cell office:value-type="float" office:value="222.957993" calcext:value-type="float">
            <text:p>222,957993</text:p>
          </table:table-cell>
          <table:table-cell office:value-type="float" office:value="226.497589" calcext:value-type="float">
            <text:p>226,49758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00.735779" calcext:value-type="float">
            <text:p>200,735779</text:p>
          </table:table-cell>
          <table:table-cell office:value-type="float" office:value="201.710846" calcext:value-type="float">
            <text:p>201,710846</text:p>
          </table:table-cell>
          <table:table-cell office:value-type="float" office:value="197.939194" calcext:value-type="float">
            <text:p>197,939194</text:p>
          </table:table-cell>
          <table:table-cell office:value-type="float" office:value="193.474854" calcext:value-type="float">
            <text:p>193,474854</text:p>
          </table:table-cell>
          <table:table-cell office:value-type="float" office:value="190.504532" calcext:value-type="float">
            <text:p>190,504532</text:p>
          </table:table-cell>
          <table:table-cell office:value-type="float" office:value="189.143585" calcext:value-type="float">
            <text:p>189,143585</text:p>
          </table:table-cell>
          <table:table-cell office:value-type="float" office:value="188.547684" calcext:value-type="float">
            <text:p>188,547684</text:p>
          </table:table-cell>
          <table:table-cell office:value-type="float" office:value="188.272736" calcext:value-type="float">
            <text:p>188,272736</text:p>
          </table:table-cell>
          <table:table-cell office:value-type="float" office:value="188.212051" calcext:value-type="float">
            <text:p>188,212051</text:p>
          </table:table-cell>
          <table:table-cell office:value-type="float" office:value="188.360718" calcext:value-type="float">
            <text:p>188,360718</text:p>
          </table:table-cell>
          <table:table-cell office:value-type="float" office:value="189.420624" calcext:value-type="float">
            <text:p>189,420624</text:p>
          </table:table-cell>
          <table:table-cell office:value-type="float" office:value="191.714783" calcext:value-type="float">
            <text:p>191,714783</text:p>
          </table:table-cell>
          <table:table-cell office:value-type="float" office:value="198.727066" calcext:value-type="float">
            <text:p>198,727066</text:p>
          </table:table-cell>
          <table:table-cell office:value-type="float" office:value="206.160355" calcext:value-type="float">
            <text:p>206,160355</text:p>
          </table:table-cell>
          <table:table-cell office:value-type="float" office:value="204.754623" calcext:value-type="float">
            <text:p>204,754623</text:p>
          </table:table-cell>
          <table:table-cell office:value-type="float" office:value="199.386108" calcext:value-type="float">
            <text:p>199,386108</text:p>
          </table:table-cell>
          <table:table-cell office:value-type="float" office:value="194.04567" calcext:value-type="float">
            <text:p>194,04567</text:p>
          </table:table-cell>
          <table:table-cell office:value-type="float" office:value="191.293839" calcext:value-type="float">
            <text:p>191,293839</text:p>
          </table:table-cell>
          <table:table-cell office:value-type="float" office:value="190.101822" calcext:value-type="float">
            <text:p>190,101822</text:p>
          </table:table-cell>
          <table:table-cell office:value-type="float" office:value="189.779007" calcext:value-type="float">
            <text:p>189,779007</text:p>
          </table:table-cell>
          <table:table-cell office:value-type="float" office:value="190.225815" calcext:value-type="float">
            <text:p>190,225815</text:p>
          </table:table-cell>
          <table:table-cell office:value-type="float" office:value="192.315613" calcext:value-type="float">
            <text:p>192,315613</text:p>
          </table:table-cell>
          <table:table-cell office:value-type="float" office:value="200.380844" calcext:value-type="float">
            <text:p>200,380844</text:p>
          </table:table-cell>
          <table:table-cell office:value-type="float" office:value="220.493378" calcext:value-type="float">
            <text:p>220,493378</text:p>
          </table:table-cell>
          <table:table-cell office:value-type="float" office:value="240.537247" calcext:value-type="float">
            <text:p>240,537247</text:p>
          </table:table-cell>
          <table:table-cell office:value-type="float" office:value="249.729324" calcext:value-type="float">
            <text:p>249,729324</text:p>
          </table:table-cell>
          <table:table-cell office:value-type="float" office:value="252.572495" calcext:value-type="float">
            <text:p>252,572495</text:p>
          </table:table-cell>
          <table:table-cell office:value-type="float" office:value="250.296906" calcext:value-type="float">
            <text:p>250,296906</text:p>
          </table:table-cell>
          <table:table-cell office:value-type="float" office:value="244.592239" calcext:value-type="float">
            <text:p>244,592239</text:p>
          </table:table-cell>
          <table:table-cell office:value-type="float" office:value="234.930527" calcext:value-type="float">
            <text:p>234,9305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4.053143" calcext:value-type="float">
            <text:p>54,053143</text:p>
          </table:table-cell>
          <table:table-cell office:value-type="float" office:value="56.553051" calcext:value-type="float">
            <text:p>56,553051</text:p>
          </table:table-cell>
          <table:table-cell office:value-type="float" office:value="59.036163" calcext:value-type="float">
            <text:p>59,036163</text:p>
          </table:table-cell>
          <table:table-cell office:value-type="float" office:value="57.281727" calcext:value-type="float">
            <text:p>57,281727</text:p>
          </table:table-cell>
          <table:table-cell office:value-type="float" office:value="54.219257" calcext:value-type="float">
            <text:p>54,219257</text:p>
          </table:table-cell>
          <table:table-cell office:value-type="float" office:value="52.410908" calcext:value-type="float">
            <text:p>52,410908</text:p>
          </table:table-cell>
          <table:table-cell office:value-type="float" office:value="52.013729" calcext:value-type="float">
            <text:p>52,013729</text:p>
          </table:table-cell>
          <table:table-cell office:value-type="float" office:value="52.21941" calcext:value-type="float">
            <text:p>52,21941</text:p>
          </table:table-cell>
          <table:table-cell office:value-type="float" office:value="53.170483" calcext:value-type="float">
            <text:p>53,170483</text:p>
          </table:table-cell>
          <table:table-cell office:value-type="float" office:value="52.745483" calcext:value-type="float">
            <text:p>52,745483</text:p>
          </table:table-cell>
          <table:table-cell office:value-type="float" office:value="52.721142" calcext:value-type="float">
            <text:p>52,721142</text:p>
          </table:table-cell>
          <table:table-cell office:value-type="float" office:value="52.457642" calcext:value-type="float">
            <text:p>52,457642</text:p>
          </table:table-cell>
          <table:table-cell office:value-type="float" office:value="53.458061" calcext:value-type="float">
            <text:p>53,458061</text:p>
          </table:table-cell>
          <table:table-cell office:value-type="float" office:value="55.489986" calcext:value-type="float">
            <text:p>55,489986</text:p>
          </table:table-cell>
          <table:table-cell office:value-type="float" office:value="57.159019" calcext:value-type="float">
            <text:p>57,159019</text:p>
          </table:table-cell>
          <table:table-cell office:value-type="float" office:value="56.535664" calcext:value-type="float">
            <text:p>56,535664</text:p>
          </table:table-cell>
          <table:table-cell office:value-type="float" office:value="54.560902" calcext:value-type="float">
            <text:p>54,560902</text:p>
          </table:table-cell>
          <table:table-cell office:value-type="float" office:value="52.362694" calcext:value-type="float">
            <text:p>52,362694</text:p>
          </table:table-cell>
          <table:table-cell office:value-type="float" office:value="51.654446" calcext:value-type="float">
            <text:p>51,654446</text:p>
          </table:table-cell>
          <table:table-cell office:value-type="float" office:value="51.736698" calcext:value-type="float">
            <text:p>51,736698</text:p>
          </table:table-cell>
          <table:table-cell office:value-type="float" office:value="52.65353" calcext:value-type="float">
            <text:p>52,65353</text:p>
          </table:table-cell>
          <table:table-cell office:value-type="float" office:value="51.790558" calcext:value-type="float">
            <text:p>51,790558</text:p>
          </table:table-cell>
          <table:table-cell office:value-type="float" office:value="52.404598" calcext:value-type="float">
            <text:p>52,404598</text:p>
          </table:table-cell>
          <table:table-cell office:value-type="float" office:value="53.033138" calcext:value-type="float">
            <text:p>53,033138</text:p>
          </table:table-cell>
          <table:table-cell office:value-type="float" office:value="54.300556" calcext:value-type="float">
            <text:p>54,300556</text:p>
          </table:table-cell>
          <table:table-cell office:value-type="float" office:value="55.510624" calcext:value-type="float">
            <text:p>55,510624</text:p>
          </table:table-cell>
          <table:table-cell office:value-type="float" office:value="55.809521" calcext:value-type="float">
            <text:p>55,809521</text:p>
          </table:table-cell>
          <table:table-cell office:value-type="float" office:value="54.371544" calcext:value-type="float">
            <text:p>54,371544</text:p>
          </table:table-cell>
          <table:table-cell office:value-type="float" office:value="52.652851" calcext:value-type="float">
            <text:p>52,652851</text:p>
          </table:table-cell>
          <table:table-cell office:value-type="float" office:value="51.733501" calcext:value-type="float">
            <text:p>51,7335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9.243641" calcext:value-type="float">
            <text:p>39,243641</text:p>
          </table:table-cell>
          <table:table-cell office:value-type="float" office:value="42.51247" calcext:value-type="float">
            <text:p>42,51247</text:p>
          </table:table-cell>
          <table:table-cell office:value-type="float" office:value="41.164944" calcext:value-type="float">
            <text:p>41,164944</text:p>
          </table:table-cell>
          <table:table-cell office:value-type="float" office:value="38.95734" calcext:value-type="float">
            <text:p>38,95734</text:p>
          </table:table-cell>
          <table:table-cell office:value-type="float" office:value="37.069103" calcext:value-type="float">
            <text:p>37,069103</text:p>
          </table:table-cell>
          <table:table-cell office:value-type="float" office:value="33.550636" calcext:value-type="float">
            <text:p>33,550636</text:p>
          </table:table-cell>
          <table:table-cell office:value-type="float" office:value="29.734194" calcext:value-type="float">
            <text:p>29,734194</text:p>
          </table:table-cell>
          <table:table-cell office:value-type="float" office:value="29.068224" calcext:value-type="float">
            <text:p>29,068224</text:p>
          </table:table-cell>
          <table:table-cell office:value-type="float" office:value="30.317514" calcext:value-type="float">
            <text:p>30,317514</text:p>
          </table:table-cell>
          <table:table-cell office:value-type="float" office:value="32.336967" calcext:value-type="float">
            <text:p>32,336967</text:p>
          </table:table-cell>
          <table:table-cell office:value-type="float" office:value="35.175423" calcext:value-type="float">
            <text:p>35,175423</text:p>
          </table:table-cell>
          <table:table-cell office:value-type="float" office:value="39.413956" calcext:value-type="float">
            <text:p>39,413956</text:p>
          </table:table-cell>
          <table:table-cell office:value-type="float" office:value="42.371078" calcext:value-type="float">
            <text:p>42,371078</text:p>
          </table:table-cell>
          <table:table-cell office:value-type="float" office:value="40.479229" calcext:value-type="float">
            <text:p>40,479229</text:p>
          </table:table-cell>
          <table:table-cell office:value-type="float" office:value="38.108761" calcext:value-type="float">
            <text:p>38,108761</text:p>
          </table:table-cell>
          <table:table-cell office:value-type="float" office:value="35.796547" calcext:value-type="float">
            <text:p>35,796547</text:p>
          </table:table-cell>
          <table:table-cell office:value-type="float" office:value="31.887445" calcext:value-type="float">
            <text:p>31,887445</text:p>
          </table:table-cell>
          <table:table-cell office:value-type="float" office:value="30.51248" calcext:value-type="float">
            <text:p>30,51248</text:p>
          </table:table-cell>
          <table:table-cell office:value-type="float" office:value="31.838764" calcext:value-type="float">
            <text:p>31,838764</text:p>
          </table:table-cell>
          <table:table-cell office:value-type="float" office:value="33.761875" calcext:value-type="float">
            <text:p>33,761875</text:p>
          </table:table-cell>
          <table:table-cell office:value-type="float" office:value="35.66814" calcext:value-type="float">
            <text:p>35,66814</text:p>
          </table:table-cell>
          <table:table-cell office:value-type="float" office:value="38.947609" calcext:value-type="float">
            <text:p>38,947609</text:p>
          </table:table-cell>
          <table:table-cell office:value-type="float" office:value="43.638233" calcext:value-type="float">
            <text:p>43,638233</text:p>
          </table:table-cell>
          <table:table-cell office:value-type="float" office:value="46.685368" calcext:value-type="float">
            <text:p>46,685368</text:p>
          </table:table-cell>
          <table:table-cell office:value-type="float" office:value="47.724674" calcext:value-type="float">
            <text:p>47,724674</text:p>
          </table:table-cell>
          <table:table-cell office:value-type="float" office:value="51.339535" calcext:value-type="float">
            <text:p>51,339535</text:p>
          </table:table-cell>
          <table:table-cell office:value-type="float" office:value="55.023842" calcext:value-type="float">
            <text:p>55,023842</text:p>
          </table:table-cell>
          <table:table-cell office:value-type="float" office:value="56.626873" calcext:value-type="float">
            <text:p>56,626873</text:p>
          </table:table-cell>
          <table:table-cell office:value-type="float" office:value="55.2458" calcext:value-type="float">
            <text:p>55,2458</text:p>
          </table:table-cell>
          <table:table-cell office:value-type="float" office:value="51.143967" calcext:value-type="float">
            <text:p>51,1439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312605" calcext:value-type="float">
            <text:p>8,312605</text:p>
          </table:table-cell>
          <table:table-cell office:value-type="float" office:value="8.287465" calcext:value-type="float">
            <text:p>8,287465</text:p>
          </table:table-cell>
          <table:table-cell office:value-type="float" office:value="8.265255" calcext:value-type="float">
            <text:p>8,265255</text:p>
          </table:table-cell>
          <table:table-cell office:value-type="float" office:value="8.244525" calcext:value-type="float">
            <text:p>8,244525</text:p>
          </table:table-cell>
          <table:table-cell office:value-type="float" office:value="8.225656" calcext:value-type="float">
            <text:p>8,225656</text:p>
          </table:table-cell>
          <table:table-cell office:value-type="float" office:value="8.208827" calcext:value-type="float">
            <text:p>8,208827</text:p>
          </table:table-cell>
          <table:table-cell office:value-type="float" office:value="8.194432" calcext:value-type="float">
            <text:p>8,194432</text:p>
          </table:table-cell>
          <table:table-cell office:value-type="float" office:value="8.184393" calcext:value-type="float">
            <text:p>8,184393</text:p>
          </table:table-cell>
          <table:table-cell office:value-type="float" office:value="8.177803" calcext:value-type="float">
            <text:p>8,177803</text:p>
          </table:table-cell>
          <table:table-cell office:value-type="float" office:value="8.173414" calcext:value-type="float">
            <text:p>8,173414</text:p>
          </table:table-cell>
          <table:table-cell office:value-type="float" office:value="8.171876" calcext:value-type="float">
            <text:p>8,171876</text:p>
          </table:table-cell>
          <table:table-cell office:value-type="float" office:value="8.168818" calcext:value-type="float">
            <text:p>8,168818</text:p>
          </table:table-cell>
          <table:table-cell office:value-type="float" office:value="8.166843" calcext:value-type="float">
            <text:p>8,166843</text:p>
          </table:table-cell>
          <table:table-cell office:value-type="float" office:value="8.173271" calcext:value-type="float">
            <text:p>8,173271</text:p>
          </table:table-cell>
          <table:table-cell office:value-type="float" office:value="8.188515" calcext:value-type="float">
            <text:p>8,188515</text:p>
          </table:table-cell>
          <table:table-cell office:value-type="float" office:value="8.227288" calcext:value-type="float">
            <text:p>8,227288</text:p>
          </table:table-cell>
          <table:table-cell office:value-type="float" office:value="8.296971" calcext:value-type="float">
            <text:p>8,296971</text:p>
          </table:table-cell>
          <table:table-cell office:value-type="float" office:value="8.421924" calcext:value-type="float">
            <text:p>8,421924</text:p>
          </table:table-cell>
          <table:table-cell office:value-type="float" office:value="8.640021" calcext:value-type="float">
            <text:p>8,640021</text:p>
          </table:table-cell>
          <table:table-cell office:value-type="float" office:value="8.94571" calcext:value-type="float">
            <text:p>8,94571</text:p>
          </table:table-cell>
          <table:table-cell office:value-type="float" office:value="9.31393" calcext:value-type="float">
            <text:p>9,31393</text:p>
          </table:table-cell>
          <table:table-cell office:value-type="float" office:value="9.644642" calcext:value-type="float">
            <text:p>9,644642</text:p>
          </table:table-cell>
          <table:table-cell office:value-type="float" office:value="9.862152" calcext:value-type="float">
            <text:p>9,862152</text:p>
          </table:table-cell>
          <table:table-cell office:value-type="float" office:value="10.004228" calcext:value-type="float">
            <text:p>10,004228</text:p>
          </table:table-cell>
          <table:table-cell office:value-type="float" office:value="10.116055" calcext:value-type="float">
            <text:p>10,116055</text:p>
          </table:table-cell>
          <table:table-cell office:value-type="float" office:value="10.240754" calcext:value-type="float">
            <text:p>10,240754</text:p>
          </table:table-cell>
          <table:table-cell office:value-type="float" office:value="10.339443" calcext:value-type="float">
            <text:p>10,339443</text:p>
          </table:table-cell>
          <table:table-cell office:value-type="float" office:value="10.420978" calcext:value-type="float">
            <text:p>10,420978</text:p>
          </table:table-cell>
          <table:table-cell office:value-type="float" office:value="10.477894" calcext:value-type="float">
            <text:p>10,477894</text:p>
          </table:table-cell>
          <table:table-cell office:value-type="float" office:value="10.514302" calcext:value-type="float">
            <text:p>10,5143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3.327835" calcext:value-type="float">
            <text:p>253,327835</text:p>
          </table:table-cell>
          <table:table-cell office:value-type="float" office:value="257.043945" calcext:value-type="float">
            <text:p>257,043945</text:p>
          </table:table-cell>
          <table:table-cell office:value-type="float" office:value="252.77713" calcext:value-type="float">
            <text:p>252,77713</text:p>
          </table:table-cell>
          <table:table-cell office:value-type="float" office:value="257.78009" calcext:value-type="float">
            <text:p>257,78009</text:p>
          </table:table-cell>
          <table:table-cell office:value-type="float" office:value="245.679337" calcext:value-type="float">
            <text:p>245,679337</text:p>
          </table:table-cell>
          <table:table-cell office:value-type="float" office:value="217.258118" calcext:value-type="float">
            <text:p>217,258118</text:p>
          </table:table-cell>
          <table:table-cell office:value-type="float" office:value="217.054169" calcext:value-type="float">
            <text:p>217,054169</text:p>
          </table:table-cell>
          <table:table-cell office:value-type="float" office:value="216.176392" calcext:value-type="float">
            <text:p>216,176392</text:p>
          </table:table-cell>
          <table:table-cell office:value-type="float" office:value="223.371338" calcext:value-type="float">
            <text:p>223,371338</text:p>
          </table:table-cell>
          <table:table-cell office:value-type="float" office:value="216.183548" calcext:value-type="float">
            <text:p>216,183548</text:p>
          </table:table-cell>
          <table:table-cell office:value-type="float" office:value="226.382233" calcext:value-type="float">
            <text:p>226,382233</text:p>
          </table:table-cell>
          <table:table-cell office:value-type="float" office:value="224.641968" calcext:value-type="float">
            <text:p>224,641968</text:p>
          </table:table-cell>
          <table:table-cell office:value-type="float" office:value="258.398041" calcext:value-type="float">
            <text:p>258,398041</text:p>
          </table:table-cell>
          <table:table-cell office:value-type="float" office:value="252.333466" calcext:value-type="float">
            <text:p>252,333466</text:p>
          </table:table-cell>
          <table:table-cell office:value-type="float" office:value="230.192719" calcext:value-type="float">
            <text:p>230,192719</text:p>
          </table:table-cell>
          <table:table-cell office:value-type="float" office:value="255.660919" calcext:value-type="float">
            <text:p>255,660919</text:p>
          </table:table-cell>
          <table:table-cell office:value-type="float" office:value="235.837799" calcext:value-type="float">
            <text:p>235,837799</text:p>
          </table:table-cell>
          <table:table-cell office:value-type="float" office:value="233.763306" calcext:value-type="float">
            <text:p>233,763306</text:p>
          </table:table-cell>
          <table:table-cell office:value-type="float" office:value="230.796066" calcext:value-type="float">
            <text:p>230,796066</text:p>
          </table:table-cell>
          <table:table-cell office:value-type="float" office:value="222.377792" calcext:value-type="float">
            <text:p>222,377792</text:p>
          </table:table-cell>
          <table:table-cell office:value-type="float" office:value="226.212479" calcext:value-type="float">
            <text:p>226,212479</text:p>
          </table:table-cell>
          <table:table-cell office:value-type="float" office:value="222.385941" calcext:value-type="float">
            <text:p>222,385941</text:p>
          </table:table-cell>
          <table:table-cell office:value-type="float" office:value="217.686737" calcext:value-type="float">
            <text:p>217,686737</text:p>
          </table:table-cell>
          <table:table-cell office:value-type="float" office:value="218.92482" calcext:value-type="float">
            <text:p>218,92482</text:p>
          </table:table-cell>
          <table:table-cell office:value-type="float" office:value="223.694427" calcext:value-type="float">
            <text:p>223,694427</text:p>
          </table:table-cell>
          <table:table-cell office:value-type="float" office:value="223.766754" calcext:value-type="float">
            <text:p>223,766754</text:p>
          </table:table-cell>
          <table:table-cell office:value-type="float" office:value="215.518219" calcext:value-type="float">
            <text:p>215,518219</text:p>
          </table:table-cell>
          <table:table-cell office:value-type="float" office:value="224.056656" calcext:value-type="float">
            <text:p>224,056656</text:p>
          </table:table-cell>
          <table:table-cell office:value-type="float" office:value="218.982056" calcext:value-type="float">
            <text:p>218,982056</text:p>
          </table:table-cell>
          <table:table-cell office:value-type="float" office:value="223.294678" calcext:value-type="float">
            <text:p>223,2946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90.10437" calcext:value-type="float">
            <text:p>890,10437</text:p>
          </table:table-cell>
          <table:table-cell office:value-type="float" office:value="852.317261" calcext:value-type="float">
            <text:p>852,317261</text:p>
          </table:table-cell>
          <table:table-cell office:value-type="float" office:value="729.378418" calcext:value-type="float">
            <text:p>729,378418</text:p>
          </table:table-cell>
          <table:table-cell office:value-type="float" office:value="967.39917" calcext:value-type="float">
            <text:p>967,39917</text:p>
          </table:table-cell>
          <table:table-cell office:value-type="float" office:value="829.728455" calcext:value-type="float">
            <text:p>829,728455</text:p>
          </table:table-cell>
          <table:table-cell office:value-type="float" office:value="920.466187" calcext:value-type="float">
            <text:p>920,466187</text:p>
          </table:table-cell>
          <table:table-cell office:value-type="float" office:value="895.085327" calcext:value-type="float">
            <text:p>895,085327</text:p>
          </table:table-cell>
          <table:table-cell office:value-type="float" office:value="899.377441" calcext:value-type="float">
            <text:p>899,377441</text:p>
          </table:table-cell>
          <table:table-cell office:value-type="float" office:value="867.187012" calcext:value-type="float">
            <text:p>867,187012</text:p>
          </table:table-cell>
          <table:table-cell office:value-type="float" office:value="828.624268" calcext:value-type="float">
            <text:p>828,624268</text:p>
          </table:table-cell>
          <table:table-cell office:value-type="float" office:value="830.116333" calcext:value-type="float">
            <text:p>830,116333</text:p>
          </table:table-cell>
          <table:table-cell office:value-type="float" office:value="827.893555" calcext:value-type="float">
            <text:p>827,893555</text:p>
          </table:table-cell>
          <table:table-cell office:value-type="float" office:value="825.950928" calcext:value-type="float">
            <text:p>825,950928</text:p>
          </table:table-cell>
          <table:table-cell office:value-type="float" office:value="914.848022" calcext:value-type="float">
            <text:p>914,848022</text:p>
          </table:table-cell>
          <table:table-cell office:value-type="float" office:value="861.29187" calcext:value-type="float">
            <text:p>861,29187</text:p>
          </table:table-cell>
          <table:table-cell office:value-type="float" office:value="892.70459" calcext:value-type="float">
            <text:p>892,70459</text:p>
          </table:table-cell>
          <table:table-cell office:value-type="float" office:value="887.888062" calcext:value-type="float">
            <text:p>887,888062</text:p>
          </table:table-cell>
          <table:table-cell office:value-type="float" office:value="882.25885" calcext:value-type="float">
            <text:p>882,25885</text:p>
          </table:table-cell>
          <table:table-cell office:value-type="float" office:value="836.457275" calcext:value-type="float">
            <text:p>836,457275</text:p>
          </table:table-cell>
          <table:table-cell office:value-type="float" office:value="736.121887" calcext:value-type="float">
            <text:p>736,121887</text:p>
          </table:table-cell>
          <table:table-cell office:value-type="float" office:value="858.271118" calcext:value-type="float">
            <text:p>858,271118</text:p>
          </table:table-cell>
          <table:table-cell office:value-type="float" office:value="895.031372" calcext:value-type="float">
            <text:p>895,031372</text:p>
          </table:table-cell>
          <table:table-cell office:value-type="float" office:value="948.385376" calcext:value-type="float">
            <text:p>948,385376</text:p>
          </table:table-cell>
          <table:table-cell office:value-type="float" office:value="882.170532" calcext:value-type="float">
            <text:p>882,170532</text:p>
          </table:table-cell>
          <table:table-cell office:value-type="float" office:value="793.965759" calcext:value-type="float">
            <text:p>793,965759</text:p>
          </table:table-cell>
          <table:table-cell office:value-type="float" office:value="811.959839" calcext:value-type="float">
            <text:p>811,959839</text:p>
          </table:table-cell>
          <table:table-cell office:value-type="float" office:value="865.02478" calcext:value-type="float">
            <text:p>865,02478</text:p>
          </table:table-cell>
          <table:table-cell office:value-type="float" office:value="814.78479" calcext:value-type="float">
            <text:p>814,78479</text:p>
          </table:table-cell>
          <table:table-cell office:value-type="float" office:value="676.226501" calcext:value-type="float">
            <text:p>676,226501</text:p>
          </table:table-cell>
          <table:table-cell office:value-type="float" office:value="852.162109" calcext:value-type="float">
            <text:p>852,162109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8.73341" calcext:value-type="float">
            <text:p>38,73341</text:p>
          </table:table-cell>
          <table:table-cell office:value-type="float" office:value="38.91264" calcext:value-type="float">
            <text:p>38,91264</text:p>
          </table:table-cell>
          <table:table-cell office:value-type="float" office:value="38.592186" calcext:value-type="float">
            <text:p>38,592186</text:p>
          </table:table-cell>
          <table:table-cell office:value-type="float" office:value="38.192902" calcext:value-type="float">
            <text:p>38,192902</text:p>
          </table:table-cell>
          <table:table-cell office:value-type="float" office:value="37.722008" calcext:value-type="float">
            <text:p>37,722008</text:p>
          </table:table-cell>
          <table:table-cell office:value-type="float" office:value="37.377266" calcext:value-type="float">
            <text:p>37,377266</text:p>
          </table:table-cell>
          <table:table-cell office:value-type="float" office:value="37.138206" calcext:value-type="float">
            <text:p>37,138206</text:p>
          </table:table-cell>
          <table:table-cell office:value-type="float" office:value="37.519928" calcext:value-type="float">
            <text:p>37,519928</text:p>
          </table:table-cell>
          <table:table-cell office:value-type="float" office:value="38.228065" calcext:value-type="float">
            <text:p>38,228065</text:p>
          </table:table-cell>
          <table:table-cell office:value-type="float" office:value="37.855507" calcext:value-type="float">
            <text:p>37,855507</text:p>
          </table:table-cell>
          <table:table-cell office:value-type="float" office:value="37.630493" calcext:value-type="float">
            <text:p>37,630493</text:p>
          </table:table-cell>
          <table:table-cell office:value-type="float" office:value="38.042587" calcext:value-type="float">
            <text:p>38,042587</text:p>
          </table:table-cell>
          <table:table-cell office:value-type="float" office:value="33.274918" calcext:value-type="float">
            <text:p>33,274918</text:p>
          </table:table-cell>
          <table:table-cell office:value-type="float" office:value="32.864178" calcext:value-type="float">
            <text:p>32,864178</text:p>
          </table:table-cell>
          <table:table-cell office:value-type="float" office:value="32.621525" calcext:value-type="float">
            <text:p>32,621525</text:p>
          </table:table-cell>
          <table:table-cell office:value-type="float" office:value="32.273891" calcext:value-type="float">
            <text:p>32,273891</text:p>
          </table:table-cell>
          <table:table-cell office:value-type="float" office:value="31.787104" calcext:value-type="float">
            <text:p>31,787104</text:p>
          </table:table-cell>
          <table:table-cell office:value-type="float" office:value="31.220034" calcext:value-type="float">
            <text:p>31,220034</text:p>
          </table:table-cell>
          <table:table-cell office:value-type="float" office:value="30.877901" calcext:value-type="float">
            <text:p>30,877901</text:p>
          </table:table-cell>
          <table:table-cell office:value-type="float" office:value="30.973969" calcext:value-type="float">
            <text:p>30,973969</text:p>
          </table:table-cell>
          <table:table-cell office:value-type="float" office:value="31.635136" calcext:value-type="float">
            <text:p>31,635136</text:p>
          </table:table-cell>
          <table:table-cell office:value-type="float" office:value="31.959732" calcext:value-type="float">
            <text:p>31,959732</text:p>
          </table:table-cell>
          <table:table-cell office:value-type="float" office:value="32.653" calcext:value-type="float">
            <text:p>32,653</text:p>
          </table:table-cell>
          <table:table-cell office:value-type="float" office:value="33.363289" calcext:value-type="float">
            <text:p>33,363289</text:p>
          </table:table-cell>
          <table:table-cell office:value-type="float" office:value="33.119564" calcext:value-type="float">
            <text:p>33,119564</text:p>
          </table:table-cell>
          <table:table-cell office:value-type="float" office:value="33.209248" calcext:value-type="float">
            <text:p>33,209248</text:p>
          </table:table-cell>
          <table:table-cell office:value-type="float" office:value="33.386375" calcext:value-type="float">
            <text:p>33,386375</text:p>
          </table:table-cell>
          <table:table-cell office:value-type="float" office:value="33.460804" calcext:value-type="float">
            <text:p>33,460804</text:p>
          </table:table-cell>
          <table:table-cell office:value-type="float" office:value="33.26889" calcext:value-type="float">
            <text:p>33,26889</text:p>
          </table:table-cell>
          <table:table-cell office:value-type="float" office:value="33.311226" calcext:value-type="float">
            <text:p>33,3112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7.038055" calcext:value-type="float">
            <text:p>47,038055</text:p>
          </table:table-cell>
          <table:table-cell office:value-type="float" office:value="47.539047" calcext:value-type="float">
            <text:p>47,539047</text:p>
          </table:table-cell>
          <table:table-cell office:value-type="float" office:value="45.956646" calcext:value-type="float">
            <text:p>45,956646</text:p>
          </table:table-cell>
          <table:table-cell office:value-type="float" office:value="42.774147" calcext:value-type="float">
            <text:p>42,774147</text:p>
          </table:table-cell>
          <table:table-cell office:value-type="float" office:value="39.100403" calcext:value-type="float">
            <text:p>39,100403</text:p>
          </table:table-cell>
          <table:table-cell office:value-type="float" office:value="36.265812" calcext:value-type="float">
            <text:p>36,265812</text:p>
          </table:table-cell>
          <table:table-cell office:value-type="float" office:value="34.803318" calcext:value-type="float">
            <text:p>34,803318</text:p>
          </table:table-cell>
          <table:table-cell office:value-type="float" office:value="34.68401" calcext:value-type="float">
            <text:p>34,68401</text:p>
          </table:table-cell>
          <table:table-cell office:value-type="float" office:value="35.366589" calcext:value-type="float">
            <text:p>35,366589</text:p>
          </table:table-cell>
          <table:table-cell office:value-type="float" office:value="36.935299" calcext:value-type="float">
            <text:p>36,935299</text:p>
          </table:table-cell>
          <table:table-cell office:value-type="float" office:value="40.405857" calcext:value-type="float">
            <text:p>40,405857</text:p>
          </table:table-cell>
          <table:table-cell office:value-type="float" office:value="43.256157" calcext:value-type="float">
            <text:p>43,256157</text:p>
          </table:table-cell>
          <table:table-cell office:value-type="float" office:value="45.560394" calcext:value-type="float">
            <text:p>45,560394</text:p>
          </table:table-cell>
          <table:table-cell office:value-type="float" office:value="46.84816" calcext:value-type="float">
            <text:p>46,84816</text:p>
          </table:table-cell>
          <table:table-cell office:value-type="float" office:value="46.81604" calcext:value-type="float">
            <text:p>46,81604</text:p>
          </table:table-cell>
          <table:table-cell office:value-type="float" office:value="45.70443" calcext:value-type="float">
            <text:p>45,70443</text:p>
          </table:table-cell>
          <table:table-cell office:value-type="float" office:value="42.153622" calcext:value-type="float">
            <text:p>42,153622</text:p>
          </table:table-cell>
          <table:table-cell office:value-type="float" office:value="38.53875" calcext:value-type="float">
            <text:p>38,53875</text:p>
          </table:table-cell>
          <table:table-cell office:value-type="float" office:value="36.58231" calcext:value-type="float">
            <text:p>36,58231</text:p>
          </table:table-cell>
          <table:table-cell office:value-type="float" office:value="36.362656" calcext:value-type="float">
            <text:p>36,362656</text:p>
          </table:table-cell>
          <table:table-cell office:value-type="float" office:value="37.573677" calcext:value-type="float">
            <text:p>37,573677</text:p>
          </table:table-cell>
          <table:table-cell office:value-type="float" office:value="40.494976" calcext:value-type="float">
            <text:p>40,494976</text:p>
          </table:table-cell>
          <table:table-cell office:value-type="float" office:value="44.073662" calcext:value-type="float">
            <text:p>44,073662</text:p>
          </table:table-cell>
          <table:table-cell office:value-type="float" office:value="46.722595" calcext:value-type="float">
            <text:p>46,722595</text:p>
          </table:table-cell>
          <table:table-cell office:value-type="float" office:value="48.415974" calcext:value-type="float">
            <text:p>48,415974</text:p>
          </table:table-cell>
          <table:table-cell office:value-type="float" office:value="48.947083" calcext:value-type="float">
            <text:p>48,947083</text:p>
          </table:table-cell>
          <table:table-cell office:value-type="float" office:value="47.827263" calcext:value-type="float">
            <text:p>47,827263</text:p>
          </table:table-cell>
          <table:table-cell office:value-type="float" office:value="45.888821" calcext:value-type="float">
            <text:p>45,888821</text:p>
          </table:table-cell>
          <table:table-cell office:value-type="float" office:value="43.18856" calcext:value-type="float">
            <text:p>43,18856</text:p>
          </table:table-cell>
          <table:table-cell office:value-type="float" office:value="41.026741" calcext:value-type="float">
            <text:p>41,026741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570910566706021" calcext:value-type="percentage">
            <text:p>5,709%</text:p>
          </table:table-cell>
          <table:table-cell table:formula="of:=(ABS([$Registrado.C2] - [$Previsto.C2])/[$Registrado.C2])" office:value-type="percentage" office:value="0.192156893719196" calcext:value-type="percentage">
            <text:p>19,216%</text:p>
          </table:table-cell>
          <table:table-cell table:formula="of:=(ABS([$Registrado.D2] - [$Previsto.D2])/[$Registrado.D2])" office:value-type="percentage" office:value="0.139992803820028" calcext:value-type="percentage">
            <text:p>13,999%</text:p>
          </table:table-cell>
          <table:table-cell table:formula="of:=(ABS([$Registrado.E2] - [$Previsto.E2])/[$Registrado.E2])" office:value-type="percentage" office:value="0.131891339758382" calcext:value-type="percentage">
            <text:p>13,189%</text:p>
          </table:table-cell>
          <table:table-cell table:formula="of:=(ABS([$Registrado.F2] - [$Previsto.F2])/[$Registrado.F2])" office:value-type="percentage" office:value="0.00288333071977428" calcext:value-type="percentage">
            <text:p>0,288%</text:p>
          </table:table-cell>
          <table:table-cell table:formula="of:=(ABS([$Registrado.G2] - [$Previsto.G2])/[$Registrado.G2])" office:value-type="percentage" office:value="0.0728735429769392" calcext:value-type="percentage">
            <text:p>7,287%</text:p>
          </table:table-cell>
          <table:table-cell table:formula="of:=(ABS([$Registrado.H2] - [$Previsto.H2])/[$Registrado.H2])" office:value-type="percentage" office:value="0.0239836053073052" calcext:value-type="percentage">
            <text:p>2,398%</text:p>
          </table:table-cell>
          <table:table-cell table:formula="of:=(ABS([$Registrado.I2] - [$Previsto.I2])/[$Registrado.I2])" office:value-type="percentage" office:value="0.435796636771301" calcext:value-type="percentage">
            <text:p>43,580%</text:p>
          </table:table-cell>
          <table:table-cell table:formula="of:=(ABS([$Registrado.J2] - [$Previsto.J2])/[$Registrado.J2])" office:value-type="percentage" office:value="0.318187165775401" calcext:value-type="percentage">
            <text:p>31,819%</text:p>
          </table:table-cell>
          <table:table-cell table:formula="of:=(ABS([$Registrado.K2] - [$Previsto.K2])/[$Registrado.K2])" office:value-type="percentage" office:value="0.317444079285201" calcext:value-type="percentage">
            <text:p>31,744%</text:p>
          </table:table-cell>
          <table:table-cell table:formula="of:=(ABS([$Registrado.L2] - [$Previsto.L2])/[$Registrado.L2])" office:value-type="percentage" office:value="0.266701854775059" calcext:value-type="percentage">
            <text:p>26,670%</text:p>
          </table:table-cell>
          <table:table-cell table:formula="of:=(ABS([$Registrado.M2] - [$Previsto.M2])/[$Registrado.M2])" office:value-type="percentage" office:value="0.10785579393182" calcext:value-type="percentage">
            <text:p>10,786%</text:p>
          </table:table-cell>
          <table:table-cell table:formula="of:=(ABS([$Registrado.N2] - [$Previsto.N2])/[$Registrado.N2])" office:value-type="percentage" office:value="0.000905524046305732" calcext:value-type="percentage">
            <text:p>0,091%</text:p>
          </table:table-cell>
          <table:table-cell table:formula="of:=(ABS([$Registrado.O2] - [$Previsto.O2])/[$Registrado.O2])" office:value-type="percentage" office:value="0.183040700996889" calcext:value-type="percentage">
            <text:p>18,304%</text:p>
          </table:table-cell>
          <table:table-cell table:formula="of:=(ABS([$Registrado.P2] - [$Previsto.P2])/[$Registrado.P2])" office:value-type="percentage" office:value="0.097988156142687" calcext:value-type="percentage">
            <text:p>9,799%</text:p>
          </table:table-cell>
          <table:table-cell table:formula="of:=(ABS([$Registrado.Q2] - [$Previsto.Q2])/[$Registrado.Q2])" office:value-type="percentage" office:value="0.162118370534262" calcext:value-type="percentage">
            <text:p>16,212%</text:p>
          </table:table-cell>
          <table:table-cell table:formula="of:=(ABS([$Registrado.R2] - [$Previsto.R2])/[$Registrado.R2])" office:value-type="percentage" office:value="0.117724357656732" calcext:value-type="percentage">
            <text:p>11,772%</text:p>
          </table:table-cell>
          <table:table-cell table:formula="of:=(ABS([$Registrado.S2] - [$Previsto.S2])/[$Registrado.S2])" office:value-type="percentage" office:value="0.312788298848232" calcext:value-type="percentage">
            <text:p>31,279%</text:p>
          </table:table-cell>
          <table:table-cell table:formula="of:=(ABS([$Registrado.T2] - [$Previsto.T2])/[$Registrado.T2])" office:value-type="percentage" office:value="0.151751072577762" calcext:value-type="percentage">
            <text:p>15,175%</text:p>
          </table:table-cell>
          <table:table-cell table:formula="of:=(ABS([$Registrado.U2] - [$Previsto.U2])/[$Registrado.U2])" office:value-type="percentage" office:value="0.24221741643387" calcext:value-type="percentage">
            <text:p>24,222%</text:p>
          </table:table-cell>
          <table:table-cell table:formula="of:=(ABS([$Registrado.V2] - [$Previsto.V2])/[$Registrado.V2])" office:value-type="percentage" office:value="0.597406683168317" calcext:value-type="percentage">
            <text:p>59,741%</text:p>
          </table:table-cell>
          <table:table-cell table:formula="of:=(ABS([$Registrado.W2] - [$Previsto.W2])/[$Registrado.W2])" office:value-type="percentage" office:value="0.15813600502062" calcext:value-type="percentage">
            <text:p>15,814%</text:p>
          </table:table-cell>
          <table:table-cell table:formula="of:=(ABS([$Registrado.X2] - [$Previsto.X2])/[$Registrado.X2])" office:value-type="percentage" office:value="0.0337595139110969" calcext:value-type="percentage">
            <text:p>3,376%</text:p>
          </table:table-cell>
          <table:table-cell table:formula="of:=(ABS([$Registrado.Y2] - [$Previsto.Y2])/[$Registrado.Y2])" office:value-type="percentage" office:value="0.0672299191819231" calcext:value-type="percentage">
            <text:p>6,723%</text:p>
          </table:table-cell>
          <table:table-cell table:formula="of:=(ABS([$Registrado.Z2] - [$Previsto.Z2])/[$Registrado.Z2])" office:value-type="percentage" office:value="0.106440535320088" calcext:value-type="percentage">
            <text:p>10,644%</text:p>
          </table:table-cell>
          <table:table-cell table:formula="of:=(ABS([$Registrado.AA2] - [$Previsto.AA2])/[$Registrado.AA2])" office:value-type="percentage" office:value="0.224877414339532" calcext:value-type="percentage">
            <text:p>22,488%</text:p>
          </table:table-cell>
          <table:table-cell table:formula="of:=(ABS([$Registrado.AB2] - [$Previsto.AB2])/[$Registrado.AB2])" office:value-type="percentage" office:value="0.149819248672392" calcext:value-type="percentage">
            <text:p>14,982%</text:p>
          </table:table-cell>
          <table:table-cell table:formula="of:=(ABS([$Registrado.AC2] - [$Previsto.AC2])/[$Registrado.AC2])" office:value-type="percentage" office:value="0.215222370092553" calcext:value-type="percentage">
            <text:p>21,522%</text:p>
          </table:table-cell>
          <table:table-cell table:formula="of:=(ABS([$Registrado.AD2] - [$Previsto.AD2])/[$Registrado.AD2])" office:value-type="percentage" office:value="0.146761146915691" calcext:value-type="percentage">
            <text:p>14,676%</text:p>
          </table:table-cell>
          <table:table-cell table:formula="of:=(ABS([$Registrado.AE2] - [$Previsto.AE2])/[$Registrado.AE2])" office:value-type="percentage" office:value="0.277270374015748" calcext:value-type="percentage">
            <text:p>27,727%</text:p>
          </table:table-cell>
          <table:table-cell table:formula="of:=AVERAGE([.B2:.AE2])" office:value-type="percentage" office:value="0.177077173712857" calcext:value-type="percentage">
            <text:p>17,708%</text:p>
          </table:table-cell>
          <table:table-cell table:formula="of:=STDEV([.B2:.AE2])" office:value-type="percentage" office:value="0.130846508343652" calcext:value-type="percentage">
            <text:p>13,08%</text:p>
          </table:table-cell>
          <table:table-cell table:formula="of:=COUNTIF([.B2:.AE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48023008434864" calcext:value-type="percentage">
            <text:p>34,802%</text:p>
          </table:table-cell>
          <table:table-cell table:formula="of:=(ABS([$Registrado.C3] - [$Previsto.C3])/[$Registrado.C3])" office:value-type="percentage" office:value="0.08313688170441" calcext:value-type="percentage">
            <text:p>8,314%</text:p>
          </table:table-cell>
          <table:table-cell table:formula="of:=(ABS([$Registrado.D3] - [$Previsto.D3])/[$Registrado.D3])" office:value-type="percentage" office:value="0.0378932108000284" calcext:value-type="percentage">
            <text:p>3,789%</text:p>
          </table:table-cell>
          <table:table-cell table:formula="of:=(ABS([$Registrado.E3] - [$Previsto.E3])/[$Registrado.E3])" office:value-type="percentage" office:value="0.0747572225376573" calcext:value-type="percentage">
            <text:p>7,476%</text:p>
          </table:table-cell>
          <table:table-cell table:formula="of:=(ABS([$Registrado.F3] - [$Previsto.F3])/[$Registrado.F3])" office:value-type="percentage" office:value="0.0135290057631914" calcext:value-type="percentage">
            <text:p>1,353%</text:p>
          </table:table-cell>
          <table:table-cell table:formula="of:=(ABS([$Registrado.G3] - [$Previsto.G3])/[$Registrado.G3])" office:value-type="percentage" office:value="0.0851469284357188" calcext:value-type="percentage">
            <text:p>8,515%</text:p>
          </table:table-cell>
          <table:table-cell table:formula="of:=(ABS([$Registrado.H3] - [$Previsto.H3])/[$Registrado.H3])" office:value-type="percentage" office:value="0.0405182221333066" calcext:value-type="percentage">
            <text:p>4,052%</text:p>
          </table:table-cell>
          <table:table-cell table:formula="of:=(ABS([$Registrado.I3] - [$Previsto.I3])/[$Registrado.I3])" office:value-type="percentage" office:value="0.0694600671140939" calcext:value-type="percentage">
            <text:p>6,946%</text:p>
          </table:table-cell>
          <table:table-cell table:formula="of:=(ABS([$Registrado.J3] - [$Previsto.J3])/[$Registrado.J3])" office:value-type="percentage" office:value="0.0260888405895538" calcext:value-type="percentage">
            <text:p>2,609%</text:p>
          </table:table-cell>
          <table:table-cell table:formula="of:=(ABS([$Registrado.K3] - [$Previsto.K3])/[$Registrado.K3])" office:value-type="percentage" office:value="0.0407057037518976" calcext:value-type="percentage">
            <text:p>4,071%</text:p>
          </table:table-cell>
          <table:table-cell table:formula="of:=(ABS([$Registrado.L3] - [$Previsto.L3])/[$Registrado.L3])" office:value-type="percentage" office:value="0.29800926725117" calcext:value-type="percentage">
            <text:p>29,801%</text:p>
          </table:table-cell>
          <table:table-cell table:formula="of:=(ABS([$Registrado.M3] - [$Previsto.M3])/[$Registrado.M3])" office:value-type="percentage" office:value="0.0183116146297949" calcext:value-type="percentage">
            <text:p>1,831%</text:p>
          </table:table-cell>
          <table:table-cell table:formula="of:=(ABS([$Registrado.N3] - [$Previsto.N3])/[$Registrado.N3])" office:value-type="percentage" office:value="0.111023159700562" calcext:value-type="percentage">
            <text:p>11,102%</text:p>
          </table:table-cell>
          <table:table-cell table:formula="of:=(ABS([$Registrado.O3] - [$Previsto.O3])/[$Registrado.O3])" office:value-type="percentage" office:value="0.0997856963060852" calcext:value-type="percentage">
            <text:p>9,979%</text:p>
          </table:table-cell>
          <table:table-cell table:formula="of:=(ABS([$Registrado.P3] - [$Previsto.P3])/[$Registrado.P3])" office:value-type="percentage" office:value="0.0311399452607318" calcext:value-type="percentage">
            <text:p>3,114%</text:p>
          </table:table-cell>
          <table:table-cell table:formula="of:=(ABS([$Registrado.Q3] - [$Previsto.Q3])/[$Registrado.Q3])" office:value-type="percentage" office:value="0.133962809542527" calcext:value-type="percentage">
            <text:p>13,396%</text:p>
          </table:table-cell>
          <table:table-cell table:formula="of:=(ABS([$Registrado.R3] - [$Previsto.R3])/[$Registrado.R3])" office:value-type="percentage" office:value="0.0574781664418045" calcext:value-type="percentage">
            <text:p>5,748%</text:p>
          </table:table-cell>
          <table:table-cell table:formula="of:=(ABS([$Registrado.S3] - [$Previsto.S3])/[$Registrado.S3])" office:value-type="percentage" office:value="0.0335008858516831" calcext:value-type="percentage">
            <text:p>3,350%</text:p>
          </table:table-cell>
          <table:table-cell table:formula="of:=(ABS([$Registrado.T3] - [$Previsto.T3])/[$Registrado.T3])" office:value-type="percentage" office:value="0.119404192910955" calcext:value-type="percentage">
            <text:p>11,940%</text:p>
          </table:table-cell>
          <table:table-cell table:formula="of:=(ABS([$Registrado.U3] - [$Previsto.U3])/[$Registrado.U3])" office:value-type="percentage" office:value="0.0643903811969188" calcext:value-type="percentage">
            <text:p>6,439%</text:p>
          </table:table-cell>
          <table:table-cell table:formula="of:=(ABS([$Registrado.V3] - [$Previsto.V3])/[$Registrado.V3])" office:value-type="percentage" office:value="0.0776657419797003" calcext:value-type="percentage">
            <text:p>7,767%</text:p>
          </table:table-cell>
          <table:table-cell table:formula="of:=(ABS([$Registrado.W3] - [$Previsto.W3])/[$Registrado.W3])" office:value-type="percentage" office:value="0.119313356217336" calcext:value-type="percentage">
            <text:p>11,931%</text:p>
          </table:table-cell>
          <table:table-cell table:formula="of:=(ABS([$Registrado.X3] - [$Previsto.X3])/[$Registrado.X3])" office:value-type="percentage" office:value="0.22505491003983" calcext:value-type="percentage">
            <text:p>22,505%</text:p>
          </table:table-cell>
          <table:table-cell table:formula="of:=(ABS([$Registrado.Y3] - [$Previsto.Y3])/[$Registrado.Y3])" office:value-type="percentage" office:value="0.248154229076848" calcext:value-type="percentage">
            <text:p>24,815%</text:p>
          </table:table-cell>
          <table:table-cell table:formula="of:=(ABS([$Registrado.Z3] - [$Previsto.Z3])/[$Registrado.Z3])" office:value-type="percentage" office:value="0.00219112335038088" calcext:value-type="percentage">
            <text:p>0,219%</text:p>
          </table:table-cell>
          <table:table-cell table:formula="of:=(ABS([$Registrado.AA3] - [$Previsto.AA3])/[$Registrado.AA3])" office:value-type="percentage" office:value="0.135923250355179" calcext:value-type="percentage">
            <text:p>13,592%</text:p>
          </table:table-cell>
          <table:table-cell table:formula="of:=(ABS([$Registrado.AB3] - [$Previsto.AB3])/[$Registrado.AB3])" office:value-type="percentage" office:value="0.14026287520717" calcext:value-type="percentage">
            <text:p>14,026%</text:p>
          </table:table-cell>
          <table:table-cell table:formula="of:=(ABS([$Registrado.AC3] - [$Previsto.AC3])/[$Registrado.AC3])" office:value-type="percentage" office:value="0.345748963773037" calcext:value-type="percentage">
            <text:p>34,575%</text:p>
          </table:table-cell>
          <table:table-cell table:formula="of:=(ABS([$Registrado.AD3] - [$Previsto.AD3])/[$Registrado.AD3])" office:value-type="percentage" office:value="0.272231650425047" calcext:value-type="percentage">
            <text:p>27,223%</text:p>
          </table:table-cell>
          <table:table-cell table:formula="of:=(ABS([$Registrado.AE3] - [$Previsto.AE3])/[$Registrado.AE3])" office:value-type="percentage" office:value="0.233930772813193" calcext:value-type="percentage">
            <text:p>23,393%</text:p>
          </table:table-cell>
          <table:table-cell table:formula="of:=AVERAGE([.B3:.AE3])" office:value-type="percentage" office:value="0.119558069453156" calcext:value-type="percentage">
            <text:p>11,956%</text:p>
          </table:table-cell>
          <table:table-cell table:formula="of:=STDEV([.B3:.AE3])" office:value-type="percentage" office:value="0.100802010091968" calcext:value-type="percentage">
            <text:p>10,08%</text:p>
          </table:table-cell>
          <table:table-cell table:formula="of:=COUNTIF([.B3:.AE3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448424066456973" calcext:value-type="percentage">
            <text:p>4,484%</text:p>
          </table:table-cell>
          <table:table-cell table:formula="of:=(ABS([$Registrado.C4] - [$Previsto.C4])/[$Registrado.C4])" office:value-type="percentage" office:value="0.165029108981186" calcext:value-type="percentage">
            <text:p>16,503%</text:p>
          </table:table-cell>
          <table:table-cell table:formula="of:=(ABS([$Registrado.D4] - [$Previsto.D4])/[$Registrado.D4])" office:value-type="percentage" office:value="0.517170804255806" calcext:value-type="percentage">
            <text:p>51,717%</text:p>
          </table:table-cell>
          <table:table-cell table:formula="of:=(ABS([$Registrado.E4] - [$Previsto.E4])/[$Registrado.E4])" office:value-type="percentage" office:value="0.0806385337433241" calcext:value-type="percentage">
            <text:p>8,064%</text:p>
          </table:table-cell>
          <table:table-cell table:formula="of:=(ABS([$Registrado.F4] - [$Previsto.F4])/[$Registrado.F4])" office:value-type="percentage" office:value="0.131281492084877" calcext:value-type="percentage">
            <text:p>13,128%</text:p>
          </table:table-cell>
          <table:table-cell table:formula="of:=(ABS([$Registrado.G4] - [$Previsto.G4])/[$Registrado.G4])" office:value-type="percentage" office:value="0.150111500042688" calcext:value-type="percentage">
            <text:p>15,011%</text:p>
          </table:table-cell>
          <table:table-cell table:formula="of:=(ABS([$Registrado.H4] - [$Previsto.H4])/[$Registrado.H4])" office:value-type="percentage" office:value="0.173658048737881" calcext:value-type="percentage">
            <text:p>17,366%</text:p>
          </table:table-cell>
          <table:table-cell table:formula="of:=(ABS([$Registrado.I4] - [$Previsto.I4])/[$Registrado.I4])" office:value-type="percentage" office:value="0.718762588084561" calcext:value-type="percentage">
            <text:p>71,876%</text:p>
          </table:table-cell>
          <table:table-cell table:formula="of:=(ABS([$Registrado.J4] - [$Previsto.J4])/[$Registrado.J4])" office:value-type="percentage" office:value="0.747745275692467" calcext:value-type="percentage">
            <text:p>74,775%</text:p>
          </table:table-cell>
          <table:table-cell table:formula="of:=(ABS([$Registrado.K4] - [$Previsto.K4])/[$Registrado.K4])" office:value-type="percentage" office:value="0.596356857679662" calcext:value-type="percentage">
            <text:p>59,636%</text:p>
          </table:table-cell>
          <table:table-cell table:formula="of:=(ABS([$Registrado.L4] - [$Previsto.L4])/[$Registrado.L4])" office:value-type="percentage" office:value="0.618201340703281" calcext:value-type="percentage">
            <text:p>61,820%</text:p>
          </table:table-cell>
          <table:table-cell table:formula="of:=(ABS([$Registrado.M4] - [$Previsto.M4])/[$Registrado.M4])" office:value-type="percentage" office:value="0.37070742014742" calcext:value-type="percentage">
            <text:p>37,071%</text:p>
          </table:table-cell>
          <table:table-cell table:formula="of:=(ABS([$Registrado.N4] - [$Previsto.N4])/[$Registrado.N4])" office:value-type="percentage" office:value="0.200308789808917" calcext:value-type="percentage">
            <text:p>20,031%</text:p>
          </table:table-cell>
          <table:table-cell table:formula="of:=(ABS([$Registrado.O4] - [$Previsto.O4])/[$Registrado.O4])" office:value-type="percentage" office:value="0.46620320855615" calcext:value-type="percentage">
            <text:p>46,620%</text:p>
          </table:table-cell>
          <table:table-cell table:formula="of:=(ABS([$Registrado.P4] - [$Previsto.P4])/[$Registrado.P4])" office:value-type="percentage" office:value="0.418355248783394" calcext:value-type="percentage">
            <text:p>41,836%</text:p>
          </table:table-cell>
          <table:table-cell table:formula="of:=(ABS([$Registrado.Q4] - [$Previsto.Q4])/[$Registrado.Q4])" office:value-type="percentage" office:value="0.0213885857860732" calcext:value-type="percentage">
            <text:p>2,139%</text:p>
          </table:table-cell>
          <table:table-cell table:formula="of:=(ABS([$Registrado.R4] - [$Previsto.R4])/[$Registrado.R4])" office:value-type="percentage" office:value="0.18765791240141" calcext:value-type="percentage">
            <text:p>18,766%</text:p>
          </table:table-cell>
          <table:table-cell table:formula="of:=(ABS([$Registrado.S4] - [$Previsto.S4])/[$Registrado.S4])" office:value-type="percentage" office:value="0.191576252445352" calcext:value-type="percentage">
            <text:p>19,158%</text:p>
          </table:table-cell>
          <table:table-cell table:formula="of:=(ABS([$Registrado.T4] - [$Previsto.T4])/[$Registrado.T4])" office:value-type="percentage" office:value="0.422461871839851" calcext:value-type="percentage">
            <text:p>42,246%</text:p>
          </table:table-cell>
          <table:table-cell table:formula="of:=(ABS([$Registrado.U4] - [$Previsto.U4])/[$Registrado.U4])" office:value-type="percentage" office:value="0.841725128761182" calcext:value-type="percentage">
            <text:p>84,173%</text:p>
          </table:table-cell>
          <table:table-cell table:formula="of:=(ABS([$Registrado.V4] - [$Previsto.V4])/[$Registrado.V4])" office:value-type="percentage" office:value="0.935893400286944" calcext:value-type="percentage">
            <text:p>93,589%</text:p>
          </table:table-cell>
          <table:table-cell table:formula="of:=(ABS([$Registrado.W4] - [$Previsto.W4])/[$Registrado.W4])" office:value-type="percentage" office:value="0.758195480819758" calcext:value-type="percentage">
            <text:p>75,820%</text:p>
          </table:table-cell>
          <table:table-cell table:formula="of:=(ABS([$Registrado.X4] - [$Previsto.X4])/[$Registrado.X4])" office:value-type="percentage" office:value="0.577721985311537" calcext:value-type="percentage">
            <text:p>57,772%</text:p>
          </table:table-cell>
          <table:table-cell table:formula="of:=(ABS([$Registrado.Y4] - [$Previsto.Y4])/[$Registrado.Y4])" office:value-type="percentage" office:value="0.500577589134125" calcext:value-type="percentage">
            <text:p>50,058%</text:p>
          </table:table-cell>
          <table:table-cell table:formula="of:=(ABS([$Registrado.Z4] - [$Previsto.Z4])/[$Registrado.Z4])" office:value-type="percentage" office:value="0.170923828992978" calcext:value-type="percentage">
            <text:p>17,092%</text:p>
          </table:table-cell>
          <table:table-cell table:formula="of:=(ABS([$Registrado.AA4] - [$Previsto.AA4])/[$Registrado.AA4])" office:value-type="percentage" office:value="0.151512696173514" calcext:value-type="percentage">
            <text:p>15,151%</text:p>
          </table:table-cell>
          <table:table-cell table:formula="of:=(ABS([$Registrado.AB4] - [$Previsto.AB4])/[$Registrado.AB4])" office:value-type="percentage" office:value="0.0154765827612509" calcext:value-type="percentage">
            <text:p>1,548%</text:p>
          </table:table-cell>
          <table:table-cell table:formula="of:=(ABS([$Registrado.AC4] - [$Previsto.AC4])/[$Registrado.AC4])" office:value-type="percentage" office:value="0.0357515725653657" calcext:value-type="percentage">
            <text:p>3,575%</text:p>
          </table:table-cell>
          <table:table-cell table:formula="of:=(ABS([$Registrado.AD4] - [$Previsto.AD4])/[$Registrado.AD4])" office:value-type="percentage" office:value="0.24676952153586" calcext:value-type="percentage">
            <text:p>24,677%</text:p>
          </table:table-cell>
          <table:table-cell table:formula="of:=(ABS([$Registrado.AE4] - [$Previsto.AE4])/[$Registrado.AE4])" office:value-type="percentage" office:value="0.00360233012872749" calcext:value-type="percentage">
            <text:p>0,360%</text:p>
          </table:table-cell>
          <table:table-cell table:formula="of:=AVERAGE([.B4:.AE4])" office:value-type="percentage" office:value="0.348686912096375" calcext:value-type="percentage">
            <text:p>34,869%</text:p>
          </table:table-cell>
          <table:table-cell table:formula="of:=STDEV([.B4:.AE4])" office:value-type="percentage" office:value="0.276566225151871" calcext:value-type="percentage">
            <text:p>27,66%</text:p>
          </table:table-cell>
          <table:table-cell table:formula="of:=COUNTIF([.B4:.AE4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237501526317412" calcext:value-type="percentage">
            <text:p>23,750%</text:p>
          </table:table-cell>
          <table:table-cell table:formula="of:=(ABS([$Registrado.C5] - [$Previsto.C5])/[$Registrado.C5])" office:value-type="percentage" office:value="0.0209348702014634" calcext:value-type="percentage">
            <text:p>2,093%</text:p>
          </table:table-cell>
          <table:table-cell table:formula="of:=(ABS([$Registrado.D5] - [$Previsto.D5])/[$Registrado.D5])" office:value-type="percentage" office:value="0.0785345002823264" calcext:value-type="percentage">
            <text:p>7,853%</text:p>
          </table:table-cell>
          <table:table-cell table:formula="of:=(ABS([$Registrado.E5] - [$Previsto.E5])/[$Registrado.E5])" office:value-type="percentage" office:value="0.16168331718458" calcext:value-type="percentage">
            <text:p>16,168%</text:p>
          </table:table-cell>
          <table:table-cell table:formula="of:=(ABS([$Registrado.F5] - [$Previsto.F5])/[$Registrado.F5])" office:value-type="percentage" office:value="0.0253403436396886" calcext:value-type="percentage">
            <text:p>2,534%</text:p>
          </table:table-cell>
          <table:table-cell table:formula="of:=(ABS([$Registrado.G5] - [$Previsto.G5])/[$Registrado.G5])" office:value-type="percentage" office:value="0.362169770018286" calcext:value-type="percentage">
            <text:p>36,217%</text:p>
          </table:table-cell>
          <table:table-cell table:formula="of:=(ABS([$Registrado.H5] - [$Previsto.H5])/[$Registrado.H5])" office:value-type="percentage" office:value="0.351611061526502" calcext:value-type="percentage">
            <text:p>35,161%</text:p>
          </table:table-cell>
          <table:table-cell table:formula="of:=(ABS([$Registrado.I5] - [$Previsto.I5])/[$Registrado.I5])" office:value-type="percentage" office:value="2.03608281187592" calcext:value-type="percentage">
            <text:p>203,608%</text:p>
          </table:table-cell>
          <table:table-cell table:formula="of:=(ABS([$Registrado.J5] - [$Previsto.J5])/[$Registrado.J5])" office:value-type="percentage" office:value="1.15516581253891" calcext:value-type="percentage">
            <text:p>115,517%</text:p>
          </table:table-cell>
          <table:table-cell table:formula="of:=(ABS([$Registrado.K5] - [$Previsto.K5])/[$Registrado.K5])" office:value-type="percentage" office:value="0.229595457167184" calcext:value-type="percentage">
            <text:p>22,960%</text:p>
          </table:table-cell>
          <table:table-cell table:formula="of:=(ABS([$Registrado.L5] - [$Previsto.L5])/[$Registrado.L5])" office:value-type="percentage" office:value="0.981278942406967" calcext:value-type="percentage">
            <text:p>98,128%</text:p>
          </table:table-cell>
          <table:table-cell table:formula="of:=(ABS([$Registrado.M5] - [$Previsto.M5])/[$Registrado.M5])" office:value-type="percentage" office:value="1.11796419698962" calcext:value-type="percentage">
            <text:p>111,796%</text:p>
          </table:table-cell>
          <table:table-cell table:formula="of:=(ABS([$Registrado.N5] - [$Previsto.N5])/[$Registrado.N5])" office:value-type="percentage" office:value="0.186042308626319" calcext:value-type="percentage">
            <text:p>18,604%</text:p>
          </table:table-cell>
          <table:table-cell table:formula="of:=(ABS([$Registrado.O5] - [$Previsto.O5])/[$Registrado.O5])" office:value-type="percentage" office:value="0.83894749219652" calcext:value-type="percentage">
            <text:p>83,895%</text:p>
          </table:table-cell>
          <table:table-cell table:formula="of:=(ABS([$Registrado.P5] - [$Previsto.P5])/[$Registrado.P5])" office:value-type="percentage" office:value="0.108418370270059" calcext:value-type="percentage">
            <text:p>10,842%</text:p>
          </table:table-cell>
          <table:table-cell table:formula="of:=(ABS([$Registrado.Q5] - [$Previsto.Q5])/[$Registrado.Q5])" office:value-type="percentage" office:value="0.0700189397760516" calcext:value-type="percentage">
            <text:p>7,002%</text:p>
          </table:table-cell>
          <table:table-cell table:formula="of:=(ABS([$Registrado.R5] - [$Previsto.R5])/[$Registrado.R5])" office:value-type="percentage" office:value="0.0588065864093125" calcext:value-type="percentage">
            <text:p>5,881%</text:p>
          </table:table-cell>
          <table:table-cell table:formula="of:=(ABS([$Registrado.S5] - [$Previsto.S5])/[$Registrado.S5])" office:value-type="percentage" office:value="0.961885317919075" calcext:value-type="percentage">
            <text:p>96,189%</text:p>
          </table:table-cell>
          <table:table-cell table:formula="of:=(ABS([$Registrado.T5] - [$Previsto.T5])/[$Registrado.T5])" office:value-type="percentage" office:value="0.0346721583861834" calcext:value-type="percentage">
            <text:p>3,467%</text:p>
          </table:table-cell>
          <table:table-cell table:formula="of:=(ABS([$Registrado.U5] - [$Previsto.U5])/[$Registrado.U5])" office:value-type="percentage" office:value="0.124512851829234" calcext:value-type="percentage">
            <text:p>12,451%</text:p>
          </table:table-cell>
          <table:table-cell table:formula="of:=(ABS([$Registrado.V5] - [$Previsto.V5])/[$Registrado.V5])" office:value-type="percentage" office:value="0.163819960125979" calcext:value-type="percentage">
            <text:p>16,382%</text:p>
          </table:table-cell>
          <table:table-cell table:formula="of:=(ABS([$Registrado.W5] - [$Previsto.W5])/[$Registrado.W5])" office:value-type="percentage" office:value="0.0162666781082207" calcext:value-type="percentage">
            <text:p>1,627%</text:p>
          </table:table-cell>
          <table:table-cell table:formula="of:=(ABS([$Registrado.X5] - [$Previsto.X5])/[$Registrado.X5])" office:value-type="percentage" office:value="0.000239811164402413" calcext:value-type="percentage">
            <text:p>0,024%</text:p>
          </table:table-cell>
          <table:table-cell table:formula="of:=(ABS([$Registrado.Y5] - [$Previsto.Y5])/[$Registrado.Y5])" office:value-type="percentage" office:value="0.00606099056485722" calcext:value-type="percentage">
            <text:p>0,606%</text:p>
          </table:table-cell>
          <table:table-cell table:formula="of:=(ABS([$Registrado.Z5] - [$Previsto.Z5])/[$Registrado.Z5])" office:value-type="percentage" office:value="0.237865374269905" calcext:value-type="percentage">
            <text:p>23,787%</text:p>
          </table:table-cell>
          <table:table-cell table:formula="of:=(ABS([$Registrado.AA5] - [$Previsto.AA5])/[$Registrado.AA5])" office:value-type="percentage" office:value="0.255153714040361" calcext:value-type="percentage">
            <text:p>25,515%</text:p>
          </table:table-cell>
          <table:table-cell table:formula="of:=(ABS([$Registrado.AB5] - [$Previsto.AB5])/[$Registrado.AB5])" office:value-type="percentage" office:value="0.134662492700967" calcext:value-type="percentage">
            <text:p>13,466%</text:p>
          </table:table-cell>
          <table:table-cell table:formula="of:=(ABS([$Registrado.AC5] - [$Previsto.AC5])/[$Registrado.AC5])" office:value-type="percentage" office:value="0.217071887361454" calcext:value-type="percentage">
            <text:p>21,707%</text:p>
          </table:table-cell>
          <table:table-cell table:formula="of:=(ABS([$Registrado.AD5] - [$Previsto.AD5])/[$Registrado.AD5])" office:value-type="percentage" office:value="0.226456234037613" calcext:value-type="percentage">
            <text:p>22,646%</text:p>
          </table:table-cell>
          <table:table-cell table:formula="of:=(ABS([$Registrado.AE5] - [$Previsto.AE5])/[$Registrado.AE5])" office:value-type="percentage" office:value="0.114541452334825" calcext:value-type="percentage">
            <text:p>11,454%</text:p>
          </table:table-cell>
          <table:table-cell table:formula="of:=AVERAGE([.B5:.AE5])" office:value-type="percentage" office:value="0.350443507675673" calcext:value-type="percentage">
            <text:p>35,044%</text:p>
          </table:table-cell>
          <table:table-cell table:formula="of:=STDEV([.B5:.AE5])" office:value-type="percentage" office:value="0.469216111645251" calcext:value-type="percentage">
            <text:p>46,92%</text:p>
          </table:table-cell>
          <table:table-cell table:formula="of:=COUNTIF([.B5:.AE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67802371841776" calcext:value-type="percentage">
            <text:p>6,780%</text:p>
          </table:table-cell>
          <table:table-cell table:formula="of:=(ABS([$Registrado.C6] - [$Previsto.C6])/[$Registrado.C6])" office:value-type="percentage" office:value="0.0161214976506876" calcext:value-type="percentage">
            <text:p>1,612%</text:p>
          </table:table-cell>
          <table:table-cell table:formula="of:=(ABS([$Registrado.D6] - [$Previsto.D6])/[$Registrado.D6])" office:value-type="percentage" office:value="0.00305911689350308" calcext:value-type="percentage">
            <text:p>0,306%</text:p>
          </table:table-cell>
          <table:table-cell table:formula="of:=(ABS([$Registrado.E6] - [$Previsto.E6])/[$Registrado.E6])" office:value-type="percentage" office:value="0.0244008218705284" calcext:value-type="percentage">
            <text:p>2,440%</text:p>
          </table:table-cell>
          <table:table-cell table:formula="of:=(ABS([$Registrado.F6] - [$Previsto.F6])/[$Registrado.F6])" office:value-type="percentage" office:value="0.0154830846196273" calcext:value-type="percentage">
            <text:p>1,548%</text:p>
          </table:table-cell>
          <table:table-cell table:formula="of:=(ABS([$Registrado.G6] - [$Previsto.G6])/[$Registrado.G6])" office:value-type="percentage" office:value="0.11935386713154" calcext:value-type="percentage">
            <text:p>11,935%</text:p>
          </table:table-cell>
          <table:table-cell table:formula="of:=(ABS([$Registrado.H6] - [$Previsto.H6])/[$Registrado.H6])" office:value-type="percentage" office:value="0.0325432107507007" calcext:value-type="percentage">
            <text:p>3,254%</text:p>
          </table:table-cell>
          <table:table-cell table:formula="of:=(ABS([$Registrado.I6] - [$Previsto.I6])/[$Registrado.I6])" office:value-type="percentage" office:value="0.140311452520217" calcext:value-type="percentage">
            <text:p>14,031%</text:p>
          </table:table-cell>
          <table:table-cell table:formula="of:=(ABS([$Registrado.J6] - [$Previsto.J6])/[$Registrado.J6])" office:value-type="percentage" office:value="0.0814377961103932" calcext:value-type="percentage">
            <text:p>8,144%</text:p>
          </table:table-cell>
          <table:table-cell table:formula="of:=(ABS([$Registrado.K6] - [$Previsto.K6])/[$Registrado.K6])" office:value-type="percentage" office:value="0.0754723797723742" calcext:value-type="percentage">
            <text:p>7,547%</text:p>
          </table:table-cell>
          <table:table-cell table:formula="of:=(ABS([$Registrado.L6] - [$Previsto.L6])/[$Registrado.L6])" office:value-type="percentage" office:value="0.346993213152837" calcext:value-type="percentage">
            <text:p>34,699%</text:p>
          </table:table-cell>
          <table:table-cell table:formula="of:=(ABS([$Registrado.M6] - [$Previsto.M6])/[$Registrado.M6])" office:value-type="percentage" office:value="0.0565733303480981" calcext:value-type="percentage">
            <text:p>5,657%</text:p>
          </table:table-cell>
          <table:table-cell table:formula="of:=(ABS([$Registrado.N6] - [$Previsto.N6])/[$Registrado.N6])" office:value-type="percentage" office:value="0.00413059319793573" calcext:value-type="percentage">
            <text:p>0,413%</text:p>
          </table:table-cell>
          <table:table-cell table:formula="of:=(ABS([$Registrado.O6] - [$Previsto.O6])/[$Registrado.O6])" office:value-type="percentage" office:value="0.0863226575739354" calcext:value-type="percentage">
            <text:p>8,632%</text:p>
          </table:table-cell>
          <table:table-cell table:formula="of:=(ABS([$Registrado.P6] - [$Previsto.P6])/[$Registrado.P6])" office:value-type="percentage" office:value="0.0210815896106706" calcext:value-type="percentage">
            <text:p>2,108%</text:p>
          </table:table-cell>
          <table:table-cell table:formula="of:=(ABS([$Registrado.Q6] - [$Previsto.Q6])/[$Registrado.Q6])" office:value-type="percentage" office:value="0.0339025494891271" calcext:value-type="percentage">
            <text:p>3,390%</text:p>
          </table:table-cell>
          <table:table-cell table:formula="of:=(ABS([$Registrado.R6] - [$Previsto.R6])/[$Registrado.R6])" office:value-type="percentage" office:value="0.0294036063086943" calcext:value-type="percentage">
            <text:p>2,940%</text:p>
          </table:table-cell>
          <table:table-cell table:formula="of:=(ABS([$Registrado.S6] - [$Previsto.S6])/[$Registrado.S6])" office:value-type="percentage" office:value="0.261272519992704" calcext:value-type="percentage">
            <text:p>26,127%</text:p>
          </table:table-cell>
          <table:table-cell table:formula="of:=(ABS([$Registrado.T6] - [$Previsto.T6])/[$Registrado.T6])" office:value-type="percentage" office:value="0.097211318061408" calcext:value-type="percentage">
            <text:p>9,721%</text:p>
          </table:table-cell>
          <table:table-cell table:formula="of:=(ABS([$Registrado.U6] - [$Previsto.U6])/[$Registrado.U6])" office:value-type="percentage" office:value="0.0436912600729662" calcext:value-type="percentage">
            <text:p>4,369%</text:p>
          </table:table-cell>
          <table:table-cell table:formula="of:=(ABS([$Registrado.V6] - [$Previsto.V6])/[$Registrado.V6])" office:value-type="percentage" office:value="0.0921487798619275" calcext:value-type="percentage">
            <text:p>9,215%</text:p>
          </table:table-cell>
          <table:table-cell table:formula="of:=(ABS([$Registrado.W6] - [$Previsto.W6])/[$Registrado.W6])" office:value-type="percentage" office:value="0.0278224713935229" calcext:value-type="percentage">
            <text:p>2,782%</text:p>
          </table:table-cell>
          <table:table-cell table:formula="of:=(ABS([$Registrado.X6] - [$Previsto.X6])/[$Registrado.X6])" office:value-type="percentage" office:value="0.0680674785039302" calcext:value-type="percentage">
            <text:p>6,807%</text:p>
          </table:table-cell>
          <table:table-cell table:formula="of:=(ABS([$Registrado.Y6] - [$Previsto.Y6])/[$Registrado.Y6])" office:value-type="percentage" office:value="0.286433293542377" calcext:value-type="percentage">
            <text:p>28,643%</text:p>
          </table:table-cell>
          <table:table-cell table:formula="of:=(ABS([$Registrado.Z6] - [$Previsto.Z6])/[$Registrado.Z6])" office:value-type="percentage" office:value="0.0432693975476044" calcext:value-type="percentage">
            <text:p>4,327%</text:p>
          </table:table-cell>
          <table:table-cell table:formula="of:=(ABS([$Registrado.AA6] - [$Previsto.AA6])/[$Registrado.AA6])" office:value-type="percentage" office:value="0.0641232688850518" calcext:value-type="percentage">
            <text:p>6,412%</text:p>
          </table:table-cell>
          <table:table-cell table:formula="of:=(ABS([$Registrado.AB6] - [$Previsto.AB6])/[$Registrado.AB6])" office:value-type="percentage" office:value="0.0922805645542578" calcext:value-type="percentage">
            <text:p>9,228%</text:p>
          </table:table-cell>
          <table:table-cell table:formula="of:=(ABS([$Registrado.AC6] - [$Previsto.AC6])/[$Registrado.AC6])" office:value-type="percentage" office:value="0.211303674842122" calcext:value-type="percentage">
            <text:p>21,130%</text:p>
          </table:table-cell>
          <table:table-cell table:formula="of:=(ABS([$Registrado.AD6] - [$Previsto.AD6])/[$Registrado.AD6])" office:value-type="percentage" office:value="0.142790769530123" calcext:value-type="percentage">
            <text:p>14,279%</text:p>
          </table:table-cell>
          <table:table-cell table:formula="of:=(ABS([$Registrado.AE6] - [$Previsto.AE6])/[$Registrado.AE6])" office:value-type="percentage" office:value="0.0359554029255621" calcext:value-type="percentage">
            <text:p>3,596%</text:p>
          </table:table-cell>
          <table:table-cell table:formula="of:=AVERAGE([.B6:.AE6])" office:value-type="percentage" office:value="0.0873587779518734" calcext:value-type="percentage">
            <text:p>8,736%</text:p>
          </table:table-cell>
          <table:table-cell table:formula="of:=STDEV([.B6:.AE6])" office:value-type="percentage" office:value="0.0859034392860435" calcext:value-type="percentage">
            <text:p>8,59%</text:p>
          </table:table-cell>
          <table:table-cell table:formula="of:=COUNTIF([.B6:.AE6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509074161891957" calcext:value-type="percentage">
            <text:p>5,091%</text:p>
          </table:table-cell>
          <table:table-cell table:formula="of:=(ABS([$Registrado.C7] - [$Previsto.C7])/[$Registrado.C7])" office:value-type="percentage" office:value="0.0269469850721668" calcext:value-type="percentage">
            <text:p>2,695%</text:p>
          </table:table-cell>
          <table:table-cell table:formula="of:=(ABS([$Registrado.D7] - [$Previsto.D7])/[$Registrado.D7])" office:value-type="percentage" office:value="0.0339042461005198" calcext:value-type="percentage">
            <text:p>3,390%</text:p>
          </table:table-cell>
          <table:table-cell table:formula="of:=(ABS([$Registrado.E7] - [$Previsto.E7])/[$Registrado.E7])" office:value-type="percentage" office:value="0.0318021312728635" calcext:value-type="percentage">
            <text:p>3,180%</text:p>
          </table:table-cell>
          <table:table-cell table:formula="of:=(ABS([$Registrado.F7] - [$Previsto.F7])/[$Registrado.F7])" office:value-type="percentage" office:value="0.0331490989108939" calcext:value-type="percentage">
            <text:p>3,315%</text:p>
          </table:table-cell>
          <table:table-cell table:formula="of:=(ABS([$Registrado.G7] - [$Previsto.G7])/[$Registrado.G7])" office:value-type="percentage" office:value="0.0874546162813513" calcext:value-type="percentage">
            <text:p>8,745%</text:p>
          </table:table-cell>
          <table:table-cell table:formula="of:=(ABS([$Registrado.H7] - [$Previsto.H7])/[$Registrado.H7])" office:value-type="percentage" office:value="0.0750629348375463" calcext:value-type="percentage">
            <text:p>7,506%</text:p>
          </table:table-cell>
          <table:table-cell table:formula="of:=(ABS([$Registrado.I7] - [$Previsto.I7])/[$Registrado.I7])" office:value-type="percentage" office:value="0.300424530867555" calcext:value-type="percentage">
            <text:p>30,042%</text:p>
          </table:table-cell>
          <table:table-cell table:formula="of:=(ABS([$Registrado.J7] - [$Previsto.J7])/[$Registrado.J7])" office:value-type="percentage" office:value="0.297006684807812" calcext:value-type="percentage">
            <text:p>29,701%</text:p>
          </table:table-cell>
          <table:table-cell table:formula="of:=(ABS([$Registrado.K7] - [$Previsto.K7])/[$Registrado.K7])" office:value-type="percentage" office:value="0.26357141152302" calcext:value-type="percentage">
            <text:p>26,357%</text:p>
          </table:table-cell>
          <table:table-cell table:formula="of:=(ABS([$Registrado.L7] - [$Previsto.L7])/[$Registrado.L7])" office:value-type="percentage" office:value="0.341483303469621" calcext:value-type="percentage">
            <text:p>34,148%</text:p>
          </table:table-cell>
          <table:table-cell table:formula="of:=(ABS([$Registrado.M7] - [$Previsto.M7])/[$Registrado.M7])" office:value-type="percentage" office:value="0.00168265358523194" calcext:value-type="percentage">
            <text:p>0,168%</text:p>
          </table:table-cell>
          <table:table-cell table:formula="of:=(ABS([$Registrado.N7] - [$Previsto.N7])/[$Registrado.N7])" office:value-type="percentage" office:value="0.00736082711010203" calcext:value-type="percentage">
            <text:p>0,736%</text:p>
          </table:table-cell>
          <table:table-cell table:formula="of:=(ABS([$Registrado.O7] - [$Previsto.O7])/[$Registrado.O7])" office:value-type="percentage" office:value="0.0475007757010929" calcext:value-type="percentage">
            <text:p>4,750%</text:p>
          </table:table-cell>
          <table:table-cell table:formula="of:=(ABS([$Registrado.P7] - [$Previsto.P7])/[$Registrado.P7])" office:value-type="percentage" office:value="0.188864629633193" calcext:value-type="percentage">
            <text:p>18,886%</text:p>
          </table:table-cell>
          <table:table-cell table:formula="of:=(ABS([$Registrado.Q7] - [$Previsto.Q7])/[$Registrado.Q7])" office:value-type="percentage" office:value="0.0742178643930167" calcext:value-type="percentage">
            <text:p>7,422%</text:p>
          </table:table-cell>
          <table:table-cell table:formula="of:=(ABS([$Registrado.R7] - [$Previsto.R7])/[$Registrado.R7])" office:value-type="percentage" office:value="0.009722442996561" calcext:value-type="percentage">
            <text:p>0,972%</text:p>
          </table:table-cell>
          <table:table-cell table:formula="of:=(ABS([$Registrado.S7] - [$Previsto.S7])/[$Registrado.S7])" office:value-type="percentage" office:value="0.0557916838990869" calcext:value-type="percentage">
            <text:p>5,579%</text:p>
          </table:table-cell>
          <table:table-cell table:formula="of:=(ABS([$Registrado.T7] - [$Previsto.T7])/[$Registrado.T7])" office:value-type="percentage" office:value="0.0222247544541263" calcext:value-type="percentage">
            <text:p>2,222%</text:p>
          </table:table-cell>
          <table:table-cell table:formula="of:=(ABS([$Registrado.U7] - [$Previsto.U7])/[$Registrado.U7])" office:value-type="percentage" office:value="0.144321066567853" calcext:value-type="percentage">
            <text:p>14,432%</text:p>
          </table:table-cell>
          <table:table-cell table:formula="of:=(ABS([$Registrado.V7] - [$Previsto.V7])/[$Registrado.V7])" office:value-type="percentage" office:value="0.408593171538257" calcext:value-type="percentage">
            <text:p>40,859%</text:p>
          </table:table-cell>
          <table:table-cell table:formula="of:=(ABS([$Registrado.W7] - [$Previsto.W7])/[$Registrado.W7])" office:value-type="percentage" office:value="0.337456299905265" calcext:value-type="percentage">
            <text:p>33,746%</text:p>
          </table:table-cell>
          <table:table-cell table:formula="of:=(ABS([$Registrado.X7] - [$Previsto.X7])/[$Registrado.X7])" office:value-type="percentage" office:value="0.158816908344733" calcext:value-type="percentage">
            <text:p>15,882%</text:p>
          </table:table-cell>
          <table:table-cell table:formula="of:=(ABS([$Registrado.Y7] - [$Previsto.Y7])/[$Registrado.Y7])" office:value-type="percentage" office:value="0.166023973949567" calcext:value-type="percentage">
            <text:p>16,602%</text:p>
          </table:table-cell>
          <table:table-cell table:formula="of:=(ABS([$Registrado.Z7] - [$Previsto.Z7])/[$Registrado.Z7])" office:value-type="percentage" office:value="0.0161923718242452" calcext:value-type="percentage">
            <text:p>1,619%</text:p>
          </table:table-cell>
          <table:table-cell table:formula="of:=(ABS([$Registrado.AA7] - [$Previsto.AA7])/[$Registrado.AA7])" office:value-type="percentage" office:value="0.116681032595476" calcext:value-type="percentage">
            <text:p>11,668%</text:p>
          </table:table-cell>
          <table:table-cell table:formula="of:=(ABS([$Registrado.AB7] - [$Previsto.AB7])/[$Registrado.AB7])" office:value-type="percentage" office:value="0.3103944318522" calcext:value-type="percentage">
            <text:p>31,039%</text:p>
          </table:table-cell>
          <table:table-cell table:formula="of:=(ABS([$Registrado.AC7] - [$Previsto.AC7])/[$Registrado.AC7])" office:value-type="percentage" office:value="0.0550125232324071" calcext:value-type="percentage">
            <text:p>5,501%</text:p>
          </table:table-cell>
          <table:table-cell table:formula="of:=(ABS([$Registrado.AD7] - [$Previsto.AD7])/[$Registrado.AD7])" office:value-type="percentage" office:value="0.0876559117440333" calcext:value-type="percentage">
            <text:p>8,766%</text:p>
          </table:table-cell>
          <table:table-cell table:formula="of:=(ABS([$Registrado.AE7] - [$Previsto.AE7])/[$Registrado.AE7])" office:value-type="percentage" office:value="0.0440272715547816" calcext:value-type="percentage">
            <text:p>4,403%</text:p>
          </table:table-cell>
          <table:table-cell table:formula="of:=AVERAGE([.B7:.AE7])" office:value-type="percentage" office:value="0.126475131807126" calcext:value-type="percentage">
            <text:p>12,648%</text:p>
          </table:table-cell>
          <table:table-cell table:formula="of:=STDEV([.B7:.AE7])" office:value-type="percentage" office:value="0.121631560264155" calcext:value-type="percentage">
            <text:p>12,16%</text:p>
          </table:table-cell>
          <table:table-cell table:formula="of:=COUNTIF([.B7:.AE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466229923922231" calcext:value-type="percentage">
            <text:p>4,662%</text:p>
          </table:table-cell>
          <table:table-cell table:formula="of:=(ABS([$Registrado.C8] - [$Previsto.C8])/[$Registrado.C8])" office:value-type="percentage" office:value="0.101241440377804" calcext:value-type="percentage">
            <text:p>10,124%</text:p>
          </table:table-cell>
          <table:table-cell table:formula="of:=(ABS([$Registrado.D8] - [$Previsto.D8])/[$Registrado.D8])" office:value-type="percentage" office:value="0.0479900318906606" calcext:value-type="percentage">
            <text:p>4,799%</text:p>
          </table:table-cell>
          <table:table-cell table:formula="of:=(ABS([$Registrado.E8] - [$Previsto.E8])/[$Registrado.E8])" office:value-type="percentage" office:value="0.110961196105702" calcext:value-type="percentage">
            <text:p>11,096%</text:p>
          </table:table-cell>
          <table:table-cell table:formula="of:=(ABS([$Registrado.F8] - [$Previsto.F8])/[$Registrado.F8])" office:value-type="percentage" office:value="0.0911600871442115" calcext:value-type="percentage">
            <text:p>9,116%</text:p>
          </table:table-cell>
          <table:table-cell table:formula="of:=(ABS([$Registrado.G8] - [$Previsto.G8])/[$Registrado.G8])" office:value-type="percentage" office:value="0.128492309204383" calcext:value-type="percentage">
            <text:p>12,849%</text:p>
          </table:table-cell>
          <table:table-cell table:formula="of:=(ABS([$Registrado.H8] - [$Previsto.H8])/[$Registrado.H8])" office:value-type="percentage" office:value="0.0829580040258502" calcext:value-type="percentage">
            <text:p>8,296%</text:p>
          </table:table-cell>
          <table:table-cell table:formula="of:=(ABS([$Registrado.I8] - [$Previsto.I8])/[$Registrado.I8])" office:value-type="percentage" office:value="0.110966963034438" calcext:value-type="percentage">
            <text:p>11,097%</text:p>
          </table:table-cell>
          <table:table-cell table:formula="of:=(ABS([$Registrado.J8] - [$Previsto.J8])/[$Registrado.J8])" office:value-type="percentage" office:value="0.0187089122405909" calcext:value-type="percentage">
            <text:p>1,871%</text:p>
          </table:table-cell>
          <table:table-cell table:formula="of:=(ABS([$Registrado.K8] - [$Previsto.K8])/[$Registrado.K8])" office:value-type="percentage" office:value="0.109615880782918" calcext:value-type="percentage">
            <text:p>10,962%</text:p>
          </table:table-cell>
          <table:table-cell table:formula="of:=(ABS([$Registrado.L8] - [$Previsto.L8])/[$Registrado.L8])" office:value-type="percentage" office:value="0.297248059693364" calcext:value-type="percentage">
            <text:p>29,725%</text:p>
          </table:table-cell>
          <table:table-cell table:formula="of:=(ABS([$Registrado.M8] - [$Previsto.M8])/[$Registrado.M8])" office:value-type="percentage" office:value="0.123495565796963" calcext:value-type="percentage">
            <text:p>12,350%</text:p>
          </table:table-cell>
          <table:table-cell table:formula="of:=(ABS([$Registrado.N8] - [$Previsto.N8])/[$Registrado.N8])" office:value-type="percentage" office:value="0.00932589094866112" calcext:value-type="percentage">
            <text:p>0,933%</text:p>
          </table:table-cell>
          <table:table-cell table:formula="of:=(ABS([$Registrado.O8] - [$Previsto.O8])/[$Registrado.O8])" office:value-type="percentage" office:value="0.0807399497060523" calcext:value-type="percentage">
            <text:p>8,074%</text:p>
          </table:table-cell>
          <table:table-cell table:formula="of:=(ABS([$Registrado.P8] - [$Previsto.P8])/[$Registrado.P8])" office:value-type="percentage" office:value="0.030045346681498" calcext:value-type="percentage">
            <text:p>3,005%</text:p>
          </table:table-cell>
          <table:table-cell table:formula="of:=(ABS([$Registrado.Q8] - [$Previsto.Q8])/[$Registrado.Q8])" office:value-type="percentage" office:value="0.0827512520868113" calcext:value-type="percentage">
            <text:p>8,275%</text:p>
          </table:table-cell>
          <table:table-cell table:formula="of:=(ABS([$Registrado.R8] - [$Previsto.R8])/[$Registrado.R8])" office:value-type="percentage" office:value="0.165940588718189" calcext:value-type="percentage">
            <text:p>16,594%</text:p>
          </table:table-cell>
          <table:table-cell table:formula="of:=(ABS([$Registrado.S8] - [$Previsto.S8])/[$Registrado.S8])" office:value-type="percentage" office:value="0.323447474672413" calcext:value-type="percentage">
            <text:p>32,345%</text:p>
          </table:table-cell>
          <table:table-cell table:formula="of:=(ABS([$Registrado.T8] - [$Previsto.T8])/[$Registrado.T8])" office:value-type="percentage" office:value="0.0887955909369259" calcext:value-type="percentage">
            <text:p>8,880%</text:p>
          </table:table-cell>
          <table:table-cell table:formula="of:=(ABS([$Registrado.U8] - [$Previsto.U8])/[$Registrado.U8])" office:value-type="percentage" office:value="0.0844368376335912" calcext:value-type="percentage">
            <text:p>8,444%</text:p>
          </table:table-cell>
          <table:table-cell table:formula="of:=(ABS([$Registrado.V8] - [$Previsto.V8])/[$Registrado.V8])" office:value-type="percentage" office:value="0.0514165112045132" calcext:value-type="percentage">
            <text:p>5,142%</text:p>
          </table:table-cell>
          <table:table-cell table:formula="of:=(ABS([$Registrado.W8] - [$Previsto.W8])/[$Registrado.W8])" office:value-type="percentage" office:value="0.0202617252454386" calcext:value-type="percentage">
            <text:p>2,026%</text:p>
          </table:table-cell>
          <table:table-cell table:formula="of:=(ABS([$Registrado.X8] - [$Previsto.X8])/[$Registrado.X8])" office:value-type="percentage" office:value="0.0925482833203075" calcext:value-type="percentage">
            <text:p>9,255%</text:p>
          </table:table-cell>
          <table:table-cell table:formula="of:=(ABS([$Registrado.Y8] - [$Previsto.Y8])/[$Registrado.Y8])" office:value-type="percentage" office:value="0.0122202112206038" calcext:value-type="percentage">
            <text:p>1,222%</text:p>
          </table:table-cell>
          <table:table-cell table:formula="of:=(ABS([$Registrado.Z8] - [$Previsto.Z8])/[$Registrado.Z8])" office:value-type="percentage" office:value="0.125885173146643" calcext:value-type="percentage">
            <text:p>12,589%</text:p>
          </table:table-cell>
          <table:table-cell table:formula="of:=(ABS([$Registrado.AA8] - [$Previsto.AA8])/[$Registrado.AA8])" office:value-type="percentage" office:value="0.168404322672197" calcext:value-type="percentage">
            <text:p>16,840%</text:p>
          </table:table-cell>
          <table:table-cell table:formula="of:=(ABS([$Registrado.AB8] - [$Previsto.AB8])/[$Registrado.AB8])" office:value-type="percentage" office:value="0.0831381243628951" calcext:value-type="percentage">
            <text:p>8,314%</text:p>
          </table:table-cell>
          <table:table-cell table:formula="of:=(ABS([$Registrado.AC8] - [$Previsto.AC8])/[$Registrado.AC8])" office:value-type="percentage" office:value="0.243041683286797" calcext:value-type="percentage">
            <text:p>24,304%</text:p>
          </table:table-cell>
          <table:table-cell table:formula="of:=(ABS([$Registrado.AD8] - [$Previsto.AD8])/[$Registrado.AD8])" office:value-type="percentage" office:value="0.0665981435981435" calcext:value-type="percentage">
            <text:p>6,660%</text:p>
          </table:table-cell>
          <table:table-cell table:formula="of:=(ABS([$Registrado.AE8] - [$Previsto.AE8])/[$Registrado.AE8])" office:value-type="percentage" office:value="0.064753799880608" calcext:value-type="percentage">
            <text:p>6,475%</text:p>
          </table:table-cell>
          <table:table-cell table:formula="of:=AVERAGE([.B8:.AE8])" office:value-type="percentage" office:value="0.10210707840038" calcext:value-type="percentage">
            <text:p>10,211%</text:p>
          </table:table-cell>
          <table:table-cell table:formula="of:=STDEV([.B8:.AE8])" office:value-type="percentage" office:value="0.0757407624035898" calcext:value-type="percentage">
            <text:p>7,57%</text:p>
          </table:table-cell>
          <table:table-cell table:formula="of:=COUNTIF([.B8:.AE8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267666189805948" calcext:value-type="percentage">
            <text:p>2,677%</text:p>
          </table:table-cell>
          <table:table-cell table:formula="of:=(ABS([$Registrado.C9] - [$Previsto.C9])/[$Registrado.C9])" office:value-type="percentage" office:value="0.100254517140176" calcext:value-type="percentage">
            <text:p>10,025%</text:p>
          </table:table-cell>
          <table:table-cell table:formula="of:=(ABS([$Registrado.D9] - [$Previsto.D9])/[$Registrado.D9])" office:value-type="percentage" office:value="0.0162084609643895" calcext:value-type="percentage">
            <text:p>1,621%</text:p>
          </table:table-cell>
          <table:table-cell table:formula="of:=(ABS([$Registrado.E9] - [$Previsto.E9])/[$Registrado.E9])" office:value-type="percentage" office:value="0.0329582744436241" calcext:value-type="percentage">
            <text:p>3,296%</text:p>
          </table:table-cell>
          <table:table-cell table:formula="of:=(ABS([$Registrado.F9] - [$Previsto.F9])/[$Registrado.F9])" office:value-type="percentage" office:value="0.0400641654003382" calcext:value-type="percentage">
            <text:p>4,006%</text:p>
          </table:table-cell>
          <table:table-cell table:formula="of:=(ABS([$Registrado.G9] - [$Previsto.G9])/[$Registrado.G9])" office:value-type="percentage" office:value="0.0308404957733607" calcext:value-type="percentage">
            <text:p>3,084%</text:p>
          </table:table-cell>
          <table:table-cell table:formula="of:=(ABS([$Registrado.H9] - [$Previsto.H9])/[$Registrado.H9])" office:value-type="percentage" office:value="0.054021032821128" calcext:value-type="percentage">
            <text:p>5,402%</text:p>
          </table:table-cell>
          <table:table-cell table:formula="of:=(ABS([$Registrado.I9] - [$Previsto.I9])/[$Registrado.I9])" office:value-type="percentage" office:value="0.136700699187431" calcext:value-type="percentage">
            <text:p>13,670%</text:p>
          </table:table-cell>
          <table:table-cell table:formula="of:=(ABS([$Registrado.J9] - [$Previsto.J9])/[$Registrado.J9])" office:value-type="percentage" office:value="0.0514485843152489" calcext:value-type="percentage">
            <text:p>5,145%</text:p>
          </table:table-cell>
          <table:table-cell table:formula="of:=(ABS([$Registrado.K9] - [$Previsto.K9])/[$Registrado.K9])" office:value-type="percentage" office:value="0.00718246545586209" calcext:value-type="percentage">
            <text:p>0,718%</text:p>
          </table:table-cell>
          <table:table-cell table:formula="of:=(ABS([$Registrado.L9] - [$Previsto.L9])/[$Registrado.L9])" office:value-type="percentage" office:value="0.191355788142737" calcext:value-type="percentage">
            <text:p>19,136%</text:p>
          </table:table-cell>
          <table:table-cell table:formula="of:=(ABS([$Registrado.M9] - [$Previsto.M9])/[$Registrado.M9])" office:value-type="percentage" office:value="0.199978626431184" calcext:value-type="percentage">
            <text:p>19,998%</text:p>
          </table:table-cell>
          <table:table-cell table:formula="of:=(ABS([$Registrado.N9] - [$Previsto.N9])/[$Registrado.N9])" office:value-type="percentage" office:value="0.148015185346377" calcext:value-type="percentage">
            <text:p>14,802%</text:p>
          </table:table-cell>
          <table:table-cell table:formula="of:=(ABS([$Registrado.O9] - [$Previsto.O9])/[$Registrado.O9])" office:value-type="percentage" office:value="0.132680820869046" calcext:value-type="percentage">
            <text:p>13,268%</text:p>
          </table:table-cell>
          <table:table-cell table:formula="of:=(ABS([$Registrado.P9] - [$Previsto.P9])/[$Registrado.P9])" office:value-type="percentage" office:value="0.0593048590187746" calcext:value-type="percentage">
            <text:p>5,930%</text:p>
          </table:table-cell>
          <table:table-cell table:formula="of:=(ABS([$Registrado.Q9] - [$Previsto.Q9])/[$Registrado.Q9])" office:value-type="percentage" office:value="0.124001809119773" calcext:value-type="percentage">
            <text:p>12,400%</text:p>
          </table:table-cell>
          <table:table-cell table:formula="of:=(ABS([$Registrado.R9] - [$Previsto.R9])/[$Registrado.R9])" office:value-type="percentage" office:value="0.0575498523666081" calcext:value-type="percentage">
            <text:p>5,755%</text:p>
          </table:table-cell>
          <table:table-cell table:formula="of:=(ABS([$Registrado.S9] - [$Previsto.S9])/[$Registrado.S9])" office:value-type="percentage" office:value="0.0023430800254723" calcext:value-type="percentage">
            <text:p>0,234%</text:p>
          </table:table-cell>
          <table:table-cell table:formula="of:=(ABS([$Registrado.T9] - [$Previsto.T9])/[$Registrado.T9])" office:value-type="percentage" office:value="0.151391813390556" calcext:value-type="percentage">
            <text:p>15,139%</text:p>
          </table:table-cell>
          <table:table-cell table:formula="of:=(ABS([$Registrado.U9] - [$Previsto.U9])/[$Registrado.U9])" office:value-type="percentage" office:value="0.111597643336646" calcext:value-type="percentage">
            <text:p>11,160%</text:p>
          </table:table-cell>
          <table:table-cell table:formula="of:=(ABS([$Registrado.V9] - [$Previsto.V9])/[$Registrado.V9])" office:value-type="percentage" office:value="0.0410181659611581" calcext:value-type="percentage">
            <text:p>4,102%</text:p>
          </table:table-cell>
          <table:table-cell table:formula="of:=(ABS([$Registrado.W9] - [$Previsto.W9])/[$Registrado.W9])" office:value-type="percentage" office:value="0.0660126275315143" calcext:value-type="percentage">
            <text:p>6,601%</text:p>
          </table:table-cell>
          <table:table-cell table:formula="of:=(ABS([$Registrado.X9] - [$Previsto.X9])/[$Registrado.X9])" office:value-type="percentage" office:value="0.089274818655016" calcext:value-type="percentage">
            <text:p>8,927%</text:p>
          </table:table-cell>
          <table:table-cell table:formula="of:=(ABS([$Registrado.Y9] - [$Previsto.Y9])/[$Registrado.Y9])" office:value-type="percentage" office:value="0.0153906799959517" calcext:value-type="percentage">
            <text:p>1,539%</text:p>
          </table:table-cell>
          <table:table-cell table:formula="of:=(ABS([$Registrado.Z9] - [$Previsto.Z9])/[$Registrado.Z9])" office:value-type="percentage" office:value="0.0658293372946788" calcext:value-type="percentage">
            <text:p>6,583%</text:p>
          </table:table-cell>
          <table:table-cell table:formula="of:=(ABS([$Registrado.AA9] - [$Previsto.AA9])/[$Registrado.AA9])" office:value-type="percentage" office:value="0.0184826045019148" calcext:value-type="percentage">
            <text:p>1,848%</text:p>
          </table:table-cell>
          <table:table-cell table:formula="of:=(ABS([$Registrado.AB9] - [$Previsto.AB9])/[$Registrado.AB9])" office:value-type="percentage" office:value="0.141387224443761" calcext:value-type="percentage">
            <text:p>14,139%</text:p>
          </table:table-cell>
          <table:table-cell table:formula="of:=(ABS([$Registrado.AC9] - [$Previsto.AC9])/[$Registrado.AC9])" office:value-type="percentage" office:value="0.139746916739421" calcext:value-type="percentage">
            <text:p>13,975%</text:p>
          </table:table-cell>
          <table:table-cell table:formula="of:=(ABS([$Registrado.AD9] - [$Previsto.AD9])/[$Registrado.AD9])" office:value-type="percentage" office:value="0.482435223569287" calcext:value-type="percentage">
            <text:p>48,244%</text:p>
          </table:table-cell>
          <table:table-cell table:formula="of:=(ABS([$Registrado.AE9] - [$Previsto.AE9])/[$Registrado.AE9])" office:value-type="percentage" office:value="0.492329224978796" calcext:value-type="percentage">
            <text:p>49,233%</text:p>
          </table:table-cell>
          <table:table-cell table:formula="of:=AVERAGE([.B9:.AE9])" office:value-type="percentage" office:value="0.107552387206694" calcext:value-type="percentage">
            <text:p>10,755%</text:p>
          </table:table-cell>
          <table:table-cell table:formula="of:=STDEV([.B9:.AE9])" office:value-type="percentage" office:value="0.117330986813177" calcext:value-type="percentage">
            <text:p>11,73%</text:p>
          </table:table-cell>
          <table:table-cell table:formula="of:=COUNTIF([.B9:.AE9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523782321662264" calcext:value-type="percentage">
            <text:p>5,238%</text:p>
          </table:table-cell>
          <table:table-cell table:formula="of:=(ABS([$Registrado.C10] - [$Previsto.C10])/[$Registrado.C10])" office:value-type="percentage" office:value="0.0695184378768032" calcext:value-type="percentage">
            <text:p>6,952%</text:p>
          </table:table-cell>
          <table:table-cell table:formula="of:=(ABS([$Registrado.D10] - [$Previsto.D10])/[$Registrado.D10])" office:value-type="percentage" office:value="0.0130662242809642" calcext:value-type="percentage">
            <text:p>1,307%</text:p>
          </table:table-cell>
          <table:table-cell table:formula="of:=(ABS([$Registrado.E10] - [$Previsto.E10])/[$Registrado.E10])" office:value-type="percentage" office:value="0.009720618625109" calcext:value-type="percentage">
            <text:p>0,972%</text:p>
          </table:table-cell>
          <table:table-cell table:formula="of:=(ABS([$Registrado.F10] - [$Previsto.F10])/[$Registrado.F10])" office:value-type="percentage" office:value="0.0218927268035536" calcext:value-type="percentage">
            <text:p>2,189%</text:p>
          </table:table-cell>
          <table:table-cell table:formula="of:=(ABS([$Registrado.G10] - [$Previsto.G10])/[$Registrado.G10])" office:value-type="percentage" office:value="0.317638438363217" calcext:value-type="percentage">
            <text:p>31,764%</text:p>
          </table:table-cell>
          <table:table-cell table:formula="of:=(ABS([$Registrado.H10] - [$Previsto.H10])/[$Registrado.H10])" office:value-type="percentage" office:value="0.0618058715075875" calcext:value-type="percentage">
            <text:p>6,181%</text:p>
          </table:table-cell>
          <table:table-cell table:formula="of:=(ABS([$Registrado.I10] - [$Previsto.I10])/[$Registrado.I10])" office:value-type="percentage" office:value="0.20254857434876" calcext:value-type="percentage">
            <text:p>20,255%</text:p>
          </table:table-cell>
          <table:table-cell table:formula="of:=(ABS([$Registrado.J10] - [$Previsto.J10])/[$Registrado.J10])" office:value-type="percentage" office:value="0.0471861690166182" calcext:value-type="percentage">
            <text:p>4,719%</text:p>
          </table:table-cell>
          <table:table-cell table:formula="of:=(ABS([$Registrado.K10] - [$Previsto.K10])/[$Registrado.K10])" office:value-type="percentage" office:value="0.056885320645702" calcext:value-type="percentage">
            <text:p>5,689%</text:p>
          </table:table-cell>
          <table:table-cell table:formula="of:=(ABS([$Registrado.L10] - [$Previsto.L10])/[$Registrado.L10])" office:value-type="percentage" office:value="0.278567499375468" calcext:value-type="percentage">
            <text:p>27,857%</text:p>
          </table:table-cell>
          <table:table-cell table:formula="of:=(ABS([$Registrado.M10] - [$Previsto.M10])/[$Registrado.M10])" office:value-type="percentage" office:value="0.112295373305029" calcext:value-type="percentage">
            <text:p>11,230%</text:p>
          </table:table-cell>
          <table:table-cell table:formula="of:=(ABS([$Registrado.N10] - [$Previsto.N10])/[$Registrado.N10])" office:value-type="percentage" office:value="0.0227430200864653" calcext:value-type="percentage">
            <text:p>2,274%</text:p>
          </table:table-cell>
          <table:table-cell table:formula="of:=(ABS([$Registrado.O10] - [$Previsto.O10])/[$Registrado.O10])" office:value-type="percentage" office:value="0.0796979845721676" calcext:value-type="percentage">
            <text:p>7,970%</text:p>
          </table:table-cell>
          <table:table-cell table:formula="of:=(ABS([$Registrado.P10] - [$Previsto.P10])/[$Registrado.P10])" office:value-type="percentage" office:value="0.103785880273623" calcext:value-type="percentage">
            <text:p>10,379%</text:p>
          </table:table-cell>
          <table:table-cell table:formula="of:=(ABS([$Registrado.Q10] - [$Previsto.Q10])/[$Registrado.Q10])" office:value-type="percentage" office:value="0.0857121374356837" calcext:value-type="percentage">
            <text:p>8,571%</text:p>
          </table:table-cell>
          <table:table-cell table:formula="of:=(ABS([$Registrado.R10] - [$Previsto.R10])/[$Registrado.R10])" office:value-type="percentage" office:value="0.0207605016976583" calcext:value-type="percentage">
            <text:p>2,076%</text:p>
          </table:table-cell>
          <table:table-cell table:formula="of:=(ABS([$Registrado.S10] - [$Previsto.S10])/[$Registrado.S10])" office:value-type="percentage" office:value="0.17428512848895" calcext:value-type="percentage">
            <text:p>17,429%</text:p>
          </table:table-cell>
          <table:table-cell table:formula="of:=(ABS([$Registrado.T10] - [$Previsto.T10])/[$Registrado.T10])" office:value-type="percentage" office:value="0.0297874612951184" calcext:value-type="percentage">
            <text:p>2,979%</text:p>
          </table:table-cell>
          <table:table-cell table:formula="of:=(ABS([$Registrado.U10] - [$Previsto.U10])/[$Registrado.U10])" office:value-type="percentage" office:value="0.122686870121529" calcext:value-type="percentage">
            <text:p>12,269%</text:p>
          </table:table-cell>
          <table:table-cell table:formula="of:=(ABS([$Registrado.V10] - [$Previsto.V10])/[$Registrado.V10])" office:value-type="percentage" office:value="0.0513683368624562" calcext:value-type="percentage">
            <text:p>5,137%</text:p>
          </table:table-cell>
          <table:table-cell table:formula="of:=(ABS([$Registrado.W10] - [$Previsto.W10])/[$Registrado.W10])" office:value-type="percentage" office:value="0.0525117507515838" calcext:value-type="percentage">
            <text:p>5,251%</text:p>
          </table:table-cell>
          <table:table-cell table:formula="of:=(ABS([$Registrado.X10] - [$Previsto.X10])/[$Registrado.X10])" office:value-type="percentage" office:value="0.0986190460164142" calcext:value-type="percentage">
            <text:p>9,862%</text:p>
          </table:table-cell>
          <table:table-cell table:formula="of:=(ABS([$Registrado.Y10] - [$Previsto.Y10])/[$Registrado.Y10])" office:value-type="percentage" office:value="0.0271353668776645" calcext:value-type="percentage">
            <text:p>2,714%</text:p>
          </table:table-cell>
          <table:table-cell table:formula="of:=(ABS([$Registrado.Z10] - [$Previsto.Z10])/[$Registrado.Z10])" office:value-type="percentage" office:value="0.177014706887128" calcext:value-type="percentage">
            <text:p>17,701%</text:p>
          </table:table-cell>
          <table:table-cell table:formula="of:=(ABS([$Registrado.AA10] - [$Previsto.AA10])/[$Registrado.AA10])" office:value-type="percentage" office:value="0.197643645703008" calcext:value-type="percentage">
            <text:p>19,764%</text:p>
          </table:table-cell>
          <table:table-cell table:formula="of:=(ABS([$Registrado.AB10] - [$Previsto.AB10])/[$Registrado.AB10])" office:value-type="percentage" office:value="0.135401061698626" calcext:value-type="percentage">
            <text:p>13,540%</text:p>
          </table:table-cell>
          <table:table-cell table:formula="of:=(ABS([$Registrado.AC10] - [$Previsto.AC10])/[$Registrado.AC10])" office:value-type="percentage" office:value="0.19016649002507" calcext:value-type="percentage">
            <text:p>19,017%</text:p>
          </table:table-cell>
          <table:table-cell table:formula="of:=(ABS([$Registrado.AD10] - [$Previsto.AD10])/[$Registrado.AD10])" office:value-type="percentage" office:value="0.0667224713078415" calcext:value-type="percentage">
            <text:p>6,672%</text:p>
          </table:table-cell>
          <table:table-cell table:formula="of:=(ABS([$Registrado.AE10] - [$Previsto.AE10])/[$Registrado.AE10])" office:value-type="percentage" office:value="0.0120569915342098" calcext:value-type="percentage">
            <text:p>1,206%</text:p>
          </table:table-cell>
          <table:table-cell table:formula="of:=AVERAGE([.B10:.AE10])" office:value-type="percentage" office:value="0.0963867445983412" calcext:value-type="percentage">
            <text:p>9,639%</text:p>
          </table:table-cell>
          <table:table-cell table:formula="of:=STDEV([.B10:.AE10])" office:value-type="percentage" office:value="0.080537744483635" calcext:value-type="percentage">
            <text:p>8,05%</text:p>
          </table:table-cell>
          <table:table-cell table:formula="of:=COUNTIF([.B10:.AE1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0320711872043254" calcext:value-type="percentage">
            <text:p>0,321%</text:p>
          </table:table-cell>
          <table:table-cell table:formula="of:=(ABS([$Registrado.C11] - [$Previsto.C11])/[$Registrado.C11])" office:value-type="percentage" office:value="0.0496427054933581" calcext:value-type="percentage">
            <text:p>4,964%</text:p>
          </table:table-cell>
          <table:table-cell table:formula="of:=(ABS([$Registrado.D11] - [$Previsto.D11])/[$Registrado.D11])" office:value-type="percentage" office:value="0.0838203302385849" calcext:value-type="percentage">
            <text:p>8,382%</text:p>
          </table:table-cell>
          <table:table-cell table:formula="of:=(ABS([$Registrado.E11] - [$Previsto.E11])/[$Registrado.E11])" office:value-type="percentage" office:value="0.0502756528740064" calcext:value-type="percentage">
            <text:p>5,028%</text:p>
          </table:table-cell>
          <table:table-cell table:formula="of:=(ABS([$Registrado.F11] - [$Previsto.F11])/[$Registrado.F11])" office:value-type="percentage" office:value="0.172732084915864" calcext:value-type="percentage">
            <text:p>17,273%</text:p>
          </table:table-cell>
          <table:table-cell table:formula="of:=(ABS([$Registrado.G11] - [$Previsto.G11])/[$Registrado.G11])" office:value-type="percentage" office:value="0.210219494740822" calcext:value-type="percentage">
            <text:p>21,022%</text:p>
          </table:table-cell>
          <table:table-cell table:formula="of:=(ABS([$Registrado.H11] - [$Previsto.H11])/[$Registrado.H11])" office:value-type="percentage" office:value="0.288225585485513" calcext:value-type="percentage">
            <text:p>28,823%</text:p>
          </table:table-cell>
          <table:table-cell table:formula="of:=(ABS([$Registrado.I11] - [$Previsto.I11])/[$Registrado.I11])" office:value-type="percentage" office:value="0.754983300944547" calcext:value-type="percentage">
            <text:p>75,498%</text:p>
          </table:table-cell>
          <table:table-cell table:formula="of:=(ABS([$Registrado.J11] - [$Previsto.J11])/[$Registrado.J11])" office:value-type="percentage" office:value="0.449404933964615" calcext:value-type="percentage">
            <text:p>44,940%</text:p>
          </table:table-cell>
          <table:table-cell table:formula="of:=(ABS([$Registrado.K11] - [$Previsto.K11])/[$Registrado.K11])" office:value-type="percentage" office:value="0.360856439259162" calcext:value-type="percentage">
            <text:p>36,086%</text:p>
          </table:table-cell>
          <table:table-cell table:formula="of:=(ABS([$Registrado.L11] - [$Previsto.L11])/[$Registrado.L11])" office:value-type="percentage" office:value="0.75537326955295" calcext:value-type="percentage">
            <text:p>75,537%</text:p>
          </table:table-cell>
          <table:table-cell table:formula="of:=(ABS([$Registrado.M11] - [$Previsto.M11])/[$Registrado.M11])" office:value-type="percentage" office:value="0.216706004202495" calcext:value-type="percentage">
            <text:p>21,671%</text:p>
          </table:table-cell>
          <table:table-cell table:formula="of:=(ABS([$Registrado.N11] - [$Previsto.N11])/[$Registrado.N11])" office:value-type="percentage" office:value="0.351389522125053" calcext:value-type="percentage">
            <text:p>35,139%</text:p>
          </table:table-cell>
          <table:table-cell table:formula="of:=(ABS([$Registrado.O11] - [$Previsto.O11])/[$Registrado.O11])" office:value-type="percentage" office:value="0.169430512628498" calcext:value-type="percentage">
            <text:p>16,943%</text:p>
          </table:table-cell>
          <table:table-cell table:formula="of:=(ABS([$Registrado.P11] - [$Previsto.P11])/[$Registrado.P11])" office:value-type="percentage" office:value="0.295070360294223" calcext:value-type="percentage">
            <text:p>29,507%</text:p>
          </table:table-cell>
          <table:table-cell table:formula="of:=(ABS([$Registrado.Q11] - [$Previsto.Q11])/[$Registrado.Q11])" office:value-type="percentage" office:value="0.105069044865308" calcext:value-type="percentage">
            <text:p>10,507%</text:p>
          </table:table-cell>
          <table:table-cell table:formula="of:=(ABS([$Registrado.R11] - [$Previsto.R11])/[$Registrado.R11])" office:value-type="percentage" office:value="0.17163326953913" calcext:value-type="percentage">
            <text:p>17,163%</text:p>
          </table:table-cell>
          <table:table-cell table:formula="of:=(ABS([$Registrado.S11] - [$Previsto.S11])/[$Registrado.S11])" office:value-type="percentage" office:value="0.481685292963083" calcext:value-type="percentage">
            <text:p>48,169%</text:p>
          </table:table-cell>
          <table:table-cell table:formula="of:=(ABS([$Registrado.T11] - [$Previsto.T11])/[$Registrado.T11])" office:value-type="percentage" office:value="0.058146164732522" calcext:value-type="percentage">
            <text:p>5,815%</text:p>
          </table:table-cell>
          <table:table-cell table:formula="of:=(ABS([$Registrado.U11] - [$Previsto.U11])/[$Registrado.U11])" office:value-type="percentage" office:value="0.416763505000394" calcext:value-type="percentage">
            <text:p>41,676%</text:p>
          </table:table-cell>
          <table:table-cell table:formula="of:=(ABS([$Registrado.V11] - [$Previsto.V11])/[$Registrado.V11])" office:value-type="percentage" office:value="0.492966153781829" calcext:value-type="percentage">
            <text:p>49,297%</text:p>
          </table:table-cell>
          <table:table-cell table:formula="of:=(ABS([$Registrado.W11] - [$Previsto.W11])/[$Registrado.W11])" office:value-type="percentage" office:value="0.571067332936219" calcext:value-type="percentage">
            <text:p>57,107%</text:p>
          </table:table-cell>
          <table:table-cell table:formula="of:=(ABS([$Registrado.X11] - [$Previsto.X11])/[$Registrado.X11])" office:value-type="percentage" office:value="0.390301691590169" calcext:value-type="percentage">
            <text:p>39,030%</text:p>
          </table:table-cell>
          <table:table-cell table:formula="of:=(ABS([$Registrado.Y11] - [$Previsto.Y11])/[$Registrado.Y11])" office:value-type="percentage" office:value="0.330662907825972" calcext:value-type="percentage">
            <text:p>33,066%</text:p>
          </table:table-cell>
          <table:table-cell table:formula="of:=(ABS([$Registrado.Z11] - [$Previsto.Z11])/[$Registrado.Z11])" office:value-type="percentage" office:value="0.226779985130111" calcext:value-type="percentage">
            <text:p>22,678%</text:p>
          </table:table-cell>
          <table:table-cell table:formula="of:=(ABS([$Registrado.AA11] - [$Previsto.AA11])/[$Registrado.AA11])" office:value-type="percentage" office:value="0.169187981292301" calcext:value-type="percentage">
            <text:p>16,919%</text:p>
          </table:table-cell>
          <table:table-cell table:formula="of:=(ABS([$Registrado.AB11] - [$Previsto.AB11])/[$Registrado.AB11])" office:value-type="percentage" office:value="0.246904924638114" calcext:value-type="percentage">
            <text:p>24,690%</text:p>
          </table:table-cell>
          <table:table-cell table:formula="of:=(ABS([$Registrado.AC11] - [$Previsto.AC11])/[$Registrado.AC11])" office:value-type="percentage" office:value="0.0373684794398975" calcext:value-type="percentage">
            <text:p>3,737%</text:p>
          </table:table-cell>
          <table:table-cell table:formula="of:=(ABS([$Registrado.AD11] - [$Previsto.AD11])/[$Registrado.AD11])" office:value-type="percentage" office:value="0.0236509536684733" calcext:value-type="percentage">
            <text:p>2,365%</text:p>
          </table:table-cell>
          <table:table-cell table:formula="of:=(ABS([$Registrado.AE11] - [$Previsto.AE11])/[$Registrado.AE11])" office:value-type="percentage" office:value="0.0744205176923778" calcext:value-type="percentage">
            <text:p>7,442%</text:p>
          </table:table-cell>
          <table:table-cell table:formula="of:=AVERAGE([.B11:.AE11])" office:value-type="percentage" office:value="0.266931517351201" calcext:value-type="percentage">
            <text:p>26,693%</text:p>
          </table:table-cell>
          <table:table-cell table:formula="of:=STDEV([.B11:.AE11])" office:value-type="percentage" office:value="0.205060597385761" calcext:value-type="percentage">
            <text:p>20,51%</text:p>
          </table:table-cell>
          <table:table-cell table:formula="of:=COUNTIF([.B11:.AE11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551741451834575" calcext:value-type="percentage">
            <text:p>5,517%</text:p>
          </table:table-cell>
          <table:table-cell table:formula="of:=(ABS([$Registrado.C12] - [$Previsto.C12])/[$Registrado.C12])" office:value-type="percentage" office:value="0.0362473184966088" calcext:value-type="percentage">
            <text:p>3,625%</text:p>
          </table:table-cell>
          <table:table-cell table:formula="of:=(ABS([$Registrado.D12] - [$Previsto.D12])/[$Registrado.D12])" office:value-type="percentage" office:value="0.117793603415291" calcext:value-type="percentage">
            <text:p>11,779%</text:p>
          </table:table-cell>
          <table:table-cell table:formula="of:=(ABS([$Registrado.E12] - [$Previsto.E12])/[$Registrado.E12])" office:value-type="percentage" office:value="0.115992142920918" calcext:value-type="percentage">
            <text:p>11,599%</text:p>
          </table:table-cell>
          <table:table-cell table:formula="of:=(ABS([$Registrado.F12] - [$Previsto.F12])/[$Registrado.F12])" office:value-type="percentage" office:value="0.0631663606121092" calcext:value-type="percentage">
            <text:p>6,317%</text:p>
          </table:table-cell>
          <table:table-cell table:formula="of:=(ABS([$Registrado.G12] - [$Previsto.G12])/[$Registrado.G12])" office:value-type="percentage" office:value="0.102224919628308" calcext:value-type="percentage">
            <text:p>10,222%</text:p>
          </table:table-cell>
          <table:table-cell table:formula="of:=(ABS([$Registrado.H12] - [$Previsto.H12])/[$Registrado.H12])" office:value-type="percentage" office:value="0.0232713885429638" calcext:value-type="percentage">
            <text:p>2,327%</text:p>
          </table:table-cell>
          <table:table-cell table:formula="of:=(ABS([$Registrado.I12] - [$Previsto.I12])/[$Registrado.I12])" office:value-type="percentage" office:value="0.0228797140345194" calcext:value-type="percentage">
            <text:p>2,288%</text:p>
          </table:table-cell>
          <table:table-cell table:formula="of:=(ABS([$Registrado.J12] - [$Previsto.J12])/[$Registrado.J12])" office:value-type="percentage" office:value="0.0877487193084796" calcext:value-type="percentage">
            <text:p>8,775%</text:p>
          </table:table-cell>
          <table:table-cell table:formula="of:=(ABS([$Registrado.K12] - [$Previsto.K12])/[$Registrado.K12])" office:value-type="percentage" office:value="0.0858670317014527" calcext:value-type="percentage">
            <text:p>8,587%</text:p>
          </table:table-cell>
          <table:table-cell table:formula="of:=(ABS([$Registrado.L12] - [$Previsto.L12])/[$Registrado.L12])" office:value-type="percentage" office:value="0.36266337769098" calcext:value-type="percentage">
            <text:p>36,266%</text:p>
          </table:table-cell>
          <table:table-cell table:formula="of:=(ABS([$Registrado.M12] - [$Previsto.M12])/[$Registrado.M12])" office:value-type="percentage" office:value="0.125622260832565" calcext:value-type="percentage">
            <text:p>12,562%</text:p>
          </table:table-cell>
          <table:table-cell table:formula="of:=(ABS([$Registrado.N12] - [$Previsto.N12])/[$Registrado.N12])" office:value-type="percentage" office:value="0.100689886834295" calcext:value-type="percentage">
            <text:p>10,069%</text:p>
          </table:table-cell>
          <table:table-cell table:formula="of:=(ABS([$Registrado.O12] - [$Previsto.O12])/[$Registrado.O12])" office:value-type="percentage" office:value="0.0265768546202822" calcext:value-type="percentage">
            <text:p>2,658%</text:p>
          </table:table-cell>
          <table:table-cell table:formula="of:=(ABS([$Registrado.P12] - [$Previsto.P12])/[$Registrado.P12])" office:value-type="percentage" office:value="0.102542749578944" calcext:value-type="percentage">
            <text:p>10,254%</text:p>
          </table:table-cell>
          <table:table-cell table:formula="of:=(ABS([$Registrado.Q12] - [$Previsto.Q12])/[$Registrado.Q12])" office:value-type="percentage" office:value="0.0984678359884449" calcext:value-type="percentage">
            <text:p>9,847%</text:p>
          </table:table-cell>
          <table:table-cell table:formula="of:=(ABS([$Registrado.R12] - [$Previsto.R12])/[$Registrado.R12])" office:value-type="percentage" office:value="0.200095586610959" calcext:value-type="percentage">
            <text:p>20,010%</text:p>
          </table:table-cell>
          <table:table-cell table:formula="of:=(ABS([$Registrado.S12] - [$Previsto.S12])/[$Registrado.S12])" office:value-type="percentage" office:value="0.139604818612857" calcext:value-type="percentage">
            <text:p>13,960%</text:p>
          </table:table-cell>
          <table:table-cell table:formula="of:=(ABS([$Registrado.T12] - [$Previsto.T12])/[$Registrado.T12])" office:value-type="percentage" office:value="0.0163143789258411" calcext:value-type="percentage">
            <text:p>1,631%</text:p>
          </table:table-cell>
          <table:table-cell table:formula="of:=(ABS([$Registrado.U12] - [$Previsto.U12])/[$Registrado.U12])" office:value-type="percentage" office:value="0.0169744653852554" calcext:value-type="percentage">
            <text:p>1,697%</text:p>
          </table:table-cell>
          <table:table-cell table:formula="of:=(ABS([$Registrado.V12] - [$Previsto.V12])/[$Registrado.V12])" office:value-type="percentage" office:value="0.103310997387399" calcext:value-type="percentage">
            <text:p>10,331%</text:p>
          </table:table-cell>
          <table:table-cell table:formula="of:=(ABS([$Registrado.W12] - [$Previsto.W12])/[$Registrado.W12])" office:value-type="percentage" office:value="0.0896845434440362" calcext:value-type="percentage">
            <text:p>8,968%</text:p>
          </table:table-cell>
          <table:table-cell table:formula="of:=(ABS([$Registrado.X12] - [$Previsto.X12])/[$Registrado.X12])" office:value-type="percentage" office:value="0.0597460683395536" calcext:value-type="percentage">
            <text:p>5,975%</text:p>
          </table:table-cell>
          <table:table-cell table:formula="of:=(ABS([$Registrado.Y12] - [$Previsto.Y12])/[$Registrado.Y12])" office:value-type="percentage" office:value="0.0879576008024072" calcext:value-type="percentage">
            <text:p>8,796%</text:p>
          </table:table-cell>
          <table:table-cell table:formula="of:=(ABS([$Registrado.Z12] - [$Previsto.Z12])/[$Registrado.Z12])" office:value-type="percentage" office:value="0.132239956128489" calcext:value-type="percentage">
            <text:p>13,224%</text:p>
          </table:table-cell>
          <table:table-cell table:formula="of:=(ABS([$Registrado.AA12] - [$Previsto.AA12])/[$Registrado.AA12])" office:value-type="percentage" office:value="0.0516263114129304" calcext:value-type="percentage">
            <text:p>5,163%</text:p>
          </table:table-cell>
          <table:table-cell table:formula="of:=(ABS([$Registrado.AB12] - [$Previsto.AB12])/[$Registrado.AB12])" office:value-type="percentage" office:value="0.0319835490926708" calcext:value-type="percentage">
            <text:p>3,198%</text:p>
          </table:table-cell>
          <table:table-cell table:formula="of:=(ABS([$Registrado.AC12] - [$Previsto.AC12])/[$Registrado.AC12])" office:value-type="percentage" office:value="0.000956280397201102" calcext:value-type="percentage">
            <text:p>0,096%</text:p>
          </table:table-cell>
          <table:table-cell table:formula="of:=(ABS([$Registrado.AD12] - [$Previsto.AD12])/[$Registrado.AD12])" office:value-type="percentage" office:value="0.0823107837920638" calcext:value-type="percentage">
            <text:p>8,231%</text:p>
          </table:table-cell>
          <table:table-cell table:formula="of:=(ABS([$Registrado.AE12] - [$Previsto.AE12])/[$Registrado.AE12])" office:value-type="percentage" office:value="0.157770130662571" calcext:value-type="percentage">
            <text:p>15,777%</text:p>
          </table:table-cell>
          <table:table-cell table:formula="of:=AVERAGE([.B12:.AE12])" office:value-type="percentage" office:value="0.0899167926794618" calcext:value-type="percentage">
            <text:p>8,992%</text:p>
          </table:table-cell>
          <table:table-cell table:formula="of:=STDEV([.B12:.AE12])" office:value-type="percentage" office:value="0.0697343950232387" calcext:value-type="percentage">
            <text:p>6,97%</text:p>
          </table:table-cell>
          <table:table-cell table:formula="of:=COUNTIF([.B12:.AE12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223727908392016" calcext:value-type="percentage">
            <text:p>2,237%</text:p>
          </table:table-cell>
          <table:table-cell table:formula="of:=(ABS([$Registrado.C13] - [$Previsto.C13])/[$Registrado.C13])" office:value-type="percentage" office:value="0.0529841790824606" calcext:value-type="percentage">
            <text:p>5,298%</text:p>
          </table:table-cell>
          <table:table-cell table:formula="of:=(ABS([$Registrado.D13] - [$Previsto.D13])/[$Registrado.D13])" office:value-type="percentage" office:value="0.114112182880445" calcext:value-type="percentage">
            <text:p>11,411%</text:p>
          </table:table-cell>
          <table:table-cell table:formula="of:=(ABS([$Registrado.E13] - [$Previsto.E13])/[$Registrado.E13])" office:value-type="percentage" office:value="0.141897092594397" calcext:value-type="percentage">
            <text:p>14,190%</text:p>
          </table:table-cell>
          <table:table-cell table:formula="of:=(ABS([$Registrado.F13] - [$Previsto.F13])/[$Registrado.F13])" office:value-type="percentage" office:value="0.0968701167347971" calcext:value-type="percentage">
            <text:p>9,687%</text:p>
          </table:table-cell>
          <table:table-cell table:formula="of:=(ABS([$Registrado.G13] - [$Previsto.G13])/[$Registrado.G13])" office:value-type="percentage" office:value="0.28576533953809" calcext:value-type="percentage">
            <text:p>28,577%</text:p>
          </table:table-cell>
          <table:table-cell table:formula="of:=(ABS([$Registrado.H13] - [$Previsto.H13])/[$Registrado.H13])" office:value-type="percentage" office:value="0.143868183688325" calcext:value-type="percentage">
            <text:p>14,387%</text:p>
          </table:table-cell>
          <table:table-cell table:formula="of:=(ABS([$Registrado.I13] - [$Previsto.I13])/[$Registrado.I13])" office:value-type="percentage" office:value="0.170682601518653" calcext:value-type="percentage">
            <text:p>17,068%</text:p>
          </table:table-cell>
          <table:table-cell table:formula="of:=(ABS([$Registrado.J13] - [$Previsto.J13])/[$Registrado.J13])" office:value-type="percentage" office:value="0.016522894827785" calcext:value-type="percentage">
            <text:p>1,652%</text:p>
          </table:table-cell>
          <table:table-cell table:formula="of:=(ABS([$Registrado.K13] - [$Previsto.K13])/[$Registrado.K13])" office:value-type="percentage" office:value="0.0434894591255773" calcext:value-type="percentage">
            <text:p>4,349%</text:p>
          </table:table-cell>
          <table:table-cell table:formula="of:=(ABS([$Registrado.L13] - [$Previsto.L13])/[$Registrado.L13])" office:value-type="percentage" office:value="0.137826172854992" calcext:value-type="percentage">
            <text:p>13,783%</text:p>
          </table:table-cell>
          <table:table-cell table:formula="of:=(ABS([$Registrado.M13] - [$Previsto.M13])/[$Registrado.M13])" office:value-type="percentage" office:value="0.0849989477805512" calcext:value-type="percentage">
            <text:p>8,500%</text:p>
          </table:table-cell>
          <table:table-cell table:formula="of:=(ABS([$Registrado.N13] - [$Previsto.N13])/[$Registrado.N13])" office:value-type="percentage" office:value="0.082057776240788" calcext:value-type="percentage">
            <text:p>8,206%</text:p>
          </table:table-cell>
          <table:table-cell table:formula="of:=(ABS([$Registrado.O13] - [$Previsto.O13])/[$Registrado.O13])" office:value-type="percentage" office:value="0.0830920182556935" calcext:value-type="percentage">
            <text:p>8,309%</text:p>
          </table:table-cell>
          <table:table-cell table:formula="of:=(ABS([$Registrado.P13] - [$Previsto.P13])/[$Registrado.P13])" office:value-type="percentage" office:value="0.204659438062045" calcext:value-type="percentage">
            <text:p>20,466%</text:p>
          </table:table-cell>
          <table:table-cell table:formula="of:=(ABS([$Registrado.Q13] - [$Previsto.Q13])/[$Registrado.Q13])" office:value-type="percentage" office:value="0.150447687761974" calcext:value-type="percentage">
            <text:p>15,045%</text:p>
          </table:table-cell>
          <table:table-cell table:formula="of:=(ABS([$Registrado.R13] - [$Previsto.R13])/[$Registrado.R13])" office:value-type="percentage" office:value="0.024543977828246" calcext:value-type="percentage">
            <text:p>2,454%</text:p>
          </table:table-cell>
          <table:table-cell table:formula="of:=(ABS([$Registrado.S13] - [$Previsto.S13])/[$Registrado.S13])" office:value-type="percentage" office:value="0.174140723123795" calcext:value-type="percentage">
            <text:p>17,414%</text:p>
          </table:table-cell>
          <table:table-cell table:formula="of:=(ABS([$Registrado.T13] - [$Previsto.T13])/[$Registrado.T13])" office:value-type="percentage" office:value="0.0595216618212025" calcext:value-type="percentage">
            <text:p>5,952%</text:p>
          </table:table-cell>
          <table:table-cell table:formula="of:=(ABS([$Registrado.U13] - [$Previsto.U13])/[$Registrado.U13])" office:value-type="percentage" office:value="0.0875525281754493" calcext:value-type="percentage">
            <text:p>8,755%</text:p>
          </table:table-cell>
          <table:table-cell table:formula="of:=(ABS([$Registrado.V13] - [$Previsto.V13])/[$Registrado.V13])" office:value-type="percentage" office:value="0.105471586828635" calcext:value-type="percentage">
            <text:p>10,547%</text:p>
          </table:table-cell>
          <table:table-cell table:formula="of:=(ABS([$Registrado.W13] - [$Previsto.W13])/[$Registrado.W13])" office:value-type="percentage" office:value="0.0458214866508739" calcext:value-type="percentage">
            <text:p>4,582%</text:p>
          </table:table-cell>
          <table:table-cell table:formula="of:=(ABS([$Registrado.X13] - [$Previsto.X13])/[$Registrado.X13])" office:value-type="percentage" office:value="0.0424208498975285" calcext:value-type="percentage">
            <text:p>4,242%</text:p>
          </table:table-cell>
          <table:table-cell table:formula="of:=(ABS([$Registrado.Y13] - [$Previsto.Y13])/[$Registrado.Y13])" office:value-type="percentage" office:value="0.168599250882374" calcext:value-type="percentage">
            <text:p>16,860%</text:p>
          </table:table-cell>
          <table:table-cell table:formula="of:=(ABS([$Registrado.Z13] - [$Previsto.Z13])/[$Registrado.Z13])" office:value-type="percentage" office:value="0.0398117944725574" calcext:value-type="percentage">
            <text:p>3,981%</text:p>
          </table:table-cell>
          <table:table-cell table:formula="of:=(ABS([$Registrado.AA13] - [$Previsto.AA13])/[$Registrado.AA13])" office:value-type="percentage" office:value="0.0273548402663835" calcext:value-type="percentage">
            <text:p>2,735%</text:p>
          </table:table-cell>
          <table:table-cell table:formula="of:=(ABS([$Registrado.AB13] - [$Previsto.AB13])/[$Registrado.AB13])" office:value-type="percentage" office:value="0.0748257721946851" calcext:value-type="percentage">
            <text:p>7,483%</text:p>
          </table:table-cell>
          <table:table-cell table:formula="of:=(ABS([$Registrado.AC13] - [$Previsto.AC13])/[$Registrado.AC13])" office:value-type="percentage" office:value="0.0298766355140186" calcext:value-type="percentage">
            <text:p>2,988%</text:p>
          </table:table-cell>
          <table:table-cell table:formula="of:=(ABS([$Registrado.AD13] - [$Previsto.AD13])/[$Registrado.AD13])" office:value-type="percentage" office:value="0.0722387250790374" calcext:value-type="percentage">
            <text:p>7,224%</text:p>
          </table:table-cell>
          <table:table-cell table:formula="of:=(ABS([$Registrado.AE13] - [$Previsto.AE13])/[$Registrado.AE13])" office:value-type="percentage" office:value="0.44375443368897" calcext:value-type="percentage">
            <text:p>44,375%</text:p>
          </table:table-cell>
          <table:table-cell table:formula="of:=AVERAGE([.B13:.AE13])" office:value-type="percentage" office:value="0.107586038273651" calcext:value-type="percentage">
            <text:p>10,759%</text:p>
          </table:table-cell>
          <table:table-cell table:formula="of:=STDEV([.B13:.AE13])" office:value-type="percentage" office:value="0.0896711947570288" calcext:value-type="percentage">
            <text:p>8,97%</text:p>
          </table:table-cell>
          <table:table-cell table:formula="of:=COUNTIF([.B13:.AE13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361150118512069" calcext:value-type="percentage">
            <text:p>36,115%</text:p>
          </table:table-cell>
          <table:table-cell table:formula="of:=(ABS([$Registrado.C14] - [$Previsto.C14])/[$Registrado.C14])" office:value-type="percentage" office:value="0.0107329719789385" calcext:value-type="percentage">
            <text:p>1,073%</text:p>
          </table:table-cell>
          <table:table-cell table:formula="of:=(ABS([$Registrado.D14] - [$Previsto.D14])/[$Registrado.D14])" office:value-type="percentage" office:value="0.120677206502714" calcext:value-type="percentage">
            <text:p>12,068%</text:p>
          </table:table-cell>
          <table:table-cell table:formula="of:=(ABS([$Registrado.E14] - [$Previsto.E14])/[$Registrado.E14])" office:value-type="percentage" office:value="0.00587911104782917" calcext:value-type="percentage">
            <text:p>0,588%</text:p>
          </table:table-cell>
          <table:table-cell table:formula="of:=(ABS([$Registrado.F14] - [$Previsto.F14])/[$Registrado.F14])" office:value-type="percentage" office:value="0.107428690579512" calcext:value-type="percentage">
            <text:p>10,743%</text:p>
          </table:table-cell>
          <table:table-cell table:formula="of:=(ABS([$Registrado.G14] - [$Previsto.G14])/[$Registrado.G14])" office:value-type="percentage" office:value="0.338832270813796" calcext:value-type="percentage">
            <text:p>33,883%</text:p>
          </table:table-cell>
          <table:table-cell table:formula="of:=(ABS([$Registrado.H14] - [$Previsto.H14])/[$Registrado.H14])" office:value-type="percentage" office:value="0.0280966155330976" calcext:value-type="percentage">
            <text:p>2,810%</text:p>
          </table:table-cell>
          <table:table-cell table:formula="of:=(ABS([$Registrado.I14] - [$Previsto.I14])/[$Registrado.I14])" office:value-type="percentage" office:value="0.373027554448469" calcext:value-type="percentage">
            <text:p>37,303%</text:p>
          </table:table-cell>
          <table:table-cell table:formula="of:=(ABS([$Registrado.J14] - [$Previsto.J14])/[$Registrado.J14])" office:value-type="percentage" office:value="0.0410321217874485" calcext:value-type="percentage">
            <text:p>4,103%</text:p>
          </table:table-cell>
          <table:table-cell table:formula="of:=(ABS([$Registrado.K14] - [$Previsto.K14])/[$Registrado.K14])" office:value-type="percentage" office:value="0.0921800276096219" calcext:value-type="percentage">
            <text:p>9,218%</text:p>
          </table:table-cell>
          <table:table-cell table:formula="of:=(ABS([$Registrado.L14] - [$Previsto.L14])/[$Registrado.L14])" office:value-type="percentage" office:value="0.363118397638475" calcext:value-type="percentage">
            <text:p>36,312%</text:p>
          </table:table-cell>
          <table:table-cell table:formula="of:=(ABS([$Registrado.M14] - [$Previsto.M14])/[$Registrado.M14])" office:value-type="percentage" office:value="0.194077900051901" calcext:value-type="percentage">
            <text:p>19,408%</text:p>
          </table:table-cell>
          <table:table-cell table:formula="of:=(ABS([$Registrado.N14] - [$Previsto.N14])/[$Registrado.N14])" office:value-type="percentage" office:value="0.154023729057708" calcext:value-type="percentage">
            <text:p>15,402%</text:p>
          </table:table-cell>
          <table:table-cell table:formula="of:=(ABS([$Registrado.O14] - [$Previsto.O14])/[$Registrado.O14])" office:value-type="percentage" office:value="0.148311839152479" calcext:value-type="percentage">
            <text:p>14,831%</text:p>
          </table:table-cell>
          <table:table-cell table:formula="of:=(ABS([$Registrado.P14] - [$Previsto.P14])/[$Registrado.P14])" office:value-type="percentage" office:value="0.129561825316143" calcext:value-type="percentage">
            <text:p>12,956%</text:p>
          </table:table-cell>
          <table:table-cell table:formula="of:=(ABS([$Registrado.Q14] - [$Previsto.Q14])/[$Registrado.Q14])" office:value-type="percentage" office:value="0.250836625883034" calcext:value-type="percentage">
            <text:p>25,084%</text:p>
          </table:table-cell>
          <table:table-cell table:formula="of:=(ABS([$Registrado.R14] - [$Previsto.R14])/[$Registrado.R14])" office:value-type="percentage" office:value="0.0183538099544408" calcext:value-type="percentage">
            <text:p>1,835%</text:p>
          </table:table-cell>
          <table:table-cell table:formula="of:=(ABS([$Registrado.S14] - [$Previsto.S14])/[$Registrado.S14])" office:value-type="percentage" office:value="0.101016863398302" calcext:value-type="percentage">
            <text:p>10,102%</text:p>
          </table:table-cell>
          <table:table-cell table:formula="of:=(ABS([$Registrado.T14] - [$Previsto.T14])/[$Registrado.T14])" office:value-type="percentage" office:value="0.0865660921774953" calcext:value-type="percentage">
            <text:p>8,657%</text:p>
          </table:table-cell>
          <table:table-cell table:formula="of:=(ABS([$Registrado.U14] - [$Previsto.U14])/[$Registrado.U14])" office:value-type="percentage" office:value="0.00568208743669943" calcext:value-type="percentage">
            <text:p>0,568%</text:p>
          </table:table-cell>
          <table:table-cell table:formula="of:=(ABS([$Registrado.V14] - [$Previsto.V14])/[$Registrado.V14])" office:value-type="percentage" office:value="0.0280399341985667" calcext:value-type="percentage">
            <text:p>2,804%</text:p>
          </table:table-cell>
          <table:table-cell table:formula="of:=(ABS([$Registrado.W14] - [$Previsto.W14])/[$Registrado.W14])" office:value-type="percentage" office:value="0.100515640984859" calcext:value-type="percentage">
            <text:p>10,052%</text:p>
          </table:table-cell>
          <table:table-cell table:formula="of:=(ABS([$Registrado.X14] - [$Previsto.X14])/[$Registrado.X14])" office:value-type="percentage" office:value="0.139463394805127" calcext:value-type="percentage">
            <text:p>13,946%</text:p>
          </table:table-cell>
          <table:table-cell table:formula="of:=(ABS([$Registrado.Y14] - [$Previsto.Y14])/[$Registrado.Y14])" office:value-type="percentage" office:value="0.0854924786137091" calcext:value-type="percentage">
            <text:p>8,549%</text:p>
          </table:table-cell>
          <table:table-cell table:formula="of:=(ABS([$Registrado.Z14] - [$Previsto.Z14])/[$Registrado.Z14])" office:value-type="percentage" office:value="0.221605505569291" calcext:value-type="percentage">
            <text:p>22,161%</text:p>
          </table:table-cell>
          <table:table-cell table:formula="of:=(ABS([$Registrado.AA14] - [$Previsto.AA14])/[$Registrado.AA14])" office:value-type="percentage" office:value="0.222733080059523" calcext:value-type="percentage">
            <text:p>22,273%</text:p>
          </table:table-cell>
          <table:table-cell table:formula="of:=(ABS([$Registrado.AB14] - [$Previsto.AB14])/[$Registrado.AB14])" office:value-type="percentage" office:value="0.157910925361501" calcext:value-type="percentage">
            <text:p>15,791%</text:p>
          </table:table-cell>
          <table:table-cell table:formula="of:=(ABS([$Registrado.AC14] - [$Previsto.AC14])/[$Registrado.AC14])" office:value-type="percentage" office:value="0.254029208206177" calcext:value-type="percentage">
            <text:p>25,403%</text:p>
          </table:table-cell>
          <table:table-cell table:formula="of:=(ABS([$Registrado.AD14] - [$Previsto.AD14])/[$Registrado.AD14])" office:value-type="percentage" office:value="0.178210165064341" calcext:value-type="percentage">
            <text:p>17,821%</text:p>
          </table:table-cell>
          <table:table-cell table:formula="of:=(ABS([$Registrado.AE14] - [$Previsto.AE14])/[$Registrado.AE14])" office:value-type="percentage" office:value="0.0153559098554954" calcext:value-type="percentage">
            <text:p>1,536%</text:p>
          </table:table-cell>
          <table:table-cell table:formula="of:=AVERAGE([.B14:.AE14])" office:value-type="percentage" office:value="0.144464736719959" calcext:value-type="percentage">
            <text:p>14,446%</text:p>
          </table:table-cell>
          <table:table-cell table:formula="of:=STDEV([.B14:.AE14])" office:value-type="percentage" office:value="0.112395670121782" calcext:value-type="percentage">
            <text:p>11,24%</text:p>
          </table:table-cell>
          <table:table-cell table:formula="of:=COUNTIF([.B14:.AE14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597166555242916" calcext:value-type="percentage">
            <text:p>5,972%</text:p>
          </table:table-cell>
          <table:table-cell table:formula="of:=(ABS([$Registrado.C15] - [$Previsto.C15])/[$Registrado.C15])" office:value-type="percentage" office:value="0.0622461989375343" calcext:value-type="percentage">
            <text:p>6,225%</text:p>
          </table:table-cell>
          <table:table-cell table:formula="of:=(ABS([$Registrado.D15] - [$Previsto.D15])/[$Registrado.D15])" office:value-type="percentage" office:value="0.0212425618515563" calcext:value-type="percentage">
            <text:p>2,124%</text:p>
          </table:table-cell>
          <table:table-cell table:formula="of:=(ABS([$Registrado.E15] - [$Previsto.E15])/[$Registrado.E15])" office:value-type="percentage" office:value="0.0355176170764626" calcext:value-type="percentage">
            <text:p>3,552%</text:p>
          </table:table-cell>
          <table:table-cell table:formula="of:=(ABS([$Registrado.F15] - [$Previsto.F15])/[$Registrado.F15])" office:value-type="percentage" office:value="0.0539693575592579" calcext:value-type="percentage">
            <text:p>5,397%</text:p>
          </table:table-cell>
          <table:table-cell table:formula="of:=(ABS([$Registrado.G15] - [$Previsto.G15])/[$Registrado.G15])" office:value-type="percentage" office:value="0.0268988247472903" calcext:value-type="percentage">
            <text:p>2,690%</text:p>
          </table:table-cell>
          <table:table-cell table:formula="of:=(ABS([$Registrado.H15] - [$Previsto.H15])/[$Registrado.H15])" office:value-type="percentage" office:value="0.149769687429728" calcext:value-type="percentage">
            <text:p>14,977%</text:p>
          </table:table-cell>
          <table:table-cell table:formula="of:=(ABS([$Registrado.I15] - [$Previsto.I15])/[$Registrado.I15])" office:value-type="percentage" office:value="0.578325367420032" calcext:value-type="percentage">
            <text:p>57,833%</text:p>
          </table:table-cell>
          <table:table-cell table:formula="of:=(ABS([$Registrado.J15] - [$Previsto.J15])/[$Registrado.J15])" office:value-type="percentage" office:value="0.385923014331746" calcext:value-type="percentage">
            <text:p>38,592%</text:p>
          </table:table-cell>
          <table:table-cell table:formula="of:=(ABS([$Registrado.K15] - [$Previsto.K15])/[$Registrado.K15])" office:value-type="percentage" office:value="0.471415708326612" calcext:value-type="percentage">
            <text:p>47,142%</text:p>
          </table:table-cell>
          <table:table-cell table:formula="of:=(ABS([$Registrado.L15] - [$Previsto.L15])/[$Registrado.L15])" office:value-type="percentage" office:value="0.499583523194363" calcext:value-type="percentage">
            <text:p>49,958%</text:p>
          </table:table-cell>
          <table:table-cell table:formula="of:=(ABS([$Registrado.M15] - [$Previsto.M15])/[$Registrado.M15])" office:value-type="percentage" office:value="0.0546117666217596" calcext:value-type="percentage">
            <text:p>5,461%</text:p>
          </table:table-cell>
          <table:table-cell table:formula="of:=(ABS([$Registrado.N15] - [$Previsto.N15])/[$Registrado.N15])" office:value-type="percentage" office:value="0.0351616005923642" calcext:value-type="percentage">
            <text:p>3,516%</text:p>
          </table:table-cell>
          <table:table-cell table:formula="of:=(ABS([$Registrado.O15] - [$Previsto.O15])/[$Registrado.O15])" office:value-type="percentage" office:value="0.044992889400646" calcext:value-type="percentage">
            <text:p>4,499%</text:p>
          </table:table-cell>
          <table:table-cell table:formula="of:=(ABS([$Registrado.P15] - [$Previsto.P15])/[$Registrado.P15])" office:value-type="percentage" office:value="0.00631082185066159" calcext:value-type="percentage">
            <text:p>0,631%</text:p>
          </table:table-cell>
          <table:table-cell table:formula="of:=(ABS([$Registrado.Q15] - [$Previsto.Q15])/[$Registrado.Q15])" office:value-type="percentage" office:value="0.134339963392312" calcext:value-type="percentage">
            <text:p>13,434%</text:p>
          </table:table-cell>
          <table:table-cell table:formula="of:=(ABS([$Registrado.R15] - [$Previsto.R15])/[$Registrado.R15])" office:value-type="percentage" office:value="0.0784273523402473" calcext:value-type="percentage">
            <text:p>7,843%</text:p>
          </table:table-cell>
          <table:table-cell table:formula="of:=(ABS([$Registrado.S15] - [$Previsto.S15])/[$Registrado.S15])" office:value-type="percentage" office:value="0.23542834046508" calcext:value-type="percentage">
            <text:p>23,543%</text:p>
          </table:table-cell>
          <table:table-cell table:formula="of:=(ABS([$Registrado.T15] - [$Previsto.T15])/[$Registrado.T15])" office:value-type="percentage" office:value="0.152955448764272" calcext:value-type="percentage">
            <text:p>15,296%</text:p>
          </table:table-cell>
          <table:table-cell table:formula="of:=(ABS([$Registrado.U15] - [$Previsto.U15])/[$Registrado.U15])" office:value-type="percentage" office:value="0.392769124162465" calcext:value-type="percentage">
            <text:p>39,277%</text:p>
          </table:table-cell>
          <table:table-cell table:formula="of:=(ABS([$Registrado.V15] - [$Previsto.V15])/[$Registrado.V15])" office:value-type="percentage" office:value="0.406314566252314" calcext:value-type="percentage">
            <text:p>40,631%</text:p>
          </table:table-cell>
          <table:table-cell table:formula="of:=(ABS([$Registrado.W15] - [$Previsto.W15])/[$Registrado.W15])" office:value-type="percentage" office:value="0.553957458469333" calcext:value-type="percentage">
            <text:p>55,396%</text:p>
          </table:table-cell>
          <table:table-cell table:formula="of:=(ABS([$Registrado.X15] - [$Previsto.X15])/[$Registrado.X15])" office:value-type="percentage" office:value="0.308027018155708" calcext:value-type="percentage">
            <text:p>30,803%</text:p>
          </table:table-cell>
          <table:table-cell table:formula="of:=(ABS([$Registrado.Y15] - [$Previsto.Y15])/[$Registrado.Y15])" office:value-type="percentage" office:value="0.315925890726527" calcext:value-type="percentage">
            <text:p>31,593%</text:p>
          </table:table-cell>
          <table:table-cell table:formula="of:=(ABS([$Registrado.Z15] - [$Previsto.Z15])/[$Registrado.Z15])" office:value-type="percentage" office:value="0.0725997792513081" calcext:value-type="percentage">
            <text:p>7,260%</text:p>
          </table:table-cell>
          <table:table-cell table:formula="of:=(ABS([$Registrado.AA15] - [$Previsto.AA15])/[$Registrado.AA15])" office:value-type="percentage" office:value="0.159427191807655" calcext:value-type="percentage">
            <text:p>15,943%</text:p>
          </table:table-cell>
          <table:table-cell table:formula="of:=(ABS([$Registrado.AB15] - [$Previsto.AB15])/[$Registrado.AB15])" office:value-type="percentage" office:value="0.0584769860551802" calcext:value-type="percentage">
            <text:p>5,848%</text:p>
          </table:table-cell>
          <table:table-cell table:formula="of:=(ABS([$Registrado.AC15] - [$Previsto.AC15])/[$Registrado.AC15])" office:value-type="percentage" office:value="0.0338562984348884" calcext:value-type="percentage">
            <text:p>3,386%</text:p>
          </table:table-cell>
          <table:table-cell table:formula="of:=(ABS([$Registrado.AD15] - [$Previsto.AD15])/[$Registrado.AD15])" office:value-type="percentage" office:value="0.0141659913538693" calcext:value-type="percentage">
            <text:p>1,417%</text:p>
          </table:table-cell>
          <table:table-cell table:formula="of:=(ABS([$Registrado.AE15] - [$Previsto.AE15])/[$Registrado.AE15])" office:value-type="percentage" office:value="0.0981469635872239" calcext:value-type="percentage">
            <text:p>9,815%</text:p>
          </table:table-cell>
          <table:table-cell table:formula="of:=AVERAGE([.B15:.AE15])" office:value-type="percentage" office:value="0.183350132269423" calcext:value-type="percentage">
            <text:p>18,335%</text:p>
          </table:table-cell>
          <table:table-cell table:formula="of:=STDEV([.B15:.AE15])" office:value-type="percentage" office:value="0.181680235138431" calcext:value-type="percentage">
            <text:p>18,17%</text:p>
          </table:table-cell>
          <table:table-cell table:formula="of:=COUNTIF([.B15:.AE15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570919784190148" calcext:value-type="percentage">
            <text:p>5,709%</text:p>
          </table:table-cell>
          <table:table-cell table:formula="of:=(ABS([$Registrado.C16] - [$Previsto.C16])/[$Registrado.C16])" office:value-type="percentage" office:value="0.0582795060658577" calcext:value-type="percentage">
            <text:p>5,828%</text:p>
          </table:table-cell>
          <table:table-cell table:formula="of:=(ABS([$Registrado.D16] - [$Previsto.D16])/[$Registrado.D16])" office:value-type="percentage" office:value="0.0708029636820467" calcext:value-type="percentage">
            <text:p>7,080%</text:p>
          </table:table-cell>
          <table:table-cell table:formula="of:=(ABS([$Registrado.E16] - [$Previsto.E16])/[$Registrado.E16])" office:value-type="percentage" office:value="0.034454073125707" calcext:value-type="percentage">
            <text:p>3,445%</text:p>
          </table:table-cell>
          <table:table-cell table:formula="of:=(ABS([$Registrado.F16] - [$Previsto.F16])/[$Registrado.F16])" office:value-type="percentage" office:value="0.00749576455932741" calcext:value-type="percentage">
            <text:p>0,750%</text:p>
          </table:table-cell>
          <table:table-cell table:formula="of:=(ABS([$Registrado.G16] - [$Previsto.G16])/[$Registrado.G16])" office:value-type="percentage" office:value="0.0266924675901684" calcext:value-type="percentage">
            <text:p>2,669%</text:p>
          </table:table-cell>
          <table:table-cell table:formula="of:=(ABS([$Registrado.H16] - [$Previsto.H16])/[$Registrado.H16])" office:value-type="percentage" office:value="0.0339394147416147" calcext:value-type="percentage">
            <text:p>3,394%</text:p>
          </table:table-cell>
          <table:table-cell table:formula="of:=(ABS([$Registrado.I16] - [$Previsto.I16])/[$Registrado.I16])" office:value-type="percentage" office:value="0.204566875313435" calcext:value-type="percentage">
            <text:p>20,457%</text:p>
          </table:table-cell>
          <table:table-cell table:formula="of:=(ABS([$Registrado.J16] - [$Previsto.J16])/[$Registrado.J16])" office:value-type="percentage" office:value="0.143111346466144" calcext:value-type="percentage">
            <text:p>14,311%</text:p>
          </table:table-cell>
          <table:table-cell table:formula="of:=(ABS([$Registrado.K16] - [$Previsto.K16])/[$Registrado.K16])" office:value-type="percentage" office:value="0.213153591222289" calcext:value-type="percentage">
            <text:p>21,315%</text:p>
          </table:table-cell>
          <table:table-cell table:formula="of:=(ABS([$Registrado.L16] - [$Previsto.L16])/[$Registrado.L16])" office:value-type="percentage" office:value="0.282833705953347" calcext:value-type="percentage">
            <text:p>28,283%</text:p>
          </table:table-cell>
          <table:table-cell table:formula="of:=(ABS([$Registrado.M16] - [$Previsto.M16])/[$Registrado.M16])" office:value-type="percentage" office:value="0.00367733658943728" calcext:value-type="percentage">
            <text:p>0,368%</text:p>
          </table:table-cell>
          <table:table-cell table:formula="of:=(ABS([$Registrado.N16] - [$Previsto.N16])/[$Registrado.N16])" office:value-type="percentage" office:value="0.0859201913017486" calcext:value-type="percentage">
            <text:p>8,592%</text:p>
          </table:table-cell>
          <table:table-cell table:formula="of:=(ABS([$Registrado.O16] - [$Previsto.O16])/[$Registrado.O16])" office:value-type="percentage" office:value="0.0207241696124079" calcext:value-type="percentage">
            <text:p>2,072%</text:p>
          </table:table-cell>
          <table:table-cell table:formula="of:=(ABS([$Registrado.P16] - [$Previsto.P16])/[$Registrado.P16])" office:value-type="percentage" office:value="0.12840230244309" calcext:value-type="percentage">
            <text:p>12,840%</text:p>
          </table:table-cell>
          <table:table-cell table:formula="of:=(ABS([$Registrado.Q16] - [$Previsto.Q16])/[$Registrado.Q16])" office:value-type="percentage" office:value="0.000789556346898535" calcext:value-type="percentage">
            <text:p>0,079%</text:p>
          </table:table-cell>
          <table:table-cell table:formula="of:=(ABS([$Registrado.R16] - [$Previsto.R16])/[$Registrado.R16])" office:value-type="percentage" office:value="0.032059753755789" calcext:value-type="percentage">
            <text:p>3,206%</text:p>
          </table:table-cell>
          <table:table-cell table:formula="of:=(ABS([$Registrado.S16] - [$Previsto.S16])/[$Registrado.S16])" office:value-type="percentage" office:value="0.10714826026444" calcext:value-type="percentage">
            <text:p>10,715%</text:p>
          </table:table-cell>
          <table:table-cell table:formula="of:=(ABS([$Registrado.T16] - [$Previsto.T16])/[$Registrado.T16])" office:value-type="percentage" office:value="0.0614332358602853" calcext:value-type="percentage">
            <text:p>6,143%</text:p>
          </table:table-cell>
          <table:table-cell table:formula="of:=(ABS([$Registrado.U16] - [$Previsto.U16])/[$Registrado.U16])" office:value-type="percentage" office:value="0.15703633828828" calcext:value-type="percentage">
            <text:p>15,704%</text:p>
          </table:table-cell>
          <table:table-cell table:formula="of:=(ABS([$Registrado.V16] - [$Previsto.V16])/[$Registrado.V16])" office:value-type="percentage" office:value="0.195968486495542" calcext:value-type="percentage">
            <text:p>19,597%</text:p>
          </table:table-cell>
          <table:table-cell table:formula="of:=(ABS([$Registrado.W16] - [$Previsto.W16])/[$Registrado.W16])" office:value-type="percentage" office:value="0.120353551351445" calcext:value-type="percentage">
            <text:p>12,035%</text:p>
          </table:table-cell>
          <table:table-cell table:formula="of:=(ABS([$Registrado.X16] - [$Previsto.X16])/[$Registrado.X16])" office:value-type="percentage" office:value="0.0272319815154171" calcext:value-type="percentage">
            <text:p>2,723%</text:p>
          </table:table-cell>
          <table:table-cell table:formula="of:=(ABS([$Registrado.Y16] - [$Previsto.Y16])/[$Registrado.Y16])" office:value-type="percentage" office:value="0.341239096120296" calcext:value-type="percentage">
            <text:p>34,124%</text:p>
          </table:table-cell>
          <table:table-cell table:formula="of:=(ABS([$Registrado.Z16] - [$Previsto.Z16])/[$Registrado.Z16])" office:value-type="percentage" office:value="0.0451220453449107" calcext:value-type="percentage">
            <text:p>4,512%</text:p>
          </table:table-cell>
          <table:table-cell table:formula="of:=(ABS([$Registrado.AA16] - [$Previsto.AA16])/[$Registrado.AA16])" office:value-type="percentage" office:value="0.0415118532924027" calcext:value-type="percentage">
            <text:p>4,151%</text:p>
          </table:table-cell>
          <table:table-cell table:formula="of:=(ABS([$Registrado.AB16] - [$Previsto.AB16])/[$Registrado.AB16])" office:value-type="percentage" office:value="0.0509977661465212" calcext:value-type="percentage">
            <text:p>5,100%</text:p>
          </table:table-cell>
          <table:table-cell table:formula="of:=(ABS([$Registrado.AC16] - [$Previsto.AC16])/[$Registrado.AC16])" office:value-type="percentage" office:value="0.214972910669854" calcext:value-type="percentage">
            <text:p>21,497%</text:p>
          </table:table-cell>
          <table:table-cell table:formula="of:=(ABS([$Registrado.AD16] - [$Previsto.AD16])/[$Registrado.AD16])" office:value-type="percentage" office:value="0.187847342483709" calcext:value-type="percentage">
            <text:p>18,785%</text:p>
          </table:table-cell>
          <table:table-cell table:formula="of:=(ABS([$Registrado.AE16] - [$Previsto.AE16])/[$Registrado.AE16])" office:value-type="percentage" office:value="0.160842653236959" calcext:value-type="percentage">
            <text:p>16,084%</text:p>
          </table:table-cell>
          <table:table-cell table:formula="of:=AVERAGE([.B16:.AE16])" office:value-type="percentage" office:value="0.103856683941946" calcext:value-type="percentage">
            <text:p>10,386%</text:p>
          </table:table-cell>
          <table:table-cell table:formula="of:=STDEV([.B16:.AE16])" office:value-type="percentage" office:value="0.0886700511381564" calcext:value-type="percentage">
            <text:p>8,87%</text:p>
          </table:table-cell>
          <table:table-cell table:formula="of:=COUNTIF([.B16:.AE16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333361452851155" calcext:value-type="percentage">
            <text:p>3,334%</text:p>
          </table:table-cell>
          <table:table-cell table:formula="of:=(ABS([$Registrado.C17] - [$Previsto.C17])/[$Registrado.C17])" office:value-type="percentage" office:value="0.0118535570082142" calcext:value-type="percentage">
            <text:p>1,185%</text:p>
          </table:table-cell>
          <table:table-cell table:formula="of:=(ABS([$Registrado.D17] - [$Previsto.D17])/[$Registrado.D17])" office:value-type="percentage" office:value="0.00905779397526007" calcext:value-type="percentage">
            <text:p>0,906%</text:p>
          </table:table-cell>
          <table:table-cell table:formula="of:=(ABS([$Registrado.E17] - [$Previsto.E17])/[$Registrado.E17])" office:value-type="percentage" office:value="0.215070288703713" calcext:value-type="percentage">
            <text:p>21,507%</text:p>
          </table:table-cell>
          <table:table-cell table:formula="of:=(ABS([$Registrado.F17] - [$Previsto.F17])/[$Registrado.F17])" office:value-type="percentage" office:value="0.144759837182245" calcext:value-type="percentage">
            <text:p>14,476%</text:p>
          </table:table-cell>
          <table:table-cell table:formula="of:=(ABS([$Registrado.G17] - [$Previsto.G17])/[$Registrado.G17])" office:value-type="percentage" office:value="0.184823712072473" calcext:value-type="percentage">
            <text:p>18,482%</text:p>
          </table:table-cell>
          <table:table-cell table:formula="of:=(ABS([$Registrado.H17] - [$Previsto.H17])/[$Registrado.H17])" office:value-type="percentage" office:value="0.19896747816391" calcext:value-type="percentage">
            <text:p>19,897%</text:p>
          </table:table-cell>
          <table:table-cell table:formula="of:=(ABS([$Registrado.I17] - [$Previsto.I17])/[$Registrado.I17])" office:value-type="percentage" office:value="0.00478111052615693" calcext:value-type="percentage">
            <text:p>0,478%</text:p>
          </table:table-cell>
          <table:table-cell table:formula="of:=(ABS([$Registrado.J17] - [$Previsto.J17])/[$Registrado.J17])" office:value-type="percentage" office:value="0.0657514219270113" calcext:value-type="percentage">
            <text:p>6,575%</text:p>
          </table:table-cell>
          <table:table-cell table:formula="of:=(ABS([$Registrado.K17] - [$Previsto.K17])/[$Registrado.K17])" office:value-type="percentage" office:value="0.148804601852322" calcext:value-type="percentage">
            <text:p>14,880%</text:p>
          </table:table-cell>
          <table:table-cell table:formula="of:=(ABS([$Registrado.L17] - [$Previsto.L17])/[$Registrado.L17])" office:value-type="percentage" office:value="0.16755864653291" calcext:value-type="percentage">
            <text:p>16,756%</text:p>
          </table:table-cell>
          <table:table-cell table:formula="of:=(ABS([$Registrado.M17] - [$Previsto.M17])/[$Registrado.M17])" office:value-type="percentage" office:value="0.168805880701716" calcext:value-type="percentage">
            <text:p>16,881%</text:p>
          </table:table-cell>
          <table:table-cell table:formula="of:=(ABS([$Registrado.N17] - [$Previsto.N17])/[$Registrado.N17])" office:value-type="percentage" office:value="0.0587048151522524" calcext:value-type="percentage">
            <text:p>5,870%</text:p>
          </table:table-cell>
          <table:table-cell table:formula="of:=(ABS([$Registrado.O17] - [$Previsto.O17])/[$Registrado.O17])" office:value-type="percentage" office:value="0.0296698643520411" calcext:value-type="percentage">
            <text:p>2,967%</text:p>
          </table:table-cell>
          <table:table-cell table:formula="of:=(ABS([$Registrado.P17] - [$Previsto.P17])/[$Registrado.P17])" office:value-type="percentage" office:value="0.199022129752849" calcext:value-type="percentage">
            <text:p>19,902%</text:p>
          </table:table-cell>
          <table:table-cell table:formula="of:=(ABS([$Registrado.Q17] - [$Previsto.Q17])/[$Registrado.Q17])" office:value-type="percentage" office:value="0.178354386060238" calcext:value-type="percentage">
            <text:p>17,835%</text:p>
          </table:table-cell>
          <table:table-cell table:formula="of:=(ABS([$Registrado.R17] - [$Previsto.R17])/[$Registrado.R17])" office:value-type="percentage" office:value="0.0224448068470281" calcext:value-type="percentage">
            <text:p>2,244%</text:p>
          </table:table-cell>
          <table:table-cell table:formula="of:=(ABS([$Registrado.S17] - [$Previsto.S17])/[$Registrado.S17])" office:value-type="percentage" office:value="0.187872452960445" calcext:value-type="percentage">
            <text:p>18,787%</text:p>
          </table:table-cell>
          <table:table-cell table:formula="of:=(ABS([$Registrado.T17] - [$Previsto.T17])/[$Registrado.T17])" office:value-type="percentage" office:value="0.0412034922060031" calcext:value-type="percentage">
            <text:p>4,120%</text:p>
          </table:table-cell>
          <table:table-cell table:formula="of:=(ABS([$Registrado.U17] - [$Previsto.U17])/[$Registrado.U17])" office:value-type="percentage" office:value="0.0867802390093773" calcext:value-type="percentage">
            <text:p>8,678%</text:p>
          </table:table-cell>
          <table:table-cell table:formula="of:=(ABS([$Registrado.V17] - [$Previsto.V17])/[$Registrado.V17])" office:value-type="percentage" office:value="0.138530640932969" calcext:value-type="percentage">
            <text:p>13,853%</text:p>
          </table:table-cell>
          <table:table-cell table:formula="of:=(ABS([$Registrado.W17] - [$Previsto.W17])/[$Registrado.W17])" office:value-type="percentage" office:value="0.043298692983618" calcext:value-type="percentage">
            <text:p>4,330%</text:p>
          </table:table-cell>
          <table:table-cell table:formula="of:=(ABS([$Registrado.X17] - [$Previsto.X17])/[$Registrado.X17])" office:value-type="percentage" office:value="0.00961578840142348" calcext:value-type="percentage">
            <text:p>0,962%</text:p>
          </table:table-cell>
          <table:table-cell table:formula="of:=(ABS([$Registrado.Y17] - [$Previsto.Y17])/[$Registrado.Y17])" office:value-type="percentage" office:value="0.0131831302711691" calcext:value-type="percentage">
            <text:p>1,318%</text:p>
          </table:table-cell>
          <table:table-cell table:formula="of:=(ABS([$Registrado.Z17] - [$Previsto.Z17])/[$Registrado.Z17])" office:value-type="percentage" office:value="0.084562390432473" calcext:value-type="percentage">
            <text:p>8,456%</text:p>
          </table:table-cell>
          <table:table-cell table:formula="of:=(ABS([$Registrado.AA17] - [$Previsto.AA17])/[$Registrado.AA17])" office:value-type="percentage" office:value="0.0431155097720464" calcext:value-type="percentage">
            <text:p>4,312%</text:p>
          </table:table-cell>
          <table:table-cell table:formula="of:=(ABS([$Registrado.AB17] - [$Previsto.AB17])/[$Registrado.AB17])" office:value-type="percentage" office:value="0.0218172890811796" calcext:value-type="percentage">
            <text:p>2,182%</text:p>
          </table:table-cell>
          <table:table-cell table:formula="of:=(ABS([$Registrado.AC17] - [$Previsto.AC17])/[$Registrado.AC17])" office:value-type="percentage" office:value="0.0449443841092504" calcext:value-type="percentage">
            <text:p>4,494%</text:p>
          </table:table-cell>
          <table:table-cell table:formula="of:=(ABS([$Registrado.AD17] - [$Previsto.AD17])/[$Registrado.AD17])" office:value-type="percentage" office:value="0.0748390821302346" calcext:value-type="percentage">
            <text:p>7,484%</text:p>
          </table:table-cell>
          <table:table-cell table:formula="of:=(ABS([$Registrado.AE17] - [$Previsto.AE17])/[$Registrado.AE17])" office:value-type="percentage" office:value="0.290520279620575" calcext:value-type="percentage">
            <text:p>29,052%</text:p>
          </table:table-cell>
          <table:table-cell table:formula="of:=AVERAGE([.B17:.AE17])" office:value-type="percentage" office:value="0.0974016616002073" calcext:value-type="percentage">
            <text:p>9,740%</text:p>
          </table:table-cell>
          <table:table-cell table:formula="of:=STDEV([.B17:.AE17])" office:value-type="percentage" office:value="0.0797313445615484" calcext:value-type="percentage">
            <text:p>7,97%</text:p>
          </table:table-cell>
          <table:table-cell table:formula="of:=COUNTIF([.B17:.AE17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10416174770279" calcext:value-type="percentage">
            <text:p>11,042%</text:p>
          </table:table-cell>
          <table:table-cell table:formula="of:=(ABS([$Registrado.C18] - [$Previsto.C18])/[$Registrado.C18])" office:value-type="percentage" office:value="0.235076950518597" calcext:value-type="percentage">
            <text:p>23,508%</text:p>
          </table:table-cell>
          <table:table-cell table:formula="of:=(ABS([$Registrado.D18] - [$Previsto.D18])/[$Registrado.D18])" office:value-type="percentage" office:value="0.214392737690892" calcext:value-type="percentage">
            <text:p>21,439%</text:p>
          </table:table-cell>
          <table:table-cell table:formula="of:=(ABS([$Registrado.E18] - [$Previsto.E18])/[$Registrado.E18])" office:value-type="percentage" office:value="0.211399136508599" calcext:value-type="percentage">
            <text:p>21,140%</text:p>
          </table:table-cell>
          <table:table-cell table:formula="of:=(ABS([$Registrado.F18] - [$Previsto.F18])/[$Registrado.F18])" office:value-type="percentage" office:value="0.197917830930537" calcext:value-type="percentage">
            <text:p>19,792%</text:p>
          </table:table-cell>
          <table:table-cell table:formula="of:=(ABS([$Registrado.G18] - [$Previsto.G18])/[$Registrado.G18])" office:value-type="percentage" office:value="0.30652349396267" calcext:value-type="percentage">
            <text:p>30,652%</text:p>
          </table:table-cell>
          <table:table-cell table:formula="of:=(ABS([$Registrado.H18] - [$Previsto.H18])/[$Registrado.H18])" office:value-type="percentage" office:value="0.0876944737841291" calcext:value-type="percentage">
            <text:p>8,769%</text:p>
          </table:table-cell>
          <table:table-cell table:formula="of:=(ABS([$Registrado.I18] - [$Previsto.I18])/[$Registrado.I18])" office:value-type="percentage" office:value="0.163660670191212" calcext:value-type="percentage">
            <text:p>16,366%</text:p>
          </table:table-cell>
          <table:table-cell table:formula="of:=(ABS([$Registrado.J18] - [$Previsto.J18])/[$Registrado.J18])" office:value-type="percentage" office:value="0.159398355386976" calcext:value-type="percentage">
            <text:p>15,940%</text:p>
          </table:table-cell>
          <table:table-cell table:formula="of:=(ABS([$Registrado.K18] - [$Previsto.K18])/[$Registrado.K18])" office:value-type="percentage" office:value="0.12867716844389" calcext:value-type="percentage">
            <text:p>12,868%</text:p>
          </table:table-cell>
          <table:table-cell table:formula="of:=(ABS([$Registrado.L18] - [$Previsto.L18])/[$Registrado.L18])" office:value-type="percentage" office:value="0.330079673276312" calcext:value-type="percentage">
            <text:p>33,008%</text:p>
          </table:table-cell>
          <table:table-cell table:formula="of:=(ABS([$Registrado.M18] - [$Previsto.M18])/[$Registrado.M18])" office:value-type="percentage" office:value="0.0220808328811719" calcext:value-type="percentage">
            <text:p>2,208%</text:p>
          </table:table-cell>
          <table:table-cell table:formula="of:=(ABS([$Registrado.N18] - [$Previsto.N18])/[$Registrado.N18])" office:value-type="percentage" office:value="0.0782096452830188" calcext:value-type="percentage">
            <text:p>7,821%</text:p>
          </table:table-cell>
          <table:table-cell table:formula="of:=(ABS([$Registrado.O18] - [$Previsto.O18])/[$Registrado.O18])" office:value-type="percentage" office:value="0.0687690007758637" calcext:value-type="percentage">
            <text:p>6,877%</text:p>
          </table:table-cell>
          <table:table-cell table:formula="of:=(ABS([$Registrado.P18] - [$Previsto.P18])/[$Registrado.P18])" office:value-type="percentage" office:value="0.270662596309776" calcext:value-type="percentage">
            <text:p>27,066%</text:p>
          </table:table-cell>
          <table:table-cell table:formula="of:=(ABS([$Registrado.Q18] - [$Previsto.Q18])/[$Registrado.Q18])" office:value-type="percentage" office:value="0.098627818028968" calcext:value-type="percentage">
            <text:p>9,863%</text:p>
          </table:table-cell>
          <table:table-cell table:formula="of:=(ABS([$Registrado.R18] - [$Previsto.R18])/[$Registrado.R18])" office:value-type="percentage" office:value="0.0789693427361711" calcext:value-type="percentage">
            <text:p>7,897%</text:p>
          </table:table-cell>
          <table:table-cell table:formula="of:=(ABS([$Registrado.S18] - [$Previsto.S18])/[$Registrado.S18])" office:value-type="percentage" office:value="0.265469332177497" calcext:value-type="percentage">
            <text:p>26,547%</text:p>
          </table:table-cell>
          <table:table-cell table:formula="of:=(ABS([$Registrado.T18] - [$Previsto.T18])/[$Registrado.T18])" office:value-type="percentage" office:value="0.0126141496036218" calcext:value-type="percentage">
            <text:p>1,261%</text:p>
          </table:table-cell>
          <table:table-cell table:formula="of:=(ABS([$Registrado.U18] - [$Previsto.U18])/[$Registrado.U18])" office:value-type="percentage" office:value="0.220167448150758" calcext:value-type="percentage">
            <text:p>22,017%</text:p>
          </table:table-cell>
          <table:table-cell table:formula="of:=(ABS([$Registrado.V18] - [$Previsto.V18])/[$Registrado.V18])" office:value-type="percentage" office:value="0.214530526601867" calcext:value-type="percentage">
            <text:p>21,453%</text:p>
          </table:table-cell>
          <table:table-cell table:formula="of:=(ABS([$Registrado.W18] - [$Previsto.W18])/[$Registrado.W18])" office:value-type="percentage" office:value="0.165993219319155" calcext:value-type="percentage">
            <text:p>16,599%</text:p>
          </table:table-cell>
          <table:table-cell table:formula="of:=(ABS([$Registrado.X18] - [$Previsto.X18])/[$Registrado.X18])" office:value-type="percentage" office:value="0.097335462588528" calcext:value-type="percentage">
            <text:p>9,734%</text:p>
          </table:table-cell>
          <table:table-cell table:formula="of:=(ABS([$Registrado.Y18] - [$Previsto.Y18])/[$Registrado.Y18])" office:value-type="percentage" office:value="0.376944125774004" calcext:value-type="percentage">
            <text:p>37,694%</text:p>
          </table:table-cell>
          <table:table-cell table:formula="of:=(ABS([$Registrado.Z18] - [$Previsto.Z18])/[$Registrado.Z18])" office:value-type="percentage" office:value="0.216122134322912" calcext:value-type="percentage">
            <text:p>21,612%</text:p>
          </table:table-cell>
          <table:table-cell table:formula="of:=(ABS([$Registrado.AA18] - [$Previsto.AA18])/[$Registrado.AA18])" office:value-type="percentage" office:value="0.124645718192696" calcext:value-type="percentage">
            <text:p>12,465%</text:p>
          </table:table-cell>
          <table:table-cell table:formula="of:=(ABS([$Registrado.AB18] - [$Previsto.AB18])/[$Registrado.AB18])" office:value-type="percentage" office:value="0.154767918950637" calcext:value-type="percentage">
            <text:p>15,477%</text:p>
          </table:table-cell>
          <table:table-cell table:formula="of:=(ABS([$Registrado.AC18] - [$Previsto.AC18])/[$Registrado.AC18])" office:value-type="percentage" office:value="0.165981659966145" calcext:value-type="percentage">
            <text:p>16,598%</text:p>
          </table:table-cell>
          <table:table-cell table:formula="of:=(ABS([$Registrado.AD18] - [$Previsto.AD18])/[$Registrado.AD18])" office:value-type="percentage" office:value="0.0390657308029759" calcext:value-type="percentage">
            <text:p>3,907%</text:p>
          </table:table-cell>
          <table:table-cell table:formula="of:=(ABS([$Registrado.AE18] - [$Previsto.AE18])/[$Registrado.AE18])" office:value-type="percentage" office:value="0.0251330472931247" calcext:value-type="percentage">
            <text:p>2,513%</text:p>
          </table:table-cell>
          <table:table-cell table:formula="of:=AVERAGE([.B18:.AE18])" office:value-type="percentage" office:value="0.161377545840766" calcext:value-type="percentage">
            <text:p>16,138%</text:p>
          </table:table-cell>
          <table:table-cell table:formula="of:=STDEV([.B18:.AE18])" office:value-type="percentage" office:value="0.0939650169356481" calcext:value-type="percentage">
            <text:p>9,40%</text:p>
          </table:table-cell>
          <table:table-cell table:formula="of:=COUNTIF([.B18:.AE18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355230988104806" calcext:value-type="percentage">
            <text:p>3,552%</text:p>
          </table:table-cell>
          <table:table-cell table:formula="of:=(ABS([$Registrado.C19] - [$Previsto.C19])/[$Registrado.C19])" office:value-type="percentage" office:value="0.0446607644368362" calcext:value-type="percentage">
            <text:p>4,466%</text:p>
          </table:table-cell>
          <table:table-cell table:formula="of:=(ABS([$Registrado.D19] - [$Previsto.D19])/[$Registrado.D19])" office:value-type="percentage" office:value="0.0461184675238675" calcext:value-type="percentage">
            <text:p>4,612%</text:p>
          </table:table-cell>
          <table:table-cell table:formula="of:=(ABS([$Registrado.E19] - [$Previsto.E19])/[$Registrado.E19])" office:value-type="percentage" office:value="0.0732507339167387" calcext:value-type="percentage">
            <text:p>7,325%</text:p>
          </table:table-cell>
          <table:table-cell table:formula="of:=(ABS([$Registrado.F19] - [$Previsto.F19])/[$Registrado.F19])" office:value-type="percentage" office:value="0.0564363623435724" calcext:value-type="percentage">
            <text:p>5,644%</text:p>
          </table:table-cell>
          <table:table-cell table:formula="of:=(ABS([$Registrado.G19] - [$Previsto.G19])/[$Registrado.G19])" office:value-type="percentage" office:value="0.0633092007600498" calcext:value-type="percentage">
            <text:p>6,331%</text:p>
          </table:table-cell>
          <table:table-cell table:formula="of:=(ABS([$Registrado.H19] - [$Previsto.H19])/[$Registrado.H19])" office:value-type="percentage" office:value="0.119671810079078" calcext:value-type="percentage">
            <text:p>11,967%</text:p>
          </table:table-cell>
          <table:table-cell table:formula="of:=(ABS([$Registrado.I19] - [$Previsto.I19])/[$Registrado.I19])" office:value-type="percentage" office:value="0.462274224397029" calcext:value-type="percentage">
            <text:p>46,227%</text:p>
          </table:table-cell>
          <table:table-cell table:formula="of:=(ABS([$Registrado.J19] - [$Previsto.J19])/[$Registrado.J19])" office:value-type="percentage" office:value="0.508542981158612" calcext:value-type="percentage">
            <text:p>50,854%</text:p>
          </table:table-cell>
          <table:table-cell table:formula="of:=(ABS([$Registrado.K19] - [$Previsto.K19])/[$Registrado.K19])" office:value-type="percentage" office:value="0.307445875430221" calcext:value-type="percentage">
            <text:p>30,745%</text:p>
          </table:table-cell>
          <table:table-cell table:formula="of:=(ABS([$Registrado.L19] - [$Previsto.L19])/[$Registrado.L19])" office:value-type="percentage" office:value="0.599216258210326" calcext:value-type="percentage">
            <text:p>59,922%</text:p>
          </table:table-cell>
          <table:table-cell table:formula="of:=(ABS([$Registrado.M19] - [$Previsto.M19])/[$Registrado.M19])" office:value-type="percentage" office:value="0.239134226557212" calcext:value-type="percentage">
            <text:p>23,913%</text:p>
          </table:table-cell>
          <table:table-cell table:formula="of:=(ABS([$Registrado.N19] - [$Previsto.N19])/[$Registrado.N19])" office:value-type="percentage" office:value="0.436565911615734" calcext:value-type="percentage">
            <text:p>43,657%</text:p>
          </table:table-cell>
          <table:table-cell table:formula="of:=(ABS([$Registrado.O19] - [$Previsto.O19])/[$Registrado.O19])" office:value-type="percentage" office:value="0.204689504442438" calcext:value-type="percentage">
            <text:p>20,469%</text:p>
          </table:table-cell>
          <table:table-cell table:formula="of:=(ABS([$Registrado.P19] - [$Previsto.P19])/[$Registrado.P19])" office:value-type="percentage" office:value="0.331779578985246" calcext:value-type="percentage">
            <text:p>33,178%</text:p>
          </table:table-cell>
          <table:table-cell table:formula="of:=(ABS([$Registrado.Q19] - [$Previsto.Q19])/[$Registrado.Q19])" office:value-type="percentage" office:value="0.270788886851886" calcext:value-type="percentage">
            <text:p>27,079%</text:p>
          </table:table-cell>
          <table:table-cell table:formula="of:=(ABS([$Registrado.R19] - [$Previsto.R19])/[$Registrado.R19])" office:value-type="percentage" office:value="0.172593831153313" calcext:value-type="percentage">
            <text:p>17,259%</text:p>
          </table:table-cell>
          <table:table-cell table:formula="of:=(ABS([$Registrado.S19] - [$Previsto.S19])/[$Registrado.S19])" office:value-type="percentage" office:value="0.556195594596981" calcext:value-type="percentage">
            <text:p>55,620%</text:p>
          </table:table-cell>
          <table:table-cell table:formula="of:=(ABS([$Registrado.T19] - [$Previsto.T19])/[$Registrado.T19])" office:value-type="percentage" office:value="0.159509625144377" calcext:value-type="percentage">
            <text:p>15,951%</text:p>
          </table:table-cell>
          <table:table-cell table:formula="of:=(ABS([$Registrado.U19] - [$Previsto.U19])/[$Registrado.U19])" office:value-type="percentage" office:value="0.268948750081023" calcext:value-type="percentage">
            <text:p>26,895%</text:p>
          </table:table-cell>
          <table:table-cell table:formula="of:=(ABS([$Registrado.V19] - [$Previsto.V19])/[$Registrado.V19])" office:value-type="percentage" office:value="0.407111431205347" calcext:value-type="percentage">
            <text:p>40,711%</text:p>
          </table:table-cell>
          <table:table-cell table:formula="of:=(ABS([$Registrado.W19] - [$Previsto.W19])/[$Registrado.W19])" office:value-type="percentage" office:value="0.442061630413482" calcext:value-type="percentage">
            <text:p>44,206%</text:p>
          </table:table-cell>
          <table:table-cell table:formula="of:=(ABS([$Registrado.X19] - [$Previsto.X19])/[$Registrado.X19])" office:value-type="percentage" office:value="0.222329368178268" calcext:value-type="percentage">
            <text:p>22,233%</text:p>
          </table:table-cell>
          <table:table-cell table:formula="of:=(ABS([$Registrado.Y19] - [$Previsto.Y19])/[$Registrado.Y19])" office:value-type="percentage" office:value="0.250587243687361" calcext:value-type="percentage">
            <text:p>25,059%</text:p>
          </table:table-cell>
          <table:table-cell table:formula="of:=(ABS([$Registrado.Z19] - [$Previsto.Z19])/[$Registrado.Z19])" office:value-type="percentage" office:value="0.0886890640365169" calcext:value-type="percentage">
            <text:p>8,869%</text:p>
          </table:table-cell>
          <table:table-cell table:formula="of:=(ABS([$Registrado.AA19] - [$Previsto.AA19])/[$Registrado.AA19])" office:value-type="percentage" office:value="0.0881565950875559" calcext:value-type="percentage">
            <text:p>8,816%</text:p>
          </table:table-cell>
          <table:table-cell table:formula="of:=(ABS([$Registrado.AB19] - [$Previsto.AB19])/[$Registrado.AB19])" office:value-type="percentage" office:value="0.129476467771582" calcext:value-type="percentage">
            <text:p>12,948%</text:p>
          </table:table-cell>
          <table:table-cell table:formula="of:=(ABS([$Registrado.AC19] - [$Previsto.AC19])/[$Registrado.AC19])" office:value-type="percentage" office:value="0.0576342308717675" calcext:value-type="percentage">
            <text:p>5,763%</text:p>
          </table:table-cell>
          <table:table-cell table:formula="of:=(ABS([$Registrado.AD19] - [$Previsto.AD19])/[$Registrado.AD19])" office:value-type="percentage" office:value="0.0849154529727493" calcext:value-type="percentage">
            <text:p>8,492%</text:p>
          </table:table-cell>
          <table:table-cell table:formula="of:=(ABS([$Registrado.AE19] - [$Previsto.AE19])/[$Registrado.AE19])" office:value-type="percentage" office:value="0.127129684143528" calcext:value-type="percentage">
            <text:p>12,713%</text:p>
          </table:table-cell>
          <table:table-cell table:formula="of:=AVERAGE([.B19:.AE19])" office:value-type="percentage" office:value="0.228491561828773" calcext:value-type="percentage">
            <text:p>22,849%</text:p>
          </table:table-cell>
          <table:table-cell table:formula="of:=STDEV([.B19:.AE19])" office:value-type="percentage" office:value="0.169622554265929" calcext:value-type="percentage">
            <text:p>16,96%</text:p>
          </table:table-cell>
          <table:table-cell table:formula="of:=COUNTIF([.B19:.AE19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13165604054275" calcext:value-type="percentage">
            <text:p>0,132%</text:p>
          </table:table-cell>
          <table:table-cell table:formula="of:=(ABS([$Registrado.C20] - [$Previsto.C20])/[$Registrado.C20])" office:value-type="percentage" office:value="0.00247115388428249" calcext:value-type="percentage">
            <text:p>0,247%</text:p>
          </table:table-cell>
          <table:table-cell table:formula="of:=(ABS([$Registrado.D20] - [$Previsto.D20])/[$Registrado.D20])" office:value-type="percentage" office:value="0.130866220534637" calcext:value-type="percentage">
            <text:p>13,087%</text:p>
          </table:table-cell>
          <table:table-cell table:formula="of:=(ABS([$Registrado.E20] - [$Previsto.E20])/[$Registrado.E20])" office:value-type="percentage" office:value="0.203498043677598" calcext:value-type="percentage">
            <text:p>20,350%</text:p>
          </table:table-cell>
          <table:table-cell table:formula="of:=(ABS([$Registrado.F20] - [$Previsto.F20])/[$Registrado.F20])" office:value-type="percentage" office:value="0.0407755081496892" calcext:value-type="percentage">
            <text:p>4,078%</text:p>
          </table:table-cell>
          <table:table-cell table:formula="of:=(ABS([$Registrado.G20] - [$Previsto.G20])/[$Registrado.G20])" office:value-type="percentage" office:value="0.0272507141885458" calcext:value-type="percentage">
            <text:p>2,725%</text:p>
          </table:table-cell>
          <table:table-cell table:formula="of:=(ABS([$Registrado.H20] - [$Previsto.H20])/[$Registrado.H20])" office:value-type="percentage" office:value="0.0702918062238753" calcext:value-type="percentage">
            <text:p>7,029%</text:p>
          </table:table-cell>
          <table:table-cell table:formula="of:=(ABS([$Registrado.I20] - [$Previsto.I20])/[$Registrado.I20])" office:value-type="percentage" office:value="0.0310257896944928" calcext:value-type="percentage">
            <text:p>3,103%</text:p>
          </table:table-cell>
          <table:table-cell table:formula="of:=(ABS([$Registrado.J20] - [$Previsto.J20])/[$Registrado.J20])" office:value-type="percentage" office:value="0.0215138693590225" calcext:value-type="percentage">
            <text:p>2,151%</text:p>
          </table:table-cell>
          <table:table-cell table:formula="of:=(ABS([$Registrado.K20] - [$Previsto.K20])/[$Registrado.K20])" office:value-type="percentage" office:value="0.0856607899412328" calcext:value-type="percentage">
            <text:p>8,566%</text:p>
          </table:table-cell>
          <table:table-cell table:formula="of:=(ABS([$Registrado.L20] - [$Previsto.L20])/[$Registrado.L20])" office:value-type="percentage" office:value="0.152421931444168" calcext:value-type="percentage">
            <text:p>15,242%</text:p>
          </table:table-cell>
          <table:table-cell table:formula="of:=(ABS([$Registrado.M20] - [$Previsto.M20])/[$Registrado.M20])" office:value-type="percentage" office:value="0.150304765217116" calcext:value-type="percentage">
            <text:p>15,030%</text:p>
          </table:table-cell>
          <table:table-cell table:formula="of:=(ABS([$Registrado.N20] - [$Previsto.N20])/[$Registrado.N20])" office:value-type="percentage" office:value="0.141506856832215" calcext:value-type="percentage">
            <text:p>14,151%</text:p>
          </table:table-cell>
          <table:table-cell table:formula="of:=(ABS([$Registrado.O20] - [$Previsto.O20])/[$Registrado.O20])" office:value-type="percentage" office:value="0.027393374139751" calcext:value-type="percentage">
            <text:p>2,739%</text:p>
          </table:table-cell>
          <table:table-cell table:formula="of:=(ABS([$Registrado.P20] - [$Previsto.P20])/[$Registrado.P20])" office:value-type="percentage" office:value="0.120936475776175" calcext:value-type="percentage">
            <text:p>12,094%</text:p>
          </table:table-cell>
          <table:table-cell table:formula="of:=(ABS([$Registrado.Q20] - [$Previsto.Q20])/[$Registrado.Q20])" office:value-type="percentage" office:value="0.0265188945335344" calcext:value-type="percentage">
            <text:p>2,652%</text:p>
          </table:table-cell>
          <table:table-cell table:formula="of:=(ABS([$Registrado.R20] - [$Previsto.R20])/[$Registrado.R20])" office:value-type="percentage" office:value="0.00133305187369743" calcext:value-type="percentage">
            <text:p>0,133%</text:p>
          </table:table-cell>
          <table:table-cell table:formula="of:=(ABS([$Registrado.S20] - [$Previsto.S20])/[$Registrado.S20])" office:value-type="percentage" office:value="0.0518770368824768" calcext:value-type="percentage">
            <text:p>5,188%</text:p>
          </table:table-cell>
          <table:table-cell table:formula="of:=(ABS([$Registrado.T20] - [$Previsto.T20])/[$Registrado.T20])" office:value-type="percentage" office:value="0.0769600877522104" calcext:value-type="percentage">
            <text:p>7,696%</text:p>
          </table:table-cell>
          <table:table-cell table:formula="of:=(ABS([$Registrado.U20] - [$Previsto.U20])/[$Registrado.U20])" office:value-type="percentage" office:value="0.0881887221006565" calcext:value-type="percentage">
            <text:p>8,819%</text:p>
          </table:table-cell>
          <table:table-cell table:formula="of:=(ABS([$Registrado.V20] - [$Previsto.V20])/[$Registrado.V20])" office:value-type="percentage" office:value="0.0476569478686533" calcext:value-type="percentage">
            <text:p>4,766%</text:p>
          </table:table-cell>
          <table:table-cell table:formula="of:=(ABS([$Registrado.W20] - [$Previsto.W20])/[$Registrado.W20])" office:value-type="percentage" office:value="0.091877923564485" calcext:value-type="percentage">
            <text:p>9,188%</text:p>
          </table:table-cell>
          <table:table-cell table:formula="of:=(ABS([$Registrado.X20] - [$Previsto.X20])/[$Registrado.X20])" office:value-type="percentage" office:value="0.033708901370998" calcext:value-type="percentage">
            <text:p>3,371%</text:p>
          </table:table-cell>
          <table:table-cell table:formula="of:=(ABS([$Registrado.Y20] - [$Previsto.Y20])/[$Registrado.Y20])" office:value-type="percentage" office:value="0.0533720486650363" calcext:value-type="percentage">
            <text:p>5,337%</text:p>
          </table:table-cell>
          <table:table-cell table:formula="of:=(ABS([$Registrado.Z20] - [$Previsto.Z20])/[$Registrado.Z20])" office:value-type="percentage" office:value="0.0519885745955279" calcext:value-type="percentage">
            <text:p>5,199%</text:p>
          </table:table-cell>
          <table:table-cell table:formula="of:=(ABS([$Registrado.AA20] - [$Previsto.AA20])/[$Registrado.AA20])" office:value-type="percentage" office:value="0.0535975176239085" calcext:value-type="percentage">
            <text:p>5,360%</text:p>
          </table:table-cell>
          <table:table-cell table:formula="of:=(ABS([$Registrado.AB20] - [$Previsto.AB20])/[$Registrado.AB20])" office:value-type="percentage" office:value="0.0178758811922498" calcext:value-type="percentage">
            <text:p>1,788%</text:p>
          </table:table-cell>
          <table:table-cell table:formula="of:=(ABS([$Registrado.AC20] - [$Previsto.AC20])/[$Registrado.AC20])" office:value-type="percentage" office:value="0.000992480783748515" calcext:value-type="percentage">
            <text:p>0,099%</text:p>
          </table:table-cell>
          <table:table-cell table:formula="of:=(ABS([$Registrado.AD20] - [$Previsto.AD20])/[$Registrado.AD20])" office:value-type="percentage" office:value="0.0463729982891361" calcext:value-type="percentage">
            <text:p>4,637%</text:p>
          </table:table-cell>
          <table:table-cell table:formula="of:=(ABS([$Registrado.AE20] - [$Previsto.AE20])/[$Registrado.AE20])" office:value-type="percentage" office:value="0.0147104975494369" calcext:value-type="percentage">
            <text:p>1,471%</text:p>
          </table:table-cell>
          <table:table-cell table:formula="of:=AVERAGE([.B20:.AE20])" office:value-type="percentage" office:value="0.0621421808037995" calcext:value-type="percentage">
            <text:p>6,214%</text:p>
          </table:table-cell>
          <table:table-cell table:formula="of:=STDEV([.B20:.AE20])" office:value-type="percentage" office:value="0.0525508566803927" calcext:value-type="percentage">
            <text:p>5,26%</text:p>
          </table:table-cell>
          <table:table-cell table:formula="of:=COUNTIF([.B20:.AE20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801189102805549" calcext:value-type="percentage">
            <text:p>8,012%</text:p>
          </table:table-cell>
          <table:table-cell table:formula="of:=(ABS([$Registrado.C21] - [$Previsto.C21])/[$Registrado.C21])" office:value-type="percentage" office:value="0.00518184491032591" calcext:value-type="percentage">
            <text:p>0,518%</text:p>
          </table:table-cell>
          <table:table-cell table:formula="of:=(ABS([$Registrado.D21] - [$Previsto.D21])/[$Registrado.D21])" office:value-type="percentage" office:value="0.0479710552009736" calcext:value-type="percentage">
            <text:p>4,797%</text:p>
          </table:table-cell>
          <table:table-cell table:formula="of:=(ABS([$Registrado.E21] - [$Previsto.E21])/[$Registrado.E21])" office:value-type="percentage" office:value="0.0285361735607925" calcext:value-type="percentage">
            <text:p>2,854%</text:p>
          </table:table-cell>
          <table:table-cell table:formula="of:=(ABS([$Registrado.F21] - [$Previsto.F21])/[$Registrado.F21])" office:value-type="percentage" office:value="0.0162989347364724" calcext:value-type="percentage">
            <text:p>1,630%</text:p>
          </table:table-cell>
          <table:table-cell table:formula="of:=(ABS([$Registrado.G21] - [$Previsto.G21])/[$Registrado.G21])" office:value-type="percentage" office:value="0.076006126872337" calcext:value-type="percentage">
            <text:p>7,601%</text:p>
          </table:table-cell>
          <table:table-cell table:formula="of:=(ABS([$Registrado.H21] - [$Previsto.H21])/[$Registrado.H21])" office:value-type="percentage" office:value="0.018747144447206" calcext:value-type="percentage">
            <text:p>1,875%</text:p>
          </table:table-cell>
          <table:table-cell table:formula="of:=(ABS([$Registrado.I21] - [$Previsto.I21])/[$Registrado.I21])" office:value-type="percentage" office:value="0.282852637962402" calcext:value-type="percentage">
            <text:p>28,285%</text:p>
          </table:table-cell>
          <table:table-cell table:formula="of:=(ABS([$Registrado.J21] - [$Previsto.J21])/[$Registrado.J21])" office:value-type="percentage" office:value="0.0871705396803391" calcext:value-type="percentage">
            <text:p>8,717%</text:p>
          </table:table-cell>
          <table:table-cell table:formula="of:=(ABS([$Registrado.K21] - [$Previsto.K21])/[$Registrado.K21])" office:value-type="percentage" office:value="0.109041503523884" calcext:value-type="percentage">
            <text:p>10,904%</text:p>
          </table:table-cell>
          <table:table-cell table:formula="of:=(ABS([$Registrado.L21] - [$Previsto.L21])/[$Registrado.L21])" office:value-type="percentage" office:value="0.327348702927698" calcext:value-type="percentage">
            <text:p>32,735%</text:p>
          </table:table-cell>
          <table:table-cell table:formula="of:=(ABS([$Registrado.M21] - [$Previsto.M21])/[$Registrado.M21])" office:value-type="percentage" office:value="0.209169204940146" calcext:value-type="percentage">
            <text:p>20,917%</text:p>
          </table:table-cell>
          <table:table-cell table:formula="of:=(ABS([$Registrado.N21] - [$Previsto.N21])/[$Registrado.N21])" office:value-type="percentage" office:value="0.121473592537742" calcext:value-type="percentage">
            <text:p>12,147%</text:p>
          </table:table-cell>
          <table:table-cell table:formula="of:=(ABS([$Registrado.O21] - [$Previsto.O21])/[$Registrado.O21])" office:value-type="percentage" office:value="0.102464322408749" calcext:value-type="percentage">
            <text:p>10,246%</text:p>
          </table:table-cell>
          <table:table-cell table:formula="of:=(ABS([$Registrado.P21] - [$Previsto.P21])/[$Registrado.P21])" office:value-type="percentage" office:value="0.119804392496045" calcext:value-type="percentage">
            <text:p>11,980%</text:p>
          </table:table-cell>
          <table:table-cell table:formula="of:=(ABS([$Registrado.Q21] - [$Previsto.Q21])/[$Registrado.Q21])" office:value-type="percentage" office:value="0.148875583748111" calcext:value-type="percentage">
            <text:p>14,888%</text:p>
          </table:table-cell>
          <table:table-cell table:formula="of:=(ABS([$Registrado.R21] - [$Previsto.R21])/[$Registrado.R21])" office:value-type="percentage" office:value="0.10876616129373" calcext:value-type="percentage">
            <text:p>10,877%</text:p>
          </table:table-cell>
          <table:table-cell table:formula="of:=(ABS([$Registrado.S21] - [$Previsto.S21])/[$Registrado.S21])" office:value-type="percentage" office:value="0.00275117550545417" calcext:value-type="percentage">
            <text:p>0,275%</text:p>
          </table:table-cell>
          <table:table-cell table:formula="of:=(ABS([$Registrado.T21] - [$Previsto.T21])/[$Registrado.T21])" office:value-type="percentage" office:value="0.182740899965178" calcext:value-type="percentage">
            <text:p>18,274%</text:p>
          </table:table-cell>
          <table:table-cell table:formula="of:=(ABS([$Registrado.U21] - [$Previsto.U21])/[$Registrado.U21])" office:value-type="percentage" office:value="0.0285876261747302" calcext:value-type="percentage">
            <text:p>2,859%</text:p>
          </table:table-cell>
          <table:table-cell table:formula="of:=(ABS([$Registrado.V21] - [$Previsto.V21])/[$Registrado.V21])" office:value-type="percentage" office:value="0.0751819971802226" calcext:value-type="percentage">
            <text:p>7,518%</text:p>
          </table:table-cell>
          <table:table-cell table:formula="of:=(ABS([$Registrado.W21] - [$Previsto.W21])/[$Registrado.W21])" office:value-type="percentage" office:value="0.168738759649714" calcext:value-type="percentage">
            <text:p>16,874%</text:p>
          </table:table-cell>
          <table:table-cell table:formula="of:=(ABS([$Registrado.X21] - [$Previsto.X21])/[$Registrado.X21])" office:value-type="percentage" office:value="0.153478951126057" calcext:value-type="percentage">
            <text:p>15,348%</text:p>
          </table:table-cell>
          <table:table-cell table:formula="of:=(ABS([$Registrado.Y21] - [$Previsto.Y21])/[$Registrado.Y21])" office:value-type="percentage" office:value="0.023836264858841" calcext:value-type="percentage">
            <text:p>2,384%</text:p>
          </table:table-cell>
          <table:table-cell table:formula="of:=(ABS([$Registrado.Z21] - [$Previsto.Z21])/[$Registrado.Z21])" office:value-type="percentage" office:value="0.0677392903513361" calcext:value-type="percentage">
            <text:p>6,774%</text:p>
          </table:table-cell>
          <table:table-cell table:formula="of:=(ABS([$Registrado.AA21] - [$Previsto.AA21])/[$Registrado.AA21])" office:value-type="percentage" office:value="0.0198445052476824" calcext:value-type="percentage">
            <text:p>1,984%</text:p>
          </table:table-cell>
          <table:table-cell table:formula="of:=(ABS([$Registrado.AB21] - [$Previsto.AB21])/[$Registrado.AB21])" office:value-type="percentage" office:value="0.120502617452642" calcext:value-type="percentage">
            <text:p>12,050%</text:p>
          </table:table-cell>
          <table:table-cell table:formula="of:=(ABS([$Registrado.AC21] - [$Previsto.AC21])/[$Registrado.AC21])" office:value-type="percentage" office:value="0.0100933521587983" calcext:value-type="percentage">
            <text:p>1,009%</text:p>
          </table:table-cell>
          <table:table-cell table:formula="of:=(ABS([$Registrado.AD21] - [$Previsto.AD21])/[$Registrado.AD21])" office:value-type="percentage" office:value="0.0793151426629836" calcext:value-type="percentage">
            <text:p>7,932%</text:p>
          </table:table-cell>
          <table:table-cell table:formula="of:=(ABS([$Registrado.AE21] - [$Previsto.AE21])/[$Registrado.AE21])" office:value-type="percentage" office:value="0.230047839449613" calcext:value-type="percentage">
            <text:p>23,005%</text:p>
          </table:table-cell>
          <table:table-cell table:formula="of:=AVERAGE([.B21:.AE21])" office:value-type="percentage" office:value="0.101756175110359" calcext:value-type="percentage">
            <text:p>10,176%</text:p>
          </table:table-cell>
          <table:table-cell table:formula="of:=STDEV([.B21:.AE21])" office:value-type="percentage" office:value="0.083173532630657" calcext:value-type="percentage">
            <text:p>8,32%</text:p>
          </table:table-cell>
          <table:table-cell table:formula="of:=COUNTIF([.B21:.AE21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0878242051282" calcext:value-type="percentage">
            <text:p>10,878%</text:p>
          </table:table-cell>
          <table:table-cell table:formula="of:=(ABS([$Registrado.C22] - [$Previsto.C22])/[$Registrado.C22])" office:value-type="percentage" office:value="0.0533152934480564" calcext:value-type="percentage">
            <text:p>5,332%</text:p>
          </table:table-cell>
          <table:table-cell table:formula="of:=(ABS([$Registrado.D22] - [$Previsto.D22])/[$Registrado.D22])" office:value-type="percentage" office:value="0.0210078603054574" calcext:value-type="percentage">
            <text:p>2,101%</text:p>
          </table:table-cell>
          <table:table-cell table:formula="of:=(ABS([$Registrado.E22] - [$Previsto.E22])/[$Registrado.E22])" office:value-type="percentage" office:value="0.122972945950715" calcext:value-type="percentage">
            <text:p>12,297%</text:p>
          </table:table-cell>
          <table:table-cell table:formula="of:=(ABS([$Registrado.F22] - [$Previsto.F22])/[$Registrado.F22])" office:value-type="percentage" office:value="0.109368109833449" calcext:value-type="percentage">
            <text:p>10,937%</text:p>
          </table:table-cell>
          <table:table-cell table:formula="of:=(ABS([$Registrado.G22] - [$Previsto.G22])/[$Registrado.G22])" office:value-type="percentage" office:value="0.0805036078010967" calcext:value-type="percentage">
            <text:p>8,050%</text:p>
          </table:table-cell>
          <table:table-cell table:formula="of:=(ABS([$Registrado.H22] - [$Previsto.H22])/[$Registrado.H22])" office:value-type="percentage" office:value="0.217521336111046" calcext:value-type="percentage">
            <text:p>21,752%</text:p>
          </table:table-cell>
          <table:table-cell table:formula="of:=(ABS([$Registrado.I22] - [$Previsto.I22])/[$Registrado.I22])" office:value-type="percentage" office:value="0.592006646138837" calcext:value-type="percentage">
            <text:p>59,201%</text:p>
          </table:table-cell>
          <table:table-cell table:formula="of:=(ABS([$Registrado.J22] - [$Previsto.J22])/[$Registrado.J22])" office:value-type="percentage" office:value="0.412680881024497" calcext:value-type="percentage">
            <text:p>41,268%</text:p>
          </table:table-cell>
          <table:table-cell table:formula="of:=(ABS([$Registrado.K22] - [$Previsto.K22])/[$Registrado.K22])" office:value-type="percentage" office:value="0.411892579902565" calcext:value-type="percentage">
            <text:p>41,189%</text:p>
          </table:table-cell>
          <table:table-cell table:formula="of:=(ABS([$Registrado.L22] - [$Previsto.L22])/[$Registrado.L22])" office:value-type="percentage" office:value="0.682285395194486" calcext:value-type="percentage">
            <text:p>68,229%</text:p>
          </table:table-cell>
          <table:table-cell table:formula="of:=(ABS([$Registrado.M22] - [$Previsto.M22])/[$Registrado.M22])" office:value-type="percentage" office:value="0.157724217077531" calcext:value-type="percentage">
            <text:p>15,772%</text:p>
          </table:table-cell>
          <table:table-cell table:formula="of:=(ABS([$Registrado.N22] - [$Previsto.N22])/[$Registrado.N22])" office:value-type="percentage" office:value="0.270240251871213" calcext:value-type="percentage">
            <text:p>27,024%</text:p>
          </table:table-cell>
          <table:table-cell table:formula="of:=(ABS([$Registrado.O22] - [$Previsto.O22])/[$Registrado.O22])" office:value-type="percentage" office:value="0.143651813685078" calcext:value-type="percentage">
            <text:p>14,365%</text:p>
          </table:table-cell>
          <table:table-cell table:formula="of:=(ABS([$Registrado.P22] - [$Previsto.P22])/[$Registrado.P22])" office:value-type="percentage" office:value="0.381820838873444" calcext:value-type="percentage">
            <text:p>38,182%</text:p>
          </table:table-cell>
          <table:table-cell table:formula="of:=(ABS([$Registrado.Q22] - [$Previsto.Q22])/[$Registrado.Q22])" office:value-type="percentage" office:value="0.290385593317052" calcext:value-type="percentage">
            <text:p>29,039%</text:p>
          </table:table-cell>
          <table:table-cell table:formula="of:=(ABS([$Registrado.R22] - [$Previsto.R22])/[$Registrado.R22])" office:value-type="percentage" office:value="0.245227816322804" calcext:value-type="percentage">
            <text:p>24,523%</text:p>
          </table:table-cell>
          <table:table-cell table:formula="of:=(ABS([$Registrado.S22] - [$Previsto.S22])/[$Registrado.S22])" office:value-type="percentage" office:value="0.369138292587266" calcext:value-type="percentage">
            <text:p>36,914%</text:p>
          </table:table-cell>
          <table:table-cell table:formula="of:=(ABS([$Registrado.T22] - [$Previsto.T22])/[$Registrado.T22])" office:value-type="percentage" office:value="0.12094889433823" calcext:value-type="percentage">
            <text:p>12,095%</text:p>
          </table:table-cell>
          <table:table-cell table:formula="of:=(ABS([$Registrado.U22] - [$Previsto.U22])/[$Registrado.U22])" office:value-type="percentage" office:value="0.336761956437485" calcext:value-type="percentage">
            <text:p>33,676%</text:p>
          </table:table-cell>
          <table:table-cell table:formula="of:=(ABS([$Registrado.V22] - [$Previsto.V22])/[$Registrado.V22])" office:value-type="percentage" office:value="0.461096373172018" calcext:value-type="percentage">
            <text:p>46,110%</text:p>
          </table:table-cell>
          <table:table-cell table:formula="of:=(ABS([$Registrado.W22] - [$Previsto.W22])/[$Registrado.W22])" office:value-type="percentage" office:value="0.347659588862867" calcext:value-type="percentage">
            <text:p>34,766%</text:p>
          </table:table-cell>
          <table:table-cell table:formula="of:=(ABS([$Registrado.X22] - [$Previsto.X22])/[$Registrado.X22])" office:value-type="percentage" office:value="0.178399361381575" calcext:value-type="percentage">
            <text:p>17,840%</text:p>
          </table:table-cell>
          <table:table-cell table:formula="of:=(ABS([$Registrado.Y22] - [$Previsto.Y22])/[$Registrado.Y22])" office:value-type="percentage" office:value="0.39988221940661" calcext:value-type="percentage">
            <text:p>39,988%</text:p>
          </table:table-cell>
          <table:table-cell table:formula="of:=(ABS([$Registrado.Z22] - [$Previsto.Z22])/[$Registrado.Z22])" office:value-type="percentage" office:value="0.0526423572744015" calcext:value-type="percentage">
            <text:p>5,264%</text:p>
          </table:table-cell>
          <table:table-cell table:formula="of:=(ABS([$Registrado.AA22] - [$Previsto.AA22])/[$Registrado.AA22])" office:value-type="percentage" office:value="0.0221821529849373" calcext:value-type="percentage">
            <text:p>2,218%</text:p>
          </table:table-cell>
          <table:table-cell table:formula="of:=(ABS([$Registrado.AB22] - [$Previsto.AB22])/[$Registrado.AB22])" office:value-type="percentage" office:value="0.0628158100207574" calcext:value-type="percentage">
            <text:p>6,282%</text:p>
          </table:table-cell>
          <table:table-cell table:formula="of:=(ABS([$Registrado.AC22] - [$Previsto.AC22])/[$Registrado.AC22])" office:value-type="percentage" office:value="0.0857623083131558" calcext:value-type="percentage">
            <text:p>8,576%</text:p>
          </table:table-cell>
          <table:table-cell table:formula="of:=(ABS([$Registrado.AD22] - [$Previsto.AD22])/[$Registrado.AD22])" office:value-type="percentage" office:value="0.0253442856613972" calcext:value-type="percentage">
            <text:p>2,534%</text:p>
          </table:table-cell>
          <table:table-cell table:formula="of:=(ABS([$Registrado.AE22] - [$Previsto.AE22])/[$Registrado.AE22])" office:value-type="percentage" office:value="0.0390130947359965" calcext:value-type="percentage">
            <text:p>3,901%</text:p>
          </table:table-cell>
          <table:table-cell table:formula="of:=AVERAGE([.B22:.AE22])" office:value-type="percentage" office:value="0.226767810084895" calcext:value-type="percentage">
            <text:p>22,677%</text:p>
          </table:table-cell>
          <table:table-cell table:formula="of:=STDEV([.B22:.AE22])" office:value-type="percentage" office:value="0.178524886914998" calcext:value-type="percentage">
            <text:p>17,85%</text:p>
          </table:table-cell>
          <table:table-cell table:formula="of:=COUNTIF([.B22:.AE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872621765390368" calcext:value-type="percentage">
            <text:p>8,726%</text:p>
          </table:table-cell>
          <table:table-cell table:formula="of:=(ABS([$Registrado.C23] - [$Previsto.C23])/[$Registrado.C23])" office:value-type="percentage" office:value="0.00102288748942563" calcext:value-type="percentage">
            <text:p>0,102%</text:p>
          </table:table-cell>
          <table:table-cell table:formula="of:=(ABS([$Registrado.D23] - [$Previsto.D23])/[$Registrado.D23])" office:value-type="percentage" office:value="0.000681086592382187" calcext:value-type="percentage">
            <text:p>0,068%</text:p>
          </table:table-cell>
          <table:table-cell table:formula="of:=(ABS([$Registrado.E23] - [$Previsto.E23])/[$Registrado.E23])" office:value-type="percentage" office:value="0.0513950287426121" calcext:value-type="percentage">
            <text:p>5,140%</text:p>
          </table:table-cell>
          <table:table-cell table:formula="of:=(ABS([$Registrado.F23] - [$Previsto.F23])/[$Registrado.F23])" office:value-type="percentage" office:value="0.105649267754347" calcext:value-type="percentage">
            <text:p>10,565%</text:p>
          </table:table-cell>
          <table:table-cell table:formula="of:=(ABS([$Registrado.G23] - [$Previsto.G23])/[$Registrado.G23])" office:value-type="percentage" office:value="0.309753123048095" calcext:value-type="percentage">
            <text:p>30,975%</text:p>
          </table:table-cell>
          <table:table-cell table:formula="of:=(ABS([$Registrado.H23] - [$Previsto.H23])/[$Registrado.H23])" office:value-type="percentage" office:value="0.178945878434638" calcext:value-type="percentage">
            <text:p>17,895%</text:p>
          </table:table-cell>
          <table:table-cell table:formula="of:=(ABS([$Registrado.I23] - [$Previsto.I23])/[$Registrado.I23])" office:value-type="percentage" office:value="0.246439861069422" calcext:value-type="percentage">
            <text:p>24,644%</text:p>
          </table:table-cell>
          <table:table-cell table:formula="of:=(ABS([$Registrado.J23] - [$Previsto.J23])/[$Registrado.J23])" office:value-type="percentage" office:value="0.267083796547833" calcext:value-type="percentage">
            <text:p>26,708%</text:p>
          </table:table-cell>
          <table:table-cell table:formula="of:=(ABS([$Registrado.K23] - [$Previsto.K23])/[$Registrado.K23])" office:value-type="percentage" office:value="0.31659814339807" calcext:value-type="percentage">
            <text:p>31,660%</text:p>
          </table:table-cell>
          <table:table-cell table:formula="of:=(ABS([$Registrado.L23] - [$Previsto.L23])/[$Registrado.L23])" office:value-type="percentage" office:value="0.746979041470077" calcext:value-type="percentage">
            <text:p>74,698%</text:p>
          </table:table-cell>
          <table:table-cell table:formula="of:=(ABS([$Registrado.M23] - [$Previsto.M23])/[$Registrado.M23])" office:value-type="percentage" office:value="0.131382036340672" calcext:value-type="percentage">
            <text:p>13,138%</text:p>
          </table:table-cell>
          <table:table-cell table:formula="of:=(ABS([$Registrado.N23] - [$Previsto.N23])/[$Registrado.N23])" office:value-type="percentage" office:value="0.233941347777972" calcext:value-type="percentage">
            <text:p>23,394%</text:p>
          </table:table-cell>
          <table:table-cell table:formula="of:=(ABS([$Registrado.O23] - [$Previsto.O23])/[$Registrado.O23])" office:value-type="percentage" office:value="0.0301893212531493" calcext:value-type="percentage">
            <text:p>3,019%</text:p>
          </table:table-cell>
          <table:table-cell table:formula="of:=(ABS([$Registrado.P23] - [$Previsto.P23])/[$Registrado.P23])" office:value-type="percentage" office:value="0.0841441720740206" calcext:value-type="percentage">
            <text:p>8,414%</text:p>
          </table:table-cell>
          <table:table-cell table:formula="of:=(ABS([$Registrado.Q23] - [$Previsto.Q23])/[$Registrado.Q23])" office:value-type="percentage" office:value="0.1779224003307" calcext:value-type="percentage">
            <text:p>17,792%</text:p>
          </table:table-cell>
          <table:table-cell table:formula="of:=(ABS([$Registrado.R23] - [$Previsto.R23])/[$Registrado.R23])" office:value-type="percentage" office:value="0.105742189690953" calcext:value-type="percentage">
            <text:p>10,574%</text:p>
          </table:table-cell>
          <table:table-cell table:formula="of:=(ABS([$Registrado.S23] - [$Previsto.S23])/[$Registrado.S23])" office:value-type="percentage" office:value="0.027598423870946" calcext:value-type="percentage">
            <text:p>2,760%</text:p>
          </table:table-cell>
          <table:table-cell table:formula="of:=(ABS([$Registrado.T23] - [$Previsto.T23])/[$Registrado.T23])" office:value-type="percentage" office:value="0.022120949660616" calcext:value-type="percentage">
            <text:p>2,212%</text:p>
          </table:table-cell>
          <table:table-cell table:formula="of:=(ABS([$Registrado.U23] - [$Previsto.U23])/[$Registrado.U23])" office:value-type="percentage" office:value="0.355354275391409" calcext:value-type="percentage">
            <text:p>35,535%</text:p>
          </table:table-cell>
          <table:table-cell table:formula="of:=(ABS([$Registrado.V23] - [$Previsto.V23])/[$Registrado.V23])" office:value-type="percentage" office:value="0.242229652073973" calcext:value-type="percentage">
            <text:p>24,223%</text:p>
          </table:table-cell>
          <table:table-cell table:formula="of:=(ABS([$Registrado.W23] - [$Previsto.W23])/[$Registrado.W23])" office:value-type="percentage" office:value="0.192517115737906" calcext:value-type="percentage">
            <text:p>19,252%</text:p>
          </table:table-cell>
          <table:table-cell table:formula="of:=(ABS([$Registrado.X23] - [$Previsto.X23])/[$Registrado.X23])" office:value-type="percentage" office:value="0.379428892049945" calcext:value-type="percentage">
            <text:p>37,943%</text:p>
          </table:table-cell>
          <table:table-cell table:formula="of:=(ABS([$Registrado.Y23] - [$Previsto.Y23])/[$Registrado.Y23])" office:value-type="percentage" office:value="0.328477832792669" calcext:value-type="percentage">
            <text:p>32,848%</text:p>
          </table:table-cell>
          <table:table-cell table:formula="of:=(ABS([$Registrado.Z23] - [$Previsto.Z23])/[$Registrado.Z23])" office:value-type="percentage" office:value="0.310433400148274" calcext:value-type="percentage">
            <text:p>31,043%</text:p>
          </table:table-cell>
          <table:table-cell table:formula="of:=(ABS([$Registrado.AA23] - [$Previsto.AA23])/[$Registrado.AA23])" office:value-type="percentage" office:value="0.273933870967742" calcext:value-type="percentage">
            <text:p>27,393%</text:p>
          </table:table-cell>
          <table:table-cell table:formula="of:=(ABS([$Registrado.AB23] - [$Previsto.AB23])/[$Registrado.AB23])" office:value-type="percentage" office:value="0.550273067928887" calcext:value-type="percentage">
            <text:p>55,027%</text:p>
          </table:table-cell>
          <table:table-cell table:formula="of:=(ABS([$Registrado.AC23] - [$Previsto.AC23])/[$Registrado.AC23])" office:value-type="percentage" office:value="0.471248226766089" calcext:value-type="percentage">
            <text:p>47,125%</text:p>
          </table:table-cell>
          <table:table-cell table:formula="of:=(ABS([$Registrado.AD23] - [$Previsto.AD23])/[$Registrado.AD23])" office:value-type="percentage" office:value="0.55224073501728" calcext:value-type="percentage">
            <text:p>55,224%</text:p>
          </table:table-cell>
          <table:table-cell table:formula="of:=(ABS([$Registrado.AE23] - [$Previsto.AE23])/[$Registrado.AE23])" office:value-type="percentage" office:value="0.857753977479114" calcext:value-type="percentage">
            <text:p>85,775%</text:p>
          </table:table-cell>
          <table:table-cell table:formula="of:=AVERAGE([.B23:.AE23])" office:value-type="percentage" office:value="0.254624739281275" calcext:value-type="percentage">
            <text:p>25,462%</text:p>
          </table:table-cell>
          <table:table-cell table:formula="of:=STDEV([.B23:.AE23])" office:value-type="percentage" office:value="0.21412197299265" calcext:value-type="percentage">
            <text:p>21,41%</text:p>
          </table:table-cell>
          <table:table-cell table:formula="of:=COUNTIF([.B23:.AE23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791386472802803" calcext:value-type="percentage">
            <text:p>7,914%</text:p>
          </table:table-cell>
          <table:table-cell table:formula="of:=(ABS([$Registrado.C24] - [$Previsto.C24])/[$Registrado.C24])" office:value-type="percentage" office:value="0.0746466056275123" calcext:value-type="percentage">
            <text:p>7,465%</text:p>
          </table:table-cell>
          <table:table-cell table:formula="of:=(ABS([$Registrado.D24] - [$Previsto.D24])/[$Registrado.D24])" office:value-type="percentage" office:value="0.0418206584743797" calcext:value-type="percentage">
            <text:p>4,182%</text:p>
          </table:table-cell>
          <table:table-cell table:formula="of:=(ABS([$Registrado.E24] - [$Previsto.E24])/[$Registrado.E24])" office:value-type="percentage" office:value="0.22413140311804" calcext:value-type="percentage">
            <text:p>22,413%</text:p>
          </table:table-cell>
          <table:table-cell table:formula="of:=(ABS([$Registrado.F24] - [$Previsto.F24])/[$Registrado.F24])" office:value-type="percentage" office:value="0.102100644034494" calcext:value-type="percentage">
            <text:p>10,210%</text:p>
          </table:table-cell>
          <table:table-cell table:formula="of:=(ABS([$Registrado.G24] - [$Previsto.G24])/[$Registrado.G24])" office:value-type="percentage" office:value="0.0492440352096364" calcext:value-type="percentage">
            <text:p>4,924%</text:p>
          </table:table-cell>
          <table:table-cell table:formula="of:=(ABS([$Registrado.H24] - [$Previsto.H24])/[$Registrado.H24])" office:value-type="percentage" office:value="0.151712157413914" calcext:value-type="percentage">
            <text:p>15,171%</text:p>
          </table:table-cell>
          <table:table-cell table:formula="of:=(ABS([$Registrado.I24] - [$Previsto.I24])/[$Registrado.I24])" office:value-type="percentage" office:value="1.94296763754045" calcext:value-type="percentage">
            <text:p>194,297%</text:p>
          </table:table-cell>
          <table:table-cell table:formula="of:=(ABS([$Registrado.J24] - [$Previsto.J24])/[$Registrado.J24])" office:value-type="percentage" office:value="0.0918295060080108" calcext:value-type="percentage">
            <text:p>9,183%</text:p>
          </table:table-cell>
          <table:table-cell table:formula="of:=(ABS([$Registrado.K24] - [$Previsto.K24])/[$Registrado.K24])" office:value-type="percentage" office:value="0.16050177481187" calcext:value-type="percentage">
            <text:p>16,050%</text:p>
          </table:table-cell>
          <table:table-cell table:formula="of:=(ABS([$Registrado.L24] - [$Previsto.L24])/[$Registrado.L24])" office:value-type="percentage" office:value="0.675594832889071" calcext:value-type="percentage">
            <text:p>67,559%</text:p>
          </table:table-cell>
          <table:table-cell table:formula="of:=(ABS([$Registrado.M24] - [$Previsto.M24])/[$Registrado.M24])" office:value-type="percentage" office:value="0.161828758355853" calcext:value-type="percentage">
            <text:p>16,183%</text:p>
          </table:table-cell>
          <table:table-cell table:formula="of:=(ABS([$Registrado.N24] - [$Previsto.N24])/[$Registrado.N24])" office:value-type="percentage" office:value="0.363868236472946" calcext:value-type="percentage">
            <text:p>36,387%</text:p>
          </table:table-cell>
          <table:table-cell table:formula="of:=(ABS([$Registrado.O24] - [$Previsto.O24])/[$Registrado.O24])" office:value-type="percentage" office:value="0.123473676975945" calcext:value-type="percentage">
            <text:p>12,347%</text:p>
          </table:table-cell>
          <table:table-cell table:formula="of:=(ABS([$Registrado.P24] - [$Previsto.P24])/[$Registrado.P24])" office:value-type="percentage" office:value="0.13513783269962" calcext:value-type="percentage">
            <text:p>13,514%</text:p>
          </table:table-cell>
          <table:table-cell table:formula="of:=(ABS([$Registrado.Q24] - [$Previsto.Q24])/[$Registrado.Q24])" office:value-type="percentage" office:value="0.0322820577164366" calcext:value-type="percentage">
            <text:p>3,228%</text:p>
          </table:table-cell>
          <table:table-cell table:formula="of:=(ABS([$Registrado.R24] - [$Previsto.R24])/[$Registrado.R24])" office:value-type="percentage" office:value="0.0547890922959572" calcext:value-type="percentage">
            <text:p>5,479%</text:p>
          </table:table-cell>
          <table:table-cell table:formula="of:=(ABS([$Registrado.S24] - [$Previsto.S24])/[$Registrado.S24])" office:value-type="percentage" office:value="0.0387178095707943" calcext:value-type="percentage">
            <text:p>3,872%</text:p>
          </table:table-cell>
          <table:table-cell table:formula="of:=(ABS([$Registrado.T24] - [$Previsto.T24])/[$Registrado.T24])" office:value-type="percentage" office:value="0.127975272507065" calcext:value-type="percentage">
            <text:p>12,798%</text:p>
          </table:table-cell>
          <table:table-cell table:formula="of:=(ABS([$Registrado.U24] - [$Previsto.U24])/[$Registrado.U24])" office:value-type="percentage" office:value="0.165745593583885" calcext:value-type="percentage">
            <text:p>16,575%</text:p>
          </table:table-cell>
          <table:table-cell table:formula="of:=(ABS([$Registrado.V24] - [$Previsto.V24])/[$Registrado.V24])" office:value-type="percentage" office:value="0.123394823529412" calcext:value-type="percentage">
            <text:p>12,339%</text:p>
          </table:table-cell>
          <table:table-cell table:formula="of:=(ABS([$Registrado.W24] - [$Previsto.W24])/[$Registrado.W24])" office:value-type="percentage" office:value="0.0895268573586331" calcext:value-type="percentage">
            <text:p>8,953%</text:p>
          </table:table-cell>
          <table:table-cell table:formula="of:=(ABS([$Registrado.X24] - [$Previsto.X24])/[$Registrado.X24])" office:value-type="percentage" office:value="0.0766639827731485" calcext:value-type="percentage">
            <text:p>7,666%</text:p>
          </table:table-cell>
          <table:table-cell table:formula="of:=(ABS([$Registrado.Y24] - [$Previsto.Y24])/[$Registrado.Y24])" office:value-type="percentage" office:value="0.268445289717256" calcext:value-type="percentage">
            <text:p>26,845%</text:p>
          </table:table-cell>
          <table:table-cell table:formula="of:=(ABS([$Registrado.Z24] - [$Previsto.Z24])/[$Registrado.Z24])" office:value-type="percentage" office:value="0.0374376986975695" calcext:value-type="percentage">
            <text:p>3,744%</text:p>
          </table:table-cell>
          <table:table-cell table:formula="of:=(ABS([$Registrado.AA24] - [$Previsto.AA24])/[$Registrado.AA24])" office:value-type="percentage" office:value="0.0607783302258132" calcext:value-type="percentage">
            <text:p>6,078%</text:p>
          </table:table-cell>
          <table:table-cell table:formula="of:=(ABS([$Registrado.AB24] - [$Previsto.AB24])/[$Registrado.AB24])" office:value-type="percentage" office:value="0.0973724262364677" calcext:value-type="percentage">
            <text:p>9,737%</text:p>
          </table:table-cell>
          <table:table-cell table:formula="of:=(ABS([$Registrado.AC24] - [$Previsto.AC24])/[$Registrado.AC24])" office:value-type="percentage" office:value="0.0662206093189964" calcext:value-type="percentage">
            <text:p>6,622%</text:p>
          </table:table-cell>
          <table:table-cell table:formula="of:=(ABS([$Registrado.AD24] - [$Previsto.AD24])/[$Registrado.AD24])" office:value-type="percentage" office:value="0.00124926127156615" calcext:value-type="percentage">
            <text:p>0,125%</text:p>
          </table:table-cell>
          <table:table-cell table:formula="of:=(ABS([$Registrado.AE24] - [$Previsto.AE24])/[$Registrado.AE24])" office:value-type="percentage" office:value="0.0282935941320294" calcext:value-type="percentage">
            <text:p>2,829%</text:p>
          </table:table-cell>
          <table:table-cell table:formula="of:=AVERAGE([.B24:.AE24])" office:value-type="percentage" office:value="0.188229636861568" calcext:value-type="percentage">
            <text:p>18,823%</text:p>
          </table:table-cell>
          <table:table-cell table:formula="of:=STDEV([.B24:.AE24])" office:value-type="percentage" office:value="0.355496396730335" calcext:value-type="percentage">
            <text:p>35,55%</text:p>
          </table:table-cell>
          <table:table-cell table:formula="of:=COUNTIF([.B24:.AE24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476361377298412" calcext:value-type="percentage">
            <text:p>4,764%</text:p>
          </table:table-cell>
          <table:table-cell table:formula="of:=(ABS([$Registrado.C25] - [$Previsto.C25])/[$Registrado.C25])" office:value-type="percentage" office:value="0.0726093286045697" calcext:value-type="percentage">
            <text:p>7,261%</text:p>
          </table:table-cell>
          <table:table-cell table:formula="of:=(ABS([$Registrado.D25] - [$Previsto.D25])/[$Registrado.D25])" office:value-type="percentage" office:value="0.02828499251497" calcext:value-type="percentage">
            <text:p>2,828%</text:p>
          </table:table-cell>
          <table:table-cell table:formula="of:=(ABS([$Registrado.E25] - [$Previsto.E25])/[$Registrado.E25])" office:value-type="percentage" office:value="0.0554938233692424" calcext:value-type="percentage">
            <text:p>5,549%</text:p>
          </table:table-cell>
          <table:table-cell table:formula="of:=(ABS([$Registrado.F25] - [$Previsto.F25])/[$Registrado.F25])" office:value-type="percentage" office:value="0.0685178937710188" calcext:value-type="percentage">
            <text:p>6,852%</text:p>
          </table:table-cell>
          <table:table-cell table:formula="of:=(ABS([$Registrado.G25] - [$Previsto.G25])/[$Registrado.G25])" office:value-type="percentage" office:value="0.0289960878296453" calcext:value-type="percentage">
            <text:p>2,900%</text:p>
          </table:table-cell>
          <table:table-cell table:formula="of:=(ABS([$Registrado.H25] - [$Previsto.H25])/[$Registrado.H25])" office:value-type="percentage" office:value="0.00889412425457305" calcext:value-type="percentage">
            <text:p>0,889%</text:p>
          </table:table-cell>
          <table:table-cell table:formula="of:=(ABS([$Registrado.I25] - [$Previsto.I25])/[$Registrado.I25])" office:value-type="percentage" office:value="0.0772536890406574" calcext:value-type="percentage">
            <text:p>7,725%</text:p>
          </table:table-cell>
          <table:table-cell table:formula="of:=(ABS([$Registrado.J25] - [$Previsto.J25])/[$Registrado.J25])" office:value-type="percentage" office:value="0.106228641165173" calcext:value-type="percentage">
            <text:p>10,623%</text:p>
          </table:table-cell>
          <table:table-cell table:formula="of:=(ABS([$Registrado.K25] - [$Previsto.K25])/[$Registrado.K25])" office:value-type="percentage" office:value="0.122368130039054" calcext:value-type="percentage">
            <text:p>12,237%</text:p>
          </table:table-cell>
          <table:table-cell table:formula="of:=(ABS([$Registrado.L25] - [$Previsto.L25])/[$Registrado.L25])" office:value-type="percentage" office:value="0.138869658614132" calcext:value-type="percentage">
            <text:p>13,887%</text:p>
          </table:table-cell>
          <table:table-cell table:formula="of:=(ABS([$Registrado.M25] - [$Previsto.M25])/[$Registrado.M25])" office:value-type="percentage" office:value="0.214456173724517" calcext:value-type="percentage">
            <text:p>21,446%</text:p>
          </table:table-cell>
          <table:table-cell table:formula="of:=(ABS([$Registrado.N25] - [$Previsto.N25])/[$Registrado.N25])" office:value-type="percentage" office:value="0.015990125553605" calcext:value-type="percentage">
            <text:p>1,599%</text:p>
          </table:table-cell>
          <table:table-cell table:formula="of:=(ABS([$Registrado.O25] - [$Previsto.O25])/[$Registrado.O25])" office:value-type="percentage" office:value="0.091708154104769" calcext:value-type="percentage">
            <text:p>9,171%</text:p>
          </table:table-cell>
          <table:table-cell table:formula="of:=(ABS([$Registrado.P25] - [$Previsto.P25])/[$Registrado.P25])" office:value-type="percentage" office:value="0.0241315937851071" calcext:value-type="percentage">
            <text:p>2,413%</text:p>
          </table:table-cell>
          <table:table-cell table:formula="of:=(ABS([$Registrado.Q25] - [$Previsto.Q25])/[$Registrado.Q25])" office:value-type="percentage" office:value="0.0623831687271473" calcext:value-type="percentage">
            <text:p>6,238%</text:p>
          </table:table-cell>
          <table:table-cell table:formula="of:=(ABS([$Registrado.R25] - [$Previsto.R25])/[$Registrado.R25])" office:value-type="percentage" office:value="0.153465286153228" calcext:value-type="percentage">
            <text:p>15,347%</text:p>
          </table:table-cell>
          <table:table-cell table:formula="of:=(ABS([$Registrado.S25] - [$Previsto.S25])/[$Registrado.S25])" office:value-type="percentage" office:value="0.0890034659784402" calcext:value-type="percentage">
            <text:p>8,900%</text:p>
          </table:table-cell>
          <table:table-cell table:formula="of:=(ABS([$Registrado.T25] - [$Previsto.T25])/[$Registrado.T25])" office:value-type="percentage" office:value="0.0866795963593193" calcext:value-type="percentage">
            <text:p>8,668%</text:p>
          </table:table-cell>
          <table:table-cell table:formula="of:=(ABS([$Registrado.U25] - [$Previsto.U25])/[$Registrado.U25])" office:value-type="percentage" office:value="0.0965614228953547" calcext:value-type="percentage">
            <text:p>9,656%</text:p>
          </table:table-cell>
          <table:table-cell table:formula="of:=(ABS([$Registrado.V25] - [$Previsto.V25])/[$Registrado.V25])" office:value-type="percentage" office:value="0.115918916806384" calcext:value-type="percentage">
            <text:p>11,592%</text:p>
          </table:table-cell>
          <table:table-cell table:formula="of:=(ABS([$Registrado.W25] - [$Previsto.W25])/[$Registrado.W25])" office:value-type="percentage" office:value="0.186290688952393" calcext:value-type="percentage">
            <text:p>18,629%</text:p>
          </table:table-cell>
          <table:table-cell table:formula="of:=(ABS([$Registrado.X25] - [$Previsto.X25])/[$Registrado.X25])" office:value-type="percentage" office:value="0.196484777681808" calcext:value-type="percentage">
            <text:p>19,648%</text:p>
          </table:table-cell>
          <table:table-cell table:formula="of:=(ABS([$Registrado.Y25] - [$Previsto.Y25])/[$Registrado.Y25])" office:value-type="percentage" office:value="0.146841176126732" calcext:value-type="percentage">
            <text:p>14,684%</text:p>
          </table:table-cell>
          <table:table-cell table:formula="of:=(ABS([$Registrado.Z25] - [$Previsto.Z25])/[$Registrado.Z25])" office:value-type="percentage" office:value="0.263013952676212" calcext:value-type="percentage">
            <text:p>26,301%</text:p>
          </table:table-cell>
          <table:table-cell table:formula="of:=(ABS([$Registrado.AA25] - [$Previsto.AA25])/[$Registrado.AA25])" office:value-type="percentage" office:value="0.252326372275163" calcext:value-type="percentage">
            <text:p>25,233%</text:p>
          </table:table-cell>
          <table:table-cell table:formula="of:=(ABS([$Registrado.AB25] - [$Previsto.AB25])/[$Registrado.AB25])" office:value-type="percentage" office:value="0.242599827798278" calcext:value-type="percentage">
            <text:p>24,260%</text:p>
          </table:table-cell>
          <table:table-cell table:formula="of:=(ABS([$Registrado.AC25] - [$Previsto.AC25])/[$Registrado.AC25])" office:value-type="percentage" office:value="0.271540510312898" calcext:value-type="percentage">
            <text:p>27,154%</text:p>
          </table:table-cell>
          <table:table-cell table:formula="of:=(ABS([$Registrado.AD25] - [$Previsto.AD25])/[$Registrado.AD25])" office:value-type="percentage" office:value="0.221582570552082" calcext:value-type="percentage">
            <text:p>22,158%</text:p>
          </table:table-cell>
          <table:table-cell table:formula="of:=(ABS([$Registrado.AE25] - [$Previsto.AE25])/[$Registrado.AE25])" office:value-type="percentage" office:value="0.0129880344600478" calcext:value-type="percentage">
            <text:p>1,299%</text:p>
          </table:table-cell>
          <table:table-cell table:formula="of:=AVERAGE([.B25:.AE25])" office:value-type="percentage" office:value="0.116637277395212" calcext:value-type="percentage">
            <text:p>11,664%</text:p>
          </table:table-cell>
          <table:table-cell table:formula="of:=STDEV([.B25:.AE25])" office:value-type="percentage" office:value="0.0811284322571465" calcext:value-type="percentage">
            <text:p>8,11%</text:p>
          </table:table-cell>
          <table:table-cell table:formula="of:=COUNTIF([.B25:.AE25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225647200415526" calcext:value-type="percentage">
            <text:p>2,256%</text:p>
          </table:table-cell>
          <table:table-cell table:formula="of:=(ABS([$Registrado.C26] - [$Previsto.C26])/[$Registrado.C26])" office:value-type="percentage" office:value="0.0910516190748387" calcext:value-type="percentage">
            <text:p>9,105%</text:p>
          </table:table-cell>
          <table:table-cell table:formula="of:=(ABS([$Registrado.D26] - [$Previsto.D26])/[$Registrado.D26])" office:value-type="percentage" office:value="0.163183555508134" calcext:value-type="percentage">
            <text:p>16,318%</text:p>
          </table:table-cell>
          <table:table-cell table:formula="of:=(ABS([$Registrado.E26] - [$Previsto.E26])/[$Registrado.E26])" office:value-type="percentage" office:value="0.215550070176276" calcext:value-type="percentage">
            <text:p>21,555%</text:p>
          </table:table-cell>
          <table:table-cell table:formula="of:=(ABS([$Registrado.F26] - [$Previsto.F26])/[$Registrado.F26])" office:value-type="percentage" office:value="0.0310169962237517" calcext:value-type="percentage">
            <text:p>3,102%</text:p>
          </table:table-cell>
          <table:table-cell table:formula="of:=(ABS([$Registrado.G26] - [$Previsto.G26])/[$Registrado.G26])" office:value-type="percentage" office:value="0.2914600376298" calcext:value-type="percentage">
            <text:p>29,146%</text:p>
          </table:table-cell>
          <table:table-cell table:formula="of:=(ABS([$Registrado.H26] - [$Previsto.H26])/[$Registrado.H26])" office:value-type="percentage" office:value="0.172091593827136" calcext:value-type="percentage">
            <text:p>17,209%</text:p>
          </table:table-cell>
          <table:table-cell table:formula="of:=(ABS([$Registrado.I26] - [$Previsto.I26])/[$Registrado.I26])" office:value-type="percentage" office:value="0.236432705936373" calcext:value-type="percentage">
            <text:p>23,643%</text:p>
          </table:table-cell>
          <table:table-cell table:formula="of:=(ABS([$Registrado.J26] - [$Previsto.J26])/[$Registrado.J26])" office:value-type="percentage" office:value="0.0139632643277657" calcext:value-type="percentage">
            <text:p>1,396%</text:p>
          </table:table-cell>
          <table:table-cell table:formula="of:=(ABS([$Registrado.K26] - [$Previsto.K26])/[$Registrado.K26])" office:value-type="percentage" office:value="0.0308964144451384" calcext:value-type="percentage">
            <text:p>3,090%</text:p>
          </table:table-cell>
          <table:table-cell table:formula="of:=(ABS([$Registrado.L26] - [$Previsto.L26])/[$Registrado.L26])" office:value-type="percentage" office:value="0.279332024898785" calcext:value-type="percentage">
            <text:p>27,933%</text:p>
          </table:table-cell>
          <table:table-cell table:formula="of:=(ABS([$Registrado.M26] - [$Previsto.M26])/[$Registrado.M26])" office:value-type="percentage" office:value="0.175246282402892" calcext:value-type="percentage">
            <text:p>17,525%</text:p>
          </table:table-cell>
          <table:table-cell table:formula="of:=(ABS([$Registrado.N26] - [$Previsto.N26])/[$Registrado.N26])" office:value-type="percentage" office:value="0.0340930132475115" calcext:value-type="percentage">
            <text:p>3,409%</text:p>
          </table:table-cell>
          <table:table-cell table:formula="of:=(ABS([$Registrado.O26] - [$Previsto.O26])/[$Registrado.O26])" office:value-type="percentage" office:value="0.00166317066467841" calcext:value-type="percentage">
            <text:p>0,166%</text:p>
          </table:table-cell>
          <table:table-cell table:formula="of:=(ABS([$Registrado.P26] - [$Previsto.P26])/[$Registrado.P26])" office:value-type="percentage" office:value="0.0141650868636535" calcext:value-type="percentage">
            <text:p>1,417%</text:p>
          </table:table-cell>
          <table:table-cell table:formula="of:=(ABS([$Registrado.Q26] - [$Previsto.Q26])/[$Registrado.Q26])" office:value-type="percentage" office:value="0.00576735498945852" calcext:value-type="percentage">
            <text:p>0,577%</text:p>
          </table:table-cell>
          <table:table-cell table:formula="of:=(ABS([$Registrado.R26] - [$Previsto.R26])/[$Registrado.R26])" office:value-type="percentage" office:value="0.032357154567303" calcext:value-type="percentage">
            <text:p>3,236%</text:p>
          </table:table-cell>
          <table:table-cell table:formula="of:=(ABS([$Registrado.S26] - [$Previsto.S26])/[$Registrado.S26])" office:value-type="percentage" office:value="0.143686034920153" calcext:value-type="percentage">
            <text:p>14,369%</text:p>
          </table:table-cell>
          <table:table-cell table:formula="of:=(ABS([$Registrado.T26] - [$Previsto.T26])/[$Registrado.T26])" office:value-type="percentage" office:value="0.0276375733523049" calcext:value-type="percentage">
            <text:p>2,764%</text:p>
          </table:table-cell>
          <table:table-cell table:formula="of:=(ABS([$Registrado.U26] - [$Previsto.U26])/[$Registrado.U26])" office:value-type="percentage" office:value="0.0484549816638163" calcext:value-type="percentage">
            <text:p>4,845%</text:p>
          </table:table-cell>
          <table:table-cell table:formula="of:=(ABS([$Registrado.V26] - [$Previsto.V26])/[$Registrado.V26])" office:value-type="percentage" office:value="0.0862183925502376" calcext:value-type="percentage">
            <text:p>8,622%</text:p>
          </table:table-cell>
          <table:table-cell table:formula="of:=(ABS([$Registrado.W26] - [$Previsto.W26])/[$Registrado.W26])" office:value-type="percentage" office:value="0.0091353107182199" calcext:value-type="percentage">
            <text:p>0,914%</text:p>
          </table:table-cell>
          <table:table-cell table:formula="of:=(ABS([$Registrado.X26] - [$Previsto.X26])/[$Registrado.X26])" office:value-type="percentage" office:value="0.00720621920135931" calcext:value-type="percentage">
            <text:p>0,721%</text:p>
          </table:table-cell>
          <table:table-cell table:formula="of:=(ABS([$Registrado.Y26] - [$Previsto.Y26])/[$Registrado.Y26])" office:value-type="percentage" office:value="0.0793704302331698" calcext:value-type="percentage">
            <text:p>7,937%</text:p>
          </table:table-cell>
          <table:table-cell table:formula="of:=(ABS([$Registrado.Z26] - [$Previsto.Z26])/[$Registrado.Z26])" office:value-type="percentage" office:value="0.170610172058804" calcext:value-type="percentage">
            <text:p>17,061%</text:p>
          </table:table-cell>
          <table:table-cell table:formula="of:=(ABS([$Registrado.AA26] - [$Previsto.AA26])/[$Registrado.AA26])" office:value-type="percentage" office:value="0.170614777474744" calcext:value-type="percentage">
            <text:p>17,061%</text:p>
          </table:table-cell>
          <table:table-cell table:formula="of:=(ABS([$Registrado.AB26] - [$Previsto.AB26])/[$Registrado.AB26])" office:value-type="percentage" office:value="0.0462329153784749" calcext:value-type="percentage">
            <text:p>4,623%</text:p>
          </table:table-cell>
          <table:table-cell table:formula="of:=(ABS([$Registrado.AC26] - [$Previsto.AC26])/[$Registrado.AC26])" office:value-type="percentage" office:value="0.169390436598066" calcext:value-type="percentage">
            <text:p>16,939%</text:p>
          </table:table-cell>
          <table:table-cell table:formula="of:=(ABS([$Registrado.AD26] - [$Previsto.AD26])/[$Registrado.AD26])" office:value-type="percentage" office:value="0.224551800019724" calcext:value-type="percentage">
            <text:p>22,455%</text:p>
          </table:table-cell>
          <table:table-cell table:formula="of:=(ABS([$Registrado.AE26] - [$Previsto.AE26])/[$Registrado.AE26])" office:value-type="percentage" office:value="0.231035417316738" calcext:value-type="percentage">
            <text:p>23,104%</text:p>
          </table:table-cell>
          <table:table-cell table:formula="of:=AVERAGE([.B26:.AE26])" office:value-type="percentage" office:value="0.107499317543695" calcext:value-type="percentage">
            <text:p>10,750%</text:p>
          </table:table-cell>
          <table:table-cell table:formula="of:=STDEV([.B26:.AE26])" office:value-type="percentage" office:value="0.0927440091525581" calcext:value-type="percentage">
            <text:p>9,27%</text:p>
          </table:table-cell>
          <table:table-cell table:formula="of:=COUNTIF([.B26:.AE26]; &quot;&lt;0,05&quot;)" office:value-type="float" office:value="14" calcext:value-type="float">
            <text:p>1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707527505943495" calcext:value-type="percentage">
            <text:p>7,075%</text:p>
          </table:table-cell>
          <table:table-cell table:formula="of:=(ABS([$Registrado.C27] - [$Previsto.C27])/[$Registrado.C27])" office:value-type="percentage" office:value="0.0135083606813566" calcext:value-type="percentage">
            <text:p>1,351%</text:p>
          </table:table-cell>
          <table:table-cell table:formula="of:=(ABS([$Registrado.D27] - [$Previsto.D27])/[$Registrado.D27])" office:value-type="percentage" office:value="0.0813771015467383" calcext:value-type="percentage">
            <text:p>8,138%</text:p>
          </table:table-cell>
          <table:table-cell table:formula="of:=(ABS([$Registrado.E27] - [$Previsto.E27])/[$Registrado.E27])" office:value-type="percentage" office:value="0.0922877174636373" calcext:value-type="percentage">
            <text:p>9,229%</text:p>
          </table:table-cell>
          <table:table-cell table:formula="of:=(ABS([$Registrado.F27] - [$Previsto.F27])/[$Registrado.F27])" office:value-type="percentage" office:value="0.0539935297805642" calcext:value-type="percentage">
            <text:p>5,399%</text:p>
          </table:table-cell>
          <table:table-cell table:formula="of:=(ABS([$Registrado.G27] - [$Previsto.G27])/[$Registrado.G27])" office:value-type="percentage" office:value="0.0412152164990766" calcext:value-type="percentage">
            <text:p>4,122%</text:p>
          </table:table-cell>
          <table:table-cell table:formula="of:=(ABS([$Registrado.H27] - [$Previsto.H27])/[$Registrado.H27])" office:value-type="percentage" office:value="0.10836920195909" calcext:value-type="percentage">
            <text:p>10,837%</text:p>
          </table:table-cell>
          <table:table-cell table:formula="of:=(ABS([$Registrado.I27] - [$Previsto.I27])/[$Registrado.I27])" office:value-type="percentage" office:value="0.106651958470977" calcext:value-type="percentage">
            <text:p>10,665%</text:p>
          </table:table-cell>
          <table:table-cell table:formula="of:=(ABS([$Registrado.J27] - [$Previsto.J27])/[$Registrado.J27])" office:value-type="percentage" office:value="0.298198967636771" calcext:value-type="percentage">
            <text:p>29,820%</text:p>
          </table:table-cell>
          <table:table-cell table:formula="of:=(ABS([$Registrado.K27] - [$Previsto.K27])/[$Registrado.K27])" office:value-type="percentage" office:value="0.296554680275371" calcext:value-type="percentage">
            <text:p>29,655%</text:p>
          </table:table-cell>
          <table:table-cell table:formula="of:=(ABS([$Registrado.L27] - [$Previsto.L27])/[$Registrado.L27])" office:value-type="percentage" office:value="0.430980454044188" calcext:value-type="percentage">
            <text:p>43,098%</text:p>
          </table:table-cell>
          <table:table-cell table:formula="of:=(ABS([$Registrado.M27] - [$Previsto.M27])/[$Registrado.M27])" office:value-type="percentage" office:value="0.302426888972577" calcext:value-type="percentage">
            <text:p>30,243%</text:p>
          </table:table-cell>
          <table:table-cell table:formula="of:=(ABS([$Registrado.N27] - [$Previsto.N27])/[$Registrado.N27])" office:value-type="percentage" office:value="0.181721642162085" calcext:value-type="percentage">
            <text:p>18,172%</text:p>
          </table:table-cell>
          <table:table-cell table:formula="of:=(ABS([$Registrado.O27] - [$Previsto.O27])/[$Registrado.O27])" office:value-type="percentage" office:value="0.0556397918540409" calcext:value-type="percentage">
            <text:p>5,564%</text:p>
          </table:table-cell>
          <table:table-cell table:formula="of:=(ABS([$Registrado.P27] - [$Previsto.P27])/[$Registrado.P27])" office:value-type="percentage" office:value="0.0803618148700115" calcext:value-type="percentage">
            <text:p>8,036%</text:p>
          </table:table-cell>
          <table:table-cell table:formula="of:=(ABS([$Registrado.Q27] - [$Previsto.Q27])/[$Registrado.Q27])" office:value-type="percentage" office:value="0.0233659193962647" calcext:value-type="percentage">
            <text:p>2,337%</text:p>
          </table:table-cell>
          <table:table-cell table:formula="of:=(ABS([$Registrado.R27] - [$Previsto.R27])/[$Registrado.R27])" office:value-type="percentage" office:value="0.0337941979966176" calcext:value-type="percentage">
            <text:p>3,379%</text:p>
          </table:table-cell>
          <table:table-cell table:formula="of:=(ABS([$Registrado.S27] - [$Previsto.S27])/[$Registrado.S27])" office:value-type="percentage" office:value="0.0158142122730525" calcext:value-type="percentage">
            <text:p>1,581%</text:p>
          </table:table-cell>
          <table:table-cell table:formula="of:=(ABS([$Registrado.T27] - [$Previsto.T27])/[$Registrado.T27])" office:value-type="percentage" office:value="0.155580140563896" calcext:value-type="percentage">
            <text:p>15,558%</text:p>
          </table:table-cell>
          <table:table-cell table:formula="of:=(ABS([$Registrado.U27] - [$Previsto.U27])/[$Registrado.U27])" office:value-type="percentage" office:value="0.00405099030762748" calcext:value-type="percentage">
            <text:p>0,405%</text:p>
          </table:table-cell>
          <table:table-cell table:formula="of:=(ABS([$Registrado.V27] - [$Previsto.V27])/[$Registrado.V27])" office:value-type="percentage" office:value="0.0197974275490796" calcext:value-type="percentage">
            <text:p>1,980%</text:p>
          </table:table-cell>
          <table:table-cell table:formula="of:=(ABS([$Registrado.W27] - [$Previsto.W27])/[$Registrado.W27])" office:value-type="percentage" office:value="0.01662792251169" calcext:value-type="percentage">
            <text:p>1,663%</text:p>
          </table:table-cell>
          <table:table-cell table:formula="of:=(ABS([$Registrado.X27] - [$Previsto.X27])/[$Registrado.X27])" office:value-type="percentage" office:value="0.0355183458598927" calcext:value-type="percentage">
            <text:p>3,552%</text:p>
          </table:table-cell>
          <table:table-cell table:formula="of:=(ABS([$Registrado.Y27] - [$Previsto.Y27])/[$Registrado.Y27])" office:value-type="percentage" office:value="0.262278725738716" calcext:value-type="percentage">
            <text:p>26,228%</text:p>
          </table:table-cell>
          <table:table-cell table:formula="of:=(ABS([$Registrado.Z27] - [$Previsto.Z27])/[$Registrado.Z27])" office:value-type="percentage" office:value="0.274908153052583" calcext:value-type="percentage">
            <text:p>27,491%</text:p>
          </table:table-cell>
          <table:table-cell table:formula="of:=(ABS([$Registrado.AA27] - [$Previsto.AA27])/[$Registrado.AA27])" office:value-type="percentage" office:value="0.11216503683858" calcext:value-type="percentage">
            <text:p>11,217%</text:p>
          </table:table-cell>
          <table:table-cell table:formula="of:=(ABS([$Registrado.AB27] - [$Previsto.AB27])/[$Registrado.AB27])" office:value-type="percentage" office:value="0.144925726725573" calcext:value-type="percentage">
            <text:p>14,493%</text:p>
          </table:table-cell>
          <table:table-cell table:formula="of:=(ABS([$Registrado.AC27] - [$Previsto.AC27])/[$Registrado.AC27])" office:value-type="percentage" office:value="0.259929577776303" calcext:value-type="percentage">
            <text:p>25,993%</text:p>
          </table:table-cell>
          <table:table-cell table:formula="of:=(ABS([$Registrado.AD27] - [$Previsto.AD27])/[$Registrado.AD27])" office:value-type="percentage" office:value="0.212328290361531" calcext:value-type="percentage">
            <text:p>21,233%</text:p>
          </table:table-cell>
          <table:table-cell table:formula="of:=(ABS([$Registrado.AE27] - [$Previsto.AE27])/[$Registrado.AE27])" office:value-type="percentage" office:value="0.161602083962549" calcext:value-type="percentage">
            <text:p>16,160%</text:p>
          </table:table-cell>
          <table:table-cell table:formula="of:=AVERAGE([.B27:.AE27])" office:value-type="percentage" office:value="0.13155756092416" calcext:value-type="percentage">
            <text:p>13,156%</text:p>
          </table:table-cell>
          <table:table-cell table:formula="of:=STDEV([.B27:.AE27])" office:value-type="percentage" office:value="0.112998194519993" calcext:value-type="percentage">
            <text:p>11,30%</text:p>
          </table:table-cell>
          <table:table-cell table:formula="of:=COUNTIF([.B27:.AE27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290539269306497" calcext:value-type="percentage">
            <text:p>2,905%</text:p>
          </table:table-cell>
          <table:table-cell table:formula="of:=(ABS([$Registrado.C28] - [$Previsto.C28])/[$Registrado.C28])" office:value-type="percentage" office:value="0.0433466552541479" calcext:value-type="percentage">
            <text:p>4,335%</text:p>
          </table:table-cell>
          <table:table-cell table:formula="of:=(ABS([$Registrado.D28] - [$Previsto.D28])/[$Registrado.D28])" office:value-type="percentage" office:value="0.0503415916259085" calcext:value-type="percentage">
            <text:p>5,034%</text:p>
          </table:table-cell>
          <table:table-cell table:formula="of:=(ABS([$Registrado.E28] - [$Previsto.E28])/[$Registrado.E28])" office:value-type="percentage" office:value="0.119039687770318" calcext:value-type="percentage">
            <text:p>11,904%</text:p>
          </table:table-cell>
          <table:table-cell table:formula="of:=(ABS([$Registrado.F28] - [$Previsto.F28])/[$Registrado.F28])" office:value-type="percentage" office:value="0.0439064211658842" calcext:value-type="percentage">
            <text:p>4,391%</text:p>
          </table:table-cell>
          <table:table-cell table:formula="of:=(ABS([$Registrado.G28] - [$Previsto.G28])/[$Registrado.G28])" office:value-type="percentage" office:value="0.0286714508580342" calcext:value-type="percentage">
            <text:p>2,867%</text:p>
          </table:table-cell>
          <table:table-cell table:formula="of:=(ABS([$Registrado.H28] - [$Previsto.H28])/[$Registrado.H28])" office:value-type="percentage" office:value="0.023085366570639" calcext:value-type="percentage">
            <text:p>2,309%</text:p>
          </table:table-cell>
          <table:table-cell table:formula="of:=(ABS([$Registrado.I28] - [$Previsto.I28])/[$Registrado.I28])" office:value-type="percentage" office:value="0.546874052270092" calcext:value-type="percentage">
            <text:p>54,687%</text:p>
          </table:table-cell>
          <table:table-cell table:formula="of:=(ABS([$Registrado.J28] - [$Previsto.J28])/[$Registrado.J28])" office:value-type="percentage" office:value="0.196636406699374" calcext:value-type="percentage">
            <text:p>19,664%</text:p>
          </table:table-cell>
          <table:table-cell table:formula="of:=(ABS([$Registrado.K28] - [$Previsto.K28])/[$Registrado.K28])" office:value-type="percentage" office:value="0.277198347107438" calcext:value-type="percentage">
            <text:p>27,720%</text:p>
          </table:table-cell>
          <table:table-cell table:formula="of:=(ABS([$Registrado.L28] - [$Previsto.L28])/[$Registrado.L28])" office:value-type="percentage" office:value="0.579032279495095" calcext:value-type="percentage">
            <text:p>57,903%</text:p>
          </table:table-cell>
          <table:table-cell table:formula="of:=(ABS([$Registrado.M28] - [$Previsto.M28])/[$Registrado.M28])" office:value-type="percentage" office:value="0.0750343464970052" calcext:value-type="percentage">
            <text:p>7,503%</text:p>
          </table:table-cell>
          <table:table-cell table:formula="of:=(ABS([$Registrado.N28] - [$Previsto.N28])/[$Registrado.N28])" office:value-type="percentage" office:value="0.23096276883173" calcext:value-type="percentage">
            <text:p>23,096%</text:p>
          </table:table-cell>
          <table:table-cell table:formula="of:=(ABS([$Registrado.O28] - [$Previsto.O28])/[$Registrado.O28])" office:value-type="percentage" office:value="0.207644678163586" calcext:value-type="percentage">
            <text:p>20,764%</text:p>
          </table:table-cell>
          <table:table-cell table:formula="of:=(ABS([$Registrado.P28] - [$Previsto.P28])/[$Registrado.P28])" office:value-type="percentage" office:value="0.222957602988428" calcext:value-type="percentage">
            <text:p>22,296%</text:p>
          </table:table-cell>
          <table:table-cell table:formula="of:=(ABS([$Registrado.Q28] - [$Previsto.Q28])/[$Registrado.Q28])" office:value-type="percentage" office:value="0.150926191735288" calcext:value-type="percentage">
            <text:p>15,093%</text:p>
          </table:table-cell>
          <table:table-cell table:formula="of:=(ABS([$Registrado.R28] - [$Previsto.R28])/[$Registrado.R28])" office:value-type="percentage" office:value="0.251034930998664" calcext:value-type="percentage">
            <text:p>25,103%</text:p>
          </table:table-cell>
          <table:table-cell table:formula="of:=(ABS([$Registrado.S28] - [$Previsto.S28])/[$Registrado.S28])" office:value-type="percentage" office:value="0.366331631567752" calcext:value-type="percentage">
            <text:p>36,633%</text:p>
          </table:table-cell>
          <table:table-cell table:formula="of:=(ABS([$Registrado.T28] - [$Previsto.T28])/[$Registrado.T28])" office:value-type="percentage" office:value="0.157118772734462" calcext:value-type="percentage">
            <text:p>15,712%</text:p>
          </table:table-cell>
          <table:table-cell table:formula="of:=(ABS([$Registrado.U28] - [$Previsto.U28])/[$Registrado.U28])" office:value-type="percentage" office:value="0.201078645747316" calcext:value-type="percentage">
            <text:p>20,108%</text:p>
          </table:table-cell>
          <table:table-cell table:formula="of:=(ABS([$Registrado.V28] - [$Previsto.V28])/[$Registrado.V28])" office:value-type="percentage" office:value="0.270754768668831" calcext:value-type="percentage">
            <text:p>27,075%</text:p>
          </table:table-cell>
          <table:table-cell table:formula="of:=(ABS([$Registrado.W28] - [$Previsto.W28])/[$Registrado.W28])" office:value-type="percentage" office:value="0.50315426874536" calcext:value-type="percentage">
            <text:p>50,315%</text:p>
          </table:table-cell>
          <table:table-cell table:formula="of:=(ABS([$Registrado.X28] - [$Previsto.X28])/[$Registrado.X28])" office:value-type="percentage" office:value="0.227336730715678" calcext:value-type="percentage">
            <text:p>22,734%</text:p>
          </table:table-cell>
          <table:table-cell table:formula="of:=(ABS([$Registrado.Y28] - [$Previsto.Y28])/[$Registrado.Y28])" office:value-type="percentage" office:value="0.376055692996407" calcext:value-type="percentage">
            <text:p>37,606%</text:p>
          </table:table-cell>
          <table:table-cell table:formula="of:=(ABS([$Registrado.Z28] - [$Previsto.Z28])/[$Registrado.Z28])" office:value-type="percentage" office:value="0.274674828212621" calcext:value-type="percentage">
            <text:p>27,467%</text:p>
          </table:table-cell>
          <table:table-cell table:formula="of:=(ABS([$Registrado.AA28] - [$Previsto.AA28])/[$Registrado.AA28])" office:value-type="percentage" office:value="0.22227146281776" calcext:value-type="percentage">
            <text:p>22,227%</text:p>
          </table:table-cell>
          <table:table-cell table:formula="of:=(ABS([$Registrado.AB28] - [$Previsto.AB28])/[$Registrado.AB28])" office:value-type="percentage" office:value="0.464981866633994" calcext:value-type="percentage">
            <text:p>46,498%</text:p>
          </table:table-cell>
          <table:table-cell table:formula="of:=(ABS([$Registrado.AC28] - [$Previsto.AC28])/[$Registrado.AC28])" office:value-type="percentage" office:value="0.174678638167157" calcext:value-type="percentage">
            <text:p>17,468%</text:p>
          </table:table-cell>
          <table:table-cell table:formula="of:=(ABS([$Registrado.AD28] - [$Previsto.AD28])/[$Registrado.AD28])" office:value-type="percentage" office:value="0.19371365395246" calcext:value-type="percentage">
            <text:p>19,371%</text:p>
          </table:table-cell>
          <table:table-cell table:formula="of:=(ABS([$Registrado.AE28] - [$Previsto.AE28])/[$Registrado.AE28])" office:value-type="percentage" office:value="0.427066715364013" calcext:value-type="percentage">
            <text:p>42,707%</text:p>
          </table:table-cell>
          <table:table-cell table:formula="of:=AVERAGE([.B28:.AE28])" office:value-type="percentage" office:value="0.231165479376203" calcext:value-type="percentage">
            <text:p>23,117%</text:p>
          </table:table-cell>
          <table:table-cell table:formula="of:=STDEV([.B28:.AE28])" office:value-type="percentage" office:value="0.157284150818535" calcext:value-type="percentage">
            <text:p>15,73%</text:p>
          </table:table-cell>
          <table:table-cell table:formula="of:=COUNTIF([.B28:.AE28]; &quot;&lt;0,05&quot;)" office:value-type="float" office:value="5" calcext:value-type="float">
            <text:p>5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813537076302758" calcext:value-type="percentage">
            <text:p>8,14%</text:p>
          </table:table-cell>
          <table:table-cell table:style-name="ce20" table:formula="of:=AVERAGE([.C2:.C28])" office:value-type="percentage" office:value="0.0627488345821042" calcext:value-type="percentage">
            <text:p>6,27%</text:p>
          </table:table-cell>
          <table:table-cell table:style-name="ce20" table:formula="of:=AVERAGE([.D2:.D28])" office:value-type="percentage" office:value="0.083384124790832" calcext:value-type="percentage">
            <text:p>8,34%</text:p>
          </table:table-cell>
          <table:table-cell table:style-name="ce20" table:formula="of:=AVERAGE([.E2:.E28])" office:value-type="percentage" office:value="0.0983501554866434" calcext:value-type="percentage">
            <text:p>9,84%</text:p>
          </table:table-cell>
          <table:table-cell table:style-name="ce20" table:formula="of:=AVERAGE([.F2:.F28])" office:value-type="percentage" office:value="0.0684143350352981" calcext:value-type="percentage">
            <text:p>6,84%</text:p>
          </table:table-cell>
          <table:table-cell table:style-name="ce20" table:formula="of:=AVERAGE([.G2:.G28])" office:value-type="percentage" office:value="0.141943392296941" calcext:value-type="percentage">
            <text:p>14,19%</text:p>
          </table:table-cell>
          <table:table-cell table:style-name="ce20" table:formula="of:=AVERAGE([.H2:.H28])" office:value-type="percentage" office:value="0.108123156975492" calcext:value-type="percentage">
            <text:p>10,81%</text:p>
          </table:table-cell>
          <table:table-cell table:style-name="ce20" table:formula="of:=AVERAGE([.I2:.I28])" office:value-type="percentage" office:value="0.405508915582298" calcext:value-type="percentage">
            <text:p>40,55%</text:p>
          </table:table-cell>
          <table:table-cell table:style-name="ce20" table:formula="of:=AVERAGE([.J2:.J28])" office:value-type="percentage" office:value="0.225767292692392" calcext:value-type="percentage">
            <text:p>22,58%</text:p>
          </table:table-cell>
          <table:table-cell table:style-name="ce20" table:formula="of:=AVERAGE([.K2:.K28])" office:value-type="percentage" office:value="0.198497474906652" calcext:value-type="percentage">
            <text:p>19,85%</text:p>
          </table:table-cell>
          <table:table-cell table:style-name="ce20" table:formula="of:=AVERAGE([.L2:.L28])" office:value-type="percentage" office:value="0.412256911661217" calcext:value-type="percentage">
            <text:p>41,23%</text:p>
          </table:table-cell>
          <table:table-cell table:style-name="ce20" table:formula="of:=AVERAGE([.M2:.M28])" office:value-type="percentage" office:value="0.17763527425601" calcext:value-type="percentage">
            <text:p>17,76%</text:p>
          </table:table-cell>
          <table:table-cell table:style-name="ce20" table:formula="of:=AVERAGE([.N2:.N28])" office:value-type="percentage" office:value="0.135791711568949" calcext:value-type="percentage">
            <text:p>13,58%</text:p>
          </table:table-cell>
          <table:table-cell table:style-name="ce20" table:formula="of:=AVERAGE([.O2:.O28])" office:value-type="percentage" office:value="0.133148305295112" calcext:value-type="percentage">
            <text:p>13,31%</text:p>
          </table:table-cell>
          <table:table-cell table:style-name="ce20" table:formula="of:=AVERAGE([.P2:.P28])" office:value-type="percentage" office:value="0.144831690322004" calcext:value-type="percentage">
            <text:p>14,48%</text:p>
          </table:table-cell>
          <table:table-cell table:style-name="ce20" table:formula="of:=AVERAGE([.Q2:.Q28])" office:value-type="percentage" office:value="0.110897158808755" calcext:value-type="percentage">
            <text:p>11,09%</text:p>
          </table:table-cell>
          <table:table-cell table:style-name="ce20" table:formula="of:=AVERAGE([.R2:.R28])" office:value-type="percentage" office:value="0.092247245442787" calcext:value-type="percentage">
            <text:p>9,22%</text:p>
          </table:table-cell>
          <table:table-cell table:style-name="ce20" table:formula="of:=AVERAGE([.S2:.S28])" office:value-type="percentage" office:value="0.210013718661548" calcext:value-type="percentage">
            <text:p>21,00%</text:p>
          </table:table-cell>
          <table:table-cell table:style-name="ce20" table:formula="of:=AVERAGE([.T2:.T28])" office:value-type="percentage" office:value="0.100878765567474" calcext:value-type="percentage">
            <text:p>10,09%</text:p>
          </table:table-cell>
          <table:table-cell table:style-name="ce20" table:formula="of:=AVERAGE([.U2:.U28])" office:value-type="percentage" office:value="0.176186598368362" calcext:value-type="percentage">
            <text:p>17,62%</text:p>
          </table:table-cell>
          <table:table-cell table:style-name="ce20" table:formula="of:=AVERAGE([.V2:.V28])" office:value-type="percentage" office:value="0.220512013854538" calcext:value-type="percentage">
            <text:p>22,05%</text:p>
          </table:table-cell>
          <table:table-cell table:style-name="ce20" table:formula="of:=AVERAGE([.W2:.W28])" office:value-type="percentage" office:value="0.196083643986946" calcext:value-type="percentage">
            <text:p>19,61%</text:p>
          </table:table-cell>
          <table:table-cell table:style-name="ce20" table:formula="of:=AVERAGE([.X2:.X28])" office:value-type="percentage" office:value="0.145511131144424" calcext:value-type="percentage">
            <text:p>14,55%</text:p>
          </table:table-cell>
          <table:table-cell table:style-name="ce20" table:formula="of:=AVERAGE([.Y2:.Y28])" office:value-type="percentage" office:value="0.19401398736234" calcext:value-type="percentage">
            <text:p>19,40%</text:p>
          </table:table-cell>
          <table:table-cell table:style-name="ce20" table:formula="of:=AVERAGE([.Z2:.Z28])" office:value-type="percentage" office:value="0.132466404829243" calcext:value-type="percentage">
            <text:p>13,25%</text:p>
          </table:table-cell>
          <table:table-cell table:style-name="ce20" table:formula="of:=AVERAGE([.AA2:.AA28])" office:value-type="percentage" office:value="0.127713890996521" calcext:value-type="percentage">
            <text:p>12,77%</text:p>
          </table:table-cell>
          <table:table-cell table:style-name="ce20" table:formula="of:=AVERAGE([.AB2:.AB28])" office:value-type="percentage" office:value="0.143613494256034" calcext:value-type="percentage">
            <text:p>14,36%</text:p>
          </table:table-cell>
          <table:table-cell table:style-name="ce20" table:formula="of:=AVERAGE([.AC2:.AC28])" office:value-type="percentage" office:value="0.148242307767505" calcext:value-type="percentage">
            <text:p>14,82%</text:p>
          </table:table-cell>
          <table:table-cell table:style-name="ce20" table:formula="of:=AVERAGE([.AD2:.AD28])" office:value-type="percentage" office:value="0.150087556955528" calcext:value-type="percentage">
            <text:p>15,01%</text:p>
          </table:table-cell>
          <table:table-cell table:style-name="ce20" table:formula="of:=AVERAGE([.AE2:.AE28])" office:value-type="percentage" office:value="0.17311305534803" calcext:value-type="percentage">
            <text:p>17,31%</text:p>
          </table:table-cell>
          <table:table-cell table:style-name="ce28" table:formula="of:=AVERAGE([.B2:.AE28])" office:value-type="percentage" office:value="0.159977875214408" calcext:value-type="percentage">
            <text:p>15,998%</text:p>
          </table:table-cell>
          <table:table-cell table:style-name="ce20" table:formula="of:=AVERAGE([.W31:.AF31])" office:value-type="percentage" office:value="0.157082334786098" calcext:value-type="percentage">
            <text:p>15,71%</text:p>
          </table:table-cell>
          <table:table-cell table:style-name="ce28"/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905235738132586" calcext:value-type="percentage">
            <text:p>9,05%</text:p>
          </table:table-cell>
          <table:table-cell table:style-name="ce21" table:formula="of:=STDEV([.C2:.C28])" office:value-type="percentage" office:value="0.0577657750568461" calcext:value-type="percentage">
            <text:p>5,78%</text:p>
          </table:table-cell>
          <table:table-cell table:style-name="ce21" table:formula="of:=STDEV([.D2:.D28])" office:value-type="percentage" office:value="0.10212370683762" calcext:value-type="percentage">
            <text:p>10,21%</text:p>
          </table:table-cell>
          <table:table-cell table:style-name="ce21" table:formula="of:=STDEV([.E2:.E28])" office:value-type="percentage" office:value="0.0698699792032432" calcext:value-type="percentage">
            <text:p>6,99%</text:p>
          </table:table-cell>
          <table:table-cell table:style-name="ce21" table:formula="of:=STDEV([.F2:.F28])" office:value-type="percentage" office:value="0.0520484840360048" calcext:value-type="percentage">
            <text:p>5,20%</text:p>
          </table:table-cell>
          <table:table-cell table:style-name="ce21" table:formula="of:=STDEV([.G2:.G28])" office:value-type="percentage" office:value="0.115504053172932" calcext:value-type="percentage">
            <text:p>11,55%</text:p>
          </table:table-cell>
          <table:table-cell table:style-name="ce21" table:formula="of:=STDEV([.H2:.H28])" office:value-type="percentage" office:value="0.0878317146536947" calcext:value-type="percentage">
            <text:p>8,78%</text:p>
          </table:table-cell>
          <table:table-cell table:style-name="ce21" table:formula="of:=STDEV([.I2:.I28])" office:value-type="percentage" office:value="0.503616989732384" calcext:value-type="percentage">
            <text:p>50,36%</text:p>
          </table:table-cell>
          <table:table-cell table:style-name="ce21" table:formula="of:=STDEV([.J2:.J28])" office:value-type="percentage" office:value="0.262084621693865" calcext:value-type="percentage">
            <text:p>26,21%</text:p>
          </table:table-cell>
          <table:table-cell table:style-name="ce21" table:formula="of:=STDEV([.K2:.K28])" office:value-type="percentage" office:value="0.149599364941816" calcext:value-type="percentage">
            <text:p>14,96%</text:p>
          </table:table-cell>
          <table:table-cell table:style-name="ce21" table:formula="of:=STDEV([.L2:.L28])" office:value-type="percentage" office:value="0.220408539274778" calcext:value-type="percentage">
            <text:p>22,04%</text:p>
          </table:table-cell>
          <table:table-cell table:style-name="ce21" table:formula="of:=STDEV([.M2:.M28])" office:value-type="percentage" office:value="0.207882087368081" calcext:value-type="percentage">
            <text:p>20,79%</text:p>
          </table:table-cell>
          <table:table-cell table:style-name="ce21" table:formula="of:=STDEV([.N2:.N28])" office:value-type="percentage" office:value="0.118864347633877" calcext:value-type="percentage">
            <text:p>11,89%</text:p>
          </table:table-cell>
          <table:table-cell table:style-name="ce21" table:formula="of:=STDEV([.O2:.O28])" office:value-type="percentage" office:value="0.168374117185669" calcext:value-type="percentage">
            <text:p>16,84%</text:p>
          </table:table-cell>
          <table:table-cell table:style-name="ce21" table:formula="of:=STDEV([.P2:.P28])" office:value-type="percentage" office:value="0.113523999955128" calcext:value-type="percentage">
            <text:p>11,35%</text:p>
          </table:table-cell>
          <table:table-cell table:style-name="ce21" table:formula="of:=STDEV([.Q2:.Q28])" office:value-type="percentage" office:value="0.078472526686609" calcext:value-type="percentage">
            <text:p>7,85%</text:p>
          </table:table-cell>
          <table:table-cell table:style-name="ce21" table:formula="of:=STDEV([.R2:.R28])" office:value-type="percentage" office:value="0.0752867718170214" calcext:value-type="percentage">
            <text:p>7,53%</text:p>
          </table:table-cell>
          <table:table-cell table:style-name="ce21" table:formula="of:=STDEV([.S2:.S28])" office:value-type="percentage" office:value="0.210741592854016" calcext:value-type="percentage">
            <text:p>21,07%</text:p>
          </table:table-cell>
          <table:table-cell table:style-name="ce21" table:formula="of:=STDEV([.T2:.T28])" office:value-type="percentage" office:value="0.0834279529969383" calcext:value-type="percentage">
            <text:p>8,34%</text:p>
          </table:table-cell>
          <table:table-cell table:style-name="ce21" table:formula="of:=STDEV([.U2:.U28])" office:value-type="percentage" office:value="0.177902618081509" calcext:value-type="percentage">
            <text:p>17,79%</text:p>
          </table:table-cell>
          <table:table-cell table:style-name="ce21" table:formula="of:=STDEV([.V2:.V28])" office:value-type="percentage" office:value="0.21699246685004" calcext:value-type="percentage">
            <text:p>21,70%</text:p>
          </table:table-cell>
          <table:table-cell table:style-name="ce21" table:formula="of:=STDEV([.W2:.W28])" office:value-type="percentage" office:value="0.204005993862498" calcext:value-type="percentage">
            <text:p>20,40%</text:p>
          </table:table-cell>
          <table:table-cell table:style-name="ce21" table:formula="of:=STDEV([.X2:.X28])" office:value-type="percentage" office:value="0.138636553285339" calcext:value-type="percentage">
            <text:p>13,86%</text:p>
          </table:table-cell>
          <table:table-cell table:style-name="ce21" table:formula="of:=STDEV([.Y2:.Y28])" office:value-type="percentage" office:value="0.147621817819237" calcext:value-type="percentage">
            <text:p>14,76%</text:p>
          </table:table-cell>
          <table:table-cell table:style-name="ce21" table:formula="of:=STDEV([.Z2:.Z28])" office:value-type="percentage" office:value="0.0925661369819341" calcext:value-type="percentage">
            <text:p>9,26%</text:p>
          </table:table-cell>
          <table:table-cell table:style-name="ce21" table:formula="of:=STDEV([.AA2:.AA28])" office:value-type="percentage" office:value="0.0816686999822517" calcext:value-type="percentage">
            <text:p>8,17%</text:p>
          </table:table-cell>
          <table:table-cell table:style-name="ce21" table:formula="of:=STDEV([.AB2:.AB28])" office:value-type="percentage" office:value="0.127509240244103" calcext:value-type="percentage">
            <text:p>12,75%</text:p>
          </table:table-cell>
          <table:table-cell table:style-name="ce21" table:formula="of:=STDEV([.AC2:.AC28])" office:value-type="percentage" office:value="0.118459035452231" calcext:value-type="percentage">
            <text:p>11,85%</text:p>
          </table:table-cell>
          <table:table-cell table:style-name="ce21" table:formula="of:=STDEV([.AD2:.AD28])" office:value-type="percentage" office:value="0.132960838597923" calcext:value-type="percentage">
            <text:p>13,30%</text:p>
          </table:table-cell>
          <table:table-cell table:style-name="ce21" table:formula="of:=STDEV([.AE2:.AE28])" office:value-type="percentage" office:value="0.196418503838172" calcext:value-type="percentage">
            <text:p>19,64%</text:p>
          </table:table-cell>
          <table:table-cell table:formula="of:=AVERAGE([.V32:.AE32])" office:value-type="percentage" office:value="0.145683928691373" calcext:value-type="percentage">
            <text:p>14,568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1" calcext:value-type="float">
            <text:p>11</text:p>
          </table:table-cell>
          <table:table-cell table:style-name="ce15" table:formula="of:=COUNTIF([.C2:.C28]; &quot;&lt;0,05&quot;)" office:value-type="float" office:value="13" calcext:value-type="float">
            <text:p>13</text:p>
          </table:table-cell>
          <table:table-cell table:style-name="ce15" table:formula="of:=COUNTIF([.D2:.D28]; &quot;&lt;0,05&quot;)" office:value-type="float" office:value="14" calcext:value-type="float">
            <text:p>14</text:p>
          </table:table-cell>
          <table:table-cell table:style-name="ce15" table:formula="of:=COUNTIF([.E2:.E28]; &quot;&lt;0,05&quot;)" office:value-type="float" office:value="8" calcext:value-type="float">
            <text:p>8</text:p>
          </table:table-cell>
          <table:table-cell table:style-name="ce15" table:formula="of:=COUNTIF([.F2:.F28]; &quot;&lt;0,05&quot;)" office:value-type="float" office:value="12" calcext:value-type="float">
            <text:p>12</text:p>
          </table:table-cell>
          <table:table-cell table:style-name="ce15" table:formula="of:=COUNTIF([.G2:.G28]; &quot;&lt;0,05&quot;)" office:value-type="float" office:value="8" calcext:value-type="float">
            <text:p>8</text:p>
          </table:table-cell>
          <table:table-cell table:style-name="ce15" table:formula="of:=COUNTIF([.H2:.H28]; &quot;&lt;0,05&quot;)" office:value-type="float" office:value="9" calcext:value-type="float">
            <text:p>9</text:p>
          </table:table-cell>
          <table:table-cell table:style-name="ce15" table:formula="of:=COUNTIF([.I2:.I28]; &quot;&lt;0,05&quot;)" office:value-type="float" office:value="3" calcext:value-type="float">
            <text:p>3</text:p>
          </table:table-cell>
          <table:table-cell table:style-name="ce15" table:formula="of:=COUNTIF([.J2:.J28]; &quot;&lt;0,05&quot;)" office:value-type="float" office:value="7" calcext:value-type="float">
            <text:p>7</text:p>
          </table:table-cell>
          <table:table-cell table:style-name="ce15" table:formula="of:=COUNTIF([.K2:.K28]; &quot;&lt;0,05&quot;)" office:value-type="float" office:value="4" calcext:value-type="float">
            <text:p>4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4" calcext:value-type="float">
            <text:p>4</text:p>
          </table:table-cell>
          <table:table-cell table:style-name="ce15" table:formula="of:=COUNTIF([.N2:.N28]; &quot;&lt;0,05&quot;)" office:value-type="float" office:value="8" calcext:value-type="float">
            <text:p>8</text:p>
          </table:table-cell>
          <table:table-cell table:style-name="ce15" table:formula="of:=COUNTIF([.O2:.O28]; &quot;&lt;0,05&quot;)" office:value-type="float" office:value="8" calcext:value-type="float">
            <text:p>8</text:p>
          </table:table-cell>
          <table:table-cell table:style-name="ce15" table:formula="of:=COUNTIF([.P2:.P28]; &quot;&lt;0,05&quot;)" office:value-type="float" office:value="6" calcext:value-type="float">
            <text:p>6</text:p>
          </table:table-cell>
          <table:table-cell table:style-name="ce15" table:formula="of:=COUNTIF([.Q2:.Q28]; &quot;&lt;0,05&quot;)" office:value-type="float" office:value="7" calcext:value-type="float">
            <text:p>7</text:p>
          </table:table-cell>
          <table:table-cell table:style-name="ce15" table:formula="of:=COUNTIF([.R2:.R28]; &quot;&lt;0,05&quot;)" office:value-type="float" office:value="10" calcext:value-type="float">
            <text:p>10</text:p>
          </table:table-cell>
          <table:table-cell table:style-name="ce15" table:formula="of:=COUNTIF([.S2:.S28]; &quot;&lt;0,05&quot;)" office:value-type="float" office:value="6" calcext:value-type="float">
            <text:p>6</text:p>
          </table:table-cell>
          <table:table-cell table:style-name="ce15" table:formula="of:=COUNTIF([.T2:.T28]; &quot;&lt;0,05&quot;)" office:value-type="float" office:value="8" calcext:value-type="float">
            <text:p>8</text:p>
          </table:table-cell>
          <table:table-cell table:style-name="ce15" table:formula="of:=COUNTIF([.U2:.U28]; &quot;&lt;0,05&quot;)" office:value-type="float" office:value="6" calcext:value-type="float">
            <text:p>6</text:p>
          </table:table-cell>
          <table:table-cell table:style-name="ce15" table:formula="of:=COUNTIF([.V2:.V28]; &quot;&lt;0,05&quot;)" office:value-type="float" office:value="4" calcext:value-type="float">
            <text:p>4</text:p>
          </table:table-cell>
          <table:table-cell table:style-name="ce15" table:formula="of:=COUNTIF([.W2:.W28]; &quot;&lt;0,05&quot;)" office:value-type="float" office:value="7" calcext:value-type="float">
            <text:p>7</text:p>
          </table:table-cell>
          <table:table-cell table:style-name="ce15" table:formula="of:=COUNTIF([.X2:.X28]; &quot;&lt;0,05&quot;)" office:value-type="float" office:value="8" calcext:value-type="float">
            <text:p>8</text:p>
          </table:table-cell>
          <table:table-cell table:style-name="ce15" table:formula="of:=COUNTIF([.Y2:.Y28]; &quot;&lt;0,05&quot;)" office:value-type="float" office:value="6" calcext:value-type="float">
            <text:p>6</text:p>
          </table:table-cell>
          <table:table-cell table:style-name="ce15" table:formula="of:=COUNTIF([.Z2:.Z28]; &quot;&lt;0,05&quot;)" office:value-type="float" office:value="6" calcext:value-type="float">
            <text:p>6</text:p>
          </table:table-cell>
          <table:table-cell table:style-name="ce15" table:formula="of:=COUNTIF([.AA2:.AA28]; &quot;&lt;0,05&quot;)" office:value-type="float" office:value="6" calcext:value-type="float">
            <text:p>6</text:p>
          </table:table-cell>
          <table:table-cell table:style-name="ce15" table:formula="of:=COUNTIF([.AB2:.AB28]; &quot;&lt;0,05&quot;)" office:value-type="float" office:value="5" calcext:value-type="float">
            <text:p>5</text:p>
          </table:table-cell>
          <table:table-cell table:style-name="ce15" table:formula="of:=COUNTIF([.AC2:.AC28]; &quot;&lt;0,05&quot;)" office:value-type="float" office:value="8" calcext:value-type="float">
            <text:p>8</text:p>
          </table:table-cell>
          <table:table-cell table:style-name="ce15" table:formula="of:=COUNTIF([.AD2:.AD28]; &quot;&lt;0,05&quot;)" office:value-type="float" office:value="6" calcext:value-type="float">
            <text:p>6</text:p>
          </table:table-cell>
          <table:table-cell table:style-name="ce15" table:formula="of:=COUNTIF([.AE2:.AE28]; &quot;&lt;0,05&quot;)" office:value-type="float" office:value="10" calcext:value-type="float">
            <text:p>10</text:p>
          </table:table-cell>
          <table:table-cell table:style-name="ce29" table:formula="of:=CONCATENATE(AVERAGE([.B33:.AE33]); &quot;/27&quot;)" office:value-type="string" office:string-value="7,26666666666667/27" calcext:value-type="string">
            <text:p>7,26666666666667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264939851687966" calcext:value-type="percentage">
            <text:p>26,49%</text:p>
          </table:table-cell>
          <table:table-cell table:style-name="ce20" table:formula="of:=(ABS(SUM([$Registrado.C2:.C28]) -SUM([$Previsto.C2:.C22])))/SUM([$Registrado.C2:.C28])" office:value-type="percentage" office:value="0.306803694804538" calcext:value-type="percentage">
            <text:p>30,68%</text:p>
          </table:table-cell>
          <table:table-cell table:style-name="ce20" table:formula="of:=(ABS(SUM([$Registrado.D2:.D28]) -SUM([$Previsto.D2:.D22])))/SUM([$Registrado.D2:.D28])" office:value-type="percentage" office:value="0.303055453121041" calcext:value-type="percentage">
            <text:p>30,31%</text:p>
          </table:table-cell>
          <table:table-cell table:style-name="ce20" table:formula="of:=(ABS(SUM([$Registrado.E2:.E28]) -SUM([$Previsto.E2:.E22])))/SUM([$Registrado.E2:.E28])" office:value-type="percentage" office:value="0.259104888137579" calcext:value-type="percentage">
            <text:p>25,91%</text:p>
          </table:table-cell>
          <table:table-cell table:style-name="ce20" table:formula="of:=(ABS(SUM([$Registrado.F2:.F28]) -SUM([$Previsto.F2:.F22])))/SUM([$Registrado.F2:.F28])" office:value-type="percentage" office:value="0.258284198285408" calcext:value-type="percentage">
            <text:p>25,83%</text:p>
          </table:table-cell>
          <table:table-cell table:style-name="ce20" table:formula="of:=(ABS(SUM([$Registrado.G2:.G28]) -SUM([$Previsto.G2:.G22])))/SUM([$Registrado.G2:.G28])" office:value-type="percentage" office:value="0.208856365218984" calcext:value-type="percentage">
            <text:p>20,89%</text:p>
          </table:table-cell>
          <table:table-cell table:style-name="ce20" table:formula="of:=(ABS(SUM([$Registrado.H2:.H28]) -SUM([$Previsto.H2:.H22])))/SUM([$Registrado.H2:.H28])" office:value-type="percentage" office:value="0.269425811948932" calcext:value-type="percentage">
            <text:p>26,94%</text:p>
          </table:table-cell>
          <table:table-cell table:style-name="ce20" table:formula="of:=(ABS(SUM([$Registrado.I2:.I28]) -SUM([$Previsto.I2:.I22])))/SUM([$Registrado.I2:.I28])" office:value-type="percentage" office:value="0.18472024546016" calcext:value-type="percentage">
            <text:p>18,47%</text:p>
          </table:table-cell>
          <table:table-cell table:style-name="ce20" table:formula="of:=(ABS(SUM([$Registrado.J2:.J28]) -SUM([$Previsto.J2:.J22])))/SUM([$Registrado.J2:.J28])" office:value-type="percentage" office:value="0.249850379686498" calcext:value-type="percentage">
            <text:p>24,99%</text:p>
          </table:table-cell>
          <table:table-cell table:style-name="ce20" table:formula="of:=(ABS(SUM([$Registrado.K2:.K28]) -SUM([$Previsto.K2:.K22])))/SUM([$Registrado.K2:.K28])" office:value-type="percentage" office:value="0.27465591163419" calcext:value-type="percentage">
            <text:p>27,47%</text:p>
          </table:table-cell>
          <table:table-cell table:style-name="ce20" table:formula="of:=(ABS(SUM([$Registrado.L2:.L28]) -SUM([$Previsto.L2:.L22])))/SUM([$Registrado.L2:.L28])" office:value-type="percentage" office:value="0.0863587342664941" calcext:value-type="percentage">
            <text:p>8,64%</text:p>
          </table:table-cell>
          <table:table-cell table:style-name="ce20" table:formula="of:=(ABS(SUM([$Registrado.M2:.M28]) -SUM([$Previsto.M2:.M22])))/SUM([$Registrado.M2:.M28])" office:value-type="percentage" office:value="0.382080196189342" calcext:value-type="percentage">
            <text:p>38,21%</text:p>
          </table:table-cell>
          <table:table-cell table:style-name="ce20" table:formula="of:=(ABS(SUM([$Registrado.N2:.N28]) -SUM([$Previsto.N2:.N22])))/SUM([$Registrado.N2:.N28])" office:value-type="percentage" office:value="0.306833952120966" calcext:value-type="percentage">
            <text:p>30,68%</text:p>
          </table:table-cell>
          <table:table-cell table:style-name="ce20" table:formula="of:=(ABS(SUM([$Registrado.O2:.O28]) -SUM([$Previsto.O2:.O22])))/SUM([$Registrado.O2:.O28])" office:value-type="percentage" office:value="0.325322604781869" calcext:value-type="percentage">
            <text:p>32,53%</text:p>
          </table:table-cell>
          <table:table-cell table:style-name="ce20" table:formula="of:=(ABS(SUM([$Registrado.P2:.P28]) -SUM([$Previsto.P2:.P22])))/SUM([$Registrado.P2:.P28])" office:value-type="percentage" office:value="0.267694286558084" calcext:value-type="percentage">
            <text:p>26,77%</text:p>
          </table:table-cell>
          <table:table-cell table:style-name="ce20" table:formula="of:=(ABS(SUM([$Registrado.Q2:.Q28]) -SUM([$Previsto.Q2:.Q22])))/SUM([$Registrado.Q2:.Q28])" office:value-type="percentage" office:value="0.322978694651692" calcext:value-type="percentage">
            <text:p>32,30%</text:p>
          </table:table-cell>
          <table:table-cell table:style-name="ce20" table:formula="of:=(ABS(SUM([$Registrado.R2:.R28]) -SUM([$Previsto.R2:.R22])))/SUM([$Registrado.R2:.R28])" office:value-type="percentage" office:value="0.29304941571254" calcext:value-type="percentage">
            <text:p>29,30%</text:p>
          </table:table-cell>
          <table:table-cell table:style-name="ce20" table:formula="of:=(ABS(SUM([$Registrado.S2:.S28]) -SUM([$Previsto.S2:.S22])))/SUM([$Registrado.S2:.S28])" office:value-type="percentage" office:value="0.203934829964782" calcext:value-type="percentage">
            <text:p>20,39%</text:p>
          </table:table-cell>
          <table:table-cell table:style-name="ce20" table:formula="of:=(ABS(SUM([$Registrado.T2:.T28]) -SUM([$Previsto.T2:.T22])))/SUM([$Registrado.T2:.T28])" office:value-type="percentage" office:value="0.327831472708639" calcext:value-type="percentage">
            <text:p>32,78%</text:p>
          </table:table-cell>
          <table:table-cell table:style-name="ce20" table:formula="of:=(ABS(SUM([$Registrado.U2:.U28]) -SUM([$Previsto.U2:.U22])))/SUM([$Registrado.U2:.U28])" office:value-type="percentage" office:value="0.261170458296935" calcext:value-type="percentage">
            <text:p>26,12%</text:p>
          </table:table-cell>
          <table:table-cell table:style-name="ce20" table:formula="of:=(ABS(SUM([$Registrado.V2:.V28]) -SUM([$Previsto.V2:.V22])))/SUM([$Registrado.V2:.V28])" office:value-type="percentage" office:value="0.243067147185914" calcext:value-type="percentage">
            <text:p>24,31%</text:p>
          </table:table-cell>
          <table:table-cell table:style-name="ce20" table:formula="of:=(ABS(SUM([$Registrado.W2:.W28]) -SUM([$Previsto.W2:.W22])))/SUM([$Registrado.W2:.W28])" office:value-type="percentage" office:value="0.307831625489407" calcext:value-type="percentage">
            <text:p>30,78%</text:p>
          </table:table-cell>
          <table:table-cell table:style-name="ce20" table:formula="of:=(ABS(SUM([$Registrado.X2:.X28]) -SUM([$Previsto.X2:.X22])))/SUM([$Registrado.X2:.X28])" office:value-type="percentage" office:value="0.332286767344049" calcext:value-type="percentage">
            <text:p>33,23%</text:p>
          </table:table-cell>
          <table:table-cell table:style-name="ce20" table:formula="of:=(ABS(SUM([$Registrado.Y2:.Y28]) -SUM([$Previsto.Y2:.Y22])))/SUM([$Registrado.Y2:.Y28])" office:value-type="percentage" office:value="0.256843817827758" calcext:value-type="percentage">
            <text:p>25,68%</text:p>
          </table:table-cell>
          <table:table-cell table:style-name="ce20" table:formula="of:=(ABS(SUM([$Registrado.Z2:.Z28]) -SUM([$Previsto.Z2:.Z22])))/SUM([$Registrado.Z2:.Z28])" office:value-type="percentage" office:value="0.350881979358078" calcext:value-type="percentage">
            <text:p>35,09%</text:p>
          </table:table-cell>
          <table:table-cell table:style-name="ce20" table:formula="of:=(ABS(SUM([$Registrado.AA2:.AA28]) -SUM([$Previsto.AA2:.AA22])))/SUM([$Registrado.AA2:.AA28])" office:value-type="percentage" office:value="0.344468463019798" calcext:value-type="percentage">
            <text:p>34,45%</text:p>
          </table:table-cell>
          <table:table-cell table:style-name="ce20" table:formula="of:=(ABS(SUM([$Registrado.AB2:.AB28]) -SUM([$Previsto.AB2:.AB22])))/SUM([$Registrado.AB2:.AB28])" office:value-type="percentage" office:value="0.306368006035719" calcext:value-type="percentage">
            <text:p>30,64%</text:p>
          </table:table-cell>
          <table:table-cell table:style-name="ce20" table:formula="of:=(ABS(SUM([$Registrado.AC2:.AC28]) -SUM([$Previsto.AC2:.AC22])))/SUM([$Registrado.AC2:.AC28])" office:value-type="percentage" office:value="0.376225080301017" calcext:value-type="percentage">
            <text:p>37,62%</text:p>
          </table:table-cell>
          <table:table-cell table:style-name="ce20" table:formula="of:=(ABS(SUM([$Registrado.AD2:.AD28]) -SUM([$Previsto.AD2:.AD22])))/SUM([$Registrado.AD2:.AD28])" office:value-type="percentage" office:value="0.326041115122762" calcext:value-type="percentage">
            <text:p>32,60%</text:p>
          </table:table-cell>
          <table:table-cell table:style-name="ce20" table:formula="of:=(ABS(SUM([$Registrado.AE2:.AE28]) -SUM([$Previsto.AE2:.AE22])))/SUM([$Registrado.AE2:.AE28])" office:value-type="percentage" office:value="0.230692292117326" calcext:value-type="percentage">
            <text:p>23,07%</text:p>
          </table:table-cell>
          <table:table-cell table:style-name="ce28" table:formula="of:=AVERAGE([.V34:.AE34])" office:value-type="percentage" office:value="0.307470629380183" calcext:value-type="percentage">
            <text:p>30,747%</text:p>
          </table:table-cell>
          <table:table-cell table:style-name="ce31" table:formula="of:=CONCATENATE(SUM([.B33:.AE33]); &quot;/810&quot;)" office:value-type="string" office:string-value="218/810" calcext:value-type="string">
            <text:p>218/810</text:p>
          </table:table-cell>
          <table:table-cell table:style-name="ce27" table:formula="of:=SUM([.V33:.AE33])/270" office:value-type="percentage" office:value="0.244444444444444" calcext:value-type="percentage">
            <text:p>24,444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9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38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38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41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41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65"/>
        <table:table-column table:style-name="co8" table:default-cell-style-name="ce63"/>
        <table:table-column table:style-name="co9" table:default-cell-style-name="ce65"/>
        <table:table-column table:style-name="co10" table:default-cell-style-name="ce63"/>
        <table:table-column table:style-name="co11" table:default-cell-style-name="ce65"/>
        <table:table-column table:style-name="co11" table:default-cell-style-name="ce63"/>
        <table:table-column table:style-name="co11" table:default-cell-style-name="ce65"/>
        <table:table-column table:style-name="co12" table:default-cell-style-name="ce63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MAPE - <text:s/>(JUL;AGO;SET ) 2017 </text:p>
          </table:table-cell>
          <table:table-cell table:style-name="ce8" office:value-type="string" calcext:value-type="string">
            <text:p>MAPE Trimestre</text:p>
          </table:table-cell>
          <table:table-cell table:style-name="ce8" office:value-type="string" calcext:value-type="string">
            <text:p>MAPE – 2018</text:p>
          </table:table-cell>
          <table:table-cell table:style-name="ce8" office:value-type="string" calcext:value-type="string">
            <text:p>MAPE cim. total 2018</text:p>
          </table:table-cell>
          <table:table-cell table:style-name="ce8" office:value-type="string" calcext:value-type="string">
            <text:p>MAPE – 2019</text:p>
          </table:table-cell>
          <table:table-cell table:style-name="ce8" office:value-type="string" calcext:value-type="string">
            <text:p>MAPE cim. Total 2019</text:p>
          </table:table-cell>
          <table:table-cell table:style-name="ce8" office:value-type="string" calcext:value-type="string">
            <text:p>MAPE - jul/2017 <text:s/>- dez/2019 </text:p>
          </table:table-cell>
          <table:table-cell table:style-name="ce8" office:value-type="string" calcext:value-type="string">
            <text:p>MAPE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29746918069942" calcext:value-type="percentage">
            <text:p>12,97%</text:p>
          </table:table-cell>
          <table:table-cell table:formula="of:=(ABS(SUM([$Registrado.B2:.D2])-SUM([$Previsto.B2:.D2]))/SUM([$Registrado.B2:.D2]))" office:value-type="percentage" office:value="0.133259339616245" calcext:value-type="percentage">
            <text:p>13,326%</text:p>
          </table:table-cell>
          <table:table-cell table:formula="of:=AVERAGE([$Porcentagem.H2:.S2])" office:value-type="percentage" office:value="0.195377878672599" calcext:value-type="percentage">
            <text:p>19,54%</text:p>
          </table:table-cell>
          <table:table-cell table:formula="of:=(ABS(SUM([$Registrado.H2:.S2])-SUM([$Previsto.H2:.S2]))/SUM([$Registrado.H2:.S2]))" office:value-type="percentage" office:value="0.0368159399042341" calcext:value-type="percentage">
            <text:p>3,682%</text:p>
          </table:table-cell>
          <table:table-cell table:formula="of:=AVERAGE([$Porcentagem.T2:.AE2])" office:value-type="percentage" office:value="0.197574308304133" calcext:value-type="percentage">
            <text:p>19,76%</text:p>
          </table:table-cell>
          <table:table-cell table:formula="of:=(ABS(SUM([$Registrado.T2:.AE2])-SUM([$Previsto.T2:.AE2]))/SUM([$Registrado.T2:.AE2]))" office:value-type="percentage" office:value="0.00961883801672252" calcext:value-type="percentage">
            <text:p>0,962%</text:p>
          </table:table-cell>
          <table:table-cell table:formula="of:=AVERAGE([$Porcentagem.B2:$Porcentagem.AE2])" office:value-type="percentage" office:value="0.177077173712857" calcext:value-type="percentage">
            <text:p>17,71%</text:p>
          </table:table-cell>
          <table:table-cell table:formula="of:=(ABS(SUM([$Registrado.B2:.AE2])-SUM([$Previsto.B2:.AE2]))/SUM([$Registrado.B2:.AE2]))" office:value-type="percentage" office:value="0.000051781376728028" calcext:value-type="percentage">
            <text:p>0,005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56351033646434" calcext:value-type="percentage">
            <text:p>15,64%</text:p>
          </table:table-cell>
          <table:table-cell table:formula="of:=(ABS(SUM([$Registrado.B3:.D3])-SUM([$Previsto.B3:.D3]))/SUM([$Registrado.B3:.D3]))" office:value-type="percentage" office:value="0.140603236212006" calcext:value-type="percentage">
            <text:p>14,060%</text:p>
          </table:table-cell>
          <table:table-cell table:formula="of:=AVERAGE([$Porcentagem.H3:.S3])" office:value-type="percentage" office:value="0.0799986982144341" calcext:value-type="percentage">
            <text:p>8,00%</text:p>
          </table:table-cell>
          <table:table-cell table:formula="of:=(ABS(SUM([$Registrado.H3:.S3])-SUM([$Previsto.H3:.S3]))/SUM([$Registrado.H3:.S3]))" office:value-type="percentage" office:value="0.00990088986064337" calcext:value-type="percentage">
            <text:p>0,990%</text:p>
          </table:table-cell>
          <table:table-cell table:formula="of:=AVERAGE([$Porcentagem.T3:.AE3])" office:value-type="percentage" office:value="0.165355953945466" calcext:value-type="percentage">
            <text:p>16,54%</text:p>
          </table:table-cell>
          <table:table-cell table:formula="of:=(ABS(SUM([$Registrado.T3:.AE3])-SUM([$Previsto.T3:.AE3]))/SUM([$Registrado.T3:.AE3]))" office:value-type="percentage" office:value="0.145465060868729" calcext:value-type="percentage">
            <text:p>14,547%</text:p>
          </table:table-cell>
          <table:table-cell table:formula="of:=AVERAGE([$Porcentagem.B3:$Porcentagem.AE3])" office:value-type="percentage" office:value="0.119558069453156" calcext:value-type="percentage">
            <text:p>11,96%</text:p>
          </table:table-cell>
          <table:table-cell table:formula="of:=(ABS(SUM([$Registrado.B3:.AE3])-SUM([$Previsto.B3:.AE3]))/SUM([$Registrado.B3:.AE3]))" office:value-type="percentage" office:value="0.0481803308300006" calcext:value-type="percentage">
            <text:p>4,818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242347439960896" calcext:value-type="percentage">
            <text:p>24,23%</text:p>
          </table:table-cell>
          <table:table-cell table:formula="of:=(ABS(SUM([$Registrado.B4:.D4])-SUM([$Previsto.B4:.D4]))/SUM([$Registrado.B4:.D4]))" office:value-type="percentage" office:value="0.214025518390521" calcext:value-type="percentage">
            <text:p>21,403%</text:p>
          </table:table-cell>
          <table:table-cell table:formula="of:=AVERAGE([$Porcentagem.H4:.S4])" office:value-type="percentage" office:value="0.392576794068881" calcext:value-type="percentage">
            <text:p>39,26%</text:p>
          </table:table-cell>
          <table:table-cell table:formula="of:=(ABS(SUM([$Registrado.H4:.S4])-SUM([$Previsto.H4:.S4]))/SUM([$Registrado.H4:.S4]))" office:value-type="percentage" office:value="0.351638458981572" calcext:value-type="percentage">
            <text:p>35,164%</text:p>
          </table:table-cell>
          <table:table-cell table:formula="of:=AVERAGE([$Porcentagem.T4:.AE4])" office:value-type="percentage" office:value="0.388384332359258" calcext:value-type="percentage">
            <text:p>38,84%</text:p>
          </table:table-cell>
          <table:table-cell table:formula="of:=(ABS(SUM([$Registrado.T4:.AE4])-SUM([$Previsto.T4:.AE4]))/SUM([$Registrado.T4:.AE4]))" office:value-type="percentage" office:value="0.311190640266993" calcext:value-type="percentage">
            <text:p>31,119%</text:p>
          </table:table-cell>
          <table:table-cell table:formula="of:=AVERAGE([$Porcentagem.B4:$Porcentagem.AE4])" office:value-type="percentage" office:value="0.348686912096375" calcext:value-type="percentage">
            <text:p>34,87%</text:p>
          </table:table-cell>
          <table:table-cell table:formula="of:=(ABS(SUM([$Registrado.B4:.AE4])-SUM([$Previsto.B4:.AE4]))/SUM([$Registrado.B4:.AE4]))" office:value-type="percentage" office:value="0.295053993041638" calcext:value-type="percentage">
            <text:p>29,505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112323632267067" calcext:value-type="percentage">
            <text:p>11,23%</text:p>
          </table:table-cell>
          <table:table-cell table:formula="of:=(ABS(SUM([$Registrado.B5:.D5])-SUM([$Previsto.B5:.D5]))/SUM([$Registrado.B5:.D5]))" office:value-type="percentage" office:value="0.122838137445868" calcext:value-type="percentage">
            <text:p>12,284%</text:p>
          </table:table-cell>
          <table:table-cell table:formula="of:=AVERAGE([$Porcentagem.H5:.S5])" office:value-type="percentage" office:value="0.674651441475204" calcext:value-type="percentage">
            <text:p>67,47%</text:p>
          </table:table-cell>
          <table:table-cell table:formula="of:=(ABS(SUM([$Registrado.H5:.S5])-SUM([$Previsto.H5:.S5]))/SUM([$Registrado.H5:.S5]))" office:value-type="percentage" office:value="0.504622479488944" calcext:value-type="percentage">
            <text:p>50,462%</text:p>
          </table:table-cell>
          <table:table-cell table:formula="of:=AVERAGE([$Porcentagem.T5:.AE5])" office:value-type="percentage" office:value="0.127610300410333" calcext:value-type="percentage">
            <text:p>12,76%</text:p>
          </table:table-cell>
          <table:table-cell table:formula="of:=(ABS(SUM([$Registrado.T5:.AE5])-SUM([$Previsto.T5:.AE5]))/SUM([$Registrado.T5:.AE5]))" office:value-type="percentage" office:value="0.0982860318983811" calcext:value-type="percentage">
            <text:p>9,829%</text:p>
          </table:table-cell>
          <table:table-cell table:formula="of:=AVERAGE([$Porcentagem.B5:$Porcentagem.AE5])" office:value-type="percentage" office:value="0.350443507675673" calcext:value-type="percentage">
            <text:p>35,04%</text:p>
          </table:table-cell>
          <table:table-cell table:formula="of:=(ABS(SUM([$Registrado.B5:.AE5])-SUM([$Previsto.B5:.AE5]))/SUM([$Registrado.B5:.AE5]))" office:value-type="percentage" office:value="0.0555286203572174" calcext:value-type="percentage">
            <text:p>5,553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289943287953222" calcext:value-type="percentage">
            <text:p>2,90%</text:p>
          </table:table-cell>
          <table:table-cell table:formula="of:=(ABS(SUM([$Registrado.B6:.D6])-SUM([$Previsto.B6:.D6]))/SUM([$Registrado.B6:.D6]))" office:value-type="percentage" office:value="0.016684426008592" calcext:value-type="percentage">
            <text:p>1,668%</text:p>
          </table:table-cell>
          <table:table-cell table:formula="of:=AVERAGE([$Porcentagem.H6:.S6])" office:value-type="percentage" office:value="0.0974537415689739" calcext:value-type="percentage">
            <text:p>9,75%</text:p>
          </table:table-cell>
          <table:table-cell table:formula="of:=(ABS(SUM([$Registrado.H6:.S6])-SUM([$Previsto.H6:.S6]))/SUM([$Registrado.H6:.S6]))" office:value-type="percentage" office:value="0.047889911282102" calcext:value-type="percentage">
            <text:p>4,789%</text:p>
          </table:table-cell>
          <table:table-cell table:formula="of:=AVERAGE([$Porcentagem.T6:.AE6])" office:value-type="percentage" office:value="0.100424806643404" calcext:value-type="percentage">
            <text:p>10,04%</text:p>
          </table:table-cell>
          <table:table-cell table:formula="of:=(ABS(SUM([$Registrado.T6:.AE6])-SUM([$Previsto.T6:.AE6]))/SUM([$Registrado.T6:.AE6]))" office:value-type="percentage" office:value="0.0392963952569414" calcext:value-type="percentage">
            <text:p>3,930%</text:p>
          </table:table-cell>
          <table:table-cell table:formula="of:=AVERAGE([$Porcentagem.B6:$Porcentagem.AE6])" office:value-type="percentage" office:value="0.0873587779518734" calcext:value-type="percentage">
            <text:p>8,74%</text:p>
          </table:table-cell>
          <table:table-cell table:formula="of:=(ABS(SUM([$Registrado.B6:.AE6])-SUM([$Previsto.B6:.AE6]))/SUM([$Registrado.B6:.AE6]))" office:value-type="percentage" office:value="0.00690019536432747" calcext:value-type="percentage">
            <text:p>0,690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0372528824539607" calcext:value-type="percentage">
            <text:p>3,73%</text:p>
          </table:table-cell>
          <table:table-cell table:formula="of:=(ABS(SUM([$Registrado.B7:.D7])-SUM([$Previsto.B7:.D7]))/SUM([$Registrado.B7:.D7]))" office:value-type="percentage" office:value="0.0369329496274483" calcext:value-type="percentage">
            <text:p>3,693%</text:p>
          </table:table-cell>
          <table:table-cell table:formula="of:=AVERAGE([$Porcentagem.H7:.S7])" office:value-type="percentage" office:value="0.138557478568653" calcext:value-type="percentage">
            <text:p>13,86%</text:p>
          </table:table-cell>
          <table:table-cell table:formula="of:=(ABS(SUM([$Registrado.H7:.S7])-SUM([$Previsto.H7:.S7]))/SUM([$Registrado.H7:.S7]))" office:value-type="percentage" office:value="0.0952753942805161" calcext:value-type="percentage">
            <text:p>9,528%</text:p>
          </table:table-cell>
          <table:table-cell table:formula="of:=AVERAGE([$Porcentagem.T7:.AE7])" office:value-type="percentage" office:value="0.155616643130245" calcext:value-type="percentage">
            <text:p>15,56%</text:p>
          </table:table-cell>
          <table:table-cell table:formula="of:=(ABS(SUM([$Registrado.T7:.AE7])-SUM([$Previsto.T7:.AE7]))/SUM([$Registrado.T7:.AE7]))" office:value-type="percentage" office:value="0.10900157356736" calcext:value-type="percentage">
            <text:p>10,900%</text:p>
          </table:table-cell>
          <table:table-cell table:formula="of:=AVERAGE([$Porcentagem.B7:$Porcentagem.AE7])" office:value-type="percentage" office:value="0.126475131807126" calcext:value-type="percentage">
            <text:p>12,65%</text:p>
          </table:table-cell>
          <table:table-cell table:formula="of:=(ABS(SUM([$Registrado.B7:.AE7])-SUM([$Previsto.B7:.AE7]))/SUM([$Registrado.B7:.AE7]))" office:value-type="percentage" office:value="0.0784364557167077" calcext:value-type="percentage">
            <text:p>7,844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0652848215535626" calcext:value-type="percentage">
            <text:p>6,53%</text:p>
          </table:table-cell>
          <table:table-cell table:formula="of:=(ABS(SUM([$Registrado.B8:.D8])-SUM([$Previsto.B8:.D8]))/SUM([$Registrado.B8:.D8]))" office:value-type="percentage" office:value="0.0664159677419355" calcext:value-type="percentage">
            <text:p>6,642%</text:p>
          </table:table-cell>
          <table:table-cell table:formula="of:=AVERAGE([$Porcentagem.H8:.S8])" office:value-type="percentage" office:value="0.119603657365646" calcext:value-type="percentage">
            <text:p>11,96%</text:p>
          </table:table-cell>
          <table:table-cell table:formula="of:=(ABS(SUM([$Registrado.H8:.S8])-SUM([$Previsto.H8:.S8]))/SUM([$Registrado.H8:.S8]))" office:value-type="percentage" office:value="0.0229563759564373" calcext:value-type="percentage">
            <text:p>2,296%</text:p>
          </table:table-cell>
          <table:table-cell table:formula="of:=AVERAGE([$Porcentagem.T8:.AE8])" office:value-type="percentage" office:value="0.0917917005423887" calcext:value-type="percentage">
            <text:p>9,18%</text:p>
          </table:table-cell>
          <table:table-cell table:formula="of:=(ABS(SUM([$Registrado.T8:.AE8])-SUM([$Previsto.T8:.AE8]))/SUM([$Registrado.T8:.AE8]))" office:value-type="percentage" office:value="0.0809170476023032" calcext:value-type="percentage">
            <text:p>8,092%</text:p>
          </table:table-cell>
          <table:table-cell table:formula="of:=AVERAGE([$Porcentagem.B8:$Porcentagem.AE8])" office:value-type="percentage" office:value="0.10210707840038" calcext:value-type="percentage">
            <text:p>10,21%</text:p>
          </table:table-cell>
          <table:table-cell table:formula="of:=(ABS(SUM([$Registrado.B8:.AE8])-SUM([$Previsto.B8:.AE8]))/SUM([$Registrado.B8:.AE8]))" office:value-type="percentage" office:value="0.0303196522924162" calcext:value-type="percentage">
            <text:p>3,032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477431990283868" calcext:value-type="percentage">
            <text:p>4,77%</text:p>
          </table:table-cell>
          <table:table-cell table:formula="of:=(ABS(SUM([$Registrado.B9:.D9])-SUM([$Previsto.B9:.D9]))/SUM([$Registrado.B9:.D9]))" office:value-type="percentage" office:value="0.0226573208159667" calcext:value-type="percentage">
            <text:p>2,266%</text:p>
          </table:table-cell>
          <table:table-cell table:formula="of:=AVERAGE([$Porcentagem.H9:.S9])" office:value-type="percentage" office:value="0.09704856692497" calcext:value-type="percentage">
            <text:p>9,70%</text:p>
          </table:table-cell>
          <table:table-cell table:formula="of:=(ABS(SUM([$Registrado.H9:.S9])-SUM([$Previsto.H9:.S9]))/SUM([$Registrado.H9:.S9]))" office:value-type="percentage" office:value="0.0545940718254695" calcext:value-type="percentage">
            <text:p>5,459%</text:p>
          </table:table-cell>
          <table:table-cell table:formula="of:=AVERAGE([$Porcentagem.T9:.AE9])" office:value-type="percentage" office:value="0.151241356699892" calcext:value-type="percentage">
            <text:p>15,12%</text:p>
          </table:table-cell>
          <table:table-cell table:formula="of:=(ABS(SUM([$Registrado.T9:.AE9])-SUM([$Previsto.T9:.AE9]))/SUM([$Registrado.T9:.AE9]))" office:value-type="percentage" office:value="0.0455397962639024" calcext:value-type="percentage">
            <text:p>4,554%</text:p>
          </table:table-cell>
          <table:table-cell table:formula="of:=AVERAGE([$Porcentagem.B9:$Porcentagem.AE9])" office:value-type="percentage" office:value="0.107552387206694" calcext:value-type="percentage">
            <text:p>10,76%</text:p>
          </table:table-cell>
          <table:table-cell table:formula="of:=(ABS(SUM([$Registrado.B9:.AE9])-SUM([$Previsto.B9:.AE9]))/SUM([$Registrado.B9:.AE9]))" office:value-type="percentage" office:value="0.00743698165476633" calcext:value-type="percentage">
            <text:p>0,744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449876314413313" calcext:value-type="percentage">
            <text:p>4,50%</text:p>
          </table:table-cell>
          <table:table-cell table:formula="of:=(ABS(SUM([$Registrado.B10:.D10])-SUM([$Previsto.B10:.D10]))/SUM([$Registrado.B10:.D10]))" office:value-type="percentage" office:value="0.00390670868629309" calcext:value-type="percentage">
            <text:p>0,391%</text:p>
          </table:table-cell>
          <table:table-cell table:formula="of:=AVERAGE([$Porcentagem.H10:.S10])" office:value-type="percentage" office:value="0.103856121729476" calcext:value-type="percentage">
            <text:p>10,39%</text:p>
          </table:table-cell>
          <table:table-cell table:formula="of:=(ABS(SUM([$Registrado.H10:.S10])-SUM([$Previsto.H10:.S10]))/SUM([$Registrado.H10:.S10]))" office:value-type="percentage" office:value="0.0247764530512246" calcext:value-type="percentage">
            <text:p>2,478%</text:p>
          </table:table-cell>
          <table:table-cell table:formula="of:=AVERAGE([$Porcentagem.T10:.AE10])" office:value-type="percentage" office:value="0.0967595165900542" calcext:value-type="percentage">
            <text:p>9,68%</text:p>
          </table:table-cell>
          <table:table-cell table:formula="of:=(ABS(SUM([$Registrado.T10:.AE10])-SUM([$Previsto.T10:.AE10]))/SUM([$Registrado.T10:.AE10]))" office:value-type="percentage" office:value="0.060769988461454" calcext:value-type="percentage">
            <text:p>6,077%</text:p>
          </table:table-cell>
          <table:table-cell table:formula="of:=AVERAGE([$Porcentagem.B10:$Porcentagem.AE10])" office:value-type="percentage" office:value="0.0963867445983412" calcext:value-type="percentage">
            <text:p>9,64%</text:p>
          </table:table-cell>
          <table:table-cell table:formula="of:=(ABS(SUM([$Registrado.B10:.AE10])-SUM([$Previsto.B10:.AE10]))/SUM([$Registrado.B10:.AE10]))" office:value-type="percentage" office:value="0.00720584107737403" calcext:value-type="percentage">
            <text:p>0,721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0455567181507919" calcext:value-type="percentage">
            <text:p>4,56%</text:p>
          </table:table-cell>
          <table:table-cell table:formula="of:=(ABS(SUM([$Registrado.B11:.D11])-SUM([$Previsto.B11:.D11]))/SUM([$Registrado.B11:.D11]))" office:value-type="percentage" office:value="0.0448279054867694" calcext:value-type="percentage">
            <text:p>4,483%</text:p>
          </table:table-cell>
          <table:table-cell table:formula="of:=AVERAGE([$Porcentagem.H11:.S11])" office:value-type="percentage" office:value="0.366652294652048" calcext:value-type="percentage">
            <text:p>36,67%</text:p>
          </table:table-cell>
          <table:table-cell table:formula="of:=(ABS(SUM([$Registrado.H11:.S11])-SUM([$Previsto.H11:.S11]))/SUM([$Registrado.H11:.S11]))" office:value-type="percentage" office:value="0.330970056479096" calcext:value-type="percentage">
            <text:p>33,097%</text:p>
          </table:table-cell>
          <table:table-cell table:formula="of:=AVERAGE([$Porcentagem.T11:.AE11])" office:value-type="percentage" office:value="0.253185049810698" calcext:value-type="percentage">
            <text:p>25,32%</text:p>
          </table:table-cell>
          <table:table-cell table:formula="of:=(ABS(SUM([$Registrado.T11:.AE11])-SUM([$Previsto.T11:.AE11]))/SUM([$Registrado.T11:.AE11]))" office:value-type="percentage" office:value="0.220068560613401" calcext:value-type="percentage">
            <text:p>22,007%</text:p>
          </table:table-cell>
          <table:table-cell table:formula="of:=AVERAGE([$Porcentagem.B11:$Porcentagem.AE11])" office:value-type="percentage" office:value="0.266931517351201" calcext:value-type="percentage">
            <text:p>26,69%</text:p>
          </table:table-cell>
          <table:table-cell table:formula="of:=(ABS(SUM([$Registrado.B11:.AE11])-SUM([$Previsto.B11:.AE11]))/SUM([$Registrado.B11:.AE11]))" office:value-type="percentage" office:value="0.229109151742172" calcext:value-type="percentage">
            <text:p>22,911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0697383556984524" calcext:value-type="percentage">
            <text:p>6,97%</text:p>
          </table:table-cell>
          <table:table-cell table:formula="of:=(ABS(SUM([$Registrado.B12:.D12])-SUM([$Previsto.B12:.D12]))/SUM([$Registrado.B12:.D12]))" office:value-type="percentage" office:value="0.0682469447603755" calcext:value-type="percentage">
            <text:p>6,825%</text:p>
          </table:table-cell>
          <table:table-cell table:formula="of:=AVERAGE([$Porcentagem.H12:.S12])" office:value-type="percentage" office:value="0.114669185363062" calcext:value-type="percentage">
            <text:p>11,47%</text:p>
          </table:table-cell>
          <table:table-cell table:formula="of:=(ABS(SUM([$Registrado.H12:.S12])-SUM([$Previsto.H12:.S12]))/SUM([$Registrado.H12:.S12]))" office:value-type="percentage" office:value="0.0745004861795856" calcext:value-type="percentage">
            <text:p>7,450%</text:p>
          </table:table-cell>
          <table:table-cell table:formula="of:=AVERAGE([$Porcentagem.T12:.AE12])" office:value-type="percentage" office:value="0.0692395888142015" calcext:value-type="percentage">
            <text:p>6,92%</text:p>
          </table:table-cell>
          <table:table-cell table:formula="of:=(ABS(SUM([$Registrado.T12:.AE12])-SUM([$Previsto.T12:.AE12]))/SUM([$Registrado.T12:.AE12]))" office:value-type="percentage" office:value="0.0643551703105809" calcext:value-type="percentage">
            <text:p>6,436%</text:p>
          </table:table-cell>
          <table:table-cell table:formula="of:=AVERAGE([$Porcentagem.B12:$Porcentagem.AE12])" office:value-type="percentage" office:value="0.0899167926794618" calcext:value-type="percentage">
            <text:p>8,99%</text:p>
          </table:table-cell>
          <table:table-cell table:formula="of:=(ABS(SUM([$Registrado.B12:.AE12])-SUM([$Previsto.B12:.AE12]))/SUM([$Registrado.B12:.AE12]))" office:value-type="percentage" office:value="0.0714372681943844" calcext:value-type="percentage">
            <text:p>7,144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631563842673692" calcext:value-type="percentage">
            <text:p>6,32%</text:p>
          </table:table-cell>
          <table:table-cell table:formula="of:=(ABS(SUM([$Registrado.B13:.D13])-SUM([$Previsto.B13:.D13]))/SUM([$Registrado.B13:.D13]))" office:value-type="percentage" office:value="0.0622641563257739" calcext:value-type="percentage">
            <text:p>6,226%</text:p>
          </table:table-cell>
          <table:table-cell table:formula="of:=AVERAGE([$Porcentagem.H13:.S13])" office:value-type="percentage" office:value="0.109694156755702" calcext:value-type="percentage">
            <text:p>10,97%</text:p>
          </table:table-cell>
          <table:table-cell table:formula="of:=(ABS(SUM([$Registrado.H13:.S13])-SUM([$Previsto.H13:.S13]))/SUM([$Registrado.H13:.S13]))" office:value-type="percentage" office:value="0.0498272318553951" calcext:value-type="percentage">
            <text:p>4,983%</text:p>
          </table:table-cell>
          <table:table-cell table:formula="of:=AVERAGE([$Porcentagem.T13:.AE13])" office:value-type="percentage" office:value="0.099770797122643" calcext:value-type="percentage">
            <text:p>9,98%</text:p>
          </table:table-cell>
          <table:table-cell table:formula="of:=(ABS(SUM([$Registrado.T13:.AE13])-SUM([$Previsto.T13:.AE13]))/SUM([$Registrado.T13:.AE13]))" office:value-type="percentage" office:value="0.0561355637237515" calcext:value-type="percentage">
            <text:p>5,614%</text:p>
          </table:table-cell>
          <table:table-cell table:formula="of:=AVERAGE([$Porcentagem.B13:$Porcentagem.AE13])" office:value-type="percentage" office:value="0.107586038273651" calcext:value-type="percentage">
            <text:p>10,76%</text:p>
          </table:table-cell>
          <table:table-cell table:formula="of:=(ABS(SUM([$Registrado.B13:.AE13])-SUM([$Previsto.B13:.AE13]))/SUM([$Registrado.B13:.AE13]))" office:value-type="percentage" office:value="0.0644383603707577" calcext:value-type="percentage">
            <text:p>6,444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64186765664574" calcext:value-type="percentage">
            <text:p>16,42%</text:p>
          </table:table-cell>
          <table:table-cell table:formula="of:=(ABS(SUM([$Registrado.B14:.D14])-SUM([$Previsto.B14:.D14]))/SUM([$Registrado.B14:.D14]))" office:value-type="percentage" office:value="0.0623570903784328" calcext:value-type="percentage">
            <text:p>6,236%</text:p>
          </table:table-cell>
          <table:table-cell table:formula="of:=AVERAGE([$Porcentagem.H14:.S14])" office:value-type="percentage" office:value="0.157803109152593" calcext:value-type="percentage">
            <text:p>15,78%</text:p>
          </table:table-cell>
          <table:table-cell table:formula="of:=(ABS(SUM([$Registrado.H14:.S14])-SUM([$Previsto.H14:.S14]))/SUM([$Registrado.H14:.S14]))" office:value-type="percentage" office:value="0.0307791723737154" calcext:value-type="percentage">
            <text:p>3,078%</text:p>
          </table:table-cell>
          <table:table-cell table:formula="of:=AVERAGE([$Porcentagem.T14:.AE14])" office:value-type="percentage" office:value="0.124633701861065" calcext:value-type="percentage">
            <text:p>12,46%</text:p>
          </table:table-cell>
          <table:table-cell table:formula="of:=(ABS(SUM([$Registrado.T14:.AE14])-SUM([$Previsto.T14:.AE14]))/SUM([$Registrado.T14:.AE14]))" office:value-type="percentage" office:value="0.127612974450367" calcext:value-type="percentage">
            <text:p>12,761%</text:p>
          </table:table-cell>
          <table:table-cell table:formula="of:=AVERAGE([$Porcentagem.B14:$Porcentagem.AE14])" office:value-type="percentage" office:value="0.144464736719959" calcext:value-type="percentage">
            <text:p>14,45%</text:p>
          </table:table-cell>
          <table:table-cell table:formula="of:=(ABS(SUM([$Registrado.B14:.AE14])-SUM([$Previsto.B14:.AE14]))/SUM([$Registrado.B14:.AE14]))" office:value-type="percentage" office:value="0.0506066445514337" calcext:value-type="percentage">
            <text:p>5,061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477351387711274" calcext:value-type="percentage">
            <text:p>4,77%</text:p>
          </table:table-cell>
          <table:table-cell table:formula="of:=(ABS(SUM([$Registrado.B15:.D15])-SUM([$Previsto.B15:.D15]))/SUM([$Registrado.B15:.D15]))" office:value-type="percentage" office:value="0.0350894438691907" calcext:value-type="percentage">
            <text:p>3,509%</text:p>
          </table:table-cell>
          <table:table-cell table:formula="of:=AVERAGE([$Porcentagem.H15:.S15])" office:value-type="percentage" office:value="0.222857502947129" calcext:value-type="percentage">
            <text:p>22,29%</text:p>
          </table:table-cell>
          <table:table-cell table:formula="of:=(ABS(SUM([$Registrado.H15:.S15])-SUM([$Previsto.H15:.S15]))/SUM([$Registrado.H15:.S15]))" office:value-type="percentage" office:value="0.114360649205508" calcext:value-type="percentage">
            <text:p>11,436%</text:p>
          </table:table-cell>
          <table:table-cell table:formula="of:=AVERAGE([$Porcentagem.T15:.AE15])" office:value-type="percentage" office:value="0.213885226418395" calcext:value-type="percentage">
            <text:p>21,39%</text:p>
          </table:table-cell>
          <table:table-cell table:formula="of:=(ABS(SUM([$Registrado.T15:.AE15])-SUM([$Previsto.T15:.AE15]))/SUM([$Registrado.T15:.AE15]))" office:value-type="percentage" office:value="0.184148598527571" calcext:value-type="percentage">
            <text:p>18,415%</text:p>
          </table:table-cell>
          <table:table-cell table:formula="of:=AVERAGE([$Porcentagem.B15:$Porcentagem.AE15])" office:value-type="percentage" office:value="0.183350132269423" calcext:value-type="percentage">
            <text:p>18,34%</text:p>
          </table:table-cell>
          <table:table-cell table:formula="of:=(ABS(SUM([$Registrado.B15:.AE15])-SUM([$Previsto.B15:.AE15]))/SUM([$Registrado.B15:.AE15]))" office:value-type="percentage" office:value="0.105535683555108" calcext:value-type="percentage">
            <text:p>10,554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20581493889731" calcext:value-type="percentage">
            <text:p>6,21%</text:p>
          </table:table-cell>
          <table:table-cell table:formula="of:=(ABS(SUM([$Registrado.B16:.D16])-SUM([$Previsto.B16:.D16]))/SUM([$Registrado.B16:.D16]))" office:value-type="percentage" office:value="0.0272182091349143" calcext:value-type="percentage">
            <text:p>2,722%</text:p>
          </table:table-cell>
          <table:table-cell table:formula="of:=AVERAGE([$Porcentagem.H16:.S16])" office:value-type="percentage" office:value="0.10469387533422" calcext:value-type="percentage">
            <text:p>10,47%</text:p>
          </table:table-cell>
          <table:table-cell table:formula="of:=(ABS(SUM([$Registrado.H16:.S16])-SUM([$Previsto.H16:.S16]))/SUM([$Registrado.H16:.S16]))" office:value-type="percentage" office:value="0.0977422766812942" calcext:value-type="percentage">
            <text:p>9,774%</text:p>
          </table:table-cell>
          <table:table-cell table:formula="of:=AVERAGE([$Porcentagem.T16:.AE16])" office:value-type="percentage" office:value="0.133713105067135" calcext:value-type="percentage">
            <text:p>13,37%</text:p>
          </table:table-cell>
          <table:table-cell table:formula="of:=(ABS(SUM([$Registrado.T16:.AE16])-SUM([$Previsto.T16:.AE16]))/SUM([$Registrado.T16:.AE16]))" office:value-type="percentage" office:value="0.00485530373953291" calcext:value-type="percentage">
            <text:p>0,486%</text:p>
          </table:table-cell>
          <table:table-cell table:formula="of:=AVERAGE([$Porcentagem.B16:$Porcentagem.AE16])" office:value-type="percentage" office:value="0.103856683941946" calcext:value-type="percentage">
            <text:p>10,39%</text:p>
          </table:table-cell>
          <table:table-cell table:formula="of:=(ABS(SUM([$Registrado.B16:.AE16])-SUM([$Previsto.B16:.AE16]))/SUM([$Registrado.B16:.AE16]))" office:value-type="percentage" office:value="0.0359342058804519" calcext:value-type="percentage">
            <text:p>3,593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0180824987561966" calcext:value-type="percentage">
            <text:p>1,81%</text:p>
          </table:table-cell>
          <table:table-cell table:formula="of:=(ABS(SUM([$Registrado.B17:.D17])-SUM([$Previsto.B17:.D17]))/SUM([$Registrado.B17:.D17]))" office:value-type="percentage" office:value="0.0121308693663615" calcext:value-type="percentage">
            <text:p>1,213%</text:p>
          </table:table-cell>
          <table:table-cell table:formula="of:=AVERAGE([$Porcentagem.H17:.S17])" office:value-type="percentage" office:value="0.119228132902407" calcext:value-type="percentage">
            <text:p>11,92%</text:p>
          </table:table-cell>
          <table:table-cell table:formula="of:=(ABS(SUM([$Registrado.H17:.S17])-SUM([$Previsto.H17:.S17]))/SUM([$Registrado.H17:.S17]))" office:value-type="percentage" office:value="0.0446862655875914" calcext:value-type="percentage">
            <text:p>4,469%</text:p>
          </table:table-cell>
          <table:table-cell table:formula="of:=AVERAGE([$Porcentagem.T17:.AE17])" office:value-type="percentage" office:value="0.0743675765791932" calcext:value-type="percentage">
            <text:p>7,44%</text:p>
          </table:table-cell>
          <table:table-cell table:formula="of:=(ABS(SUM([$Registrado.T17:.AE17])-SUM([$Previsto.T17:.AE17]))/SUM([$Registrado.T17:.AE17]))" office:value-type="percentage" office:value="0.0281339346401638" calcext:value-type="percentage">
            <text:p>2,813%</text:p>
          </table:table-cell>
          <table:table-cell table:formula="of:=AVERAGE([$Porcentagem.B17:$Porcentagem.AE17])" office:value-type="percentage" office:value="0.0974016616002073" calcext:value-type="percentage">
            <text:p>9,74%</text:p>
          </table:table-cell>
          <table:table-cell table:formula="of:=(ABS(SUM([$Registrado.B17:.AE17])-SUM([$Previsto.B17:.AE17]))/SUM([$Registrado.B17:.AE17]))" office:value-type="percentage" office:value="0.0440332130354449" calcext:value-type="percentage">
            <text:p>4,403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186628620993256" calcext:value-type="percentage">
            <text:p>18,66%</text:p>
          </table:table-cell>
          <table:table-cell table:formula="of:=(ABS(SUM([$Registrado.B18:.D18])-SUM([$Previsto.B18:.D18]))/SUM([$Registrado.B18:.D18]))" office:value-type="percentage" office:value="0.190283919379561" calcext:value-type="percentage">
            <text:p>19,028%</text:p>
          </table:table-cell>
          <table:table-cell table:formula="of:=AVERAGE([$Porcentagem.H18:.S18])" office:value-type="percentage" office:value="0.146024909106249" calcext:value-type="percentage">
            <text:p>14,60%</text:p>
          </table:table-cell>
          <table:table-cell table:formula="of:=(ABS(SUM([$Registrado.H18:.S18])-SUM([$Previsto.H18:.S18]))/SUM([$Registrado.H18:.S18]))" office:value-type="percentage" office:value="0.121538851577261" calcext:value-type="percentage">
            <text:p>12,154%</text:p>
          </table:table-cell>
          <table:table-cell table:formula="of:=AVERAGE([$Porcentagem.T18:.AE18])" office:value-type="percentage" office:value="0.151108428463869" calcext:value-type="percentage">
            <text:p>15,11%</text:p>
          </table:table-cell>
          <table:table-cell table:formula="of:=(ABS(SUM([$Registrado.T18:.AE18])-SUM([$Previsto.T18:.AE18]))/SUM([$Registrado.T18:.AE18]))" office:value-type="percentage" office:value="0.097247827418937" calcext:value-type="percentage">
            <text:p>9,725%</text:p>
          </table:table-cell>
          <table:table-cell table:formula="of:=AVERAGE([$Porcentagem.B18:$Porcentagem.AE18])" office:value-type="percentage" office:value="0.161377545840766" calcext:value-type="percentage">
            <text:p>16,14%</text:p>
          </table:table-cell>
          <table:table-cell table:formula="of:=(ABS(SUM([$Registrado.B18:.AE18])-SUM([$Previsto.B18:.AE18]))/SUM([$Registrado.B18:.AE18]))" office:value-type="percentage" office:value="0.13095025427842" calcext:value-type="percentage">
            <text:p>13,095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0421007769237281" calcext:value-type="percentage">
            <text:p>4,21%</text:p>
          </table:table-cell>
          <table:table-cell table:formula="of:=(ABS(SUM([$Registrado.B19:.D19])-SUM([$Previsto.B19:.D19]))/SUM([$Registrado.B19:.D19]))" office:value-type="percentage" office:value="0.0420259800780568" calcext:value-type="percentage">
            <text:p>4,203%</text:p>
          </table:table-cell>
          <table:table-cell table:formula="of:=AVERAGE([$Porcentagem.H19:.S19])" office:value-type="percentage" office:value="0.350741556956506" calcext:value-type="percentage">
            <text:p>35,07%</text:p>
          </table:table-cell>
          <table:table-cell table:formula="of:=(ABS(SUM([$Registrado.H19:.S19])-SUM([$Previsto.H19:.S19]))/SUM([$Registrado.H19:.S19]))" office:value-type="percentage" office:value="0.329968686873526" calcext:value-type="percentage">
            <text:p>32,997%</text:p>
          </table:table-cell>
          <table:table-cell table:formula="of:=AVERAGE([$Porcentagem.T19:.AE19])" office:value-type="percentage" office:value="0.193879128632796" calcext:value-type="percentage">
            <text:p>19,39%</text:p>
          </table:table-cell>
          <table:table-cell table:formula="of:=(ABS(SUM([$Registrado.T19:.AE19])-SUM([$Previsto.T19:.AE19]))/SUM([$Registrado.T19:.AE19]))" office:value-type="percentage" office:value="0.173657962208711" calcext:value-type="percentage">
            <text:p>17,366%</text:p>
          </table:table-cell>
          <table:table-cell table:formula="of:=AVERAGE([$Porcentagem.B19:$Porcentagem.AE19])" office:value-type="percentage" office:value="0.228491561828773" calcext:value-type="percentage">
            <text:p>22,85%</text:p>
          </table:table-cell>
          <table:table-cell table:formula="of:=(ABS(SUM([$Registrado.B19:.AE19])-SUM([$Previsto.B19:.AE19]))/SUM([$Registrado.B19:.AE19]))" office:value-type="percentage" office:value="0.199579922534807" calcext:value-type="percentage">
            <text:p>19,958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0448846449414489" calcext:value-type="percentage">
            <text:p>4,49%</text:p>
          </table:table-cell>
          <table:table-cell table:formula="of:=(ABS(SUM([$Registrado.B20:.D20])-SUM([$Previsto.B20:.D20]))/SUM([$Registrado.B20:.D20]))" office:value-type="percentage" office:value="0.0424689172493453" calcext:value-type="percentage">
            <text:p>4,247%</text:p>
          </table:table-cell>
          <table:table-cell table:formula="of:=AVERAGE([$Porcentagem.H20:.S20])" office:value-type="percentage" office:value="0.0733987201598132" calcext:value-type="percentage">
            <text:p>7,34%</text:p>
          </table:table-cell>
          <table:table-cell table:formula="of:=(ABS(SUM([$Registrado.H20:.S20])-SUM([$Previsto.H20:.S20]))/SUM([$Registrado.H20:.S20]))" office:value-type="percentage" office:value="0.00595973476642005" calcext:value-type="percentage">
            <text:p>0,596%</text:p>
          </table:table-cell>
          <table:table-cell table:formula="of:=AVERAGE([$Porcentagem.T20:.AE20])" office:value-type="percentage" office:value="0.0481085484463373" calcext:value-type="percentage">
            <text:p>4,81%</text:p>
          </table:table-cell>
          <table:table-cell table:formula="of:=(ABS(SUM([$Registrado.T20:.AE20])-SUM([$Previsto.T20:.AE20]))/SUM([$Registrado.T20:.AE20]))" office:value-type="percentage" office:value="0.037847502001043" calcext:value-type="percentage">
            <text:p>3,785%</text:p>
          </table:table-cell>
          <table:table-cell table:formula="of:=AVERAGE([$Porcentagem.B20:$Porcentagem.AE20])" office:value-type="percentage" office:value="0.0621421808037995" calcext:value-type="percentage">
            <text:p>6,21%</text:p>
          </table:table-cell>
          <table:table-cell table:formula="of:=(ABS(SUM([$Registrado.B20:.AE20])-SUM([$Previsto.B20:.AE20]))/SUM([$Registrado.B20:.AE20]))" office:value-type="percentage" office:value="0.0108012731167597" calcext:value-type="percentage">
            <text:p>1,080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0444239367972848" calcext:value-type="percentage">
            <text:p>4,44%</text:p>
          </table:table-cell>
          <table:table-cell table:formula="of:=(ABS(SUM([$Registrado.B21:.D21])-SUM([$Previsto.B21:.D21]))/SUM([$Registrado.B21:.D21]))" office:value-type="percentage" office:value="0.010019378227882" calcext:value-type="percentage">
            <text:p>1,002%</text:p>
          </table:table-cell>
          <table:table-cell table:formula="of:=AVERAGE([$Porcentagem.H21:.S21])" office:value-type="percentage" office:value="0.136538746789292" calcext:value-type="percentage">
            <text:p>13,65%</text:p>
          </table:table-cell>
          <table:table-cell table:formula="of:=(ABS(SUM([$Registrado.H21:.S21])-SUM([$Previsto.H21:.S21]))/SUM([$Registrado.H21:.S21]))" office:value-type="percentage" office:value="0.0260603171111554" calcext:value-type="percentage">
            <text:p>2,606%</text:p>
          </table:table-cell>
          <table:table-cell table:formula="of:=AVERAGE([$Porcentagem.T21:.AE21])" office:value-type="percentage" office:value="0.0966756038564832" calcext:value-type="percentage">
            <text:p>9,67%</text:p>
          </table:table-cell>
          <table:table-cell table:formula="of:=(ABS(SUM([$Registrado.T21:.AE21])-SUM([$Previsto.T21:.AE21]))/SUM([$Registrado.T21:.AE21]))" office:value-type="percentage" office:value="0.0220512684275194" calcext:value-type="percentage">
            <text:p>2,205%</text:p>
          </table:table-cell>
          <table:table-cell table:formula="of:=AVERAGE([$Porcentagem.B21:$Porcentagem.AE21])" office:value-type="percentage" office:value="0.101756175110359" calcext:value-type="percentage">
            <text:p>10,18%</text:p>
          </table:table-cell>
          <table:table-cell table:formula="of:=(ABS(SUM([$Registrado.B21:.AE21])-SUM([$Previsto.B21:.AE21]))/SUM([$Registrado.B21:.AE21]))" office:value-type="percentage" office:value="0.0160848629086013" calcext:value-type="percentage">
            <text:p>1,608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0610351914221114" calcext:value-type="percentage">
            <text:p>6,10%</text:p>
          </table:table-cell>
          <table:table-cell table:formula="of:=(ABS(SUM([$Registrado.B22:.D22])-SUM([$Previsto.B22:.D22]))/SUM([$Registrado.B22:.D22]))" office:value-type="percentage" office:value="0.00504385304903702" calcext:value-type="percentage">
            <text:p>0,504%</text:p>
          </table:table-cell>
          <table:table-cell table:formula="of:=AVERAGE([$Porcentagem.H22:.S22])" office:value-type="percentage" office:value="0.347881305175485" calcext:value-type="percentage">
            <text:p>34,79%</text:p>
          </table:table-cell>
          <table:table-cell table:formula="of:=(ABS(SUM([$Registrado.H22:.S22])-SUM([$Previsto.H22:.S22]))/SUM([$Registrado.H22:.S22]))" office:value-type="percentage" office:value="0.32964589535929" calcext:value-type="percentage">
            <text:p>32,965%</text:p>
          </table:table-cell>
          <table:table-cell table:formula="of:=AVERAGE([$Porcentagem.T22:.AE22])" office:value-type="percentage" office:value="0.177709033549119" calcext:value-type="percentage">
            <text:p>17,77%</text:p>
          </table:table-cell>
          <table:table-cell table:formula="of:=(ABS(SUM([$Registrado.T22:.AE22])-SUM([$Previsto.T22:.AE22]))/SUM([$Registrado.T22:.AE22]))" office:value-type="percentage" office:value="0.132006904044609" calcext:value-type="percentage">
            <text:p>13,201%</text:p>
          </table:table-cell>
          <table:table-cell table:formula="of:=AVERAGE([$Porcentagem.B22:$Porcentagem.AE22])" office:value-type="percentage" office:value="0.226767810084895" calcext:value-type="percentage">
            <text:p>22,68%</text:p>
          </table:table-cell>
          <table:table-cell table:formula="of:=(ABS(SUM([$Registrado.B22:.AE22])-SUM([$Previsto.B22:.AE22]))/SUM([$Registrado.B22:.AE22]))" office:value-type="percentage" office:value="0.183535541584126" calcext:value-type="percentage">
            <text:p>18,354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0296553835402815" calcext:value-type="percentage">
            <text:p>2,97%</text:p>
          </table:table-cell>
          <table:table-cell table:formula="of:=(ABS(SUM([$Registrado.B23:.D23])-SUM([$Previsto.B23:.D23]))/SUM([$Registrado.B23:.D23]))" office:value-type="percentage" office:value="0.025684061647322" calcext:value-type="percentage">
            <text:p>2,568%</text:p>
          </table:table-cell>
          <table:table-cell table:formula="of:=AVERAGE([$Porcentagem.H23:.S23])" office:value-type="percentage" office:value="0.212247217688204" calcext:value-type="percentage">
            <text:p>21,22%</text:p>
          </table:table-cell>
          <table:table-cell table:formula="of:=(ABS(SUM([$Registrado.H23:.S23])-SUM([$Previsto.H23:.S23]))/SUM([$Registrado.H23:.S23]))" office:value-type="percentage" office:value="0.103855015978178" calcext:value-type="percentage">
            <text:p>10,386%</text:p>
          </table:table-cell>
          <table:table-cell table:formula="of:=AVERAGE([$Porcentagem.T23:.AE23])" office:value-type="percentage" office:value="0.378000999667825" calcext:value-type="percentage">
            <text:p>37,80%</text:p>
          </table:table-cell>
          <table:table-cell table:formula="of:=(ABS(SUM([$Registrado.T23:.AE23])-SUM([$Previsto.T23:.AE23]))/SUM([$Registrado.T23:.AE23]))" office:value-type="percentage" office:value="0.371027711226439" calcext:value-type="percentage">
            <text:p>37,103%</text:p>
          </table:table-cell>
          <table:table-cell table:formula="of:=AVERAGE([$Porcentagem.B23:$Porcentagem.AE23])" office:value-type="percentage" office:value="0.254624739281275" calcext:value-type="percentage">
            <text:p>25,46%</text:p>
          </table:table-cell>
          <table:table-cell table:formula="of:=(ABS(SUM([$Registrado.B23:.AE23])-SUM([$Previsto.B23:.AE23]))/SUM([$Registrado.B23:.AE23]))" office:value-type="percentage" office:value="0.205448703028787" calcext:value-type="percentage">
            <text:p>20,545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652019704607241" calcext:value-type="percentage">
            <text:p>6,52%</text:p>
          </table:table-cell>
          <table:table-cell table:formula="of:=(ABS(SUM([$Registrado.B24:.D24])-SUM([$Previsto.B24:.D24]))/SUM([$Registrado.B24:.D24]))" office:value-type="percentage" office:value="0.0165977852481709" calcext:value-type="percentage">
            <text:p>1,660%</text:p>
          </table:table-cell>
          <table:table-cell table:formula="of:=AVERAGE([$Porcentagem.H24:.S24])" office:value-type="percentage" office:value="0.327725281062572" calcext:value-type="percentage">
            <text:p>32,77%</text:p>
          </table:table-cell>
          <table:table-cell table:formula="of:=(ABS(SUM([$Registrado.H24:.S24])-SUM([$Previsto.H24:.S24]))/SUM([$Registrado.H24:.S24]))" office:value-type="percentage" office:value="0.187124126632294" calcext:value-type="percentage">
            <text:p>18,712%</text:p>
          </table:table-cell>
          <table:table-cell table:formula="of:=AVERAGE([$Porcentagem.T24:.AE24])" office:value-type="percentage" office:value="0.0952586449459868" calcext:value-type="percentage">
            <text:p>9,53%</text:p>
          </table:table-cell>
          <table:table-cell table:formula="of:=(ABS(SUM([$Registrado.T24:.AE24])-SUM([$Previsto.T24:.AE24]))/SUM([$Registrado.T24:.AE24]))" office:value-type="percentage" office:value="0.0214654144649935" calcext:value-type="percentage">
            <text:p>2,147%</text:p>
          </table:table-cell>
          <table:table-cell table:formula="of:=AVERAGE([$Porcentagem.B24:$Porcentagem.AE24])" office:value-type="percentage" office:value="0.188229636861568" calcext:value-type="percentage">
            <text:p>18,82%</text:p>
          </table:table-cell>
          <table:table-cell table:formula="of:=(ABS(SUM([$Registrado.B24:.AE24])-SUM([$Previsto.B24:.AE24]))/SUM([$Registrado.B24:.AE24]))" office:value-type="percentage" office:value="0.0498646961767612" calcext:value-type="percentage">
            <text:p>4,986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0495101529497936" calcext:value-type="percentage">
            <text:p>4,95%</text:p>
          </table:table-cell>
          <table:table-cell table:formula="of:=(ABS(SUM([$Registrado.B25:.D25])-SUM([$Previsto.B25:.D25]))/SUM([$Registrado.B25:.D25]))" office:value-type="percentage" office:value="0.0327545653187865" calcext:value-type="percentage">
            <text:p>3,275%</text:p>
          </table:table-cell>
          <table:table-cell table:formula="of:=AVERAGE([$Porcentagem.H25:.S25])" office:value-type="percentage" office:value="0.0920626842617002" calcext:value-type="percentage">
            <text:p>9,21%</text:p>
          </table:table-cell>
          <table:table-cell table:formula="of:=(ABS(SUM([$Registrado.H25:.S25])-SUM([$Previsto.H25:.S25]))/SUM([$Registrado.H25:.S25]))" office:value-type="percentage" office:value="0.0626541380185017" calcext:value-type="percentage">
            <text:p>6,265%</text:p>
          </table:table-cell>
          <table:table-cell table:formula="of:=AVERAGE([$Porcentagem.T25:.AE25])" office:value-type="percentage" office:value="0.174402320574723" calcext:value-type="percentage">
            <text:p>17,44%</text:p>
          </table:table-cell>
          <table:table-cell table:formula="of:=(ABS(SUM([$Registrado.T25:.AE25])-SUM([$Previsto.T25:.AE25]))/SUM([$Registrado.T25:.AE25]))" office:value-type="percentage" office:value="0.181192597544465" calcext:value-type="percentage">
            <text:p>18,119%</text:p>
          </table:table-cell>
          <table:table-cell table:formula="of:=AVERAGE([$Porcentagem.B25:$Porcentagem.AE25])" office:value-type="percentage" office:value="0.116637277395212" calcext:value-type="percentage">
            <text:p>11,66%</text:p>
          </table:table-cell>
          <table:table-cell table:formula="of:=(ABS(SUM([$Registrado.B25:.AE25])-SUM([$Previsto.B25:.AE25]))/SUM([$Registrado.B25:.AE25]))" office:value-type="percentage" office:value="0.103461002725435" calcext:value-type="percentage">
            <text:p>10,346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0922666315415084" calcext:value-type="percentage">
            <text:p>9,23%</text:p>
          </table:table-cell>
          <table:table-cell table:formula="of:=(ABS(SUM([$Registrado.B26:.D26])-SUM([$Previsto.B26:.D26]))/SUM([$Registrado.B26:.D26]))" office:value-type="percentage" office:value="0.0912366178179091" calcext:value-type="percentage">
            <text:p>9,124%</text:p>
          </table:table-cell>
          <table:table-cell table:formula="of:=AVERAGE([$Porcentagem.H26:.S26])" office:value-type="percentage" office:value="0.0949745084242374" calcext:value-type="percentage">
            <text:p>9,50%</text:p>
          </table:table-cell>
          <table:table-cell table:formula="of:=(ABS(SUM([$Registrado.H26:.S26])-SUM([$Previsto.H26:.S26]))/SUM([$Registrado.H26:.S26]))" office:value-type="percentage" office:value="0.0412104874305039" calcext:value-type="percentage">
            <text:p>4,121%</text:p>
          </table:table-cell>
          <table:table-cell table:formula="of:=AVERAGE([$Porcentagem.T26:.AE26])" office:value-type="percentage" office:value="0.105871535547138" calcext:value-type="percentage">
            <text:p>10,59%</text:p>
          </table:table-cell>
          <table:table-cell table:formula="of:=(ABS(SUM([$Registrado.T26:.AE26])-SUM([$Previsto.T26:.AE26]))/SUM([$Registrado.T26:.AE26]))" office:value-type="percentage" office:value="0.0466343269196568" calcext:value-type="percentage">
            <text:p>4,663%</text:p>
          </table:table-cell>
          <table:table-cell table:formula="of:=AVERAGE([$Porcentagem.B26:$Porcentagem.AE26])" office:value-type="percentage" office:value="0.107499317543695" calcext:value-type="percentage">
            <text:p>10,75%</text:p>
          </table:table-cell>
          <table:table-cell table:formula="of:=(ABS(SUM([$Registrado.B26:.AE26])-SUM([$Previsto.B26:.AE26]))/SUM([$Registrado.B26:.AE26]))" office:value-type="percentage" office:value="0.00315837727603687" calcext:value-type="percentage">
            <text:p>0,316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552127376074815" calcext:value-type="percentage">
            <text:p>5,52%</text:p>
          </table:table-cell>
          <table:table-cell table:formula="of:=(ABS(SUM([$Registrado.B27:.D27])-SUM([$Previsto.B27:.D27]))/SUM([$Registrado.B27:.D27]))" office:value-type="percentage" office:value="0.0542576911914091" calcext:value-type="percentage">
            <text:p>5,426%</text:p>
          </table:table-cell>
          <table:table-cell table:formula="of:=AVERAGE([$Porcentagem.H27:.S27])" office:value-type="percentage" office:value="0.161156644159254" calcext:value-type="percentage">
            <text:p>16,12%</text:p>
          </table:table-cell>
          <table:table-cell table:formula="of:=(ABS(SUM([$Registrado.H27:.S27])-SUM([$Previsto.H27:.S27]))/SUM([$Registrado.H27:.S27]))" office:value-type="percentage" office:value="0.129621546976169" calcext:value-type="percentage">
            <text:p>12,962%</text:p>
          </table:table-cell>
          <table:table-cell table:formula="of:=AVERAGE([$Porcentagem.T27:.AE27])" office:value-type="percentage" office:value="0.138309368437335" calcext:value-type="percentage">
            <text:p>13,83%</text:p>
          </table:table-cell>
          <table:table-cell table:formula="of:=(ABS(SUM([$Registrado.T27:.AE27])-SUM([$Previsto.T27:.AE27]))/SUM([$Registrado.T27:.AE27]))" office:value-type="percentage" office:value="0.0455811887202583" calcext:value-type="percentage">
            <text:p>4,558%</text:p>
          </table:table-cell>
          <table:table-cell table:formula="of:=AVERAGE([$Porcentagem.B27:$Porcentagem.AE27])" office:value-type="percentage" office:value="0.13155756092416" calcext:value-type="percentage">
            <text:p>13,16%</text:p>
          </table:table-cell>
          <table:table-cell table:formula="of:=(ABS(SUM([$Registrado.B27:.AE27])-SUM([$Previsto.B27:.AE27]))/SUM([$Registrado.B27:.AE27]))" office:value-type="percentage" office:value="0.0275356477424346" calcext:value-type="percentage">
            <text:p>2,754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0409140579369021" calcext:value-type="percentage">
            <text:p>4,09%</text:p>
          </table:table-cell>
          <table:table-cell table:formula="of:=(ABS(SUM([$Registrado.B28:.D28])-SUM([$Previsto.B28:.D28]))/SUM([$Registrado.B28:.D28]))" office:value-type="percentage" office:value="0.0407748615102054" calcext:value-type="percentage">
            <text:p>4,077%</text:p>
          </table:table-cell>
          <table:table-cell table:formula="of:=AVERAGE([$Porcentagem.H28:.S28])" office:value-type="percentage" office:value="0.260643216910424" calcext:value-type="percentage">
            <text:p>26,06%</text:p>
          </table:table-cell>
          <table:table-cell table:formula="of:=(ABS(SUM([$Registrado.H28:.S28])-SUM([$Previsto.H28:.S28]))/SUM([$Registrado.H28:.S28]))" office:value-type="percentage" office:value="0.238712298013813" calcext:value-type="percentage">
            <text:p>23,871%</text:p>
          </table:table-cell>
          <table:table-cell table:formula="of:=AVERAGE([$Porcentagem.T28:.AE28])" office:value-type="percentage" office:value="0.291073837063005" calcext:value-type="percentage">
            <text:p>29,11%</text:p>
          </table:table-cell>
          <table:table-cell table:formula="of:=(ABS(SUM([$Registrado.T28:.AE28])-SUM([$Previsto.T28:.AE28]))/SUM([$Registrado.T28:.AE28]))" office:value-type="percentage" office:value="0.283353811561256" calcext:value-type="percentage">
            <text:p>28,335%</text:p>
          </table:table-cell>
          <table:table-cell table:formula="of:=AVERAGE([$Porcentagem.B28:$Porcentagem.AE28])" office:value-type="percentage" office:value="0.231165479376203" calcext:value-type="percentage">
            <text:p>23,12%</text:p>
          </table:table-cell>
          <table:table-cell table:formula="of:=(ABS(SUM([$Registrado.B28:.AE28])-SUM([$Previsto.B28:.AE28]))/SUM([$Registrado.B28:.AE28]))" office:value-type="percentage" office:value="0.196154721495454" calcext:value-type="percentage">
            <text:p>19,615%</text:p>
          </table:table-cell>
        </table:table-row>
        <table:table-row table:style-name="ro2">
          <table:table-cell table:style-name="Default" table:number-columns-repeated="9"/>
        </table:table-row>
        <table:table-row table:style-name="ro1">
          <table:table-cell table:style-name="ce64"/>
          <table:table-cell table:style-name="ce66" table:number-columns-repeated="8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0758288890010706" calcext:value-type="percentage">
            <text:p>7,58%</text:p>
          </table:table-cell>
          <table:table-cell table:style-name="ce65" table:formula="of:=AVERAGE([.C2:.C28])" office:value-type="percentage" office:value="0.0600224390586807" calcext:value-type="percentage">
            <text:p>6,00%</text:p>
          </table:table-cell>
          <table:table-cell table:formula="of:=AVERAGE([.D2:.D28])" office:value-type="percentage" office:value="0.196226571347768" calcext:value-type="percentage">
            <text:p>19,62%</text:p>
          </table:table-cell>
          <table:table-cell table:style-name="ce65" table:formula="of:=AVERAGE([.E2:.E28])" office:value-type="percentage" office:value="0.12843285969372" calcext:value-type="percentage">
            <text:p>12,84%</text:p>
          </table:table-cell>
          <table:table-cell table:formula="of:=AVERAGE([.F2:.F28])" office:value-type="percentage" office:value="0.159035237536412" calcext:value-type="percentage">
            <text:p>15,90%</text:p>
          </table:table-cell>
          <table:table-cell table:style-name="ce65" table:formula="of:=AVERAGE([.G2:.G28])" office:value-type="percentage" office:value="0.111017110842446" calcext:value-type="percentage">
            <text:p>11,10%</text:p>
          </table:table-cell>
          <table:table-cell table:formula="of:=AVERAGE([.H2:.H28])" office:value-type="percentage" office:value="0.159977875214408" calcext:value-type="percentage">
            <text:p>16,00%</text:p>
          </table:table-cell>
          <table:table-cell table:style-name="ce65" table:formula="of:=AVERAGE([.I2:.I28])" office:value-type="percentage" office:value="0.0835845697003167" calcext:value-type="percentage">
            <text:p>8,36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style-name="ce65" table:formula="of:=ABS(SUM([$Registrado.B2:$Registrado.D28])-SUM([$Previsto.B2:$Previsto.D28]))/SUM([$Registrado.B2:$Registrado.D28])" office:value-type="percentage" office:value="0.00642440971349847" calcext:value-type="percentage">
            <text:p>0,64%</text:p>
          </table:table-cell>
          <table:table-cell table:style-name="Default"/>
          <table:table-cell table:style-name="ce65" table:formula="of:=ABS(SUM([$Registrado.B2:$Registrado.M28])-SUM([$Previsto.B2:$Previsto.M28]))/SUM([$Registrado.B2:$Registrado.M28])" office:value-type="percentage" office:value="0.0575122058881834" calcext:value-type="percentage">
            <text:p>5,75%</text:p>
          </table:table-cell>
          <table:table-cell/>
          <table:table-cell table:style-name="ce65" table:formula="of:=ABS(SUM([$Registrado.D2:$Registrado.O28])-SUM([$Previsto.D2:$Previsto.O28]))/SUM([$Registrado.D2:$Registrado.O28])" office:value-type="percentage" office:value="0.0522368578448139" calcext:value-type="percentage">
            <text:p>5,22%</text:p>
          </table:table-cell>
          <table:table-cell table:style-name="Default"/>
          <table:table-cell table:style-name="ce65" table:formula="of:=ABS(SUM([$Registrado.B2:$Registrado.AE28])-SUM([$Previsto.B2:$Previsto.AE28]))/SUM([$Registrado.B2:$Registrado.AE28])" office:value-type="percentage" office:value="0.0176907122104387" calcext:value-type="percentage">
            <text:p>1,77%</text:p>
          </table:table-cell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/>
          <table:table-cell table:style-name="Default" table:formula="of:=COUNTIF([.C2:.C28]; &quot;&lt;0,05&quot;)" office:value-type="float" office:value="16" calcext:value-type="float">
            <text:p>16</text:p>
          </table:table-cell>
          <table:table-cell table:style-name="Default"/>
          <table:table-cell table:style-name="Default" table:formula="of:=COUNTIF([.E2:.E28]; &quot;&lt;0,05&quot;)" office:value-type="float" office:value="11" calcext:value-type="float">
            <text:p>11</text:p>
          </table:table-cell>
          <table:table-cell table:style-name="Default"/>
          <table:table-cell table:style-name="Default" table:formula="of:=COUNTIF([.G2:.G28]; &quot;&lt;0,05&quot;)" office:value-type="float" office:value="10" calcext:value-type="float">
            <text:p>10</text:p>
          </table:table-cell>
          <table:table-cell table:style-name="Default"/>
          <table:table-cell table:style-name="Default" table:formula="of:=COUNTIF([.I2:.I28]; &quot;&lt;0,05&quot;)" office:value-type="float" office:value="13" calcext:value-type="float">
            <text:p>13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/>
        </table:table-row>
        <calcext:conditional-formats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AlmostThere" calcext:value="&lt;=10%" calcext:base-cell-address="Estatisticas.C2"/>
            <calcext:condition calcext:apply-style-name="Untitled2" calcext:value="&lt;=&lt;15%" calcext:base-cell-address="Estatisticas.C2"/>
            <calcext:condition calcext:apply-style-name="Cold" calcext:value="&gt;15%" calcext:base-cell-address="Estatisticas.C2"/>
          </calcext:conditional-format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Cold" calcext:value="&gt;15%" calcext:base-cell-address="Estatisticas.C2"/>
            <calcext:condition calcext:apply-style-name="AlmostThere" calcext:value="&lt;=10%" calcext:base-cell-address="Estatisticas.C2"/>
            <calcext:condition calcext:apply-style-name="Untitled2" calcext:value="&lt;=15%" calcext:base-cell-address="Estatistica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day/>
      <number:text>/</number:text>
      <number:month number:textual="true"/>
      <number:text>/</number:text>
      <number:year/>
    </number:dat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 number:textual="true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23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/</number:text>
      <number:year/>
    </number:date-style>
    <number:percentage-style style:name="N111">
      <number:number number:decimal-places="3" number:min-decimal-places="3" number:min-integer-digits="1"/>
      <number:text>%</number:text>
    </number:percentag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time-style style:name="N128">
      <number:minutes number:style="long"/>
      <number:text>:</number:text>
      <number:seconds number:style="long" number:decimal-places="1"/>
    </number:time-style>
    <number:date-style style:name="N116">
      <number:day/>
      <number:text>/</number:text>
      <number:month/>
      <number:text>/</number:text>
      <number:year number:style="long"/>
    </number:date-style>
    <number:number-style style:name="N12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2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25">
      <number:minutes number:style="long"/>
      <number:text>:</number:text>
      <number:seconds number:style="long"/>
    </number:time-style>
    <number:number-style style:name="N12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23T10:37:27.091039471</dc:date>
    <meta:editing-duration>P10DT12H14M2S</meta:editing-duration>
    <meta:editing-cycles>640</meta:editing-cycles>
    <meta:generator>LibreOffice/7.3.7.2$Linux_X86_64 LibreOffice_project/30$Build-2</meta:generator>
    <meta:print-date>2023-10-15T10:04:18.195463422</meta:print-date>
    <meta:document-statistic meta:table-count="4" meta:cell-count="3098" meta:object-count="0"/>
  </office:meta>
</office:document-meta>
</file>